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102.75mm"/>
    </style:style>
    <style:style style:name="co3" style:family="table-column">
      <style:table-column-properties fo:break-before="auto" style:column-width="28.0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4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18.56mm"/>
    </style:style>
    <style:style style:name="co27" style:family="table-column">
      <style:table-column-properties fo:break-before="auto" style:column-width="32.17mm"/>
    </style:style>
    <style:style style:name="co28" style:family="table-column">
      <style:table-column-properties fo:break-before="auto" style:column-width="45.56mm"/>
    </style:style>
    <style:style style:name="co29" style:family="table-column">
      <style:table-column-properties fo:break-before="auto" style:column-width="43.52mm"/>
    </style:style>
    <style:style style:name="co30" style:family="table-column">
      <style:table-column-properties fo:break-before="auto" style:column-width="39.88mm"/>
    </style:style>
    <style:style style:name="co31" style:family="table-column">
      <style:table-column-properties fo:break-before="auto" style:column-width="9.01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38.52mm"/>
    </style:style>
    <style:style style:name="co34" style:family="table-column">
      <style:table-column-properties fo:break-before="auto" style:column-width="38.06mm"/>
    </style:style>
    <style:style style:name="co35" style:family="table-column">
      <style:table-column-properties fo:break-before="auto" style:column-width="40.11mm"/>
    </style:style>
    <style:style style:name="co36" style:family="table-column">
      <style:table-column-properties fo:break-before="auto" style:column-width="48.51mm"/>
    </style:style>
    <style:style style:name="co37" style:family="table-column">
      <style:table-column-properties fo:break-before="auto" style:column-width="30.59mm"/>
    </style:style>
    <style:style style:name="co38" style:family="table-column">
      <style:table-column-properties fo:break-before="auto" style:column-width="35.35mm"/>
    </style:style>
    <style:style style:name="co39" style:family="table-column">
      <style:table-column-properties fo:break-before="auto" style:column-width="44.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7.2mm"/>
    </style:style>
    <style:style style:name="co42" style:family="table-column">
      <style:table-column-properties fo:break-before="auto" style:column-width="64.4mm"/>
    </style:style>
    <style:style style:name="co43" style:family="table-column">
      <style:table-column-properties fo:break-before="auto" style:column-width="36.48mm"/>
    </style:style>
    <style:style style:name="co44" style:family="table-column">
      <style:table-column-properties fo:break-before="auto" style:column-width="11.98mm"/>
    </style:style>
    <style:style style:name="co45" style:family="table-column">
      <style:table-column-properties fo:break-before="auto" style:column-width="20.81mm"/>
    </style:style>
    <style:style style:name="co46" style:family="table-column">
      <style:table-column-properties fo:break-before="auto" style:column-width="16.28mm"/>
    </style:style>
    <style:style style:name="co47" style:family="table-column">
      <style:table-column-properties fo:break-before="auto" style:column-width="14.01mm"/>
    </style:style>
    <style:style style:name="co48" style:family="table-column">
      <style:table-column-properties fo:break-before="auto" style:column-width="63.94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4.45mm"/>
    </style:style>
    <style:style style:name="co51" style:family="table-column">
      <style:table-column-properties fo:break-before="auto" style:column-width="25.36mm"/>
    </style:style>
    <style:style style:name="co52" style:family="table-column">
      <style:table-column-properties fo:break-before="auto" style:column-width="27.39mm"/>
    </style:style>
    <style:style style:name="co53" style:family="table-column">
      <style:table-column-properties fo:break-before="auto" style:column-width="22.63mm"/>
    </style:style>
    <style:style style:name="co54" style:family="table-column">
      <style:table-column-properties fo:break-before="auto" style:column-width="42.39mm"/>
    </style:style>
    <style:style style:name="co55" style:family="table-column">
      <style:table-column-properties fo:break-before="auto" style:column-width="42.62mm"/>
    </style:style>
    <style:style style:name="co56" style:family="table-column">
      <style:table-column-properties fo:break-before="auto" style:column-width="35.58mm"/>
    </style:style>
    <style:style style:name="co57" style:family="table-column">
      <style:table-column-properties fo:break-before="auto" style:column-width="48.28mm"/>
    </style:style>
    <style:style style:name="co58" style:family="table-column">
      <style:table-column-properties fo:break-before="auto" style:column-width="21.5mm"/>
    </style:style>
    <style:style style:name="co59" style:family="table-column">
      <style:table-column-properties fo:break-before="auto" style:column-width="28.31mm"/>
    </style:style>
    <style:style style:name="co60" style:family="table-column">
      <style:table-column-properties fo:break-before="auto" style:column-width="18.33mm"/>
    </style:style>
    <style:style style:name="co61" style:family="table-column">
      <style:table-column-properties fo:break-before="auto" style:column-width="12.42mm"/>
    </style:style>
    <style:style style:name="co62" style:family="table-column">
      <style:table-column-properties fo:break-before="auto" style:column-width="16.51mm"/>
    </style:style>
    <style:style style:name="co63" style:family="table-column">
      <style:table-column-properties fo:break-before="auto" style:column-width="11.06mm"/>
    </style:style>
    <style:style style:name="co64" style:family="table-column">
      <style:table-column-properties fo:break-before="auto" style:column-width="26.33mm"/>
    </style:style>
    <style:style style:name="co65" style:family="table-column">
      <style:table-column-properties fo:break-before="auto" style:column-width="30.87mm"/>
    </style:style>
    <style:style style:name="co66" style:family="table-column">
      <style:table-column-properties fo:break-before="auto" style:column-width="30.2mm"/>
    </style:style>
    <style:style style:name="co67" style:family="table-column">
      <style:table-column-properties fo:break-before="auto" style:column-width="50.09mm"/>
    </style:style>
    <style:style style:name="co68" style:family="table-column">
      <style:table-column-properties fo:break-before="auto" style:column-width="48.97mm"/>
    </style:style>
    <style:style style:name="co69" style:family="table-column">
      <style:table-column-properties fo:break-before="auto" style:column-width="46.69mm"/>
    </style:style>
    <style:style style:name="co70" style:family="table-column">
      <style:table-column-properties fo:break-before="auto" style:column-width="70.52mm"/>
    </style:style>
    <style:style style:name="co71" style:family="table-column">
      <style:table-column-properties fo:break-before="auto" style:column-width="33.76mm"/>
    </style:style>
    <style:style style:name="co72" style:family="table-column">
      <style:table-column-properties fo:break-before="auto" style:column-width="61.22mm"/>
    </style:style>
    <style:style style:name="co73" style:family="table-column">
      <style:table-column-properties fo:break-before="auto" style:column-width="20.37mm"/>
    </style:style>
    <style:style style:name="co74" style:family="table-column">
      <style:table-column-properties fo:break-before="auto" style:column-width="38.75mm"/>
    </style:style>
    <style:style style:name="co75" style:family="table-column">
      <style:table-column-properties fo:break-before="auto" style:column-width="34.89mm"/>
    </style:style>
    <style:style style:name="co76" style:family="table-column">
      <style:table-column-properties fo:break-before="auto" style:column-width="43.74mm"/>
    </style:style>
    <style:style style:name="co77" style:family="table-column">
      <style:table-column-properties fo:break-before="auto" style:column-width="46.02mm"/>
    </style:style>
    <style:style style:name="co78" style:family="table-column">
      <style:table-column-properties fo:break-before="auto" style:column-width="39.21mm"/>
    </style:style>
    <style:style style:name="co79" style:family="table-column">
      <style:table-column-properties fo:break-before="auto" style:column-width="32.61mm"/>
    </style:style>
    <style:style style:name="co80" style:family="table-column">
      <style:table-column-properties fo:break-before="auto" style:column-width="21.04mm"/>
    </style:style>
    <style:style style:name="co81" style:family="table-column">
      <style:table-column-properties fo:break-before="auto" style:column-width="51.01mm"/>
    </style:style>
    <style:style style:name="co82" style:family="table-column">
      <style:table-column-properties fo:break-before="auto" style:column-width="35.12mm"/>
    </style:style>
    <style:style style:name="co83" style:family="table-column">
      <style:table-column-properties fo:break-before="auto" style:column-width="30.36mm"/>
    </style:style>
    <style:style style:name="co84" style:family="table-column">
      <style:table-column-properties fo:break-before="auto" style:column-width="29.44mm"/>
    </style:style>
    <style:style style:name="co85" style:family="table-column">
      <style:table-column-properties fo:break-before="auto" style:column-width="18.1mm"/>
    </style:style>
    <style:style style:name="co86" style:family="table-column">
      <style:table-column-properties fo:break-before="auto" style:column-width="43.97mm"/>
    </style:style>
    <style:style style:name="co87" style:family="table-column">
      <style:table-column-properties fo:break-before="auto" style:column-width="37.61mm"/>
    </style:style>
    <style:style style:name="co88" style:family="table-column">
      <style:table-column-properties fo:break-before="auto" style:column-width="53.27mm"/>
    </style:style>
    <style:style style:name="co89" style:family="table-column">
      <style:table-column-properties fo:break-before="auto" style:column-width="24.32mm"/>
    </style:style>
    <style:style style:name="co90" style:family="table-column">
      <style:table-column-properties fo:break-before="auto" style:column-width="25.68mm"/>
    </style:style>
    <style:style style:name="co91" style:family="table-column">
      <style:table-column-properties fo:break-before="auto" style:column-width="30.04mm"/>
    </style:style>
    <style:style style:name="co92" style:family="table-column">
      <style:table-column-properties fo:break-before="auto" style:column-width="31.4mm"/>
    </style:style>
    <style:style style:name="co93" style:family="table-column">
      <style:table-column-properties fo:break-before="auto" style:column-width="43.11mm"/>
    </style:style>
    <style:style style:name="co94" style:family="table-column">
      <style:table-column-properties fo:break-before="auto" style:column-width="23.5mm"/>
    </style:style>
    <style:style style:name="co95" style:family="table-column">
      <style:table-column-properties fo:break-before="auto" style:column-width="24.59mm"/>
    </style:style>
    <style:style style:name="co96" style:family="table-column">
      <style:table-column-properties fo:break-before="auto" style:column-width="26.23mm"/>
    </style:style>
    <style:style style:name="co97" style:family="table-column">
      <style:table-column-properties fo:break-before="auto" style:column-width="25.95mm"/>
    </style:style>
    <style:style style:name="co98" style:family="table-column">
      <style:table-column-properties fo:break-before="auto" style:column-width="20.23mm"/>
    </style:style>
    <style:style style:name="co99" style:family="table-column">
      <style:table-column-properties fo:break-before="auto" style:column-width="21.33mm"/>
    </style:style>
    <style:style style:name="co100" style:family="table-column">
      <style:table-column-properties fo:break-before="auto" style:column-width="25.14mm"/>
    </style:style>
    <style:style style:name="co101" style:family="table-column">
      <style:table-column-properties fo:break-before="auto" style:column-width="26.95mm"/>
    </style:style>
    <style:style style:name="co102" style:family="table-column">
      <style:table-column-properties fo:break-before="auto" style:column-width="29.67mm"/>
    </style:style>
    <style:style style:name="co103" style:family="table-column">
      <style:table-column-properties fo:break-before="auto" style:column-width="28.77mm"/>
    </style:style>
    <style:style style:name="co104" style:family="table-column">
      <style:table-column-properties fo:break-before="auto" style:column-width="43.06mm"/>
    </style:style>
    <style:style style:name="co105" style:family="table-column">
      <style:table-column-properties fo:break-before="auto" style:column-width="29.21mm"/>
    </style:style>
    <style:style style:name="co106" style:family="table-column">
      <style:table-column-properties fo:break-before="auto" style:column-width="24.01mm"/>
    </style:style>
    <style:style style:name="co107" style:family="table-column">
      <style:table-column-properties fo:break-before="auto" style:column-width="21.73mm"/>
    </style:style>
    <style:style style:name="co108" style:family="table-column">
      <style:table-column-properties fo:break-before="auto" style:column-width="38.59mm"/>
    </style:style>
    <style:style style:name="co109" style:family="table-column">
      <style:table-column-properties fo:break-before="auto" style:column-width="3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2bf44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22" style:family="table-cell" style:parent-style-name="Default">
      <style:table-cell-properties fo:background-color="transparent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275" style:family="table-cell" style:parent-style-name="Default" style:data-style-name="N100"/>
    <style:style style:name="ce20" style:family="table-cell" style:parent-style-name="Default" style:data-style-name="N99">
      <style:map style:condition="cell-content()=0" style:apply-style-name="Bad" style:base-cell-address="'NGINX Results 1'.J2"/>
    </style:style>
    <style:style style:name="ce21" style:family="table-cell" style:parent-style-name="Default" style:data-style-name="N99">
      <style:map style:condition="cell-content()=0" style:apply-style-name="Bad" style:base-cell-address="'NGINX Results 1'.J3"/>
    </style:style>
    <style:style style:name="ce22" style:family="table-cell" style:parent-style-name="Default" style:data-style-name="N99">
      <style:map style:condition="cell-content()=0" style:apply-style-name="Bad" style:base-cell-address="'NGINX Results 1'.J4"/>
    </style:style>
    <style:style style:name="ce23" style:family="table-cell" style:parent-style-name="Default" style:data-style-name="N99">
      <style:map style:condition="cell-content()=0" style:apply-style-name="Bad" style:base-cell-address="'NGINX Results 1'.J5"/>
    </style:style>
    <style:style style:name="ce24" style:family="table-cell" style:parent-style-name="Default" style:data-style-name="N99">
      <style:map style:condition="cell-content()=0" style:apply-style-name="Bad" style:base-cell-address="'NGINX Results 1'.J6"/>
    </style:style>
    <style:style style:name="ce25" style:family="table-cell" style:parent-style-name="Default" style:data-style-name="N99">
      <style:map style:condition="cell-content()=0" style:apply-style-name="Bad" style:base-cell-address="'NGINX Results 1'.J7"/>
    </style:style>
    <style:style style:name="ce26" style:family="table-cell" style:parent-style-name="Default" style:data-style-name="N99">
      <style:map style:condition="cell-content()=0" style:apply-style-name="Bad" style:base-cell-address="'NGINX Results 1'.J8"/>
    </style:style>
    <style:style style:name="ce27" style:family="table-cell" style:parent-style-name="Default" style:data-style-name="N99">
      <style:map style:condition="cell-content()=0" style:apply-style-name="Bad" style:base-cell-address="'NGINX Results 1'.J9"/>
    </style:style>
    <style:style style:name="ce28" style:family="table-cell" style:parent-style-name="Default" style:data-style-name="N99">
      <style:map style:condition="cell-content()=0" style:apply-style-name="Bad" style:base-cell-address="'NGINX Results 1'.J10"/>
    </style:style>
    <style:style style:name="ce29" style:family="table-cell" style:parent-style-name="Default" style:data-style-name="N99">
      <style:map style:condition="cell-content()=0" style:apply-style-name="Bad" style:base-cell-address="'NGINX Results 1'.J11"/>
    </style:style>
    <style:style style:name="ce30" style:family="table-cell" style:parent-style-name="Default" style:data-style-name="N99">
      <style:map style:condition="cell-content()=0" style:apply-style-name="Bad" style:base-cell-address="'NGINX Results 1'.J12"/>
    </style:style>
    <style:style style:name="ce31" style:family="table-cell" style:parent-style-name="Default" style:data-style-name="N99">
      <style:map style:condition="cell-content()=0" style:apply-style-name="Bad" style:base-cell-address="'NGINX Results 1'.J13"/>
    </style:style>
    <style:style style:name="ce32" style:family="table-cell" style:parent-style-name="Default" style:data-style-name="N99">
      <style:map style:condition="cell-content()=0" style:apply-style-name="Bad" style:base-cell-address="'NGINX Results 1'.J14"/>
    </style:style>
    <style:style style:name="ce60" style:family="table-cell" style:parent-style-name="Default" style:data-style-name="N99">
      <style:map style:condition="cell-content()=0" style:apply-style-name="Bad" style:base-cell-address="'NGINX Results 1'.J15"/>
    </style:style>
    <style:style style:name="ce62" style:family="table-cell" style:parent-style-name="Default" style:data-style-name="N99">
      <style:map style:condition="cell-content()=0" style:apply-style-name="Bad" style:base-cell-address="'NGINX Results 1'.J16"/>
    </style:style>
    <style:style style:name="ce63" style:family="table-cell" style:parent-style-name="Default" style:data-style-name="N99">
      <style:map style:condition="cell-content()=0" style:apply-style-name="Bad" style:base-cell-address="'NGINX Results 1'.J17"/>
    </style:style>
    <style:style style:name="ce64" style:family="table-cell" style:parent-style-name="Default" style:data-style-name="N99">
      <style:map style:condition="cell-content()=0" style:apply-style-name="Bad" style:base-cell-address="'NGINX Results 1'.J18"/>
    </style:style>
    <style:style style:name="ce72" style:family="table-cell" style:parent-style-name="Default" style:data-style-name="N99">
      <style:map style:condition="cell-content()=0" style:apply-style-name="Bad" style:base-cell-address="'NGINX Results 1'.J19"/>
    </style:style>
    <style:style style:name="ce73" style:family="table-cell" style:parent-style-name="Default" style:data-style-name="N99">
      <style:map style:condition="cell-content()=0" style:apply-style-name="Bad" style:base-cell-address="'NGINX Results 1'.J20"/>
    </style:style>
    <style:style style:name="ce242" style:family="table-cell" style:parent-style-name="Default" style:data-style-name="N99">
      <style:map style:condition="cell-content()=0" style:apply-style-name="Bad" style:base-cell-address="'NGINX Results 1'.J21"/>
    </style:style>
    <style:style style:name="ce243" style:family="table-cell" style:parent-style-name="Default" style:data-style-name="N99">
      <style:map style:condition="cell-content()=0" style:apply-style-name="Bad" style:base-cell-address="'NGINX Results 1'.J22"/>
    </style:style>
    <style:style style:name="ce244" style:family="table-cell" style:parent-style-name="Default" style:data-style-name="N99">
      <style:map style:condition="cell-content()=0" style:apply-style-name="Bad" style:base-cell-address="'NGINX Results 1'.J23"/>
    </style:style>
    <style:style style:name="ce245" style:family="table-cell" style:parent-style-name="Default" style:data-style-name="N99">
      <style:map style:condition="cell-content()=0" style:apply-style-name="Bad" style:base-cell-address="'NGINX Results 1'.J24"/>
    </style:style>
    <style:style style:name="ce246" style:family="table-cell" style:parent-style-name="Default" style:data-style-name="N99">
      <style:map style:condition="cell-content()=0" style:apply-style-name="Bad" style:base-cell-address="'NGINX Results 1'.J25"/>
    </style:style>
    <style:style style:name="ce247" style:family="table-cell" style:parent-style-name="Default" style:data-style-name="N99">
      <style:map style:condition="cell-content()=0" style:apply-style-name="Bad" style:base-cell-address="'NGINX Results 1'.J26"/>
    </style:style>
    <style:style style:name="ce248" style:family="table-cell" style:parent-style-name="Default" style:data-style-name="N99">
      <style:map style:condition="cell-content()=0" style:apply-style-name="Bad" style:base-cell-address="'NGINX Results 1'.J27"/>
    </style:style>
    <style:style style:name="ce249" style:family="table-cell" style:parent-style-name="Default" style:data-style-name="N99">
      <style:map style:condition="cell-content()=0" style:apply-style-name="Bad" style:base-cell-address="'NGINX Results 1'.J28"/>
    </style:style>
    <style:style style:name="ce250" style:family="table-cell" style:parent-style-name="Default" style:data-style-name="N99">
      <style:map style:condition="cell-content()=0" style:apply-style-name="Bad" style:base-cell-address="'NGINX Results 1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457" style:family="table-cell" style:parent-style-name="Default" style:data-style-name="N4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 1'.M2"/>
    </style:style>
    <style:style style:name="ce16" style:family="table-cell" style:parent-style-name="Default" style:data-style-name="N99">
      <style:map style:condition="cell-content()=0" style:apply-style-name="Bad" style:base-cell-address="'NGINX Results 1'.M3"/>
    </style:style>
    <style:style style:name="ce35" style:family="table-cell" style:parent-style-name="Default" style:data-style-name="N99">
      <style:map style:condition="cell-content()=0" style:apply-style-name="Bad" style:base-cell-address="'NGINX Results 1'.M4"/>
    </style:style>
    <style:style style:name="ce38" style:family="table-cell" style:parent-style-name="Default" style:data-style-name="N99">
      <style:map style:condition="cell-content()=0" style:apply-style-name="Bad" style:base-cell-address="'NGINX Results 1'.M5"/>
    </style:style>
    <style:style style:name="ce39" style:family="table-cell" style:parent-style-name="Default" style:data-style-name="N99">
      <style:map style:condition="cell-content()=0" style:apply-style-name="Bad" style:base-cell-address="'NGINX Results 1'.M6"/>
    </style:style>
    <style:style style:name="ce40" style:family="table-cell" style:parent-style-name="Default" style:data-style-name="N99">
      <style:map style:condition="cell-content()=0" style:apply-style-name="Bad" style:base-cell-address="'NGINX Results 1'.M7"/>
    </style:style>
    <style:style style:name="ce41" style:family="table-cell" style:parent-style-name="Default" style:data-style-name="N99">
      <style:map style:condition="cell-content()=0" style:apply-style-name="Bad" style:base-cell-address="'NGINX Results 1'.M8"/>
    </style:style>
    <style:style style:name="ce42" style:family="table-cell" style:parent-style-name="Default" style:data-style-name="N99">
      <style:map style:condition="cell-content()=0" style:apply-style-name="Bad" style:base-cell-address="'NGINX Results 1'.M9"/>
    </style:style>
    <style:style style:name="ce43" style:family="table-cell" style:parent-style-name="Default" style:data-style-name="N99">
      <style:map style:condition="cell-content()=0" style:apply-style-name="Bad" style:base-cell-address="'NGINX Results 1'.M10"/>
    </style:style>
    <style:style style:name="ce44" style:family="table-cell" style:parent-style-name="Default" style:data-style-name="N99">
      <style:map style:condition="cell-content()=0" style:apply-style-name="Bad" style:base-cell-address="'NGINX Results 1'.M11"/>
    </style:style>
    <style:style style:name="ce45" style:family="table-cell" style:parent-style-name="Default" style:data-style-name="N99">
      <style:map style:condition="cell-content()=0" style:apply-style-name="Bad" style:base-cell-address="'NGINX Results 1'.M12"/>
    </style:style>
    <style:style style:name="ce46" style:family="table-cell" style:parent-style-name="Default" style:data-style-name="N99">
      <style:map style:condition="cell-content()=0" style:apply-style-name="Bad" style:base-cell-address="'NGINX Results 1'.M13"/>
    </style:style>
    <style:style style:name="ce47" style:family="table-cell" style:parent-style-name="Default" style:data-style-name="N99">
      <style:map style:condition="cell-content()=0" style:apply-style-name="Bad" style:base-cell-address="'NGINX Results 1'.M14"/>
    </style:style>
    <style:style style:name="ce48" style:family="table-cell" style:parent-style-name="Default" style:data-style-name="N99">
      <style:map style:condition="cell-content()=0" style:apply-style-name="Bad" style:base-cell-address="'NGINX Results 1'.M15"/>
    </style:style>
    <style:style style:name="ce51" style:family="table-cell" style:parent-style-name="Default" style:data-style-name="N99">
      <style:map style:condition="cell-content()=0" style:apply-style-name="Bad" style:base-cell-address="'NGINX Results 1'.M16"/>
    </style:style>
    <style:style style:name="ce52" style:family="table-cell" style:parent-style-name="Default" style:data-style-name="N99">
      <style:map style:condition="cell-content()=0" style:apply-style-name="Bad" style:base-cell-address="'NGINX Results 1'.M17"/>
    </style:style>
    <style:style style:name="ce53" style:family="table-cell" style:parent-style-name="Default" style:data-style-name="N99">
      <style:map style:condition="cell-content()=0" style:apply-style-name="Bad" style:base-cell-address="'NGINX Results 1'.M18"/>
    </style:style>
    <style:style style:name="ce54" style:family="table-cell" style:parent-style-name="Default" style:data-style-name="N99">
      <style:map style:condition="cell-content()=0" style:apply-style-name="Bad" style:base-cell-address="'NGINX Results 1'.M19"/>
    </style:style>
    <style:style style:name="ce55" style:family="table-cell" style:parent-style-name="Default" style:data-style-name="N99">
      <style:map style:condition="cell-content()=0" style:apply-style-name="Bad" style:base-cell-address="'NGINX Results 1'.M20"/>
    </style:style>
    <style:style style:name="ce56" style:family="table-cell" style:parent-style-name="Default" style:data-style-name="N99">
      <style:map style:condition="cell-content()=0" style:apply-style-name="Bad" style:base-cell-address="'NGINX Results 1'.M21"/>
    </style:style>
    <style:style style:name="ce58" style:family="table-cell" style:parent-style-name="Default" style:data-style-name="N99">
      <style:map style:condition="cell-content()=0" style:apply-style-name="Bad" style:base-cell-address="'NGINX Results 1'.M22"/>
    </style:style>
    <style:style style:name="ce65" style:family="table-cell" style:parent-style-name="Default" style:data-style-name="N99">
      <style:map style:condition="cell-content()=0" style:apply-style-name="Bad" style:base-cell-address="'NGINX Results 1'.M23"/>
    </style:style>
    <style:style style:name="ce66" style:family="table-cell" style:parent-style-name="Default" style:data-style-name="N99">
      <style:map style:condition="cell-content()=0" style:apply-style-name="Bad" style:base-cell-address="'NGINX Results 1'.M24"/>
    </style:style>
    <style:style style:name="ce67" style:family="table-cell" style:parent-style-name="Default" style:data-style-name="N99">
      <style:map style:condition="cell-content()=0" style:apply-style-name="Bad" style:base-cell-address="'NGINX Results 1'.M25"/>
    </style:style>
    <style:style style:name="ce68" style:family="table-cell" style:parent-style-name="Default" style:data-style-name="N99">
      <style:map style:condition="cell-content()=0" style:apply-style-name="Bad" style:base-cell-address="'NGINX Results 1'.M26"/>
    </style:style>
    <style:style style:name="ce69" style:family="table-cell" style:parent-style-name="Default" style:data-style-name="N99">
      <style:map style:condition="cell-content()=0" style:apply-style-name="Bad" style:base-cell-address="'NGINX Results 1'.M27"/>
    </style:style>
    <style:style style:name="ce70" style:family="table-cell" style:parent-style-name="Default" style:data-style-name="N99">
      <style:map style:condition="cell-content()=0" style:apply-style-name="Bad" style:base-cell-address="'NGINX Results 1'.M28"/>
    </style:style>
    <style:style style:name="ce71" style:family="table-cell" style:parent-style-name="Default" style:data-style-name="N99">
      <style:map style:condition="cell-content()=0" style:apply-style-name="Bad" style:base-cell-address="'NGINX Results 1'.M29"/>
    </style:style>
    <style:style style:name="ce74" style:family="table-cell" style:parent-style-name="Default" style:data-style-name="N99">
      <style:map style:condition="cell-content()=0" style:apply-style-name="Bad" style:base-cell-address="'NGINX Results 1'.P2"/>
    </style:style>
    <style:style style:name="ce75" style:family="table-cell" style:parent-style-name="Default" style:data-style-name="N99">
      <style:map style:condition="cell-content()=0" style:apply-style-name="Bad" style:base-cell-address="'NGINX Results 1'.P3"/>
    </style:style>
    <style:style style:name="ce76" style:family="table-cell" style:parent-style-name="Default" style:data-style-name="N99">
      <style:map style:condition="cell-content()=0" style:apply-style-name="Bad" style:base-cell-address="'NGINX Results 1'.P4"/>
    </style:style>
    <style:style style:name="ce77" style:family="table-cell" style:parent-style-name="Default" style:data-style-name="N99">
      <style:map style:condition="cell-content()=0" style:apply-style-name="Bad" style:base-cell-address="'NGINX Results 1'.P5"/>
    </style:style>
    <style:style style:name="ce78" style:family="table-cell" style:parent-style-name="Default" style:data-style-name="N99">
      <style:map style:condition="cell-content()=0" style:apply-style-name="Bad" style:base-cell-address="'NGINX Results 1'.P6"/>
    </style:style>
    <style:style style:name="ce79" style:family="table-cell" style:parent-style-name="Default" style:data-style-name="N99">
      <style:map style:condition="cell-content()=0" style:apply-style-name="Bad" style:base-cell-address="'NGINX Results 1'.P7"/>
    </style:style>
    <style:style style:name="ce80" style:family="table-cell" style:parent-style-name="Default" style:data-style-name="N99">
      <style:map style:condition="cell-content()=0" style:apply-style-name="Bad" style:base-cell-address="'NGINX Results 1'.P8"/>
    </style:style>
    <style:style style:name="ce81" style:family="table-cell" style:parent-style-name="Default" style:data-style-name="N99">
      <style:map style:condition="cell-content()=0" style:apply-style-name="Bad" style:base-cell-address="'NGINX Results 1'.P9"/>
    </style:style>
    <style:style style:name="ce82" style:family="table-cell" style:parent-style-name="Default" style:data-style-name="N99">
      <style:map style:condition="cell-content()=0" style:apply-style-name="Bad" style:base-cell-address="'NGINX Results 1'.P10"/>
    </style:style>
    <style:style style:name="ce83" style:family="table-cell" style:parent-style-name="Default" style:data-style-name="N99">
      <style:map style:condition="cell-content()=0" style:apply-style-name="Bad" style:base-cell-address="'NGINX Results 1'.P11"/>
    </style:style>
    <style:style style:name="ce84" style:family="table-cell" style:parent-style-name="Default" style:data-style-name="N99">
      <style:map style:condition="cell-content()=0" style:apply-style-name="Bad" style:base-cell-address="'NGINX Results 1'.P12"/>
    </style:style>
    <style:style style:name="ce85" style:family="table-cell" style:parent-style-name="Default" style:data-style-name="N99">
      <style:map style:condition="cell-content()=0" style:apply-style-name="Bad" style:base-cell-address="'NGINX Results 1'.P13"/>
    </style:style>
    <style:style style:name="ce86" style:family="table-cell" style:parent-style-name="Default" style:data-style-name="N99">
      <style:map style:condition="cell-content()=0" style:apply-style-name="Bad" style:base-cell-address="'NGINX Results 1'.P14"/>
    </style:style>
    <style:style style:name="ce87" style:family="table-cell" style:parent-style-name="Default" style:data-style-name="N99">
      <style:map style:condition="cell-content()=0" style:apply-style-name="Bad" style:base-cell-address="'NGINX Results 1'.P15"/>
    </style:style>
    <style:style style:name="ce88" style:family="table-cell" style:parent-style-name="Default" style:data-style-name="N99">
      <style:map style:condition="cell-content()=0" style:apply-style-name="Bad" style:base-cell-address="'NGINX Results 1'.P16"/>
    </style:style>
    <style:style style:name="ce89" style:family="table-cell" style:parent-style-name="Default" style:data-style-name="N99">
      <style:map style:condition="cell-content()=0" style:apply-style-name="Bad" style:base-cell-address="'NGINX Results 1'.P17"/>
    </style:style>
    <style:style style:name="ce90" style:family="table-cell" style:parent-style-name="Default" style:data-style-name="N99">
      <style:map style:condition="cell-content()=0" style:apply-style-name="Bad" style:base-cell-address="'NGINX Results 1'.P18"/>
    </style:style>
    <style:style style:name="ce91" style:family="table-cell" style:parent-style-name="Default" style:data-style-name="N99">
      <style:map style:condition="cell-content()=0" style:apply-style-name="Bad" style:base-cell-address="'NGINX Results 1'.P19"/>
    </style:style>
    <style:style style:name="ce92" style:family="table-cell" style:parent-style-name="Default" style:data-style-name="N99">
      <style:map style:condition="cell-content()=0" style:apply-style-name="Bad" style:base-cell-address="'NGINX Results 1'.P20"/>
    </style:style>
    <style:style style:name="ce93" style:family="table-cell" style:parent-style-name="Default" style:data-style-name="N99">
      <style:map style:condition="cell-content()=0" style:apply-style-name="Bad" style:base-cell-address="'NGINX Results 1'.P21"/>
    </style:style>
    <style:style style:name="ce94" style:family="table-cell" style:parent-style-name="Default" style:data-style-name="N99">
      <style:map style:condition="cell-content()=0" style:apply-style-name="Bad" style:base-cell-address="'NGINX Results 1'.P22"/>
    </style:style>
    <style:style style:name="ce95" style:family="table-cell" style:parent-style-name="Default" style:data-style-name="N99">
      <style:map style:condition="cell-content()=0" style:apply-style-name="Bad" style:base-cell-address="'NGINX Results 1'.P23"/>
    </style:style>
    <style:style style:name="ce96" style:family="table-cell" style:parent-style-name="Default" style:data-style-name="N99">
      <style:map style:condition="cell-content()=0" style:apply-style-name="Bad" style:base-cell-address="'NGINX Results 1'.P24"/>
    </style:style>
    <style:style style:name="ce97" style:family="table-cell" style:parent-style-name="Default" style:data-style-name="N99">
      <style:map style:condition="cell-content()=0" style:apply-style-name="Bad" style:base-cell-address="'NGINX Results 1'.P25"/>
    </style:style>
    <style:style style:name="ce98" style:family="table-cell" style:parent-style-name="Default" style:data-style-name="N99">
      <style:map style:condition="cell-content()=0" style:apply-style-name="Bad" style:base-cell-address="'NGINX Results 1'.P26"/>
    </style:style>
    <style:style style:name="ce99" style:family="table-cell" style:parent-style-name="Default" style:data-style-name="N99">
      <style:map style:condition="cell-content()=0" style:apply-style-name="Bad" style:base-cell-address="'NGINX Results 1'.P27"/>
    </style:style>
    <style:style style:name="ce100" style:family="table-cell" style:parent-style-name="Default" style:data-style-name="N99">
      <style:map style:condition="cell-content()=0" style:apply-style-name="Bad" style:base-cell-address="'NGINX Results 1'.P28"/>
    </style:style>
    <style:style style:name="ce101" style:family="table-cell" style:parent-style-name="Default" style:data-style-name="N99">
      <style:map style:condition="cell-content()=0" style:apply-style-name="Bad" style:base-cell-address="'NGINX Results 1'.P29"/>
    </style:style>
    <style:style style:name="ce102" style:family="table-cell" style:parent-style-name="Default" style:data-style-name="N99">
      <style:map style:condition="cell-content()=0" style:apply-style-name="Bad" style:base-cell-address="'NGINX Results 1'.R2"/>
    </style:style>
    <style:style style:name="ce103" style:family="table-cell" style:parent-style-name="Default" style:data-style-name="N99">
      <style:map style:condition="cell-content()=0" style:apply-style-name="Bad" style:base-cell-address="'NGINX Results 1'.R3"/>
    </style:style>
    <style:style style:name="ce104" style:family="table-cell" style:parent-style-name="Default" style:data-style-name="N99">
      <style:map style:condition="cell-content()=0" style:apply-style-name="Bad" style:base-cell-address="'NGINX Results 1'.R4"/>
    </style:style>
    <style:style style:name="ce105" style:family="table-cell" style:parent-style-name="Default" style:data-style-name="N99">
      <style:map style:condition="cell-content()=0" style:apply-style-name="Bad" style:base-cell-address="'NGINX Results 1'.R5"/>
    </style:style>
    <style:style style:name="ce106" style:family="table-cell" style:parent-style-name="Default" style:data-style-name="N99">
      <style:map style:condition="cell-content()=0" style:apply-style-name="Bad" style:base-cell-address="'NGINX Results 1'.R6"/>
    </style:style>
    <style:style style:name="ce107" style:family="table-cell" style:parent-style-name="Default" style:data-style-name="N99">
      <style:map style:condition="cell-content()=0" style:apply-style-name="Bad" style:base-cell-address="'NGINX Results 1'.R7"/>
    </style:style>
    <style:style style:name="ce108" style:family="table-cell" style:parent-style-name="Default" style:data-style-name="N99">
      <style:map style:condition="cell-content()=0" style:apply-style-name="Bad" style:base-cell-address="'NGINX Results 1'.R8"/>
    </style:style>
    <style:style style:name="ce109" style:family="table-cell" style:parent-style-name="Default" style:data-style-name="N99">
      <style:map style:condition="cell-content()=0" style:apply-style-name="Bad" style:base-cell-address="'NGINX Results 1'.R9"/>
    </style:style>
    <style:style style:name="ce110" style:family="table-cell" style:parent-style-name="Default" style:data-style-name="N99">
      <style:map style:condition="cell-content()=0" style:apply-style-name="Bad" style:base-cell-address="'NGINX Results 1'.R10"/>
    </style:style>
    <style:style style:name="ce111" style:family="table-cell" style:parent-style-name="Default" style:data-style-name="N99">
      <style:map style:condition="cell-content()=0" style:apply-style-name="Bad" style:base-cell-address="'NGINX Results 1'.R11"/>
    </style:style>
    <style:style style:name="ce112" style:family="table-cell" style:parent-style-name="Default" style:data-style-name="N99">
      <style:map style:condition="cell-content()=0" style:apply-style-name="Bad" style:base-cell-address="'NGINX Results 1'.R12"/>
    </style:style>
    <style:style style:name="ce113" style:family="table-cell" style:parent-style-name="Default" style:data-style-name="N99">
      <style:map style:condition="cell-content()=0" style:apply-style-name="Bad" style:base-cell-address="'NGINX Results 1'.R13"/>
    </style:style>
    <style:style style:name="ce114" style:family="table-cell" style:parent-style-name="Default" style:data-style-name="N99">
      <style:map style:condition="cell-content()=0" style:apply-style-name="Bad" style:base-cell-address="'NGINX Results 1'.R14"/>
    </style:style>
    <style:style style:name="ce115" style:family="table-cell" style:parent-style-name="Default" style:data-style-name="N99">
      <style:map style:condition="cell-content()=0" style:apply-style-name="Bad" style:base-cell-address="'NGINX Results 1'.R15"/>
    </style:style>
    <style:style style:name="ce116" style:family="table-cell" style:parent-style-name="Default" style:data-style-name="N99">
      <style:map style:condition="cell-content()=0" style:apply-style-name="Bad" style:base-cell-address="'NGINX Results 1'.R16"/>
    </style:style>
    <style:style style:name="ce117" style:family="table-cell" style:parent-style-name="Default" style:data-style-name="N99">
      <style:map style:condition="cell-content()=0" style:apply-style-name="Bad" style:base-cell-address="'NGINX Results 1'.R17"/>
    </style:style>
    <style:style style:name="ce118" style:family="table-cell" style:parent-style-name="Default" style:data-style-name="N99">
      <style:map style:condition="cell-content()=0" style:apply-style-name="Bad" style:base-cell-address="'NGINX Results 1'.R18"/>
    </style:style>
    <style:style style:name="ce119" style:family="table-cell" style:parent-style-name="Default" style:data-style-name="N99">
      <style:map style:condition="cell-content()=0" style:apply-style-name="Bad" style:base-cell-address="'NGINX Results 1'.R19"/>
    </style:style>
    <style:style style:name="ce120" style:family="table-cell" style:parent-style-name="Default" style:data-style-name="N99">
      <style:map style:condition="cell-content()=0" style:apply-style-name="Bad" style:base-cell-address="'NGINX Results 1'.R20"/>
    </style:style>
    <style:style style:name="ce121" style:family="table-cell" style:parent-style-name="Default" style:data-style-name="N99">
      <style:map style:condition="cell-content()=0" style:apply-style-name="Bad" style:base-cell-address="'NGINX Results 1'.R21"/>
    </style:style>
    <style:style style:name="ce122" style:family="table-cell" style:parent-style-name="Default" style:data-style-name="N99">
      <style:map style:condition="cell-content()=0" style:apply-style-name="Bad" style:base-cell-address="'NGINX Results 1'.R22"/>
    </style:style>
    <style:style style:name="ce123" style:family="table-cell" style:parent-style-name="Default" style:data-style-name="N99">
      <style:map style:condition="cell-content()=0" style:apply-style-name="Bad" style:base-cell-address="'NGINX Results 1'.R23"/>
    </style:style>
    <style:style style:name="ce124" style:family="table-cell" style:parent-style-name="Default" style:data-style-name="N99">
      <style:map style:condition="cell-content()=0" style:apply-style-name="Bad" style:base-cell-address="'NGINX Results 1'.R24"/>
    </style:style>
    <style:style style:name="ce125" style:family="table-cell" style:parent-style-name="Default" style:data-style-name="N99">
      <style:map style:condition="cell-content()=0" style:apply-style-name="Bad" style:base-cell-address="'NGINX Results 1'.R25"/>
    </style:style>
    <style:style style:name="ce126" style:family="table-cell" style:parent-style-name="Default" style:data-style-name="N99">
      <style:map style:condition="cell-content()=0" style:apply-style-name="Bad" style:base-cell-address="'NGINX Results 1'.R26"/>
    </style:style>
    <style:style style:name="ce127" style:family="table-cell" style:parent-style-name="Default" style:data-style-name="N99">
      <style:map style:condition="cell-content()=0" style:apply-style-name="Bad" style:base-cell-address="'NGINX Results 1'.R27"/>
    </style:style>
    <style:style style:name="ce128" style:family="table-cell" style:parent-style-name="Default" style:data-style-name="N99">
      <style:map style:condition="cell-content()=0" style:apply-style-name="Bad" style:base-cell-address="'NGINX Results 1'.R28"/>
    </style:style>
    <style:style style:name="ce129" style:family="table-cell" style:parent-style-name="Default" style:data-style-name="N99">
      <style:map style:condition="cell-content()=0" style:apply-style-name="Bad" style:base-cell-address="'NGINX Results 1'.R29"/>
    </style:style>
    <style:style style:name="ce130" style:family="table-cell" style:parent-style-name="Default" style:data-style-name="N99">
      <style:map style:condition="cell-content()=0" style:apply-style-name="Bad" style:base-cell-address="'NGINX Results 1'.T2"/>
    </style:style>
    <style:style style:name="ce131" style:family="table-cell" style:parent-style-name="Default" style:data-style-name="N99">
      <style:map style:condition="cell-content()=0" style:apply-style-name="Bad" style:base-cell-address="'NGINX Results 1'.T3"/>
    </style:style>
    <style:style style:name="ce132" style:family="table-cell" style:parent-style-name="Default" style:data-style-name="N99">
      <style:map style:condition="cell-content()=0" style:apply-style-name="Bad" style:base-cell-address="'NGINX Results 1'.T4"/>
    </style:style>
    <style:style style:name="ce133" style:family="table-cell" style:parent-style-name="Default" style:data-style-name="N99">
      <style:map style:condition="cell-content()=0" style:apply-style-name="Bad" style:base-cell-address="'NGINX Results 1'.T5"/>
    </style:style>
    <style:style style:name="ce134" style:family="table-cell" style:parent-style-name="Default" style:data-style-name="N99">
      <style:map style:condition="cell-content()=0" style:apply-style-name="Bad" style:base-cell-address="'NGINX Results 1'.T6"/>
    </style:style>
    <style:style style:name="ce135" style:family="table-cell" style:parent-style-name="Default" style:data-style-name="N99">
      <style:map style:condition="cell-content()=0" style:apply-style-name="Bad" style:base-cell-address="'NGINX Results 1'.T7"/>
    </style:style>
    <style:style style:name="ce136" style:family="table-cell" style:parent-style-name="Default" style:data-style-name="N99">
      <style:map style:condition="cell-content()=0" style:apply-style-name="Bad" style:base-cell-address="'NGINX Results 1'.T8"/>
    </style:style>
    <style:style style:name="ce137" style:family="table-cell" style:parent-style-name="Default" style:data-style-name="N99">
      <style:map style:condition="cell-content()=0" style:apply-style-name="Bad" style:base-cell-address="'NGINX Results 1'.T9"/>
    </style:style>
    <style:style style:name="ce138" style:family="table-cell" style:parent-style-name="Default" style:data-style-name="N99">
      <style:map style:condition="cell-content()=0" style:apply-style-name="Bad" style:base-cell-address="'NGINX Results 1'.T10"/>
    </style:style>
    <style:style style:name="ce139" style:family="table-cell" style:parent-style-name="Default" style:data-style-name="N99">
      <style:map style:condition="cell-content()=0" style:apply-style-name="Bad" style:base-cell-address="'NGINX Results 1'.T11"/>
    </style:style>
    <style:style style:name="ce140" style:family="table-cell" style:parent-style-name="Default" style:data-style-name="N99">
      <style:map style:condition="cell-content()=0" style:apply-style-name="Bad" style:base-cell-address="'NGINX Results 1'.T12"/>
    </style:style>
    <style:style style:name="ce141" style:family="table-cell" style:parent-style-name="Default" style:data-style-name="N99">
      <style:map style:condition="cell-content()=0" style:apply-style-name="Bad" style:base-cell-address="'NGINX Results 1'.T13"/>
    </style:style>
    <style:style style:name="ce142" style:family="table-cell" style:parent-style-name="Default" style:data-style-name="N99">
      <style:map style:condition="cell-content()=0" style:apply-style-name="Bad" style:base-cell-address="'NGINX Results 1'.T14"/>
    </style:style>
    <style:style style:name="ce143" style:family="table-cell" style:parent-style-name="Default" style:data-style-name="N99">
      <style:map style:condition="cell-content()=0" style:apply-style-name="Bad" style:base-cell-address="'NGINX Results 1'.T15"/>
    </style:style>
    <style:style style:name="ce144" style:family="table-cell" style:parent-style-name="Default" style:data-style-name="N99">
      <style:map style:condition="cell-content()=0" style:apply-style-name="Bad" style:base-cell-address="'NGINX Results 1'.T16"/>
    </style:style>
    <style:style style:name="ce145" style:family="table-cell" style:parent-style-name="Default" style:data-style-name="N99">
      <style:map style:condition="cell-content()=0" style:apply-style-name="Bad" style:base-cell-address="'NGINX Results 1'.T17"/>
    </style:style>
    <style:style style:name="ce146" style:family="table-cell" style:parent-style-name="Default" style:data-style-name="N99">
      <style:map style:condition="cell-content()=0" style:apply-style-name="Bad" style:base-cell-address="'NGINX Results 1'.T18"/>
    </style:style>
    <style:style style:name="ce147" style:family="table-cell" style:parent-style-name="Default" style:data-style-name="N99">
      <style:map style:condition="cell-content()=0" style:apply-style-name="Bad" style:base-cell-address="'NGINX Results 1'.T19"/>
    </style:style>
    <style:style style:name="ce148" style:family="table-cell" style:parent-style-name="Default" style:data-style-name="N99">
      <style:map style:condition="cell-content()=0" style:apply-style-name="Bad" style:base-cell-address="'NGINX Results 1'.T20"/>
    </style:style>
    <style:style style:name="ce149" style:family="table-cell" style:parent-style-name="Default" style:data-style-name="N99">
      <style:map style:condition="cell-content()=0" style:apply-style-name="Bad" style:base-cell-address="'NGINX Results 1'.T21"/>
    </style:style>
    <style:style style:name="ce150" style:family="table-cell" style:parent-style-name="Default" style:data-style-name="N99">
      <style:map style:condition="cell-content()=0" style:apply-style-name="Bad" style:base-cell-address="'NGINX Results 1'.T22"/>
    </style:style>
    <style:style style:name="ce151" style:family="table-cell" style:parent-style-name="Default" style:data-style-name="N99">
      <style:map style:condition="cell-content()=0" style:apply-style-name="Bad" style:base-cell-address="'NGINX Results 1'.T23"/>
    </style:style>
    <style:style style:name="ce152" style:family="table-cell" style:parent-style-name="Default" style:data-style-name="N99">
      <style:map style:condition="cell-content()=0" style:apply-style-name="Bad" style:base-cell-address="'NGINX Results 1'.T24"/>
    </style:style>
    <style:style style:name="ce153" style:family="table-cell" style:parent-style-name="Default" style:data-style-name="N99">
      <style:map style:condition="cell-content()=0" style:apply-style-name="Bad" style:base-cell-address="'NGINX Results 1'.T25"/>
    </style:style>
    <style:style style:name="ce154" style:family="table-cell" style:parent-style-name="Default" style:data-style-name="N99">
      <style:map style:condition="cell-content()=0" style:apply-style-name="Bad" style:base-cell-address="'NGINX Results 1'.T26"/>
    </style:style>
    <style:style style:name="ce155" style:family="table-cell" style:parent-style-name="Default" style:data-style-name="N99">
      <style:map style:condition="cell-content()=0" style:apply-style-name="Bad" style:base-cell-address="'NGINX Results 1'.T27"/>
    </style:style>
    <style:style style:name="ce156" style:family="table-cell" style:parent-style-name="Default" style:data-style-name="N99">
      <style:map style:condition="cell-content()=0" style:apply-style-name="Bad" style:base-cell-address="'NGINX Results 1'.T28"/>
    </style:style>
    <style:style style:name="ce157" style:family="table-cell" style:parent-style-name="Default" style:data-style-name="N99">
      <style:map style:condition="cell-content()=0" style:apply-style-name="Bad" style:base-cell-address="'NGINX Results 1'.T29"/>
    </style:style>
    <style:style style:name="ce158" style:family="table-cell" style:parent-style-name="Default" style:data-style-name="N99">
      <style:map style:condition="cell-content()=0" style:apply-style-name="Bad" style:base-cell-address="'NGINX Results 1'.V2"/>
    </style:style>
    <style:style style:name="ce159" style:family="table-cell" style:parent-style-name="Default" style:data-style-name="N99">
      <style:map style:condition="cell-content()=0" style:apply-style-name="Bad" style:base-cell-address="'NGINX Results 1'.V3"/>
    </style:style>
    <style:style style:name="ce160" style:family="table-cell" style:parent-style-name="Default" style:data-style-name="N99">
      <style:map style:condition="cell-content()=0" style:apply-style-name="Bad" style:base-cell-address="'NGINX Results 1'.V4"/>
    </style:style>
    <style:style style:name="ce161" style:family="table-cell" style:parent-style-name="Default" style:data-style-name="N99">
      <style:map style:condition="cell-content()=0" style:apply-style-name="Bad" style:base-cell-address="'NGINX Results 1'.V5"/>
    </style:style>
    <style:style style:name="ce162" style:family="table-cell" style:parent-style-name="Default" style:data-style-name="N99">
      <style:map style:condition="cell-content()=0" style:apply-style-name="Bad" style:base-cell-address="'NGINX Results 1'.V6"/>
    </style:style>
    <style:style style:name="ce163" style:family="table-cell" style:parent-style-name="Default" style:data-style-name="N99">
      <style:map style:condition="cell-content()=0" style:apply-style-name="Bad" style:base-cell-address="'NGINX Results 1'.V7"/>
    </style:style>
    <style:style style:name="ce164" style:family="table-cell" style:parent-style-name="Default" style:data-style-name="N99">
      <style:map style:condition="cell-content()=0" style:apply-style-name="Bad" style:base-cell-address="'NGINX Results 1'.V8"/>
    </style:style>
    <style:style style:name="ce165" style:family="table-cell" style:parent-style-name="Default" style:data-style-name="N99">
      <style:map style:condition="cell-content()=0" style:apply-style-name="Bad" style:base-cell-address="'NGINX Results 1'.V9"/>
    </style:style>
    <style:style style:name="ce166" style:family="table-cell" style:parent-style-name="Default" style:data-style-name="N99">
      <style:map style:condition="cell-content()=0" style:apply-style-name="Bad" style:base-cell-address="'NGINX Results 1'.V10"/>
    </style:style>
    <style:style style:name="ce167" style:family="table-cell" style:parent-style-name="Default" style:data-style-name="N99">
      <style:map style:condition="cell-content()=0" style:apply-style-name="Bad" style:base-cell-address="'NGINX Results 1'.V11"/>
    </style:style>
    <style:style style:name="ce168" style:family="table-cell" style:parent-style-name="Default" style:data-style-name="N99">
      <style:map style:condition="cell-content()=0" style:apply-style-name="Bad" style:base-cell-address="'NGINX Results 1'.V12"/>
    </style:style>
    <style:style style:name="ce169" style:family="table-cell" style:parent-style-name="Default" style:data-style-name="N99">
      <style:map style:condition="cell-content()=0" style:apply-style-name="Bad" style:base-cell-address="'NGINX Results 1'.V13"/>
    </style:style>
    <style:style style:name="ce170" style:family="table-cell" style:parent-style-name="Default" style:data-style-name="N99">
      <style:map style:condition="cell-content()=0" style:apply-style-name="Bad" style:base-cell-address="'NGINX Results 1'.V14"/>
    </style:style>
    <style:style style:name="ce171" style:family="table-cell" style:parent-style-name="Default" style:data-style-name="N99">
      <style:map style:condition="cell-content()=0" style:apply-style-name="Bad" style:base-cell-address="'NGINX Results 1'.V15"/>
    </style:style>
    <style:style style:name="ce172" style:family="table-cell" style:parent-style-name="Default" style:data-style-name="N99">
      <style:map style:condition="cell-content()=0" style:apply-style-name="Bad" style:base-cell-address="'NGINX Results 1'.V16"/>
    </style:style>
    <style:style style:name="ce173" style:family="table-cell" style:parent-style-name="Default" style:data-style-name="N99">
      <style:map style:condition="cell-content()=0" style:apply-style-name="Bad" style:base-cell-address="'NGINX Results 1'.V17"/>
    </style:style>
    <style:style style:name="ce174" style:family="table-cell" style:parent-style-name="Default" style:data-style-name="N99">
      <style:map style:condition="cell-content()=0" style:apply-style-name="Bad" style:base-cell-address="'NGINX Results 1'.V18"/>
    </style:style>
    <style:style style:name="ce175" style:family="table-cell" style:parent-style-name="Default" style:data-style-name="N99">
      <style:map style:condition="cell-content()=0" style:apply-style-name="Bad" style:base-cell-address="'NGINX Results 1'.V19"/>
    </style:style>
    <style:style style:name="ce176" style:family="table-cell" style:parent-style-name="Default" style:data-style-name="N99">
      <style:map style:condition="cell-content()=0" style:apply-style-name="Bad" style:base-cell-address="'NGINX Results 1'.V20"/>
    </style:style>
    <style:style style:name="ce177" style:family="table-cell" style:parent-style-name="Default" style:data-style-name="N99">
      <style:map style:condition="cell-content()=0" style:apply-style-name="Bad" style:base-cell-address="'NGINX Results 1'.V21"/>
    </style:style>
    <style:style style:name="ce178" style:family="table-cell" style:parent-style-name="Default" style:data-style-name="N99">
      <style:map style:condition="cell-content()=0" style:apply-style-name="Bad" style:base-cell-address="'NGINX Results 1'.V22"/>
    </style:style>
    <style:style style:name="ce179" style:family="table-cell" style:parent-style-name="Default" style:data-style-name="N99">
      <style:map style:condition="cell-content()=0" style:apply-style-name="Bad" style:base-cell-address="'NGINX Results 1'.V23"/>
    </style:style>
    <style:style style:name="ce180" style:family="table-cell" style:parent-style-name="Default" style:data-style-name="N99">
      <style:map style:condition="cell-content()=0" style:apply-style-name="Bad" style:base-cell-address="'NGINX Results 1'.V24"/>
    </style:style>
    <style:style style:name="ce181" style:family="table-cell" style:parent-style-name="Default" style:data-style-name="N99">
      <style:map style:condition="cell-content()=0" style:apply-style-name="Bad" style:base-cell-address="'NGINX Results 1'.V25"/>
    </style:style>
    <style:style style:name="ce182" style:family="table-cell" style:parent-style-name="Default" style:data-style-name="N99">
      <style:map style:condition="cell-content()=0" style:apply-style-name="Bad" style:base-cell-address="'NGINX Results 1'.V26"/>
    </style:style>
    <style:style style:name="ce183" style:family="table-cell" style:parent-style-name="Default" style:data-style-name="N99">
      <style:map style:condition="cell-content()=0" style:apply-style-name="Bad" style:base-cell-address="'NGINX Results 1'.V27"/>
    </style:style>
    <style:style style:name="ce184" style:family="table-cell" style:parent-style-name="Default" style:data-style-name="N99">
      <style:map style:condition="cell-content()=0" style:apply-style-name="Bad" style:base-cell-address="'NGINX Results 1'.V28"/>
    </style:style>
    <style:style style:name="ce185" style:family="table-cell" style:parent-style-name="Default" style:data-style-name="N99">
      <style:map style:condition="cell-content()=0" style:apply-style-name="Bad" style:base-cell-address="'NGINX Results 1'.V29"/>
    </style:style>
    <style:style style:name="ce186" style:family="table-cell" style:parent-style-name="Default" style:data-style-name="N99">
      <style:map style:condition="cell-content()=0" style:apply-style-name="Bad" style:base-cell-address="'NGINX Results 1'.X2"/>
    </style:style>
    <style:style style:name="ce187" style:family="table-cell" style:parent-style-name="Default" style:data-style-name="N99">
      <style:map style:condition="cell-content()=0" style:apply-style-name="Bad" style:base-cell-address="'NGINX Results 1'.X3"/>
    </style:style>
    <style:style style:name="ce188" style:family="table-cell" style:parent-style-name="Default" style:data-style-name="N99">
      <style:map style:condition="cell-content()=0" style:apply-style-name="Bad" style:base-cell-address="'NGINX Results 1'.X4"/>
    </style:style>
    <style:style style:name="ce189" style:family="table-cell" style:parent-style-name="Default" style:data-style-name="N99">
      <style:map style:condition="cell-content()=0" style:apply-style-name="Bad" style:base-cell-address="'NGINX Results 1'.X5"/>
    </style:style>
    <style:style style:name="ce190" style:family="table-cell" style:parent-style-name="Default" style:data-style-name="N99">
      <style:map style:condition="cell-content()=0" style:apply-style-name="Bad" style:base-cell-address="'NGINX Results 1'.X6"/>
    </style:style>
    <style:style style:name="ce191" style:family="table-cell" style:parent-style-name="Default" style:data-style-name="N99">
      <style:map style:condition="cell-content()=0" style:apply-style-name="Bad" style:base-cell-address="'NGINX Results 1'.X7"/>
    </style:style>
    <style:style style:name="ce192" style:family="table-cell" style:parent-style-name="Default" style:data-style-name="N99">
      <style:map style:condition="cell-content()=0" style:apply-style-name="Bad" style:base-cell-address="'NGINX Results 1'.X8"/>
    </style:style>
    <style:style style:name="ce193" style:family="table-cell" style:parent-style-name="Default" style:data-style-name="N99">
      <style:map style:condition="cell-content()=0" style:apply-style-name="Bad" style:base-cell-address="'NGINX Results 1'.X9"/>
    </style:style>
    <style:style style:name="ce194" style:family="table-cell" style:parent-style-name="Default" style:data-style-name="N99">
      <style:map style:condition="cell-content()=0" style:apply-style-name="Bad" style:base-cell-address="'NGINX Results 1'.X10"/>
    </style:style>
    <style:style style:name="ce195" style:family="table-cell" style:parent-style-name="Default" style:data-style-name="N99">
      <style:map style:condition="cell-content()=0" style:apply-style-name="Bad" style:base-cell-address="'NGINX Results 1'.X11"/>
    </style:style>
    <style:style style:name="ce196" style:family="table-cell" style:parent-style-name="Default" style:data-style-name="N99">
      <style:map style:condition="cell-content()=0" style:apply-style-name="Bad" style:base-cell-address="'NGINX Results 1'.X12"/>
    </style:style>
    <style:style style:name="ce197" style:family="table-cell" style:parent-style-name="Default" style:data-style-name="N99">
      <style:map style:condition="cell-content()=0" style:apply-style-name="Bad" style:base-cell-address="'NGINX Results 1'.X13"/>
    </style:style>
    <style:style style:name="ce198" style:family="table-cell" style:parent-style-name="Default" style:data-style-name="N99">
      <style:map style:condition="cell-content()=0" style:apply-style-name="Bad" style:base-cell-address="'NGINX Results 1'.X14"/>
    </style:style>
    <style:style style:name="ce199" style:family="table-cell" style:parent-style-name="Default" style:data-style-name="N99">
      <style:map style:condition="cell-content()=0" style:apply-style-name="Bad" style:base-cell-address="'NGINX Results 1'.X15"/>
    </style:style>
    <style:style style:name="ce200" style:family="table-cell" style:parent-style-name="Default" style:data-style-name="N99">
      <style:map style:condition="cell-content()=0" style:apply-style-name="Bad" style:base-cell-address="'NGINX Results 1'.X16"/>
    </style:style>
    <style:style style:name="ce201" style:family="table-cell" style:parent-style-name="Default" style:data-style-name="N99">
      <style:map style:condition="cell-content()=0" style:apply-style-name="Bad" style:base-cell-address="'NGINX Results 1'.X17"/>
    </style:style>
    <style:style style:name="ce202" style:family="table-cell" style:parent-style-name="Default" style:data-style-name="N99">
      <style:map style:condition="cell-content()=0" style:apply-style-name="Bad" style:base-cell-address="'NGINX Results 1'.X18"/>
    </style:style>
    <style:style style:name="ce203" style:family="table-cell" style:parent-style-name="Default" style:data-style-name="N99">
      <style:map style:condition="cell-content()=0" style:apply-style-name="Bad" style:base-cell-address="'NGINX Results 1'.X19"/>
    </style:style>
    <style:style style:name="ce204" style:family="table-cell" style:parent-style-name="Default" style:data-style-name="N99">
      <style:map style:condition="cell-content()=0" style:apply-style-name="Bad" style:base-cell-address="'NGINX Results 1'.X20"/>
    </style:style>
    <style:style style:name="ce205" style:family="table-cell" style:parent-style-name="Default" style:data-style-name="N99">
      <style:map style:condition="cell-content()=0" style:apply-style-name="Bad" style:base-cell-address="'NGINX Results 1'.X21"/>
    </style:style>
    <style:style style:name="ce206" style:family="table-cell" style:parent-style-name="Default" style:data-style-name="N99">
      <style:map style:condition="cell-content()=0" style:apply-style-name="Bad" style:base-cell-address="'NGINX Results 1'.X22"/>
    </style:style>
    <style:style style:name="ce207" style:family="table-cell" style:parent-style-name="Default" style:data-style-name="N99">
      <style:map style:condition="cell-content()=0" style:apply-style-name="Bad" style:base-cell-address="'NGINX Results 1'.X23"/>
    </style:style>
    <style:style style:name="ce208" style:family="table-cell" style:parent-style-name="Default" style:data-style-name="N99">
      <style:map style:condition="cell-content()=0" style:apply-style-name="Bad" style:base-cell-address="'NGINX Results 1'.X24"/>
    </style:style>
    <style:style style:name="ce209" style:family="table-cell" style:parent-style-name="Default" style:data-style-name="N99">
      <style:map style:condition="cell-content()=0" style:apply-style-name="Bad" style:base-cell-address="'NGINX Results 1'.X25"/>
    </style:style>
    <style:style style:name="ce210" style:family="table-cell" style:parent-style-name="Default" style:data-style-name="N99">
      <style:map style:condition="cell-content()=0" style:apply-style-name="Bad" style:base-cell-address="'NGINX Results 1'.X26"/>
    </style:style>
    <style:style style:name="ce211" style:family="table-cell" style:parent-style-name="Default" style:data-style-name="N99">
      <style:map style:condition="cell-content()=0" style:apply-style-name="Bad" style:base-cell-address="'NGINX Results 1'.X27"/>
    </style:style>
    <style:style style:name="ce212" style:family="table-cell" style:parent-style-name="Default" style:data-style-name="N99">
      <style:map style:condition="cell-content()=0" style:apply-style-name="Bad" style:base-cell-address="'NGINX Results 1'.X28"/>
    </style:style>
    <style:style style:name="ce213" style:family="table-cell" style:parent-style-name="Default" style:data-style-name="N99">
      <style:map style:condition="cell-content()=0" style:apply-style-name="Bad" style:base-cell-address="'NGINX Results 1'.X29"/>
    </style:style>
    <style:style style:name="ce214" style:family="table-cell" style:parent-style-name="Default" style:data-style-name="N99">
      <style:map style:condition="cell-content()=0" style:apply-style-name="Bad" style:base-cell-address="'NGINX Results 1'.Z2"/>
    </style:style>
    <style:style style:name="ce215" style:family="table-cell" style:parent-style-name="Default" style:data-style-name="N99">
      <style:map style:condition="cell-content()=0" style:apply-style-name="Bad" style:base-cell-address="'NGINX Results 1'.Z3"/>
    </style:style>
    <style:style style:name="ce216" style:family="table-cell" style:parent-style-name="Default" style:data-style-name="N99">
      <style:map style:condition="cell-content()=0" style:apply-style-name="Bad" style:base-cell-address="'NGINX Results 1'.Z4"/>
    </style:style>
    <style:style style:name="ce217" style:family="table-cell" style:parent-style-name="Default" style:data-style-name="N99">
      <style:map style:condition="cell-content()=0" style:apply-style-name="Bad" style:base-cell-address="'NGINX Results 1'.Z5"/>
    </style:style>
    <style:style style:name="ce218" style:family="table-cell" style:parent-style-name="Default" style:data-style-name="N99">
      <style:map style:condition="cell-content()=0" style:apply-style-name="Bad" style:base-cell-address="'NGINX Results 1'.Z6"/>
    </style:style>
    <style:style style:name="ce219" style:family="table-cell" style:parent-style-name="Default" style:data-style-name="N99">
      <style:map style:condition="cell-content()=0" style:apply-style-name="Bad" style:base-cell-address="'NGINX Results 1'.Z7"/>
    </style:style>
    <style:style style:name="ce220" style:family="table-cell" style:parent-style-name="Default" style:data-style-name="N99">
      <style:map style:condition="cell-content()=0" style:apply-style-name="Bad" style:base-cell-address="'NGINX Results 1'.Z8"/>
    </style:style>
    <style:style style:name="ce221" style:family="table-cell" style:parent-style-name="Default" style:data-style-name="N99">
      <style:map style:condition="cell-content()=0" style:apply-style-name="Bad" style:base-cell-address="'NGINX Results 1'.Z9"/>
    </style:style>
    <style:style style:name="ce222" style:family="table-cell" style:parent-style-name="Default" style:data-style-name="N99">
      <style:map style:condition="cell-content()=0" style:apply-style-name="Bad" style:base-cell-address="'NGINX Results 1'.Z10"/>
    </style:style>
    <style:style style:name="ce223" style:family="table-cell" style:parent-style-name="Default" style:data-style-name="N99">
      <style:map style:condition="cell-content()=0" style:apply-style-name="Bad" style:base-cell-address="'NGINX Results 1'.Z11"/>
    </style:style>
    <style:style style:name="ce224" style:family="table-cell" style:parent-style-name="Default" style:data-style-name="N99">
      <style:map style:condition="cell-content()=0" style:apply-style-name="Bad" style:base-cell-address="'NGINX Results 1'.Z12"/>
    </style:style>
    <style:style style:name="ce225" style:family="table-cell" style:parent-style-name="Default" style:data-style-name="N99">
      <style:map style:condition="cell-content()=0" style:apply-style-name="Bad" style:base-cell-address="'NGINX Results 1'.Z13"/>
    </style:style>
    <style:style style:name="ce226" style:family="table-cell" style:parent-style-name="Default" style:data-style-name="N99">
      <style:map style:condition="cell-content()=0" style:apply-style-name="Bad" style:base-cell-address="'NGINX Results 1'.Z14"/>
    </style:style>
    <style:style style:name="ce227" style:family="table-cell" style:parent-style-name="Default" style:data-style-name="N99">
      <style:map style:condition="cell-content()=0" style:apply-style-name="Bad" style:base-cell-address="'NGINX Results 1'.Z15"/>
    </style:style>
    <style:style style:name="ce228" style:family="table-cell" style:parent-style-name="Default" style:data-style-name="N99">
      <style:map style:condition="cell-content()=0" style:apply-style-name="Bad" style:base-cell-address="'NGINX Results 1'.Z16"/>
    </style:style>
    <style:style style:name="ce229" style:family="table-cell" style:parent-style-name="Default" style:data-style-name="N99">
      <style:map style:condition="cell-content()=0" style:apply-style-name="Bad" style:base-cell-address="'NGINX Results 1'.Z17"/>
    </style:style>
    <style:style style:name="ce230" style:family="table-cell" style:parent-style-name="Default" style:data-style-name="N99">
      <style:map style:condition="cell-content()=0" style:apply-style-name="Bad" style:base-cell-address="'NGINX Results 1'.Z18"/>
    </style:style>
    <style:style style:name="ce231" style:family="table-cell" style:parent-style-name="Default" style:data-style-name="N99">
      <style:map style:condition="cell-content()=0" style:apply-style-name="Bad" style:base-cell-address="'NGINX Results 1'.Z19"/>
    </style:style>
    <style:style style:name="ce232" style:family="table-cell" style:parent-style-name="Default" style:data-style-name="N99">
      <style:map style:condition="cell-content()=0" style:apply-style-name="Bad" style:base-cell-address="'NGINX Results 1'.Z20"/>
    </style:style>
    <style:style style:name="ce233" style:family="table-cell" style:parent-style-name="Default" style:data-style-name="N99">
      <style:map style:condition="cell-content()=0" style:apply-style-name="Bad" style:base-cell-address="'NGINX Results 1'.Z21"/>
    </style:style>
    <style:style style:name="ce234" style:family="table-cell" style:parent-style-name="Default" style:data-style-name="N99">
      <style:map style:condition="cell-content()=0" style:apply-style-name="Bad" style:base-cell-address="'NGINX Results 1'.Z22"/>
    </style:style>
    <style:style style:name="ce235" style:family="table-cell" style:parent-style-name="Default" style:data-style-name="N99">
      <style:map style:condition="cell-content()=0" style:apply-style-name="Bad" style:base-cell-address="'NGINX Results 1'.Z23"/>
    </style:style>
    <style:style style:name="ce236" style:family="table-cell" style:parent-style-name="Default" style:data-style-name="N99">
      <style:map style:condition="cell-content()=0" style:apply-style-name="Bad" style:base-cell-address="'NGINX Results 1'.Z24"/>
    </style:style>
    <style:style style:name="ce237" style:family="table-cell" style:parent-style-name="Default" style:data-style-name="N99">
      <style:map style:condition="cell-content()=0" style:apply-style-name="Bad" style:base-cell-address="'NGINX Results 1'.Z25"/>
    </style:style>
    <style:style style:name="ce238" style:family="table-cell" style:parent-style-name="Default" style:data-style-name="N99">
      <style:map style:condition="cell-content()=0" style:apply-style-name="Bad" style:base-cell-address="'NGINX Results 1'.Z26"/>
    </style:style>
    <style:style style:name="ce239" style:family="table-cell" style:parent-style-name="Default" style:data-style-name="N99">
      <style:map style:condition="cell-content()=0" style:apply-style-name="Bad" style:base-cell-address="'NGINX Results 1'.Z27"/>
    </style:style>
    <style:style style:name="ce240" style:family="table-cell" style:parent-style-name="Default" style:data-style-name="N99">
      <style:map style:condition="cell-content()=0" style:apply-style-name="Bad" style:base-cell-address="'NGINX Results 1'.Z28"/>
    </style:style>
    <style:style style:name="ce241" style:family="table-cell" style:parent-style-name="Default" style:data-style-name="N99">
      <style:map style:condition="cell-content()=0" style:apply-style-name="Bad" style:base-cell-address="'NGINX Results 1'.Z29"/>
    </style:style>
    <style:style style:name="ce463" style:family="table-cell" style:parent-style-name="Default" style:data-style-name="N99">
      <style:map style:condition="cell-content()=0" style:apply-style-name="Bad" style:base-cell-address="'NGINX Results 1'.AB2"/>
    </style:style>
    <style:style style:name="ce464" style:family="table-cell" style:parent-style-name="Default" style:data-style-name="N99">
      <style:map style:condition="cell-content()=0" style:apply-style-name="Bad" style:base-cell-address="'NGINX Results 1'.AB3"/>
    </style:style>
    <style:style style:name="ce465" style:family="table-cell" style:parent-style-name="Default" style:data-style-name="N99">
      <style:map style:condition="cell-content()=0" style:apply-style-name="Bad" style:base-cell-address="'NGINX Results 1'.AB4"/>
    </style:style>
    <style:style style:name="ce466" style:family="table-cell" style:parent-style-name="Default" style:data-style-name="N99">
      <style:map style:condition="cell-content()=0" style:apply-style-name="Bad" style:base-cell-address="'NGINX Results 1'.AB5"/>
    </style:style>
    <style:style style:name="ce467" style:family="table-cell" style:parent-style-name="Default" style:data-style-name="N99">
      <style:map style:condition="cell-content()=0" style:apply-style-name="Bad" style:base-cell-address="'NGINX Results 1'.AB6"/>
    </style:style>
    <style:style style:name="ce468" style:family="table-cell" style:parent-style-name="Default" style:data-style-name="N99">
      <style:map style:condition="cell-content()=0" style:apply-style-name="Bad" style:base-cell-address="'NGINX Results 1'.AB7"/>
    </style:style>
    <style:style style:name="ce469" style:family="table-cell" style:parent-style-name="Default" style:data-style-name="N99">
      <style:map style:condition="cell-content()=0" style:apply-style-name="Bad" style:base-cell-address="'NGINX Results 1'.AB8"/>
    </style:style>
    <style:style style:name="ce470" style:family="table-cell" style:parent-style-name="Default" style:data-style-name="N99">
      <style:map style:condition="cell-content()=0" style:apply-style-name="Bad" style:base-cell-address="'NGINX Results 1'.AB9"/>
    </style:style>
    <style:style style:name="ce471" style:family="table-cell" style:parent-style-name="Default" style:data-style-name="N99">
      <style:map style:condition="cell-content()=0" style:apply-style-name="Bad" style:base-cell-address="'NGINX Results 1'.AB10"/>
    </style:style>
    <style:style style:name="ce472" style:family="table-cell" style:parent-style-name="Default" style:data-style-name="N99">
      <style:map style:condition="cell-content()=0" style:apply-style-name="Bad" style:base-cell-address="'NGINX Results 1'.AB11"/>
    </style:style>
    <style:style style:name="ce473" style:family="table-cell" style:parent-style-name="Default" style:data-style-name="N99">
      <style:map style:condition="cell-content()=0" style:apply-style-name="Bad" style:base-cell-address="'NGINX Results 1'.AB12"/>
    </style:style>
    <style:style style:name="ce474" style:family="table-cell" style:parent-style-name="Default" style:data-style-name="N99">
      <style:map style:condition="cell-content()=0" style:apply-style-name="Bad" style:base-cell-address="'NGINX Results 1'.AB13"/>
    </style:style>
    <style:style style:name="ce475" style:family="table-cell" style:parent-style-name="Default" style:data-style-name="N99">
      <style:map style:condition="cell-content()=0" style:apply-style-name="Bad" style:base-cell-address="'NGINX Results 1'.AB14"/>
    </style:style>
    <style:style style:name="ce476" style:family="table-cell" style:parent-style-name="Default" style:data-style-name="N99">
      <style:map style:condition="cell-content()=0" style:apply-style-name="Bad" style:base-cell-address="'NGINX Results 1'.AB15"/>
    </style:style>
    <style:style style:name="ce477" style:family="table-cell" style:parent-style-name="Default" style:data-style-name="N99">
      <style:map style:condition="cell-content()=0" style:apply-style-name="Bad" style:base-cell-address="'NGINX Results 1'.AB16"/>
    </style:style>
    <style:style style:name="ce478" style:family="table-cell" style:parent-style-name="Default" style:data-style-name="N99">
      <style:map style:condition="cell-content()=0" style:apply-style-name="Bad" style:base-cell-address="'NGINX Results 1'.AB17"/>
    </style:style>
    <style:style style:name="ce479" style:family="table-cell" style:parent-style-name="Default" style:data-style-name="N99">
      <style:map style:condition="cell-content()=0" style:apply-style-name="Bad" style:base-cell-address="'NGINX Results 1'.AB18"/>
    </style:style>
    <style:style style:name="ce480" style:family="table-cell" style:parent-style-name="Default" style:data-style-name="N99">
      <style:map style:condition="cell-content()=0" style:apply-style-name="Bad" style:base-cell-address="'NGINX Results 1'.AB19"/>
    </style:style>
    <style:style style:name="ce481" style:family="table-cell" style:parent-style-name="Default" style:data-style-name="N99">
      <style:map style:condition="cell-content()=0" style:apply-style-name="Bad" style:base-cell-address="'NGINX Results 1'.AB20"/>
    </style:style>
    <style:style style:name="ce482" style:family="table-cell" style:parent-style-name="Default" style:data-style-name="N99">
      <style:map style:condition="cell-content()=0" style:apply-style-name="Bad" style:base-cell-address="'NGINX Results 1'.AB21"/>
    </style:style>
    <style:style style:name="ce483" style:family="table-cell" style:parent-style-name="Default" style:data-style-name="N99">
      <style:map style:condition="cell-content()=0" style:apply-style-name="Bad" style:base-cell-address="'NGINX Results 1'.AB22"/>
    </style:style>
    <style:style style:name="ce484" style:family="table-cell" style:parent-style-name="Default" style:data-style-name="N99">
      <style:map style:condition="cell-content()=0" style:apply-style-name="Bad" style:base-cell-address="'NGINX Results 1'.AB23"/>
    </style:style>
    <style:style style:name="ce485" style:family="table-cell" style:parent-style-name="Default" style:data-style-name="N99">
      <style:map style:condition="cell-content()=0" style:apply-style-name="Bad" style:base-cell-address="'NGINX Results 1'.AB24"/>
    </style:style>
    <style:style style:name="ce486" style:family="table-cell" style:parent-style-name="Default" style:data-style-name="N99">
      <style:map style:condition="cell-content()=0" style:apply-style-name="Bad" style:base-cell-address="'NGINX Results 1'.AB25"/>
    </style:style>
    <style:style style:name="ce487" style:family="table-cell" style:parent-style-name="Default" style:data-style-name="N99">
      <style:map style:condition="cell-content()=0" style:apply-style-name="Bad" style:base-cell-address="'NGINX Results 1'.AB26"/>
    </style:style>
    <style:style style:name="ce488" style:family="table-cell" style:parent-style-name="Default" style:data-style-name="N99">
      <style:map style:condition="cell-content()=0" style:apply-style-name="Bad" style:base-cell-address="'NGINX Results 1'.AB27"/>
    </style:style>
    <style:style style:name="ce489" style:family="table-cell" style:parent-style-name="Default" style:data-style-name="N99">
      <style:map style:condition="cell-content()=0" style:apply-style-name="Bad" style:base-cell-address="'NGINX Results 1'.AB28"/>
    </style:style>
    <style:style style:name="ce490" style:family="table-cell" style:parent-style-name="Default" style:data-style-name="N99">
      <style:map style:condition="cell-content()=0" style:apply-style-name="Bad" style:base-cell-address="'NGINX Results 1'.AB29"/>
    </style:style>
    <style:style style:name="ce492" style:family="table-cell" style:parent-style-name="Default" style:data-style-name="N99">
      <style:map style:condition="cell-content()=0" style:apply-style-name="Bad" style:base-cell-address="'NGINX Results 1'.AD2"/>
    </style:style>
    <style:style style:name="ce493" style:family="table-cell" style:parent-style-name="Default" style:data-style-name="N99">
      <style:map style:condition="cell-content()=0" style:apply-style-name="Bad" style:base-cell-address="'NGINX Results 1'.AD3"/>
    </style:style>
    <style:style style:name="ce494" style:family="table-cell" style:parent-style-name="Default" style:data-style-name="N99">
      <style:map style:condition="cell-content()=0" style:apply-style-name="Bad" style:base-cell-address="'NGINX Results 1'.AD4"/>
    </style:style>
    <style:style style:name="ce495" style:family="table-cell" style:parent-style-name="Default" style:data-style-name="N99">
      <style:map style:condition="cell-content()=0" style:apply-style-name="Bad" style:base-cell-address="'NGINX Results 1'.AD5"/>
    </style:style>
    <style:style style:name="ce496" style:family="table-cell" style:parent-style-name="Default" style:data-style-name="N99">
      <style:map style:condition="cell-content()=0" style:apply-style-name="Bad" style:base-cell-address="'NGINX Results 1'.AD6"/>
    </style:style>
    <style:style style:name="ce497" style:family="table-cell" style:parent-style-name="Default" style:data-style-name="N99">
      <style:map style:condition="cell-content()=0" style:apply-style-name="Bad" style:base-cell-address="'NGINX Results 1'.AD7"/>
    </style:style>
    <style:style style:name="ce498" style:family="table-cell" style:parent-style-name="Default" style:data-style-name="N99">
      <style:map style:condition="cell-content()=0" style:apply-style-name="Bad" style:base-cell-address="'NGINX Results 1'.AD8"/>
    </style:style>
    <style:style style:name="ce499" style:family="table-cell" style:parent-style-name="Default" style:data-style-name="N99">
      <style:map style:condition="cell-content()=0" style:apply-style-name="Bad" style:base-cell-address="'NGINX Results 1'.AD9"/>
    </style:style>
    <style:style style:name="ce500" style:family="table-cell" style:parent-style-name="Default" style:data-style-name="N99">
      <style:map style:condition="cell-content()=0" style:apply-style-name="Bad" style:base-cell-address="'NGINX Results 1'.AD10"/>
    </style:style>
    <style:style style:name="ce501" style:family="table-cell" style:parent-style-name="Default" style:data-style-name="N99">
      <style:map style:condition="cell-content()=0" style:apply-style-name="Bad" style:base-cell-address="'NGINX Results 1'.AD11"/>
    </style:style>
    <style:style style:name="ce502" style:family="table-cell" style:parent-style-name="Default" style:data-style-name="N99">
      <style:map style:condition="cell-content()=0" style:apply-style-name="Bad" style:base-cell-address="'NGINX Results 1'.AD12"/>
    </style:style>
    <style:style style:name="ce503" style:family="table-cell" style:parent-style-name="Default" style:data-style-name="N99">
      <style:map style:condition="cell-content()=0" style:apply-style-name="Bad" style:base-cell-address="'NGINX Results 1'.AD13"/>
    </style:style>
    <style:style style:name="ce510" style:family="table-cell" style:parent-style-name="Default" style:data-style-name="N99">
      <style:map style:condition="cell-content()=0" style:apply-style-name="Bad" style:base-cell-address="'NGINX Results 1'.AD14"/>
    </style:style>
    <style:style style:name="ce514" style:family="table-cell" style:parent-style-name="Default" style:data-style-name="N99">
      <style:map style:condition="cell-content()=0" style:apply-style-name="Bad" style:base-cell-address="'NGINX Results 1'.AD15"/>
    </style:style>
    <style:style style:name="ce515" style:family="table-cell" style:parent-style-name="Default" style:data-style-name="N99">
      <style:map style:condition="cell-content()=0" style:apply-style-name="Bad" style:base-cell-address="'NGINX Results 1'.AD16"/>
    </style:style>
    <style:style style:name="ce516" style:family="table-cell" style:parent-style-name="Default" style:data-style-name="N99">
      <style:map style:condition="cell-content()=0" style:apply-style-name="Bad" style:base-cell-address="'NGINX Results 1'.AD17"/>
    </style:style>
    <style:style style:name="ce517" style:family="table-cell" style:parent-style-name="Default" style:data-style-name="N99">
      <style:map style:condition="cell-content()=0" style:apply-style-name="Bad" style:base-cell-address="'NGINX Results 1'.AD18"/>
    </style:style>
    <style:style style:name="ce518" style:family="table-cell" style:parent-style-name="Default" style:data-style-name="N99">
      <style:map style:condition="cell-content()=0" style:apply-style-name="Bad" style:base-cell-address="'NGINX Results 1'.AD19"/>
    </style:style>
    <style:style style:name="ce540" style:family="table-cell" style:parent-style-name="Default" style:data-style-name="N99">
      <style:map style:condition="cell-content()=0" style:apply-style-name="Bad" style:base-cell-address="'NGINX Results 1'.AD20"/>
    </style:style>
    <style:style style:name="ce541" style:family="table-cell" style:parent-style-name="Default" style:data-style-name="N99">
      <style:map style:condition="cell-content()=0" style:apply-style-name="Bad" style:base-cell-address="'NGINX Results 1'.AD21"/>
    </style:style>
    <style:style style:name="ce542" style:family="table-cell" style:parent-style-name="Default" style:data-style-name="N99">
      <style:map style:condition="cell-content()=0" style:apply-style-name="Bad" style:base-cell-address="'NGINX Results 1'.AD22"/>
    </style:style>
    <style:style style:name="ce549" style:family="table-cell" style:parent-style-name="Default" style:data-style-name="N99">
      <style:map style:condition="cell-content()=0" style:apply-style-name="Bad" style:base-cell-address="'NGINX Results 1'.AD23"/>
    </style:style>
    <style:style style:name="ce550" style:family="table-cell" style:parent-style-name="Default" style:data-style-name="N99">
      <style:map style:condition="cell-content()=0" style:apply-style-name="Bad" style:base-cell-address="'NGINX Results 1'.AD24"/>
    </style:style>
    <style:style style:name="ce551" style:family="table-cell" style:parent-style-name="Default" style:data-style-name="N99">
      <style:map style:condition="cell-content()=0" style:apply-style-name="Bad" style:base-cell-address="'NGINX Results 1'.AD25"/>
    </style:style>
    <style:style style:name="ce552" style:family="table-cell" style:parent-style-name="Default" style:data-style-name="N99">
      <style:map style:condition="cell-content()=0" style:apply-style-name="Bad" style:base-cell-address="'NGINX Results 1'.AD26"/>
    </style:style>
    <style:style style:name="ce553" style:family="table-cell" style:parent-style-name="Default" style:data-style-name="N99">
      <style:map style:condition="cell-content()=0" style:apply-style-name="Bad" style:base-cell-address="'NGINX Results 1'.AD27"/>
    </style:style>
    <style:style style:name="ce554" style:family="table-cell" style:parent-style-name="Default" style:data-style-name="N99">
      <style:map style:condition="cell-content()=0" style:apply-style-name="Bad" style:base-cell-address="'NGINX Results 1'.AD28"/>
    </style:style>
    <style:style style:name="ce555" style:family="table-cell" style:parent-style-name="Default" style:data-style-name="N99">
      <style:map style:condition="cell-content()=0" style:apply-style-name="Bad" style:base-cell-address="'NGINX Results 1'.AD29"/>
    </style:style>
    <style:style style:name="ce556" style:family="table-cell" style:parent-style-name="Default" style:data-style-name="N99">
      <style:map style:condition="cell-content()=0" style:apply-style-name="Bad" style:base-cell-address="'NGINX Results 1'.AF2"/>
    </style:style>
    <style:style style:name="ce557" style:family="table-cell" style:parent-style-name="Default" style:data-style-name="N99">
      <style:map style:condition="cell-content()=0" style:apply-style-name="Bad" style:base-cell-address="'NGINX Results 1'.AF3"/>
    </style:style>
    <style:style style:name="ce558" style:family="table-cell" style:parent-style-name="Default" style:data-style-name="N99">
      <style:map style:condition="cell-content()=0" style:apply-style-name="Bad" style:base-cell-address="'NGINX Results 1'.AF4"/>
    </style:style>
    <style:style style:name="ce559" style:family="table-cell" style:parent-style-name="Default" style:data-style-name="N99">
      <style:map style:condition="cell-content()=0" style:apply-style-name="Bad" style:base-cell-address="'NGINX Results 1'.AF5"/>
    </style:style>
    <style:style style:name="ce560" style:family="table-cell" style:parent-style-name="Default" style:data-style-name="N99">
      <style:map style:condition="cell-content()=0" style:apply-style-name="Bad" style:base-cell-address="'NGINX Results 1'.AF6"/>
    </style:style>
    <style:style style:name="ce561" style:family="table-cell" style:parent-style-name="Default" style:data-style-name="N99">
      <style:map style:condition="cell-content()=0" style:apply-style-name="Bad" style:base-cell-address="'NGINX Results 1'.AF7"/>
    </style:style>
    <style:style style:name="ce562" style:family="table-cell" style:parent-style-name="Default" style:data-style-name="N99">
      <style:map style:condition="cell-content()=0" style:apply-style-name="Bad" style:base-cell-address="'NGINX Results 1'.AF8"/>
    </style:style>
    <style:style style:name="ce563" style:family="table-cell" style:parent-style-name="Default" style:data-style-name="N99">
      <style:map style:condition="cell-content()=0" style:apply-style-name="Bad" style:base-cell-address="'NGINX Results 1'.AF9"/>
    </style:style>
    <style:style style:name="ce564" style:family="table-cell" style:parent-style-name="Default" style:data-style-name="N99">
      <style:map style:condition="cell-content()=0" style:apply-style-name="Bad" style:base-cell-address="'NGINX Results 1'.AF10"/>
    </style:style>
    <style:style style:name="ce565" style:family="table-cell" style:parent-style-name="Default" style:data-style-name="N99">
      <style:map style:condition="cell-content()=0" style:apply-style-name="Bad" style:base-cell-address="'NGINX Results 1'.AF11"/>
    </style:style>
    <style:style style:name="ce566" style:family="table-cell" style:parent-style-name="Default" style:data-style-name="N99">
      <style:map style:condition="cell-content()=0" style:apply-style-name="Bad" style:base-cell-address="'NGINX Results 1'.AF12"/>
    </style:style>
    <style:style style:name="ce567" style:family="table-cell" style:parent-style-name="Default" style:data-style-name="N99">
      <style:map style:condition="cell-content()=0" style:apply-style-name="Bad" style:base-cell-address="'NGINX Results 1'.AF13"/>
    </style:style>
    <style:style style:name="ce568" style:family="table-cell" style:parent-style-name="Default" style:data-style-name="N99">
      <style:map style:condition="cell-content()=0" style:apply-style-name="Bad" style:base-cell-address="'NGINX Results 1'.AF14"/>
    </style:style>
    <style:style style:name="ce569" style:family="table-cell" style:parent-style-name="Default" style:data-style-name="N99">
      <style:map style:condition="cell-content()=0" style:apply-style-name="Bad" style:base-cell-address="'NGINX Results 1'.AF15"/>
    </style:style>
    <style:style style:name="ce570" style:family="table-cell" style:parent-style-name="Default" style:data-style-name="N99">
      <style:map style:condition="cell-content()=0" style:apply-style-name="Bad" style:base-cell-address="'NGINX Results 1'.AF16"/>
    </style:style>
    <style:style style:name="ce571" style:family="table-cell" style:parent-style-name="Default" style:data-style-name="N99">
      <style:map style:condition="cell-content()=0" style:apply-style-name="Bad" style:base-cell-address="'NGINX Results 1'.AF17"/>
    </style:style>
    <style:style style:name="ce572" style:family="table-cell" style:parent-style-name="Default" style:data-style-name="N99">
      <style:map style:condition="cell-content()=0" style:apply-style-name="Bad" style:base-cell-address="'NGINX Results 1'.AF18"/>
    </style:style>
    <style:style style:name="ce573" style:family="table-cell" style:parent-style-name="Default" style:data-style-name="N99">
      <style:map style:condition="cell-content()=0" style:apply-style-name="Bad" style:base-cell-address="'NGINX Results 1'.AF19"/>
    </style:style>
    <style:style style:name="ce574" style:family="table-cell" style:parent-style-name="Default" style:data-style-name="N99">
      <style:map style:condition="cell-content()=0" style:apply-style-name="Bad" style:base-cell-address="'NGINX Results 1'.AF20"/>
    </style:style>
    <style:style style:name="ce575" style:family="table-cell" style:parent-style-name="Default" style:data-style-name="N99">
      <style:map style:condition="cell-content()=0" style:apply-style-name="Bad" style:base-cell-address="'NGINX Results 1'.AF21"/>
    </style:style>
    <style:style style:name="ce576" style:family="table-cell" style:parent-style-name="Default" style:data-style-name="N99">
      <style:map style:condition="cell-content()=0" style:apply-style-name="Bad" style:base-cell-address="'NGINX Results 1'.AF22"/>
    </style:style>
    <style:style style:name="ce577" style:family="table-cell" style:parent-style-name="Default" style:data-style-name="N99">
      <style:map style:condition="cell-content()=0" style:apply-style-name="Bad" style:base-cell-address="'NGINX Results 1'.AF23"/>
    </style:style>
    <style:style style:name="ce578" style:family="table-cell" style:parent-style-name="Default" style:data-style-name="N99">
      <style:map style:condition="cell-content()=0" style:apply-style-name="Bad" style:base-cell-address="'NGINX Results 1'.AF24"/>
    </style:style>
    <style:style style:name="ce579" style:family="table-cell" style:parent-style-name="Default" style:data-style-name="N99">
      <style:map style:condition="cell-content()=0" style:apply-style-name="Bad" style:base-cell-address="'NGINX Results 1'.AF25"/>
    </style:style>
    <style:style style:name="ce580" style:family="table-cell" style:parent-style-name="Default" style:data-style-name="N99">
      <style:map style:condition="cell-content()=0" style:apply-style-name="Bad" style:base-cell-address="'NGINX Results 1'.AF26"/>
    </style:style>
    <style:style style:name="ce581" style:family="table-cell" style:parent-style-name="Default" style:data-style-name="N99">
      <style:map style:condition="cell-content()=0" style:apply-style-name="Bad" style:base-cell-address="'NGINX Results 1'.AF27"/>
    </style:style>
    <style:style style:name="ce582" style:family="table-cell" style:parent-style-name="Default" style:data-style-name="N99">
      <style:map style:condition="cell-content()=0" style:apply-style-name="Bad" style:base-cell-address="'NGINX Results 1'.AF28"/>
    </style:style>
    <style:style style:name="ce583" style:family="table-cell" style:parent-style-name="Default" style:data-style-name="N99">
      <style:map style:condition="cell-content()=0" style:apply-style-name="Bad" style:base-cell-address="'NGINX Results 1'.AF29"/>
    </style:style>
    <style:style style:name="ce584" style:family="table-cell" style:parent-style-name="Default" style:data-style-name="N99">
      <style:map style:condition="cell-content()=0" style:apply-style-name="Bad" style:base-cell-address="'NGINX Results 1'.AH2"/>
    </style:style>
    <style:style style:name="ce585" style:family="table-cell" style:parent-style-name="Default" style:data-style-name="N99">
      <style:map style:condition="cell-content()=0" style:apply-style-name="Bad" style:base-cell-address="'NGINX Results 1'.AH3"/>
    </style:style>
    <style:style style:name="ce586" style:family="table-cell" style:parent-style-name="Default" style:data-style-name="N99">
      <style:map style:condition="cell-content()=0" style:apply-style-name="Bad" style:base-cell-address="'NGINX Results 1'.AH4"/>
    </style:style>
    <style:style style:name="ce587" style:family="table-cell" style:parent-style-name="Default" style:data-style-name="N99">
      <style:map style:condition="cell-content()=0" style:apply-style-name="Bad" style:base-cell-address="'NGINX Results 1'.AH5"/>
    </style:style>
    <style:style style:name="ce588" style:family="table-cell" style:parent-style-name="Default" style:data-style-name="N99">
      <style:map style:condition="cell-content()=0" style:apply-style-name="Bad" style:base-cell-address="'NGINX Results 1'.AH6"/>
    </style:style>
    <style:style style:name="ce589" style:family="table-cell" style:parent-style-name="Default" style:data-style-name="N99">
      <style:map style:condition="cell-content()=0" style:apply-style-name="Bad" style:base-cell-address="'NGINX Results 1'.AH7"/>
    </style:style>
    <style:style style:name="ce590" style:family="table-cell" style:parent-style-name="Default" style:data-style-name="N99">
      <style:map style:condition="cell-content()=0" style:apply-style-name="Bad" style:base-cell-address="'NGINX Results 1'.AH8"/>
    </style:style>
    <style:style style:name="ce591" style:family="table-cell" style:parent-style-name="Default" style:data-style-name="N99">
      <style:map style:condition="cell-content()=0" style:apply-style-name="Bad" style:base-cell-address="'NGINX Results 1'.AH9"/>
    </style:style>
    <style:style style:name="ce592" style:family="table-cell" style:parent-style-name="Default" style:data-style-name="N99">
      <style:map style:condition="cell-content()=0" style:apply-style-name="Bad" style:base-cell-address="'NGINX Results 1'.AH10"/>
    </style:style>
    <style:style style:name="ce593" style:family="table-cell" style:parent-style-name="Default" style:data-style-name="N99">
      <style:map style:condition="cell-content()=0" style:apply-style-name="Bad" style:base-cell-address="'NGINX Results 1'.AH11"/>
    </style:style>
    <style:style style:name="ce594" style:family="table-cell" style:parent-style-name="Default" style:data-style-name="N99">
      <style:map style:condition="cell-content()=0" style:apply-style-name="Bad" style:base-cell-address="'NGINX Results 1'.AH12"/>
    </style:style>
    <style:style style:name="ce595" style:family="table-cell" style:parent-style-name="Default" style:data-style-name="N99">
      <style:map style:condition="cell-content()=0" style:apply-style-name="Bad" style:base-cell-address="'NGINX Results 1'.AH13"/>
    </style:style>
    <style:style style:name="ce596" style:family="table-cell" style:parent-style-name="Default" style:data-style-name="N99">
      <style:map style:condition="cell-content()=0" style:apply-style-name="Bad" style:base-cell-address="'NGINX Results 1'.AH14"/>
    </style:style>
    <style:style style:name="ce597" style:family="table-cell" style:parent-style-name="Default" style:data-style-name="N99">
      <style:map style:condition="cell-content()=0" style:apply-style-name="Bad" style:base-cell-address="'NGINX Results 1'.AH15"/>
    </style:style>
    <style:style style:name="ce598" style:family="table-cell" style:parent-style-name="Default" style:data-style-name="N99">
      <style:map style:condition="cell-content()=0" style:apply-style-name="Bad" style:base-cell-address="'NGINX Results 1'.AH16"/>
    </style:style>
    <style:style style:name="ce599" style:family="table-cell" style:parent-style-name="Default" style:data-style-name="N99">
      <style:map style:condition="cell-content()=0" style:apply-style-name="Bad" style:base-cell-address="'NGINX Results 1'.AH17"/>
    </style:style>
    <style:style style:name="ce600" style:family="table-cell" style:parent-style-name="Default" style:data-style-name="N99">
      <style:map style:condition="cell-content()=0" style:apply-style-name="Bad" style:base-cell-address="'NGINX Results 1'.AH18"/>
    </style:style>
    <style:style style:name="ce601" style:family="table-cell" style:parent-style-name="Default" style:data-style-name="N99">
      <style:map style:condition="cell-content()=0" style:apply-style-name="Bad" style:base-cell-address="'NGINX Results 1'.AH19"/>
    </style:style>
    <style:style style:name="ce602" style:family="table-cell" style:parent-style-name="Default" style:data-style-name="N99">
      <style:map style:condition="cell-content()=0" style:apply-style-name="Bad" style:base-cell-address="'NGINX Results 1'.AH20"/>
    </style:style>
    <style:style style:name="ce603" style:family="table-cell" style:parent-style-name="Default" style:data-style-name="N99">
      <style:map style:condition="cell-content()=0" style:apply-style-name="Bad" style:base-cell-address="'NGINX Results 1'.AH21"/>
    </style:style>
    <style:style style:name="ce604" style:family="table-cell" style:parent-style-name="Default" style:data-style-name="N99">
      <style:map style:condition="cell-content()=0" style:apply-style-name="Bad" style:base-cell-address="'NGINX Results 1'.AH22"/>
    </style:style>
    <style:style style:name="ce605" style:family="table-cell" style:parent-style-name="Default" style:data-style-name="N99">
      <style:map style:condition="cell-content()=0" style:apply-style-name="Bad" style:base-cell-address="'NGINX Results 1'.AH23"/>
    </style:style>
    <style:style style:name="ce606" style:family="table-cell" style:parent-style-name="Default" style:data-style-name="N99">
      <style:map style:condition="cell-content()=0" style:apply-style-name="Bad" style:base-cell-address="'NGINX Results 1'.AH24"/>
    </style:style>
    <style:style style:name="ce607" style:family="table-cell" style:parent-style-name="Default" style:data-style-name="N99">
      <style:map style:condition="cell-content()=0" style:apply-style-name="Bad" style:base-cell-address="'NGINX Results 1'.AH25"/>
    </style:style>
    <style:style style:name="ce608" style:family="table-cell" style:parent-style-name="Default" style:data-style-name="N99">
      <style:map style:condition="cell-content()=0" style:apply-style-name="Bad" style:base-cell-address="'NGINX Results 1'.AH26"/>
    </style:style>
    <style:style style:name="ce609" style:family="table-cell" style:parent-style-name="Default" style:data-style-name="N99">
      <style:map style:condition="cell-content()=0" style:apply-style-name="Bad" style:base-cell-address="'NGINX Results 1'.AH27"/>
    </style:style>
    <style:style style:name="ce610" style:family="table-cell" style:parent-style-name="Default" style:data-style-name="N99">
      <style:map style:condition="cell-content()=0" style:apply-style-name="Bad" style:base-cell-address="'NGINX Results 1'.AH28"/>
    </style:style>
    <style:style style:name="ce611" style:family="table-cell" style:parent-style-name="Default" style:data-style-name="N99">
      <style:map style:condition="cell-content()=0" style:apply-style-name="Bad" style:base-cell-address="'NGINX Results 1'.AH29"/>
    </style:style>
    <style:style style:name="ce7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31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32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733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7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3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3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42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74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4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45" style:family="table-cell" style:parent-style-name="Pivot_20_Table_20_Category" style:data-style-name="N0">
      <style:table-cell-properties fo:border="0.99pt solid #000000"/>
    </style:style>
    <style:style style:name="ce7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4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49" style:family="table-cell" style:parent-style-name="Default" style:data-style-name="N99">
      <style:map style:condition="cell-content()=0" style:apply-style-name="Bad" style:base-cell-address="'NGINX Results Final'.J2"/>
    </style:style>
    <style:style style:name="ce750" style:family="table-cell" style:parent-style-name="Default" style:data-style-name="N99">
      <style:map style:condition="cell-content()=0" style:apply-style-name="Bad" style:base-cell-address="'NGINX Results Final'.J3"/>
    </style:style>
    <style:style style:name="ce751" style:family="table-cell" style:parent-style-name="Default" style:data-style-name="N99">
      <style:map style:condition="cell-content()=0" style:apply-style-name="Bad" style:base-cell-address="'NGINX Results Final'.J4"/>
    </style:style>
    <style:style style:name="ce752" style:family="table-cell" style:parent-style-name="Default" style:data-style-name="N99">
      <style:map style:condition="cell-content()=0" style:apply-style-name="Bad" style:base-cell-address="'NGINX Results Final'.J5"/>
    </style:style>
    <style:style style:name="ce753" style:family="table-cell" style:parent-style-name="Default" style:data-style-name="N99">
      <style:map style:condition="cell-content()=0" style:apply-style-name="Bad" style:base-cell-address="'NGINX Results Final'.J6"/>
    </style:style>
    <style:style style:name="ce754" style:family="table-cell" style:parent-style-name="Default" style:data-style-name="N99">
      <style:map style:condition="cell-content()=0" style:apply-style-name="Bad" style:base-cell-address="'NGINX Results Final'.J7"/>
    </style:style>
    <style:style style:name="ce755" style:family="table-cell" style:parent-style-name="Default" style:data-style-name="N99">
      <style:map style:condition="cell-content()=0" style:apply-style-name="Bad" style:base-cell-address="'NGINX Results Final'.J8"/>
    </style:style>
    <style:style style:name="ce756" style:family="table-cell" style:parent-style-name="Default" style:data-style-name="N99">
      <style:map style:condition="cell-content()=0" style:apply-style-name="Bad" style:base-cell-address="'NGINX Results Final'.J9"/>
    </style:style>
    <style:style style:name="ce757" style:family="table-cell" style:parent-style-name="Default" style:data-style-name="N99">
      <style:map style:condition="cell-content()=0" style:apply-style-name="Bad" style:base-cell-address="'NGINX Results Final'.J10"/>
    </style:style>
    <style:style style:name="ce758" style:family="table-cell" style:parent-style-name="Default" style:data-style-name="N99">
      <style:map style:condition="cell-content()=0" style:apply-style-name="Bad" style:base-cell-address="'NGINX Results Final'.J11"/>
    </style:style>
    <style:style style:name="ce759" style:family="table-cell" style:parent-style-name="Default" style:data-style-name="N99">
      <style:map style:condition="cell-content()=0" style:apply-style-name="Bad" style:base-cell-address="'NGINX Results Final'.J12"/>
    </style:style>
    <style:style style:name="ce760" style:family="table-cell" style:parent-style-name="Default" style:data-style-name="N99">
      <style:map style:condition="cell-content()=0" style:apply-style-name="Bad" style:base-cell-address="'NGINX Results Final'.J13"/>
    </style:style>
    <style:style style:name="ce761" style:family="table-cell" style:parent-style-name="Default" style:data-style-name="N99">
      <style:map style:condition="cell-content()=0" style:apply-style-name="Bad" style:base-cell-address="'NGINX Results Final'.J14"/>
    </style:style>
    <style:style style:name="ce762" style:family="table-cell" style:parent-style-name="Default" style:data-style-name="N99">
      <style:map style:condition="cell-content()=0" style:apply-style-name="Bad" style:base-cell-address="'NGINX Results Final'.J15"/>
    </style:style>
    <style:style style:name="ce763" style:family="table-cell" style:parent-style-name="Default" style:data-style-name="N99">
      <style:map style:condition="cell-content()=0" style:apply-style-name="Bad" style:base-cell-address="'NGINX Results Final'.J16"/>
    </style:style>
    <style:style style:name="ce764" style:family="table-cell" style:parent-style-name="Default" style:data-style-name="N99">
      <style:map style:condition="cell-content()=0" style:apply-style-name="Bad" style:base-cell-address="'NGINX Results Final'.J17"/>
    </style:style>
    <style:style style:name="ce765" style:family="table-cell" style:parent-style-name="Default" style:data-style-name="N99">
      <style:map style:condition="cell-content()=0" style:apply-style-name="Bad" style:base-cell-address="'NGINX Results Final'.J18"/>
    </style:style>
    <style:style style:name="ce766" style:family="table-cell" style:parent-style-name="Default" style:data-style-name="N99">
      <style:map style:condition="cell-content()=0" style:apply-style-name="Bad" style:base-cell-address="'NGINX Results Final'.J19"/>
    </style:style>
    <style:style style:name="ce767" style:family="table-cell" style:parent-style-name="Default" style:data-style-name="N99">
      <style:map style:condition="cell-content()=0" style:apply-style-name="Bad" style:base-cell-address="'NGINX Results Final'.J20"/>
    </style:style>
    <style:style style:name="ce768" style:family="table-cell" style:parent-style-name="Default" style:data-style-name="N99">
      <style:map style:condition="cell-content()=0" style:apply-style-name="Bad" style:base-cell-address="'NGINX Results Final'.J21"/>
    </style:style>
    <style:style style:name="ce769" style:family="table-cell" style:parent-style-name="Default" style:data-style-name="N99">
      <style:map style:condition="cell-content()=0" style:apply-style-name="Bad" style:base-cell-address="'NGINX Results Final'.J22"/>
    </style:style>
    <style:style style:name="ce770" style:family="table-cell" style:parent-style-name="Default" style:data-style-name="N99">
      <style:map style:condition="cell-content()=0" style:apply-style-name="Bad" style:base-cell-address="'NGINX Results Final'.J23"/>
    </style:style>
    <style:style style:name="ce771" style:family="table-cell" style:parent-style-name="Default" style:data-style-name="N99">
      <style:map style:condition="cell-content()=0" style:apply-style-name="Bad" style:base-cell-address="'NGINX Results Final'.J24"/>
    </style:style>
    <style:style style:name="ce772" style:family="table-cell" style:parent-style-name="Default" style:data-style-name="N99">
      <style:map style:condition="cell-content()=0" style:apply-style-name="Bad" style:base-cell-address="'NGINX Results Final'.J25"/>
    </style:style>
    <style:style style:name="ce773" style:family="table-cell" style:parent-style-name="Default" style:data-style-name="N99">
      <style:map style:condition="cell-content()=0" style:apply-style-name="Bad" style:base-cell-address="'NGINX Results Final'.J26"/>
    </style:style>
    <style:style style:name="ce774" style:family="table-cell" style:parent-style-name="Default" style:data-style-name="N99">
      <style:map style:condition="cell-content()=0" style:apply-style-name="Bad" style:base-cell-address="'NGINX Results Final'.J27"/>
    </style:style>
    <style:style style:name="ce775" style:family="table-cell" style:parent-style-name="Default" style:data-style-name="N99">
      <style:map style:condition="cell-content()=0" style:apply-style-name="Bad" style:base-cell-address="'NGINX Results Final'.J28"/>
    </style:style>
    <style:style style:name="ce776" style:family="table-cell" style:parent-style-name="Default" style:data-style-name="N99">
      <style:map style:condition="cell-content()=0" style:apply-style-name="Bad" style:base-cell-address="'NGINX Results Final'.J29"/>
    </style:style>
    <style:style style:name="ce777" style:family="table-cell" style:parent-style-name="Default" style:data-style-name="N99">
      <style:map style:condition="cell-content()=0" style:apply-style-name="Bad" style:base-cell-address="'NGINX Results Final'.J30"/>
    </style:style>
    <style:style style:name="ce778" style:family="table-cell" style:parent-style-name="Default" style:data-style-name="N99">
      <style:map style:condition="cell-content()=0" style:apply-style-name="Bad" style:base-cell-address="'NGINX Results Final'.J31"/>
    </style:style>
    <style:style style:name="ce779" style:family="table-cell" style:parent-style-name="Default" style:data-style-name="N99">
      <style:map style:condition="cell-content()=0" style:apply-style-name="Bad" style:base-cell-address="'NGINX Results Final'.J32"/>
    </style:style>
    <style:style style:name="ce780" style:family="table-cell" style:parent-style-name="Default" style:data-style-name="N99">
      <style:map style:condition="cell-content()=0" style:apply-style-name="Bad" style:base-cell-address="'NGINX Results Final'.J33"/>
    </style:style>
    <style:style style:name="ce781" style:family="table-cell" style:parent-style-name="Default" style:data-style-name="N99">
      <style:map style:condition="cell-content()=0" style:apply-style-name="Bad" style:base-cell-address="'NGINX Results Final'.J34"/>
    </style:style>
    <style:style style:name="ce782" style:family="table-cell" style:parent-style-name="Default" style:data-style-name="N99">
      <style:map style:condition="cell-content()=0" style:apply-style-name="Bad" style:base-cell-address="'NGINX Results Final'.J35"/>
    </style:style>
    <style:style style:name="ce783" style:family="table-cell" style:parent-style-name="Default" style:data-style-name="N99">
      <style:map style:condition="cell-content()=0" style:apply-style-name="Bad" style:base-cell-address="'NGINX Results Final'.J36"/>
    </style:style>
    <style:style style:name="ce784" style:family="table-cell" style:parent-style-name="Default" style:data-style-name="N99">
      <style:map style:condition="cell-content()=0" style:apply-style-name="Bad" style:base-cell-address="'NGINX Results Final'.J37"/>
    </style:style>
    <style:style style:name="ce785" style:family="table-cell" style:parent-style-name="Default" style:data-style-name="N99">
      <style:map style:condition="cell-content()=0" style:apply-style-name="Bad" style:base-cell-address="'NGINX Results Final'.J38"/>
    </style:style>
    <style:style style:name="ce786" style:family="table-cell" style:parent-style-name="Default" style:data-style-name="N99">
      <style:map style:condition="cell-content()=0" style:apply-style-name="Bad" style:base-cell-address="'NGINX Results Final'.J39"/>
    </style:style>
    <style:style style:name="ce787" style:family="table-cell" style:parent-style-name="Default" style:data-style-name="N99">
      <style:map style:condition="cell-content()=0" style:apply-style-name="Bad" style:base-cell-address="'NGINX Results Final'.J40"/>
    </style:style>
    <style:style style:name="ce788" style:family="table-cell" style:parent-style-name="Default" style:data-style-name="N99">
      <style:map style:condition="cell-content()=0" style:apply-style-name="Bad" style:base-cell-address="'NGINX Results Final'.J41"/>
    </style:style>
    <style:style style:name="ce789" style:family="table-cell" style:parent-style-name="Default" style:data-style-name="N99">
      <style:map style:condition="cell-content()=0" style:apply-style-name="Bad" style:base-cell-address="'NGINX Results Final'.J42"/>
    </style:style>
    <style:style style:name="ce790" style:family="table-cell" style:parent-style-name="Default" style:data-style-name="N99">
      <style:map style:condition="cell-content()=0" style:apply-style-name="Bad" style:base-cell-address="'NGINX Results Final'.J43"/>
    </style:style>
    <style:style style:name="ce791" style:family="table-cell" style:parent-style-name="Default" style:data-style-name="N99">
      <style:map style:condition="cell-content()=0" style:apply-style-name="Bad" style:base-cell-address="'NGINX Results Final'.J44"/>
    </style:style>
    <style:style style:name="ce792" style:family="table-cell" style:parent-style-name="Default" style:data-style-name="N99">
      <style:map style:condition="cell-content()=0" style:apply-style-name="Bad" style:base-cell-address="'NGINX Results Final'.J45"/>
    </style:style>
    <style:style style:name="ce793" style:family="table-cell" style:parent-style-name="Default" style:data-style-name="N99">
      <style:map style:condition="cell-content()=0" style:apply-style-name="Bad" style:base-cell-address="'NGINX Results Final'.J46"/>
    </style:style>
    <style:style style:name="ce794" style:family="table-cell" style:parent-style-name="Default" style:data-style-name="N99">
      <style:map style:condition="cell-content()=0" style:apply-style-name="Bad" style:base-cell-address="'NGINX Results Final'.J47"/>
    </style:style>
    <style:style style:name="ce795" style:family="table-cell" style:parent-style-name="Default" style:data-style-name="N99">
      <style:map style:condition="cell-content()=0" style:apply-style-name="Bad" style:base-cell-address="'NGINX Results Final'.J48"/>
    </style:style>
    <style:style style:name="ce796" style:family="table-cell" style:parent-style-name="Default" style:data-style-name="N99">
      <style:map style:condition="cell-content()=0" style:apply-style-name="Bad" style:base-cell-address="'NGINX Results Final'.J49"/>
    </style:style>
    <style:style style:name="ce797" style:family="table-cell" style:parent-style-name="Default" style:data-style-name="N99">
      <style:map style:condition="cell-content()=0" style:apply-style-name="Bad" style:base-cell-address="'NGINX Results Final'.J50"/>
    </style:style>
    <style:style style:name="ce798" style:family="table-cell" style:parent-style-name="Default" style:data-style-name="N99">
      <style:map style:condition="cell-content()=0" style:apply-style-name="Bad" style:base-cell-address="'NGINX Results Final'.J51"/>
    </style:style>
    <style:style style:name="ce799" style:family="table-cell" style:parent-style-name="Default" style:data-style-name="N99">
      <style:map style:condition="cell-content()=0" style:apply-style-name="Bad" style:base-cell-address="'NGINX Results Final'.J52"/>
    </style:style>
    <style:style style:name="ce800" style:family="table-cell" style:parent-style-name="Default" style:data-style-name="N99">
      <style:map style:condition="cell-content()=0" style:apply-style-name="Bad" style:base-cell-address="'NGINX Results Final'.J53"/>
    </style:style>
    <style:style style:name="ce801" style:family="table-cell" style:parent-style-name="Default" style:data-style-name="N99">
      <style:map style:condition="cell-content()=0" style:apply-style-name="Bad" style:base-cell-address="'NGINX Results Final'.J54"/>
    </style:style>
    <style:style style:name="ce802" style:family="table-cell" style:parent-style-name="Default" style:data-style-name="N99">
      <style:map style:condition="cell-content()=0" style:apply-style-name="Bad" style:base-cell-address="'NGINX Results Final'.J55"/>
    </style:style>
    <style:style style:name="ce803" style:family="table-cell" style:parent-style-name="Default" style:data-style-name="N99">
      <style:map style:condition="cell-content()=0" style:apply-style-name="Bad" style:base-cell-address="'NGINX Results Final'.J56"/>
    </style:style>
    <style:style style:name="ce804" style:family="table-cell" style:parent-style-name="Default" style:data-style-name="N99">
      <style:map style:condition="cell-content()=0" style:apply-style-name="Bad" style:base-cell-address="'NGINX Results Final'.J57"/>
    </style:style>
    <style:style style:name="ce805" style:family="table-cell" style:parent-style-name="Default" style:data-style-name="N99">
      <style:map style:condition="cell-content()=0" style:apply-style-name="Bad" style:base-cell-address="'NGINX Results Final'.J58"/>
    </style:style>
    <style:style style:name="ce806" style:family="table-cell" style:parent-style-name="Default" style:data-style-name="N99">
      <style:map style:condition="cell-content()=0" style:apply-style-name="Bad" style:base-cell-address="'NGINX Results Final'.J59"/>
    </style:style>
    <style:style style:name="ce807" style:family="table-cell" style:parent-style-name="Default" style:data-style-name="N99">
      <style:map style:condition="cell-content()=0" style:apply-style-name="Bad" style:base-cell-address="'NGINX Results Final'.J60"/>
    </style:style>
    <style:style style:name="ce808" style:family="table-cell" style:parent-style-name="Default" style:data-style-name="N99">
      <style:map style:condition="cell-content()=0" style:apply-style-name="Bad" style:base-cell-address="'NGINX Results Final'.J61"/>
    </style:style>
    <style:style style:name="ce809" style:family="table-cell" style:parent-style-name="Default" style:data-style-name="N99">
      <style:map style:condition="cell-content()=0" style:apply-style-name="Bad" style:base-cell-address="'NGINX Results Final'.J62"/>
    </style:style>
    <style:style style:name="ce810" style:family="table-cell" style:parent-style-name="Default" style:data-style-name="N99">
      <style:map style:condition="cell-content()=0" style:apply-style-name="Bad" style:base-cell-address="'NGINX Results Final'.J63"/>
    </style:style>
    <style:style style:name="ce811" style:family="table-cell" style:parent-style-name="Default" style:data-style-name="N99">
      <style:map style:condition="cell-content()=0" style:apply-style-name="Bad" style:base-cell-address="'NGINX Results Final'.J64"/>
    </style:style>
    <style:style style:name="ce812" style:family="table-cell" style:parent-style-name="Default" style:data-style-name="N99">
      <style:map style:condition="cell-content()=0" style:apply-style-name="Bad" style:base-cell-address="'NGINX Results Final'.J65"/>
    </style:style>
    <style:style style:name="ce813" style:family="table-cell" style:parent-style-name="Default" style:data-style-name="N99">
      <style:map style:condition="cell-content()=0" style:apply-style-name="Bad" style:base-cell-address="'NGINX Results Final'.J66"/>
    </style:style>
    <style:style style:name="ce814" style:family="table-cell" style:parent-style-name="Default" style:data-style-name="N99">
      <style:map style:condition="cell-content()=0" style:apply-style-name="Bad" style:base-cell-address="'NGINX Results Final'.J67"/>
    </style:style>
    <style:style style:name="ce815" style:family="table-cell" style:parent-style-name="Default" style:data-style-name="N99">
      <style:map style:condition="cell-content()=0" style:apply-style-name="Bad" style:base-cell-address="'NGINX Results Final'.J68"/>
    </style:style>
    <style:style style:name="ce816" style:family="table-cell" style:parent-style-name="Default" style:data-style-name="N99">
      <style:map style:condition="cell-content()=0" style:apply-style-name="Bad" style:base-cell-address="'NGINX Results Final'.J69"/>
    </style:style>
    <style:style style:name="ce817" style:family="table-cell" style:parent-style-name="Default" style:data-style-name="N99">
      <style:map style:condition="cell-content()=0" style:apply-style-name="Bad" style:base-cell-address="'NGINX Results Final'.J70"/>
    </style:style>
    <style:style style:name="ce818" style:family="table-cell" style:parent-style-name="Default" style:data-style-name="N99">
      <style:map style:condition="cell-content()=0" style:apply-style-name="Bad" style:base-cell-address="'NGINX Results Final'.J71"/>
    </style:style>
    <style:style style:name="ce819" style:family="table-cell" style:parent-style-name="Default" style:data-style-name="N99">
      <style:map style:condition="cell-content()=0" style:apply-style-name="Bad" style:base-cell-address="'NGINX Results Final'.J72"/>
    </style:style>
    <style:style style:name="ce820" style:family="table-cell" style:parent-style-name="Default" style:data-style-name="N99">
      <style:map style:condition="cell-content()=0" style:apply-style-name="Bad" style:base-cell-address="'NGINX Results Final'.J73"/>
    </style:style>
    <style:style style:name="ce821" style:family="table-cell" style:parent-style-name="Default" style:data-style-name="N99">
      <style:map style:condition="cell-content()=0" style:apply-style-name="Bad" style:base-cell-address="'NGINX Results Final'.J74"/>
    </style:style>
    <style:style style:name="ce822" style:family="table-cell" style:parent-style-name="Default" style:data-style-name="N99">
      <style:map style:condition="cell-content()=0" style:apply-style-name="Bad" style:base-cell-address="'NGINX Results Final'.J75"/>
    </style:style>
    <style:style style:name="ce823" style:family="table-cell" style:parent-style-name="Default" style:data-style-name="N99">
      <style:map style:condition="cell-content()=0" style:apply-style-name="Bad" style:base-cell-address="'NGINX Results Final'.J76"/>
    </style:style>
    <style:style style:name="ce824" style:family="table-cell" style:parent-style-name="Default" style:data-style-name="N99">
      <style:map style:condition="cell-content()=0" style:apply-style-name="Bad" style:base-cell-address="'NGINX Results Final'.J77"/>
    </style:style>
    <style:style style:name="ce825" style:family="table-cell" style:parent-style-name="Default" style:data-style-name="N99">
      <style:map style:condition="cell-content()=0" style:apply-style-name="Bad" style:base-cell-address="'NGINX Results Final'.J78"/>
    </style:style>
    <style:style style:name="ce826" style:family="table-cell" style:parent-style-name="Default" style:data-style-name="N99">
      <style:map style:condition="cell-content()=0" style:apply-style-name="Bad" style:base-cell-address="'NGINX Results Final'.J79"/>
    </style:style>
    <style:style style:name="ce827" style:family="table-cell" style:parent-style-name="Default" style:data-style-name="N99">
      <style:map style:condition="cell-content()=0" style:apply-style-name="Bad" style:base-cell-address="'NGINX Results Final'.J80"/>
    </style:style>
    <style:style style:name="ce828" style:family="table-cell" style:parent-style-name="Default" style:data-style-name="N99">
      <style:map style:condition="cell-content()=0" style:apply-style-name="Bad" style:base-cell-address="'NGINX Results Final'.J81"/>
    </style:style>
    <style:style style:name="ce829" style:family="table-cell" style:parent-style-name="Default" style:data-style-name="N99">
      <style:map style:condition="cell-content()=0" style:apply-style-name="Bad" style:base-cell-address="'NGINX Results Final'.J82"/>
    </style:style>
    <style:style style:name="ce830" style:family="table-cell" style:parent-style-name="Default" style:data-style-name="N99">
      <style:map style:condition="cell-content()=0" style:apply-style-name="Bad" style:base-cell-address="'NGINX Results Final'.J83"/>
    </style:style>
    <style:style style:name="ce831" style:family="table-cell" style:parent-style-name="Default" style:data-style-name="N99">
      <style:map style:condition="cell-content()=0" style:apply-style-name="Bad" style:base-cell-address="'NGINX Results Final'.J84"/>
    </style:style>
    <style:style style:name="ce832" style:family="table-cell" style:parent-style-name="Default" style:data-style-name="N99">
      <style:map style:condition="cell-content()=0" style:apply-style-name="Bad" style:base-cell-address="'NGINX Results Final'.J85"/>
    </style:style>
    <style:style style:name="ce833" style:family="table-cell" style:parent-style-name="Default" style:data-style-name="N99">
      <style:map style:condition="cell-content()=0" style:apply-style-name="Bad" style:base-cell-address="'NGINX Results Final'.J86"/>
    </style:style>
    <style:style style:name="ce834" style:family="table-cell" style:parent-style-name="Default" style:data-style-name="N99">
      <style:map style:condition="cell-content()=0" style:apply-style-name="Bad" style:base-cell-address="'NGINX Results Final'.J87"/>
    </style:style>
    <style:style style:name="ce835" style:family="table-cell" style:parent-style-name="Default" style:data-style-name="N99">
      <style:map style:condition="cell-content()=0" style:apply-style-name="Bad" style:base-cell-address="'NGINX Results Final'.J88"/>
    </style:style>
    <style:style style:name="ce836" style:family="table-cell" style:parent-style-name="Default" style:data-style-name="N99">
      <style:map style:condition="cell-content()=0" style:apply-style-name="Bad" style:base-cell-address="'NGINX Results Final'.J89"/>
    </style:style>
    <style:style style:name="ce837" style:family="table-cell" style:parent-style-name="Default" style:data-style-name="N99">
      <style:map style:condition="cell-content()=0" style:apply-style-name="Bad" style:base-cell-address="'NGINX Results Final'.J90"/>
    </style:style>
    <style:style style:name="ce838" style:family="table-cell" style:parent-style-name="Default" style:data-style-name="N99">
      <style:map style:condition="cell-content()=0" style:apply-style-name="Bad" style:base-cell-address="'NGINX Results Final'.J91"/>
    </style:style>
    <style:style style:name="ce839" style:family="table-cell" style:parent-style-name="Default" style:data-style-name="N99">
      <style:map style:condition="cell-content()=0" style:apply-style-name="Bad" style:base-cell-address="'NGINX Results Final'.J92"/>
    </style:style>
    <style:style style:name="ce840" style:family="table-cell" style:parent-style-name="Default" style:data-style-name="N99">
      <style:map style:condition="cell-content()=0" style:apply-style-name="Bad" style:base-cell-address="'NGINX Results Final'.J93"/>
    </style:style>
    <style:style style:name="ce841" style:family="table-cell" style:parent-style-name="Default" style:data-style-name="N99">
      <style:map style:condition="cell-content()=0" style:apply-style-name="Bad" style:base-cell-address="'NGINX Results Final'.J94"/>
    </style:style>
    <style:style style:name="ce842" style:family="table-cell" style:parent-style-name="Default" style:data-style-name="N99">
      <style:map style:condition="cell-content()=0" style:apply-style-name="Bad" style:base-cell-address="'NGINX Results Final'.J95"/>
    </style:style>
    <style:style style:name="ce843" style:family="table-cell" style:parent-style-name="Default" style:data-style-name="N99">
      <style:map style:condition="cell-content()=0" style:apply-style-name="Bad" style:base-cell-address="'NGINX Results Final'.J96"/>
    </style:style>
    <style:style style:name="ce844" style:family="table-cell" style:parent-style-name="Default" style:data-style-name="N99">
      <style:map style:condition="cell-content()=0" style:apply-style-name="Bad" style:base-cell-address="'NGINX Results Final'.J97"/>
    </style:style>
    <style:style style:name="ce845" style:family="table-cell" style:parent-style-name="Default" style:data-style-name="N99">
      <style:map style:condition="cell-content()=0" style:apply-style-name="Bad" style:base-cell-address="'NGINX Results Final'.J98"/>
    </style:style>
    <style:style style:name="ce846" style:family="table-cell" style:parent-style-name="Default" style:data-style-name="N99">
      <style:map style:condition="cell-content()=0" style:apply-style-name="Bad" style:base-cell-address="'NGINX Results Final'.J99"/>
    </style:style>
    <style:style style:name="ce847" style:family="table-cell" style:parent-style-name="Default" style:data-style-name="N99">
      <style:map style:condition="cell-content()=0" style:apply-style-name="Bad" style:base-cell-address="'NGINX Results Final'.J100"/>
    </style:style>
    <style:style style:name="ce848" style:family="table-cell" style:parent-style-name="Default" style:data-style-name="N99">
      <style:map style:condition="cell-content()=0" style:apply-style-name="Bad" style:base-cell-address="'NGINX Results Final'.J101"/>
    </style:style>
    <style:style style:name="ce849" style:family="table-cell" style:parent-style-name="Default" style:data-style-name="N99">
      <style:map style:condition="cell-content()=0" style:apply-style-name="Bad" style:base-cell-address="'NGINX Results Final'.J102"/>
    </style:style>
    <style:style style:name="ce850" style:family="table-cell" style:parent-style-name="Default" style:data-style-name="N99">
      <style:map style:condition="cell-content()=0" style:apply-style-name="Bad" style:base-cell-address="'NGINX Results Final'.J103"/>
    </style:style>
    <style:style style:name="ce851" style:family="table-cell" style:parent-style-name="Default" style:data-style-name="N99">
      <style:map style:condition="cell-content()=0" style:apply-style-name="Bad" style:base-cell-address="'NGINX Results Final'.J104"/>
    </style:style>
    <style:style style:name="ce852" style:family="table-cell" style:parent-style-name="Default" style:data-style-name="N99">
      <style:map style:condition="cell-content()=0" style:apply-style-name="Bad" style:base-cell-address="'NGINX Results Final'.J105"/>
    </style:style>
    <style:style style:name="ce853" style:family="table-cell" style:parent-style-name="Default" style:data-style-name="N99">
      <style:map style:condition="cell-content()=0" style:apply-style-name="Bad" style:base-cell-address="'NGINX Results Final'.J106"/>
    </style:style>
    <style:style style:name="ce854" style:family="table-cell" style:parent-style-name="Default" style:data-style-name="N99">
      <style:map style:condition="cell-content()=0" style:apply-style-name="Bad" style:base-cell-address="'NGINX Results Final'.J107"/>
    </style:style>
    <style:style style:name="ce855" style:family="table-cell" style:parent-style-name="Default" style:data-style-name="N99">
      <style:map style:condition="cell-content()=0" style:apply-style-name="Bad" style:base-cell-address="'NGINX Results Final'.J108"/>
    </style:style>
    <style:style style:name="ce856" style:family="table-cell" style:parent-style-name="Default" style:data-style-name="N99">
      <style:map style:condition="cell-content()=0" style:apply-style-name="Bad" style:base-cell-address="'NGINX Results Final'.J109"/>
    </style:style>
    <style:style style:name="ce857" style:family="table-cell" style:parent-style-name="Default" style:data-style-name="N99">
      <style:map style:condition="cell-content()=0" style:apply-style-name="Bad" style:base-cell-address="'NGINX Results Final'.J110"/>
    </style:style>
    <style:style style:name="ce858" style:family="table-cell" style:parent-style-name="Default" style:data-style-name="N99">
      <style:map style:condition="cell-content()=0" style:apply-style-name="Bad" style:base-cell-address="'NGINX Results Final'.J111"/>
    </style:style>
    <style:style style:name="ce859" style:family="table-cell" style:parent-style-name="Default" style:data-style-name="N99">
      <style:map style:condition="cell-content()=0" style:apply-style-name="Bad" style:base-cell-address="'NGINX Results Final'.J112"/>
    </style:style>
    <style:style style:name="ce860" style:family="table-cell" style:parent-style-name="Default" style:data-style-name="N99">
      <style:map style:condition="cell-content()=0" style:apply-style-name="Bad" style:base-cell-address="'NGINX Results Final'.J113"/>
    </style:style>
    <style:style style:name="ce861" style:family="table-cell" style:parent-style-name="Default" style:data-style-name="N99">
      <style:map style:condition="cell-content()=0" style:apply-style-name="Bad" style:base-cell-address="'NGINX Results Final'.J114"/>
    </style:style>
    <style:style style:name="ce862" style:family="table-cell" style:parent-style-name="Default" style:data-style-name="N99">
      <style:map style:condition="cell-content()=0" style:apply-style-name="Bad" style:base-cell-address="'NGINX Results Final'.J115"/>
    </style:style>
    <style:style style:name="ce863" style:family="table-cell" style:parent-style-name="Default" style:data-style-name="N99">
      <style:map style:condition="cell-content()=0" style:apply-style-name="Bad" style:base-cell-address="'NGINX Results Final'.J116"/>
    </style:style>
    <style:style style:name="ce864" style:family="table-cell" style:parent-style-name="Default" style:data-style-name="N99">
      <style:map style:condition="cell-content()=0" style:apply-style-name="Bad" style:base-cell-address="'NGINX Results Final'.J117"/>
    </style:style>
    <style:style style:name="ce865" style:family="table-cell" style:parent-style-name="Default" style:data-style-name="N99">
      <style:map style:condition="cell-content()=0" style:apply-style-name="Bad" style:base-cell-address="'NGINX Results Final'.J118"/>
    </style:style>
    <style:style style:name="ce866" style:family="table-cell" style:parent-style-name="Default" style:data-style-name="N99">
      <style:map style:condition="cell-content()=0" style:apply-style-name="Bad" style:base-cell-address="'NGINX Results Final'.J119"/>
    </style:style>
    <style:style style:name="ce867" style:family="table-cell" style:parent-style-name="Default" style:data-style-name="N99">
      <style:map style:condition="cell-content()=0" style:apply-style-name="Bad" style:base-cell-address="'NGINX Results Final'.J120"/>
    </style:style>
    <style:style style:name="ce868" style:family="table-cell" style:parent-style-name="Default" style:data-style-name="N99">
      <style:map style:condition="cell-content()=0" style:apply-style-name="Bad" style:base-cell-address="'NGINX Results Final'.J121"/>
    </style:style>
    <style:style style:name="ce869" style:family="table-cell" style:parent-style-name="Default" style:data-style-name="N99">
      <style:map style:condition="cell-content()=0" style:apply-style-name="Bad" style:base-cell-address="'NGINX Results Final'.J122"/>
    </style:style>
    <style:style style:name="ce870" style:family="table-cell" style:parent-style-name="Default" style:data-style-name="N99">
      <style:map style:condition="cell-content()=0" style:apply-style-name="Bad" style:base-cell-address="'NGINX Results Final'.J123"/>
    </style:style>
    <style:style style:name="ce871" style:family="table-cell" style:parent-style-name="Default" style:data-style-name="N99">
      <style:map style:condition="cell-content()=0" style:apply-style-name="Bad" style:base-cell-address="'NGINX Results Final'.J124"/>
    </style:style>
    <style:style style:name="ce872" style:family="table-cell" style:parent-style-name="Default" style:data-style-name="N99">
      <style:map style:condition="cell-content()=0" style:apply-style-name="Bad" style:base-cell-address="'NGINX Results Final'.J125"/>
    </style:style>
    <style:style style:name="ce873" style:family="table-cell" style:parent-style-name="Default" style:data-style-name="N99">
      <style:map style:condition="cell-content()=0" style:apply-style-name="Bad" style:base-cell-address="'NGINX Results Final'.J126"/>
    </style:style>
    <style:style style:name="ce874" style:family="table-cell" style:parent-style-name="Default" style:data-style-name="N99">
      <style:map style:condition="cell-content()=0" style:apply-style-name="Bad" style:base-cell-address="'NGINX Results Final'.J127"/>
    </style:style>
    <style:style style:name="ce875" style:family="table-cell" style:parent-style-name="Default" style:data-style-name="N99">
      <style:map style:condition="cell-content()=0" style:apply-style-name="Bad" style:base-cell-address="'NGINX Results Final'.J128"/>
    </style:style>
    <style:style style:name="ce876" style:family="table-cell" style:parent-style-name="Default" style:data-style-name="N99">
      <style:map style:condition="cell-content()=0" style:apply-style-name="Bad" style:base-cell-address="'NGINX Results Final'.J129"/>
    </style:style>
    <style:style style:name="ce877" style:family="table-cell" style:parent-style-name="Default" style:data-style-name="N99">
      <style:map style:condition="cell-content()=0" style:apply-style-name="Bad" style:base-cell-address="'NGINX Results Final'.J130"/>
    </style:style>
    <style:style style:name="ce878" style:family="table-cell" style:parent-style-name="Default" style:data-style-name="N99">
      <style:map style:condition="cell-content()=0" style:apply-style-name="Bad" style:base-cell-address="'NGINX Results Final'.J131"/>
    </style:style>
    <style:style style:name="ce879" style:family="table-cell" style:parent-style-name="Default" style:data-style-name="N99">
      <style:map style:condition="cell-content()=0" style:apply-style-name="Bad" style:base-cell-address="'NGINX Results Final'.J132"/>
    </style:style>
    <style:style style:name="ce880" style:family="table-cell" style:parent-style-name="Default" style:data-style-name="N99">
      <style:map style:condition="cell-content()=0" style:apply-style-name="Bad" style:base-cell-address="'NGINX Results Final'.J133"/>
    </style:style>
    <style:style style:name="ce881" style:family="table-cell" style:parent-style-name="Default" style:data-style-name="N99">
      <style:map style:condition="cell-content()=0" style:apply-style-name="Bad" style:base-cell-address="'NGINX Results Final'.J134"/>
    </style:style>
    <style:style style:name="ce882" style:family="table-cell" style:parent-style-name="Default" style:data-style-name="N99">
      <style:map style:condition="cell-content()=0" style:apply-style-name="Bad" style:base-cell-address="'NGINX Results Final'.J135"/>
    </style:style>
    <style:style style:name="ce883" style:family="table-cell" style:parent-style-name="Default" style:data-style-name="N99">
      <style:map style:condition="cell-content()=0" style:apply-style-name="Bad" style:base-cell-address="'NGINX Results Final'.J136"/>
    </style:style>
    <style:style style:name="ce884" style:family="table-cell" style:parent-style-name="Default" style:data-style-name="N99">
      <style:map style:condition="cell-content()=0" style:apply-style-name="Bad" style:base-cell-address="'NGINX Results Final'.J137"/>
    </style:style>
    <style:style style:name="ce885" style:family="table-cell" style:parent-style-name="Default" style:data-style-name="N99">
      <style:map style:condition="cell-content()=0" style:apply-style-name="Bad" style:base-cell-address="'NGINX Results Final'.J138"/>
    </style:style>
    <style:style style:name="ce886" style:family="table-cell" style:parent-style-name="Default" style:data-style-name="N99">
      <style:map style:condition="cell-content()=0" style:apply-style-name="Bad" style:base-cell-address="'NGINX Results Final'.J139"/>
    </style:style>
    <style:style style:name="ce887" style:family="table-cell" style:parent-style-name="Default" style:data-style-name="N99">
      <style:map style:condition="cell-content()=0" style:apply-style-name="Bad" style:base-cell-address="'NGINX Results Final'.J140"/>
    </style:style>
    <style:style style:name="ce888" style:family="table-cell" style:parent-style-name="Default" style:data-style-name="N99">
      <style:map style:condition="cell-content()=0" style:apply-style-name="Bad" style:base-cell-address="'NGINX Results Final'.J141"/>
    </style:style>
    <style:style style:name="ce889" style:family="table-cell" style:parent-style-name="Default" style:data-style-name="N99">
      <style:map style:condition="cell-content()=0" style:apply-style-name="Bad" style:base-cell-address="'NGINX Results Final'.J142"/>
    </style:style>
    <style:style style:name="ce890" style:family="table-cell" style:parent-style-name="Default" style:data-style-name="N99">
      <style:map style:condition="cell-content()=0" style:apply-style-name="Bad" style:base-cell-address="'NGINX Results Final'.J143"/>
    </style:style>
    <style:style style:name="ce891" style:family="table-cell" style:parent-style-name="Default" style:data-style-name="N99">
      <style:map style:condition="cell-content()=0" style:apply-style-name="Bad" style:base-cell-address="'NGINX Results Final'.J144"/>
    </style:style>
    <style:style style:name="ce895" style:family="table-cell" style:parent-style-name="Default" style:data-style-name="N99">
      <style:map style:condition="cell-content()=0" style:apply-style-name="Bad" style:base-cell-address="'NGINX Results Final'.J145"/>
    </style:style>
    <style:style style:name="ce89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9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9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903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904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906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  <style:style style:name="ce908" style:family="table-cell" style:parent-style-name="Default" style:data-style-name="N99">
      <style:map style:condition="cell-content()=0" style:apply-style-name="Bad" style:base-cell-address="'NodeJS Results Final'.M2"/>
    </style:style>
    <style:style style:name="ce909" style:family="table-cell" style:parent-style-name="Default" style:data-style-name="N99">
      <style:map style:condition="cell-content()=0" style:apply-style-name="Bad" style:base-cell-address="'NodeJS Results Final'.M3"/>
    </style:style>
    <style:style style:name="ce910" style:family="table-cell" style:parent-style-name="Default" style:data-style-name="N99">
      <style:map style:condition="cell-content()=0" style:apply-style-name="Bad" style:base-cell-address="'NodeJS Results Final'.M4"/>
    </style:style>
    <style:style style:name="ce911" style:family="table-cell" style:parent-style-name="Default" style:data-style-name="N99">
      <style:map style:condition="cell-content()=0" style:apply-style-name="Bad" style:base-cell-address="'NodeJS Results Final'.M5"/>
    </style:style>
    <style:style style:name="ce912" style:family="table-cell" style:parent-style-name="Default" style:data-style-name="N99">
      <style:map style:condition="cell-content()=0" style:apply-style-name="Bad" style:base-cell-address="'NodeJS Results Final'.M6"/>
    </style:style>
    <style:style style:name="ce913" style:family="table-cell" style:parent-style-name="Default" style:data-style-name="N99">
      <style:map style:condition="cell-content()=0" style:apply-style-name="Bad" style:base-cell-address="'NodeJS Results Final'.M7"/>
    </style:style>
    <style:style style:name="ce914" style:family="table-cell" style:parent-style-name="Default" style:data-style-name="N99">
      <style:map style:condition="cell-content()=0" style:apply-style-name="Bad" style:base-cell-address="'NodeJS Results Final'.M8"/>
    </style:style>
    <style:style style:name="ce915" style:family="table-cell" style:parent-style-name="Default" style:data-style-name="N99">
      <style:map style:condition="cell-content()=0" style:apply-style-name="Bad" style:base-cell-address="'NodeJS Results Final'.M9"/>
    </style:style>
    <style:style style:name="ce916" style:family="table-cell" style:parent-style-name="Default" style:data-style-name="N99">
      <style:map style:condition="cell-content()=0" style:apply-style-name="Bad" style:base-cell-address="'NodeJS Results Final'.M10"/>
    </style:style>
    <style:style style:name="ce917" style:family="table-cell" style:parent-style-name="Default" style:data-style-name="N99">
      <style:map style:condition="cell-content()=0" style:apply-style-name="Bad" style:base-cell-address="'NodeJS Results Final'.M11"/>
    </style:style>
    <style:style style:name="ce918" style:family="table-cell" style:parent-style-name="Default" style:data-style-name="N99">
      <style:map style:condition="cell-content()=0" style:apply-style-name="Bad" style:base-cell-address="'NodeJS Results Final'.M12"/>
    </style:style>
    <style:style style:name="ce919" style:family="table-cell" style:parent-style-name="Default" style:data-style-name="N99">
      <style:map style:condition="cell-content()=0" style:apply-style-name="Bad" style:base-cell-address="'NodeJS Results Final'.M13"/>
    </style:style>
    <style:style style:name="ce920" style:family="table-cell" style:parent-style-name="Default" style:data-style-name="N99">
      <style:map style:condition="cell-content()=0" style:apply-style-name="Bad" style:base-cell-address="'NodeJS Results Final'.M14"/>
    </style:style>
    <style:style style:name="ce921" style:family="table-cell" style:parent-style-name="Default" style:data-style-name="N99">
      <style:map style:condition="cell-content()=0" style:apply-style-name="Bad" style:base-cell-address="'NodeJS Results Final'.M15"/>
    </style:style>
    <style:style style:name="ce922" style:family="table-cell" style:parent-style-name="Default" style:data-style-name="N99">
      <style:map style:condition="cell-content()=0" style:apply-style-name="Bad" style:base-cell-address="'NodeJS Results Final'.M16"/>
    </style:style>
    <style:style style:name="ce923" style:family="table-cell" style:parent-style-name="Default" style:data-style-name="N99">
      <style:map style:condition="cell-content()=0" style:apply-style-name="Bad" style:base-cell-address="'NodeJS Results Final'.M17"/>
    </style:style>
    <style:style style:name="ce924" style:family="table-cell" style:parent-style-name="Default" style:data-style-name="N99">
      <style:map style:condition="cell-content()=0" style:apply-style-name="Bad" style:base-cell-address="'NodeJS Results Final'.M18"/>
    </style:style>
    <style:style style:name="ce925" style:family="table-cell" style:parent-style-name="Default" style:data-style-name="N99">
      <style:map style:condition="cell-content()=0" style:apply-style-name="Bad" style:base-cell-address="'NodeJS Results Final'.M19"/>
    </style:style>
    <style:style style:name="ce926" style:family="table-cell" style:parent-style-name="Default" style:data-style-name="N99">
      <style:map style:condition="cell-content()=0" style:apply-style-name="Bad" style:base-cell-address="'NodeJS Results Final'.M20"/>
    </style:style>
    <style:style style:name="ce927" style:family="table-cell" style:parent-style-name="Default" style:data-style-name="N99">
      <style:map style:condition="cell-content()=0" style:apply-style-name="Bad" style:base-cell-address="'NodeJS Results Final'.M21"/>
    </style:style>
    <style:style style:name="ce928" style:family="table-cell" style:parent-style-name="Default" style:data-style-name="N99">
      <style:map style:condition="cell-content()=0" style:apply-style-name="Bad" style:base-cell-address="'NodeJS Results Final'.M22"/>
    </style:style>
    <style:style style:name="ce929" style:family="table-cell" style:parent-style-name="Default" style:data-style-name="N99">
      <style:map style:condition="cell-content()=0" style:apply-style-name="Bad" style:base-cell-address="'NodeJS Results Final'.M23"/>
    </style:style>
    <style:style style:name="ce930" style:family="table-cell" style:parent-style-name="Default" style:data-style-name="N99">
      <style:map style:condition="cell-content()=0" style:apply-style-name="Bad" style:base-cell-address="'NodeJS Results Final'.M24"/>
    </style:style>
    <style:style style:name="ce931" style:family="table-cell" style:parent-style-name="Default" style:data-style-name="N99">
      <style:map style:condition="cell-content()=0" style:apply-style-name="Bad" style:base-cell-address="'NodeJS Results Final'.M25"/>
    </style:style>
    <style:style style:name="ce932" style:family="table-cell" style:parent-style-name="Default" style:data-style-name="N99">
      <style:map style:condition="cell-content()=0" style:apply-style-name="Bad" style:base-cell-address="'NodeJS Results Final'.M26"/>
    </style:style>
    <style:style style:name="ce933" style:family="table-cell" style:parent-style-name="Default" style:data-style-name="N99">
      <style:map style:condition="cell-content()=0" style:apply-style-name="Bad" style:base-cell-address="'NodeJS Results Final'.M27"/>
    </style:style>
    <style:style style:name="ce934" style:family="table-cell" style:parent-style-name="Default" style:data-style-name="N99">
      <style:map style:condition="cell-content()=0" style:apply-style-name="Bad" style:base-cell-address="'NodeJS Results Final'.M28"/>
    </style:style>
    <style:style style:name="ce935" style:family="table-cell" style:parent-style-name="Default" style:data-style-name="N99">
      <style:map style:condition="cell-content()=0" style:apply-style-name="Bad" style:base-cell-address="'NodeJS Results Final'.M29"/>
    </style:style>
    <style:style style:name="ce936" style:family="table-cell" style:parent-style-name="Default" style:data-style-name="N99">
      <style:map style:condition="cell-content()=0" style:apply-style-name="Bad" style:base-cell-address="'NodeJS Results Final'.M30"/>
    </style:style>
    <style:style style:name="ce937" style:family="table-cell" style:parent-style-name="Default" style:data-style-name="N99">
      <style:map style:condition="cell-content()=0" style:apply-style-name="Bad" style:base-cell-address="'NodeJS Results Final'.M31"/>
    </style:style>
    <style:style style:name="ce938" style:family="table-cell" style:parent-style-name="Default" style:data-style-name="N99">
      <style:map style:condition="cell-content()=0" style:apply-style-name="Bad" style:base-cell-address="'NodeJS Results Final'.M32"/>
    </style:style>
    <style:style style:name="ce939" style:family="table-cell" style:parent-style-name="Default" style:data-style-name="N99">
      <style:map style:condition="cell-content()=0" style:apply-style-name="Bad" style:base-cell-address="'NodeJS Results Final'.M33"/>
    </style:style>
    <style:style style:name="ce940" style:family="table-cell" style:parent-style-name="Default" style:data-style-name="N99">
      <style:map style:condition="cell-content()=0" style:apply-style-name="Bad" style:base-cell-address="'NodeJS Results Final'.M34"/>
    </style:style>
    <style:style style:name="ce941" style:family="table-cell" style:parent-style-name="Default" style:data-style-name="N99">
      <style:map style:condition="cell-content()=0" style:apply-style-name="Bad" style:base-cell-address="'NodeJS Results Final'.M35"/>
    </style:style>
    <style:style style:name="ce942" style:family="table-cell" style:parent-style-name="Default" style:data-style-name="N99">
      <style:map style:condition="cell-content()=0" style:apply-style-name="Bad" style:base-cell-address="'NodeJS Results Final'.M36"/>
    </style:style>
    <style:style style:name="ce943" style:family="table-cell" style:parent-style-name="Default" style:data-style-name="N99">
      <style:map style:condition="cell-content()=0" style:apply-style-name="Bad" style:base-cell-address="'NodeJS Results Final'.M37"/>
    </style:style>
    <style:style style:name="ce944" style:family="table-cell" style:parent-style-name="Default" style:data-style-name="N99">
      <style:map style:condition="cell-content()=0" style:apply-style-name="Bad" style:base-cell-address="'NodeJS Results Final'.M38"/>
    </style:style>
    <style:style style:name="ce945" style:family="table-cell" style:parent-style-name="Default" style:data-style-name="N99">
      <style:map style:condition="cell-content()=0" style:apply-style-name="Bad" style:base-cell-address="'NodeJS Results Final'.M39"/>
    </style:style>
    <style:style style:name="ce946" style:family="table-cell" style:parent-style-name="Default" style:data-style-name="N99">
      <style:map style:condition="cell-content()=0" style:apply-style-name="Bad" style:base-cell-address="'NodeJS Results Final'.M40"/>
    </style:style>
    <style:style style:name="ce947" style:family="table-cell" style:parent-style-name="Default" style:data-style-name="N99">
      <style:map style:condition="cell-content()=0" style:apply-style-name="Bad" style:base-cell-address="'NodeJS Results Final'.M41"/>
    </style:style>
    <style:style style:name="ce948" style:family="table-cell" style:parent-style-name="Default" style:data-style-name="N99">
      <style:map style:condition="cell-content()=0" style:apply-style-name="Bad" style:base-cell-address="'NodeJS Results Final'.M42"/>
    </style:style>
    <style:style style:name="ce949" style:family="table-cell" style:parent-style-name="Default" style:data-style-name="N99">
      <style:map style:condition="cell-content()=0" style:apply-style-name="Bad" style:base-cell-address="'NodeJS Results Final'.M43"/>
    </style:style>
    <style:style style:name="ce950" style:family="table-cell" style:parent-style-name="Default" style:data-style-name="N99">
      <style:map style:condition="cell-content()=0" style:apply-style-name="Bad" style:base-cell-address="'NodeJS Results Final'.M44"/>
    </style:style>
    <style:style style:name="ce951" style:family="table-cell" style:parent-style-name="Default" style:data-style-name="N99">
      <style:map style:condition="cell-content()=0" style:apply-style-name="Bad" style:base-cell-address="'NodeJS Results Final'.M45"/>
    </style:style>
    <style:style style:name="ce952" style:family="table-cell" style:parent-style-name="Default" style:data-style-name="N99">
      <style:map style:condition="cell-content()=0" style:apply-style-name="Bad" style:base-cell-address="'NodeJS Results Final'.M46"/>
    </style:style>
    <style:style style:name="ce953" style:family="table-cell" style:parent-style-name="Default" style:data-style-name="N99">
      <style:map style:condition="cell-content()=0" style:apply-style-name="Bad" style:base-cell-address="'NodeJS Results Final'.M47"/>
    </style:style>
    <style:style style:name="ce954" style:family="table-cell" style:parent-style-name="Default" style:data-style-name="N99">
      <style:map style:condition="cell-content()=0" style:apply-style-name="Bad" style:base-cell-address="'NodeJS Results Final'.M48"/>
    </style:style>
    <style:style style:name="ce955" style:family="table-cell" style:parent-style-name="Default" style:data-style-name="N99">
      <style:map style:condition="cell-content()=0" style:apply-style-name="Bad" style:base-cell-address="'NodeJS Results Final'.M49"/>
    </style:style>
    <style:style style:name="ce956" style:family="table-cell" style:parent-style-name="Default" style:data-style-name="N99">
      <style:map style:condition="cell-content()=0" style:apply-style-name="Bad" style:base-cell-address="'NodeJS Results Final'.M50"/>
    </style:style>
    <style:style style:name="ce957" style:family="table-cell" style:parent-style-name="Default" style:data-style-name="N99">
      <style:map style:condition="cell-content()=0" style:apply-style-name="Bad" style:base-cell-address="'NodeJS Results Final'.M51"/>
    </style:style>
    <style:style style:name="ce958" style:family="table-cell" style:parent-style-name="Default" style:data-style-name="N99">
      <style:map style:condition="cell-content()=0" style:apply-style-name="Bad" style:base-cell-address="'NodeJS Results Final'.M52"/>
    </style:style>
    <style:style style:name="ce959" style:family="table-cell" style:parent-style-name="Default" style:data-style-name="N99">
      <style:map style:condition="cell-content()=0" style:apply-style-name="Bad" style:base-cell-address="'NodeJS Results Final'.M53"/>
    </style:style>
    <style:style style:name="ce960" style:family="table-cell" style:parent-style-name="Default" style:data-style-name="N99">
      <style:map style:condition="cell-content()=0" style:apply-style-name="Bad" style:base-cell-address="'NodeJS Results Final'.M54"/>
    </style:style>
    <style:style style:name="ce961" style:family="table-cell" style:parent-style-name="Default" style:data-style-name="N99">
      <style:map style:condition="cell-content()=0" style:apply-style-name="Bad" style:base-cell-address="'NodeJS Results Final'.M55"/>
    </style:style>
    <style:style style:name="ce962" style:family="table-cell" style:parent-style-name="Default" style:data-style-name="N99">
      <style:map style:condition="cell-content()=0" style:apply-style-name="Bad" style:base-cell-address="'NodeJS Results Final'.M56"/>
    </style:style>
    <style:style style:name="ce963" style:family="table-cell" style:parent-style-name="Default" style:data-style-name="N99">
      <style:map style:condition="cell-content()=0" style:apply-style-name="Bad" style:base-cell-address="'NodeJS Results Final'.M57"/>
    </style:style>
    <style:style style:name="ce964" style:family="table-cell" style:parent-style-name="Default" style:data-style-name="N99">
      <style:map style:condition="cell-content()=0" style:apply-style-name="Bad" style:base-cell-address="'NodeJS Results Final'.M58"/>
    </style:style>
    <style:style style:name="ce965" style:family="table-cell" style:parent-style-name="Default" style:data-style-name="N99">
      <style:map style:condition="cell-content()=0" style:apply-style-name="Bad" style:base-cell-address="'NodeJS Results Final'.M59"/>
    </style:style>
    <style:style style:name="ce966" style:family="table-cell" style:parent-style-name="Default" style:data-style-name="N99">
      <style:map style:condition="cell-content()=0" style:apply-style-name="Bad" style:base-cell-address="'NodeJS Results Final'.M60"/>
    </style:style>
    <style:style style:name="ce967" style:family="table-cell" style:parent-style-name="Default" style:data-style-name="N99">
      <style:map style:condition="cell-content()=0" style:apply-style-name="Bad" style:base-cell-address="'NodeJS Results Final'.M61"/>
    </style:style>
    <style:style style:name="ce968" style:family="table-cell" style:parent-style-name="Default" style:data-style-name="N99">
      <style:map style:condition="cell-content()=0" style:apply-style-name="Bad" style:base-cell-address="'NodeJS Results Final'.M62"/>
    </style:style>
    <style:style style:name="ce969" style:family="table-cell" style:parent-style-name="Default" style:data-style-name="N99">
      <style:map style:condition="cell-content()=0" style:apply-style-name="Bad" style:base-cell-address="'NodeJS Results Final'.M63"/>
    </style:style>
    <style:style style:name="ce970" style:family="table-cell" style:parent-style-name="Default" style:data-style-name="N99">
      <style:map style:condition="cell-content()=0" style:apply-style-name="Bad" style:base-cell-address="'NodeJS Results Final'.M64"/>
    </style:style>
    <style:style style:name="ce971" style:family="table-cell" style:parent-style-name="Default" style:data-style-name="N99">
      <style:map style:condition="cell-content()=0" style:apply-style-name="Bad" style:base-cell-address="'NodeJS Results Final'.M65"/>
    </style:style>
    <style:style style:name="ce972" style:family="table-cell" style:parent-style-name="Default" style:data-style-name="N99">
      <style:map style:condition="cell-content()=0" style:apply-style-name="Bad" style:base-cell-address="'NodeJS Results Final'.M66"/>
    </style:style>
    <style:style style:name="ce973" style:family="table-cell" style:parent-style-name="Default" style:data-style-name="N99">
      <style:map style:condition="cell-content()=0" style:apply-style-name="Bad" style:base-cell-address="'NodeJS Results Final'.M67"/>
    </style:style>
    <style:style style:name="ce974" style:family="table-cell" style:parent-style-name="Default" style:data-style-name="N99">
      <style:map style:condition="cell-content()=0" style:apply-style-name="Bad" style:base-cell-address="'NodeJS Results Final'.M68"/>
    </style:style>
    <style:style style:name="ce975" style:family="table-cell" style:parent-style-name="Default" style:data-style-name="N99">
      <style:map style:condition="cell-content()=0" style:apply-style-name="Bad" style:base-cell-address="'NodeJS Results Final'.M69"/>
    </style:style>
    <style:style style:name="ce976" style:family="table-cell" style:parent-style-name="Default" style:data-style-name="N99">
      <style:map style:condition="cell-content()=0" style:apply-style-name="Bad" style:base-cell-address="'NodeJS Results Final'.M70"/>
    </style:style>
    <style:style style:name="ce977" style:family="table-cell" style:parent-style-name="Default" style:data-style-name="N99">
      <style:map style:condition="cell-content()=0" style:apply-style-name="Bad" style:base-cell-address="'NodeJS Results Final'.M71"/>
    </style:style>
    <style:style style:name="ce978" style:family="table-cell" style:parent-style-name="Default" style:data-style-name="N99">
      <style:map style:condition="cell-content()=0" style:apply-style-name="Bad" style:base-cell-address="'NodeJS Results Final'.M72"/>
    </style:style>
    <style:style style:name="ce979" style:family="table-cell" style:parent-style-name="Default" style:data-style-name="N99">
      <style:map style:condition="cell-content()=0" style:apply-style-name="Bad" style:base-cell-address="'NodeJS Results Final'.M73"/>
    </style:style>
    <style:style style:name="ce980" style:family="table-cell" style:parent-style-name="Default" style:data-style-name="N99">
      <style:map style:condition="cell-content()=0" style:apply-style-name="Bad" style:base-cell-address="'NodeJS Results Final'.M74"/>
    </style:style>
    <style:style style:name="ce981" style:family="table-cell" style:parent-style-name="Default" style:data-style-name="N99">
      <style:map style:condition="cell-content()=0" style:apply-style-name="Bad" style:base-cell-address="'NodeJS Results Final'.M75"/>
    </style:style>
    <style:style style:name="ce982" style:family="table-cell" style:parent-style-name="Default" style:data-style-name="N99">
      <style:map style:condition="cell-content()=0" style:apply-style-name="Bad" style:base-cell-address="'NodeJS Results Final'.M76"/>
    </style:style>
    <style:style style:name="ce983" style:family="table-cell" style:parent-style-name="Default" style:data-style-name="N99">
      <style:map style:condition="cell-content()=0" style:apply-style-name="Bad" style:base-cell-address="'NodeJS Results Final'.M77"/>
    </style:style>
    <style:style style:name="ce984" style:family="table-cell" style:parent-style-name="Default" style:data-style-name="N99">
      <style:map style:condition="cell-content()=0" style:apply-style-name="Bad" style:base-cell-address="'NodeJS Results Final'.M78"/>
    </style:style>
    <style:style style:name="ce985" style:family="table-cell" style:parent-style-name="Default" style:data-style-name="N99">
      <style:map style:condition="cell-content()=0" style:apply-style-name="Bad" style:base-cell-address="'NodeJS Results Final'.M79"/>
    </style:style>
    <style:style style:name="ce986" style:family="table-cell" style:parent-style-name="Default" style:data-style-name="N99">
      <style:map style:condition="cell-content()=0" style:apply-style-name="Bad" style:base-cell-address="'NodeJS Results Final'.M80"/>
    </style:style>
    <style:style style:name="ce987" style:family="table-cell" style:parent-style-name="Default" style:data-style-name="N99">
      <style:map style:condition="cell-content()=0" style:apply-style-name="Bad" style:base-cell-address="'NodeJS Results Final'.M81"/>
    </style:style>
    <style:style style:name="ce988" style:family="table-cell" style:parent-style-name="Default" style:data-style-name="N99">
      <style:map style:condition="cell-content()=0" style:apply-style-name="Bad" style:base-cell-address="'NodeJS Results Final'.M82"/>
    </style:style>
    <style:style style:name="ce989" style:family="table-cell" style:parent-style-name="Default" style:data-style-name="N99">
      <style:map style:condition="cell-content()=0" style:apply-style-name="Bad" style:base-cell-address="'NodeJS Results Final'.M83"/>
    </style:style>
    <style:style style:name="ce990" style:family="table-cell" style:parent-style-name="Default" style:data-style-name="N99">
      <style:map style:condition="cell-content()=0" style:apply-style-name="Bad" style:base-cell-address="'NodeJS Results Final'.M84"/>
    </style:style>
    <style:style style:name="ce991" style:family="table-cell" style:parent-style-name="Default" style:data-style-name="N99">
      <style:map style:condition="cell-content()=0" style:apply-style-name="Bad" style:base-cell-address="'NodeJS Results Final'.M85"/>
    </style:style>
    <style:style style:name="ce992" style:family="table-cell" style:parent-style-name="Default" style:data-style-name="N99">
      <style:map style:condition="cell-content()=0" style:apply-style-name="Bad" style:base-cell-address="'NodeJS Results Final'.M86"/>
    </style:style>
    <style:style style:name="ce993" style:family="table-cell" style:parent-style-name="Default" style:data-style-name="N99">
      <style:map style:condition="cell-content()=0" style:apply-style-name="Bad" style:base-cell-address="'NodeJS Results Final'.M87"/>
    </style:style>
    <style:style style:name="ce994" style:family="table-cell" style:parent-style-name="Default" style:data-style-name="N99">
      <style:map style:condition="cell-content()=0" style:apply-style-name="Bad" style:base-cell-address="'NodeJS Results Final'.M88"/>
    </style:style>
    <style:style style:name="ce995" style:family="table-cell" style:parent-style-name="Default" style:data-style-name="N99">
      <style:map style:condition="cell-content()=0" style:apply-style-name="Bad" style:base-cell-address="'NodeJS Results Final'.M89"/>
    </style:style>
    <style:style style:name="ce996" style:family="table-cell" style:parent-style-name="Default" style:data-style-name="N99">
      <style:map style:condition="cell-content()=0" style:apply-style-name="Bad" style:base-cell-address="'NodeJS Results Final'.M90"/>
    </style:style>
    <style:style style:name="ce997" style:family="table-cell" style:parent-style-name="Default" style:data-style-name="N99">
      <style:map style:condition="cell-content()=0" style:apply-style-name="Bad" style:base-cell-address="'NodeJS Results Final'.M91"/>
    </style:style>
    <style:style style:name="ce998" style:family="table-cell" style:parent-style-name="Default" style:data-style-name="N99">
      <style:map style:condition="cell-content()=0" style:apply-style-name="Bad" style:base-cell-address="'NodeJS Results Final'.M92"/>
    </style:style>
    <style:style style:name="ce999" style:family="table-cell" style:parent-style-name="Default" style:data-style-name="N99">
      <style:map style:condition="cell-content()=0" style:apply-style-name="Bad" style:base-cell-address="'NodeJS Results Final'.M93"/>
    </style:style>
    <style:style style:name="ce1000" style:family="table-cell" style:parent-style-name="Default" style:data-style-name="N99">
      <style:map style:condition="cell-content()=0" style:apply-style-name="Bad" style:base-cell-address="'NodeJS Results Final'.M94"/>
    </style:style>
    <style:style style:name="ce1001" style:family="table-cell" style:parent-style-name="Default" style:data-style-name="N99">
      <style:map style:condition="cell-content()=0" style:apply-style-name="Bad" style:base-cell-address="'NodeJS Results Final'.M95"/>
    </style:style>
    <style:style style:name="ce1002" style:family="table-cell" style:parent-style-name="Default" style:data-style-name="N99">
      <style:map style:condition="cell-content()=0" style:apply-style-name="Bad" style:base-cell-address="'NodeJS Results Final'.M96"/>
    </style:style>
    <style:style style:name="ce1003" style:family="table-cell" style:parent-style-name="Default" style:data-style-name="N99">
      <style:map style:condition="cell-content()=0" style:apply-style-name="Bad" style:base-cell-address="'NodeJS Results Final'.M97"/>
    </style:style>
    <style:style style:name="ce1004" style:family="table-cell" style:parent-style-name="Default" style:data-style-name="N99">
      <style:map style:condition="cell-content()=0" style:apply-style-name="Bad" style:base-cell-address="'NodeJS Results Final'.M98"/>
    </style:style>
    <style:style style:name="ce1005" style:family="table-cell" style:parent-style-name="Default" style:data-style-name="N99">
      <style:map style:condition="cell-content()=0" style:apply-style-name="Bad" style:base-cell-address="'NodeJS Results Final'.M99"/>
    </style:style>
    <style:style style:name="ce1006" style:family="table-cell" style:parent-style-name="Default" style:data-style-name="N99">
      <style:map style:condition="cell-content()=0" style:apply-style-name="Bad" style:base-cell-address="'NodeJS Results Final'.M100"/>
    </style:style>
    <style:style style:name="ce1007" style:family="table-cell" style:parent-style-name="Default" style:data-style-name="N99">
      <style:map style:condition="cell-content()=0" style:apply-style-name="Bad" style:base-cell-address="'NodeJS Results Final'.M101"/>
    </style:style>
    <style:style style:name="ce1008" style:family="table-cell" style:parent-style-name="Default" style:data-style-name="N99">
      <style:map style:condition="cell-content()=0" style:apply-style-name="Bad" style:base-cell-address="'NodeJS Results Final'.M102"/>
    </style:style>
    <style:style style:name="ce1009" style:family="table-cell" style:parent-style-name="Default" style:data-style-name="N99">
      <style:map style:condition="cell-content()=0" style:apply-style-name="Bad" style:base-cell-address="'NodeJS Results Final'.M103"/>
    </style:style>
    <style:style style:name="ce1010" style:family="table-cell" style:parent-style-name="Default" style:data-style-name="N99">
      <style:map style:condition="cell-content()=0" style:apply-style-name="Bad" style:base-cell-address="'NodeJS Results Final'.M104"/>
    </style:style>
    <style:style style:name="ce1011" style:family="table-cell" style:parent-style-name="Default" style:data-style-name="N99">
      <style:map style:condition="cell-content()=0" style:apply-style-name="Bad" style:base-cell-address="'NodeJS Results Final'.M105"/>
    </style:style>
    <style:style style:name="ce1012" style:family="table-cell" style:parent-style-name="Default" style:data-style-name="N99">
      <style:map style:condition="cell-content()=0" style:apply-style-name="Bad" style:base-cell-address="'NodeJS Results Final'.M106"/>
    </style:style>
    <style:style style:name="ce1013" style:family="table-cell" style:parent-style-name="Default" style:data-style-name="N99">
      <style:map style:condition="cell-content()=0" style:apply-style-name="Bad" style:base-cell-address="'NodeJS Results Final'.M107"/>
    </style:style>
    <style:style style:name="ce1014" style:family="table-cell" style:parent-style-name="Default" style:data-style-name="N99">
      <style:map style:condition="cell-content()=0" style:apply-style-name="Bad" style:base-cell-address="'NodeJS Results Final'.M108"/>
    </style:style>
    <style:style style:name="ce1015" style:family="table-cell" style:parent-style-name="Default" style:data-style-name="N99">
      <style:map style:condition="cell-content()=0" style:apply-style-name="Bad" style:base-cell-address="'NodeJS Results Final'.M109"/>
    </style:style>
    <style:style style:name="ce1016" style:family="table-cell" style:parent-style-name="Default" style:data-style-name="N99">
      <style:map style:condition="cell-content()=0" style:apply-style-name="Bad" style:base-cell-address="'NodeJS Results Final'.M110"/>
    </style:style>
    <style:style style:name="ce1017" style:family="table-cell" style:parent-style-name="Default" style:data-style-name="N99">
      <style:map style:condition="cell-content()=0" style:apply-style-name="Bad" style:base-cell-address="'NodeJS Results Final'.M111"/>
    </style:style>
    <style:style style:name="ce1018" style:family="table-cell" style:parent-style-name="Default" style:data-style-name="N99">
      <style:map style:condition="cell-content()=0" style:apply-style-name="Bad" style:base-cell-address="'NodeJS Results Final'.M112"/>
    </style:style>
    <style:style style:name="ce1019" style:family="table-cell" style:parent-style-name="Default" style:data-style-name="N99">
      <style:map style:condition="cell-content()=0" style:apply-style-name="Bad" style:base-cell-address="'NodeJS Results Final'.M113"/>
    </style:style>
    <style:style style:name="ce1020" style:family="table-cell" style:parent-style-name="Default" style:data-style-name="N99">
      <style:map style:condition="cell-content()=0" style:apply-style-name="Bad" style:base-cell-address="'NodeJS Results Final'.M114"/>
    </style:style>
    <style:style style:name="ce1021" style:family="table-cell" style:parent-style-name="Default" style:data-style-name="N99">
      <style:map style:condition="cell-content()=0" style:apply-style-name="Bad" style:base-cell-address="'NodeJS Results Final'.M115"/>
    </style:style>
    <style:style style:name="ce1022" style:family="table-cell" style:parent-style-name="Default" style:data-style-name="N99">
      <style:map style:condition="cell-content()=0" style:apply-style-name="Bad" style:base-cell-address="'NodeJS Results Final'.M116"/>
    </style:style>
    <style:style style:name="ce1023" style:family="table-cell" style:parent-style-name="Default" style:data-style-name="N99">
      <style:map style:condition="cell-content()=0" style:apply-style-name="Bad" style:base-cell-address="'NodeJS Results Final'.M117"/>
    </style:style>
    <style:style style:name="ce1024" style:family="table-cell" style:parent-style-name="Default" style:data-style-name="N99">
      <style:map style:condition="cell-content()=0" style:apply-style-name="Bad" style:base-cell-address="'NodeJS Results Final'.M118"/>
    </style:style>
    <style:style style:name="ce1025" style:family="table-cell" style:parent-style-name="Default" style:data-style-name="N99">
      <style:map style:condition="cell-content()=0" style:apply-style-name="Bad" style:base-cell-address="'NodeJS Results Final'.M119"/>
    </style:style>
    <style:style style:name="ce1026" style:family="table-cell" style:parent-style-name="Default" style:data-style-name="N99">
      <style:map style:condition="cell-content()=0" style:apply-style-name="Bad" style:base-cell-address="'NodeJS Results Final'.M120"/>
    </style:style>
    <style:style style:name="ce1027" style:family="table-cell" style:parent-style-name="Default" style:data-style-name="N99">
      <style:map style:condition="cell-content()=0" style:apply-style-name="Bad" style:base-cell-address="'NodeJS Results Final'.M121"/>
    </style:style>
    <style:style style:name="ce1028" style:family="table-cell" style:parent-style-name="Default" style:data-style-name="N99">
      <style:map style:condition="cell-content()=0" style:apply-style-name="Bad" style:base-cell-address="'NodeJS Results Final'.M122"/>
    </style:style>
    <style:style style:name="ce1029" style:family="table-cell" style:parent-style-name="Default" style:data-style-name="N99">
      <style:map style:condition="cell-content()=0" style:apply-style-name="Bad" style:base-cell-address="'NodeJS Results Final'.M123"/>
    </style:style>
    <style:style style:name="ce1030" style:family="table-cell" style:parent-style-name="Default" style:data-style-name="N99">
      <style:map style:condition="cell-content()=0" style:apply-style-name="Bad" style:base-cell-address="'NodeJS Results Final'.M124"/>
    </style:style>
    <style:style style:name="ce1031" style:family="table-cell" style:parent-style-name="Default" style:data-style-name="N99">
      <style:map style:condition="cell-content()=0" style:apply-style-name="Bad" style:base-cell-address="'NodeJS Results Final'.M125"/>
    </style:style>
    <style:style style:name="ce1032" style:family="table-cell" style:parent-style-name="Default" style:data-style-name="N99">
      <style:map style:condition="cell-content()=0" style:apply-style-name="Bad" style:base-cell-address="'NodeJS Results Final'.M126"/>
    </style:style>
    <style:style style:name="ce1033" style:family="table-cell" style:parent-style-name="Default" style:data-style-name="N99">
      <style:map style:condition="cell-content()=0" style:apply-style-name="Bad" style:base-cell-address="'NodeJS Results Final'.M127"/>
    </style:style>
    <style:style style:name="ce1034" style:family="table-cell" style:parent-style-name="Default" style:data-style-name="N99">
      <style:map style:condition="cell-content()=0" style:apply-style-name="Bad" style:base-cell-address="'NodeJS Results Final'.M128"/>
    </style:style>
    <style:style style:name="ce1035" style:family="table-cell" style:parent-style-name="Default" style:data-style-name="N99">
      <style:map style:condition="cell-content()=0" style:apply-style-name="Bad" style:base-cell-address="'NodeJS Results Final'.M129"/>
    </style:style>
    <style:style style:name="ce1036" style:family="table-cell" style:parent-style-name="Default" style:data-style-name="N99">
      <style:map style:condition="cell-content()=0" style:apply-style-name="Bad" style:base-cell-address="'NodeJS Results Final'.M130"/>
    </style:style>
    <style:style style:name="ce1037" style:family="table-cell" style:parent-style-name="Default" style:data-style-name="N99">
      <style:map style:condition="cell-content()=0" style:apply-style-name="Bad" style:base-cell-address="'NodeJS Results Final'.M131"/>
    </style:style>
    <style:style style:name="ce1038" style:family="table-cell" style:parent-style-name="Default" style:data-style-name="N99">
      <style:map style:condition="cell-content()=0" style:apply-style-name="Bad" style:base-cell-address="'NodeJS Results Final'.M132"/>
    </style:style>
    <style:style style:name="ce1039" style:family="table-cell" style:parent-style-name="Default" style:data-style-name="N99">
      <style:map style:condition="cell-content()=0" style:apply-style-name="Bad" style:base-cell-address="'NodeJS Results Final'.M133"/>
    </style:style>
    <style:style style:name="ce1040" style:family="table-cell" style:parent-style-name="Default" style:data-style-name="N99">
      <style:map style:condition="cell-content()=0" style:apply-style-name="Bad" style:base-cell-address="'NodeJS Results Final'.M134"/>
    </style:style>
    <style:style style:name="ce1041" style:family="table-cell" style:parent-style-name="Default" style:data-style-name="N99">
      <style:map style:condition="cell-content()=0" style:apply-style-name="Bad" style:base-cell-address="'NodeJS Results Final'.M135"/>
    </style:style>
    <style:style style:name="ce1042" style:family="table-cell" style:parent-style-name="Default" style:data-style-name="N99">
      <style:map style:condition="cell-content()=0" style:apply-style-name="Bad" style:base-cell-address="'NodeJS Results Final'.M136"/>
    </style:style>
    <style:style style:name="ce1043" style:family="table-cell" style:parent-style-name="Default" style:data-style-name="N99">
      <style:map style:condition="cell-content()=0" style:apply-style-name="Bad" style:base-cell-address="'NodeJS Results Final'.M137"/>
    </style:style>
    <style:style style:name="ce1044" style:family="table-cell" style:parent-style-name="Default" style:data-style-name="N99">
      <style:map style:condition="cell-content()=0" style:apply-style-name="Bad" style:base-cell-address="'NodeJS Results Final'.M138"/>
    </style:style>
    <style:style style:name="ce1045" style:family="table-cell" style:parent-style-name="Default" style:data-style-name="N99">
      <style:map style:condition="cell-content()=0" style:apply-style-name="Bad" style:base-cell-address="'NodeJS Results Final'.M139"/>
    </style:style>
    <style:style style:name="ce1046" style:family="table-cell" style:parent-style-name="Default" style:data-style-name="N99">
      <style:map style:condition="cell-content()=0" style:apply-style-name="Bad" style:base-cell-address="'NodeJS Results Final'.M140"/>
    </style:style>
    <style:style style:name="ce1047" style:family="table-cell" style:parent-style-name="Default" style:data-style-name="N99">
      <style:map style:condition="cell-content()=0" style:apply-style-name="Bad" style:base-cell-address="'NodeJS Results Final'.M141"/>
    </style:style>
    <style:style style:name="ce1048" style:family="table-cell" style:parent-style-name="Default" style:data-style-name="N99">
      <style:map style:condition="cell-content()=0" style:apply-style-name="Bad" style:base-cell-address="'NodeJS Results Final'.M142"/>
    </style:style>
    <style:style style:name="ce1049" style:family="table-cell" style:parent-style-name="Default" style:data-style-name="N99">
      <style:map style:condition="cell-content()=0" style:apply-style-name="Bad" style:base-cell-address="'NodeJS Results Final'.M143"/>
    </style:style>
    <style:style style:name="ce1050" style:family="table-cell" style:parent-style-name="Default" style:data-style-name="N99">
      <style:map style:condition="cell-content()=0" style:apply-style-name="Bad" style:base-cell-address="'NodeJS Results Final'.M144"/>
    </style:style>
    <style:style style:name="ce1051" style:family="table-cell" style:parent-style-name="Default" style:data-style-name="N99">
      <style:map style:condition="cell-content()=0" style:apply-style-name="Bad" style:base-cell-address="'NodeJS Results Final'.M145"/>
    </style:style>
    <style:style style:name="ce1052" style:family="table-cell" style:parent-style-name="Default" style:data-style-name="N99">
      <style:map style:condition="cell-content()=0" style:apply-style-name="Bad" style:base-cell-address="'NodeJS Results Final'.M146"/>
    </style:style>
    <style:style style:name="ce1053" style:family="table-cell" style:parent-style-name="Default" style:data-style-name="N99">
      <style:map style:condition="cell-content()=0" style:apply-style-name="Bad" style:base-cell-address="'NodeJS Results Final'.M147"/>
    </style:style>
    <style:style style:name="ce1054" style:family="table-cell" style:parent-style-name="Default" style:data-style-name="N99">
      <style:map style:condition="cell-content()=0" style:apply-style-name="Bad" style:base-cell-address="'NodeJS Results Final'.M148"/>
    </style:style>
    <style:style style:name="ce1055" style:family="table-cell" style:parent-style-name="Default" style:data-style-name="N99">
      <style:map style:condition="cell-content()=0" style:apply-style-name="Bad" style:base-cell-address="'NodeJS Results Final'.M149"/>
    </style:style>
    <style:style style:name="ce1056" style:family="table-cell" style:parent-style-name="Default" style:data-style-name="N99">
      <style:map style:condition="cell-content()=0" style:apply-style-name="Bad" style:base-cell-address="'NodeJS Results Final'.M150"/>
    </style:style>
    <style:style style:name="ce1057" style:family="table-cell" style:parent-style-name="Default" style:data-style-name="N99">
      <style:map style:condition="cell-content()=0" style:apply-style-name="Bad" style:base-cell-address="'NodeJS Results Final'.M151"/>
    </style:style>
    <style:style style:name="ce1058" style:family="table-cell" style:parent-style-name="Default" style:data-style-name="N99">
      <style:map style:condition="cell-content()=0" style:apply-style-name="Bad" style:base-cell-address="'NodeJS Results Final'.M152"/>
    </style:style>
    <style:style style:name="ce1059" style:family="table-cell" style:parent-style-name="Default" style:data-style-name="N99">
      <style:map style:condition="cell-content()=0" style:apply-style-name="Bad" style:base-cell-address="'NodeJS Results Final'.M153"/>
    </style:style>
    <style:style style:name="ce1060" style:family="table-cell" style:parent-style-name="Default" style:data-style-name="N99">
      <style:map style:condition="cell-content()=0" style:apply-style-name="Bad" style:base-cell-address="'NodeJS Results Final'.M154"/>
    </style:style>
    <style:style style:name="ce1061" style:family="table-cell" style:parent-style-name="Default" style:data-style-name="N99">
      <style:map style:condition="cell-content()=0" style:apply-style-name="Bad" style:base-cell-address="'NodeJS Results Final'.M155"/>
    </style:style>
    <style:style style:name="ce1062" style:family="table-cell" style:parent-style-name="Default" style:data-style-name="N99">
      <style:map style:condition="cell-content()=0" style:apply-style-name="Bad" style:base-cell-address="'NodeJS Results Final'.M156"/>
    </style:style>
    <style:style style:name="ce1063" style:family="table-cell" style:parent-style-name="Default" style:data-style-name="N99">
      <style:map style:condition="cell-content()=0" style:apply-style-name="Bad" style:base-cell-address="'NodeJS Results Final'.M157"/>
    </style:style>
    <style:style style:name="ce1064" style:family="table-cell" style:parent-style-name="Default" style:data-style-name="N99">
      <style:map style:condition="cell-content()=0" style:apply-style-name="Bad" style:base-cell-address="'NodeJS Results Final'.M158"/>
    </style:style>
    <style:style style:name="ce1065" style:family="table-cell" style:parent-style-name="Default" style:data-style-name="N99">
      <style:map style:condition="cell-content()=0" style:apply-style-name="Bad" style:base-cell-address="'NodeJS Results Final'.M159"/>
    </style:style>
    <style:style style:name="ce1066" style:family="table-cell" style:parent-style-name="Default" style:data-style-name="N99">
      <style:map style:condition="cell-content()=0" style:apply-style-name="Bad" style:base-cell-address="'NodeJS Results Final'.M160"/>
    </style:style>
    <style:style style:name="ce1067" style:family="table-cell" style:parent-style-name="Default" style:data-style-name="N99">
      <style:map style:condition="cell-content()=0" style:apply-style-name="Bad" style:base-cell-address="'NodeJS Results Final'.M161"/>
    </style:style>
    <style:style style:name="ce1068" style:family="table-cell" style:parent-style-name="Default" style:data-style-name="N99">
      <style:map style:condition="cell-content()=0" style:apply-style-name="Bad" style:base-cell-address="'NodeJS Results Final'.M162"/>
    </style:style>
    <style:style style:name="ce1069" style:family="table-cell" style:parent-style-name="Default" style:data-style-name="N99">
      <style:map style:condition="cell-content()=0" style:apply-style-name="Bad" style:base-cell-address="'NodeJS Results Final'.M163"/>
    </style:style>
    <style:style style:name="ce1070" style:family="table-cell" style:parent-style-name="Default" style:data-style-name="N99">
      <style:map style:condition="cell-content()=0" style:apply-style-name="Bad" style:base-cell-address="'NodeJS Results Final'.M164"/>
    </style:style>
    <style:style style:name="ce1071" style:family="table-cell" style:parent-style-name="Default" style:data-style-name="N99">
      <style:map style:condition="cell-content()=0" style:apply-style-name="Bad" style:base-cell-address="'NodeJS Results Final'.M165"/>
    </style:style>
    <style:style style:name="ce1072" style:family="table-cell" style:parent-style-name="Default" style:data-style-name="N99">
      <style:map style:condition="cell-content()=0" style:apply-style-name="Bad" style:base-cell-address="'NodeJS Results Final'.M166"/>
    </style:style>
    <style:style style:name="ce1073" style:family="table-cell" style:parent-style-name="Default" style:data-style-name="N99">
      <style:map style:condition="cell-content()=0" style:apply-style-name="Bad" style:base-cell-address="'NodeJS Results Final'.M167"/>
    </style:style>
    <style:style style:name="ce1074" style:family="table-cell" style:parent-style-name="Default" style:data-style-name="N99">
      <style:map style:condition="cell-content()=0" style:apply-style-name="Bad" style:base-cell-address="'NodeJS Results Final'.M168"/>
    </style:style>
    <style:style style:name="ce1075" style:family="table-cell" style:parent-style-name="Default" style:data-style-name="N99">
      <style:map style:condition="cell-content()=0" style:apply-style-name="Bad" style:base-cell-address="'NodeJS Results Final'.M169"/>
    </style:style>
    <style:style style:name="ce1076" style:family="table-cell" style:parent-style-name="Default" style:data-style-name="N99">
      <style:map style:condition="cell-content()=0" style:apply-style-name="Bad" style:base-cell-address="'NodeJS Results Final'.M170"/>
    </style:style>
    <style:style style:name="ce1077" style:family="table-cell" style:parent-style-name="Default" style:data-style-name="N99">
      <style:map style:condition="cell-content()=0" style:apply-style-name="Bad" style:base-cell-address="'NodeJS Results Final'.M171"/>
    </style:style>
    <style:style style:name="ce1078" style:family="table-cell" style:parent-style-name="Default" style:data-style-name="N99">
      <style:map style:condition="cell-content()=0" style:apply-style-name="Bad" style:base-cell-address="'NodeJS Results Final'.M172"/>
    </style:style>
    <style:style style:name="ce1079" style:family="table-cell" style:parent-style-name="Default" style:data-style-name="N99">
      <style:map style:condition="cell-content()=0" style:apply-style-name="Bad" style:base-cell-address="'NodeJS Results Final'.M173"/>
    </style:style>
    <style:style style:name="ce1080" style:family="table-cell" style:parent-style-name="Default" style:data-style-name="N99">
      <style:map style:condition="cell-content()=0" style:apply-style-name="Bad" style:base-cell-address="'NodeJS Results Final'.M174"/>
    </style:style>
    <style:style style:name="ce1081" style:family="table-cell" style:parent-style-name="Default" style:data-style-name="N99">
      <style:map style:condition="cell-content()=0" style:apply-style-name="Bad" style:base-cell-address="'NodeJS Results Final'.M175"/>
    </style:style>
    <style:style style:name="ce1082" style:family="table-cell" style:parent-style-name="Default" style:data-style-name="N99">
      <style:map style:condition="cell-content()=0" style:apply-style-name="Bad" style:base-cell-address="'NodeJS Results Final'.M176"/>
    </style:style>
    <style:style style:name="ce1083" style:family="table-cell" style:parent-style-name="Default" style:data-style-name="N99">
      <style:map style:condition="cell-content()=0" style:apply-style-name="Bad" style:base-cell-address="'NodeJS Results Final'.M177"/>
    </style:style>
    <style:style style:name="ce1084" style:family="table-cell" style:parent-style-name="Default" style:data-style-name="N99">
      <style:map style:condition="cell-content()=0" style:apply-style-name="Bad" style:base-cell-address="'NodeJS Results Final'.M178"/>
    </style:style>
    <style:style style:name="ce1085" style:family="table-cell" style:parent-style-name="Default" style:data-style-name="N99">
      <style:map style:condition="cell-content()=0" style:apply-style-name="Bad" style:base-cell-address="'NodeJS Results Final'.M179"/>
    </style:style>
    <style:style style:name="ce1086" style:family="table-cell" style:parent-style-name="Default" style:data-style-name="N99">
      <style:map style:condition="cell-content()=0" style:apply-style-name="Bad" style:base-cell-address="'NodeJS Results Final'.M180"/>
    </style:style>
    <style:style style:name="ce1087" style:family="table-cell" style:parent-style-name="Default" style:data-style-name="N99">
      <style:map style:condition="cell-content()=0" style:apply-style-name="Bad" style:base-cell-address="'NodeJS Results Final'.M181"/>
    </style:style>
    <style:style style:name="ce1088" style:family="table-cell" style:parent-style-name="Default" style:data-style-name="N99">
      <style:map style:condition="cell-content()=0" style:apply-style-name="Bad" style:base-cell-address="'NodeJS Results Final'.M182"/>
    </style:style>
    <style:style style:name="ce1089" style:family="table-cell" style:parent-style-name="Default" style:data-style-name="N99">
      <style:map style:condition="cell-content()=0" style:apply-style-name="Bad" style:base-cell-address="'NodeJS Results Final'.M183"/>
    </style:style>
    <style:style style:name="ce1090" style:family="table-cell" style:parent-style-name="Default" style:data-style-name="N99">
      <style:map style:condition="cell-content()=0" style:apply-style-name="Bad" style:base-cell-address="'NodeJS Results Final'.M184"/>
    </style:style>
    <style:style style:name="ce1091" style:family="table-cell" style:parent-style-name="Default" style:data-style-name="N99">
      <style:map style:condition="cell-content()=0" style:apply-style-name="Bad" style:base-cell-address="'NodeJS Results Final'.M185"/>
    </style:style>
    <style:style style:name="ce1092" style:family="table-cell" style:parent-style-name="Default" style:data-style-name="N99">
      <style:map style:condition="cell-content()=0" style:apply-style-name="Bad" style:base-cell-address="'NodeJS Results Final'.M186"/>
    </style:style>
    <style:style style:name="ce1093" style:family="table-cell" style:parent-style-name="Default" style:data-style-name="N99">
      <style:map style:condition="cell-content()=0" style:apply-style-name="Bad" style:base-cell-address="'NodeJS Results Final'.M187"/>
    </style:style>
    <style:style style:name="ce1094" style:family="table-cell" style:parent-style-name="Default" style:data-style-name="N99">
      <style:map style:condition="cell-content()=0" style:apply-style-name="Bad" style:base-cell-address="'NodeJS Results Final'.M188"/>
    </style:style>
    <style:style style:name="ce1095" style:family="table-cell" style:parent-style-name="Default" style:data-style-name="N99">
      <style:map style:condition="cell-content()=0" style:apply-style-name="Bad" style:base-cell-address="'NodeJS Results Final'.M189"/>
    </style:style>
    <style:style style:name="ce1096" style:family="table-cell" style:parent-style-name="Default" style:data-style-name="N99">
      <style:map style:condition="cell-content()=0" style:apply-style-name="Bad" style:base-cell-address="'NodeJS Results Final'.M190"/>
    </style:style>
    <style:style style:name="ce1097" style:family="table-cell" style:parent-style-name="Default" style:data-style-name="N99">
      <style:map style:condition="cell-content()=0" style:apply-style-name="Bad" style:base-cell-address="'NodeJS Results Final'.M191"/>
    </style:style>
    <style:style style:name="ce1098" style:family="table-cell" style:parent-style-name="Default" style:data-style-name="N99">
      <style:map style:condition="cell-content()=0" style:apply-style-name="Bad" style:base-cell-address="'NodeJS Results Final'.M192"/>
    </style:style>
    <style:style style:name="ce1099" style:family="table-cell" style:parent-style-name="Default" style:data-style-name="N99">
      <style:map style:condition="cell-content()=0" style:apply-style-name="Bad" style:base-cell-address="'NodeJS Results Final'.M193"/>
    </style:style>
    <style:style style:name="ce1100" style:family="table-cell" style:parent-style-name="Default" style:data-style-name="N99">
      <style:map style:condition="cell-content()=0" style:apply-style-name="Bad" style:base-cell-address="'NodeJS Results Final'.M194"/>
    </style:style>
    <style:style style:name="ce1101" style:family="table-cell" style:parent-style-name="Default" style:data-style-name="N99">
      <style:map style:condition="cell-content()=0" style:apply-style-name="Bad" style:base-cell-address="'NodeJS Results Final'.M195"/>
    </style:style>
    <style:style style:name="ce1102" style:family="table-cell" style:parent-style-name="Default" style:data-style-name="N99">
      <style:map style:condition="cell-content()=0" style:apply-style-name="Bad" style:base-cell-address="'NodeJS Results Final'.M196"/>
    </style:style>
    <style:style style:name="ce1103" style:family="table-cell" style:parent-style-name="Default" style:data-style-name="N99">
      <style:map style:condition="cell-content()=0" style:apply-style-name="Bad" style:base-cell-address="'NodeJS Results Final'.M197"/>
    </style:style>
    <style:style style:name="ce1104" style:family="table-cell" style:parent-style-name="Default" style:data-style-name="N99">
      <style:map style:condition="cell-content()=0" style:apply-style-name="Bad" style:base-cell-address="'NodeJS Results Final'.M198"/>
    </style:style>
    <style:style style:name="ce1105" style:family="table-cell" style:parent-style-name="Default" style:data-style-name="N99">
      <style:map style:condition="cell-content()=0" style:apply-style-name="Bad" style:base-cell-address="'NodeJS Results Final'.M199"/>
    </style:style>
    <style:style style:name="ce1106" style:family="table-cell" style:parent-style-name="Default" style:data-style-name="N99">
      <style:map style:condition="cell-content()=0" style:apply-style-name="Bad" style:base-cell-address="'NodeJS Results Final'.M200"/>
    </style:style>
    <style:style style:name="ce1107" style:family="table-cell" style:parent-style-name="Default" style:data-style-name="N99">
      <style:map style:condition="cell-content()=0" style:apply-style-name="Bad" style:base-cell-address="'NodeJS Results Final'.M201"/>
    </style:style>
    <style:style style:name="ce1108" style:family="table-cell" style:parent-style-name="Default" style:data-style-name="N99">
      <style:map style:condition="cell-content()=0" style:apply-style-name="Bad" style:base-cell-address="'NodeJS Results Final'.M202"/>
    </style:style>
    <style:style style:name="ce1109" style:family="table-cell" style:parent-style-name="Default" style:data-style-name="N99">
      <style:map style:condition="cell-content()=0" style:apply-style-name="Bad" style:base-cell-address="'NodeJS Results Final'.M203"/>
    </style:style>
    <style:style style:name="ce1110" style:family="table-cell" style:parent-style-name="Default" style:data-style-name="N99">
      <style:map style:condition="cell-content()=0" style:apply-style-name="Bad" style:base-cell-address="'NodeJS Results Final'.M204"/>
    </style:style>
    <style:style style:name="ce1111" style:family="table-cell" style:parent-style-name="Default" style:data-style-name="N99">
      <style:map style:condition="cell-content()=0" style:apply-style-name="Bad" style:base-cell-address="'NodeJS Results Final'.M205"/>
    </style:style>
    <style:style style:name="ce1112" style:family="table-cell" style:parent-style-name="Default" style:data-style-name="N99">
      <style:map style:condition="cell-content()=0" style:apply-style-name="Bad" style:base-cell-address="'NodeJS Results Final'.M206"/>
    </style:style>
    <style:style style:name="ce1113" style:family="table-cell" style:parent-style-name="Default" style:data-style-name="N99">
      <style:map style:condition="cell-content()=0" style:apply-style-name="Bad" style:base-cell-address="'NodeJS Results Final'.M207"/>
    </style:style>
    <style:style style:name="ce1114" style:family="table-cell" style:parent-style-name="Default" style:data-style-name="N99">
      <style:map style:condition="cell-content()=0" style:apply-style-name="Bad" style:base-cell-address="'NodeJS Results Final'.M208"/>
    </style:style>
    <style:style style:name="ce1115" style:family="table-cell" style:parent-style-name="Default" style:data-style-name="N99">
      <style:map style:condition="cell-content()=0" style:apply-style-name="Bad" style:base-cell-address="'NodeJS Results Final'.M209"/>
    </style:style>
    <style:style style:name="ce1116" style:family="table-cell" style:parent-style-name="Default" style:data-style-name="N99">
      <style:map style:condition="cell-content()=0" style:apply-style-name="Bad" style:base-cell-address="'NodeJS Results Final'.M210"/>
    </style:style>
    <style:style style:name="ce1117" style:family="table-cell" style:parent-style-name="Default" style:data-style-name="N99">
      <style:map style:condition="cell-content()=0" style:apply-style-name="Bad" style:base-cell-address="'NodeJS Results Final'.M211"/>
    </style:style>
    <style:style style:name="ce1118" style:family="table-cell" style:parent-style-name="Default" style:data-style-name="N99">
      <style:map style:condition="cell-content()=0" style:apply-style-name="Bad" style:base-cell-address="'NodeJS Results Final'.M212"/>
    </style:style>
    <style:style style:name="ce1119" style:family="table-cell" style:parent-style-name="Default" style:data-style-name="N99">
      <style:map style:condition="cell-content()=0" style:apply-style-name="Bad" style:base-cell-address="'NodeJS Results Final'.M213"/>
    </style:style>
    <style:style style:name="ce1120" style:family="table-cell" style:parent-style-name="Default" style:data-style-name="N99">
      <style:map style:condition="cell-content()=0" style:apply-style-name="Bad" style:base-cell-address="'NodeJS Results Final'.M214"/>
    </style:style>
    <style:style style:name="ce1121" style:family="table-cell" style:parent-style-name="Default" style:data-style-name="N99">
      <style:map style:condition="cell-content()=0" style:apply-style-name="Bad" style:base-cell-address="'NodeJS Results Final'.M215"/>
    </style:style>
    <style:style style:name="ce1122" style:family="table-cell" style:parent-style-name="Default" style:data-style-name="N99">
      <style:map style:condition="cell-content()=0" style:apply-style-name="Bad" style:base-cell-address="'NodeJS Results Final'.M216"/>
    </style:style>
    <style:style style:name="ce1123" style:family="table-cell" style:parent-style-name="Default" style:data-style-name="N99">
      <style:map style:condition="cell-content()=0" style:apply-style-name="Bad" style:base-cell-address="'NodeJS Results Final'.M217"/>
    </style:style>
    <style:style style:name="ce1124" style:family="table-cell" style:parent-style-name="Default" style:data-style-name="N99">
      <style:map style:condition="cell-content()=0" style:apply-style-name="Bad" style:base-cell-address="'NodeJS Results Final'.M218"/>
    </style:style>
    <style:style style:name="ce1125" style:family="table-cell" style:parent-style-name="Default" style:data-style-name="N99">
      <style:map style:condition="cell-content()=0" style:apply-style-name="Bad" style:base-cell-address="'NodeJS Results Final'.M219"/>
    </style:style>
    <style:style style:name="ce1126" style:family="table-cell" style:parent-style-name="Default" style:data-style-name="N99">
      <style:map style:condition="cell-content()=0" style:apply-style-name="Bad" style:base-cell-address="'NodeJS Results Final'.M220"/>
    </style:style>
    <style:style style:name="ce1127" style:family="table-cell" style:parent-style-name="Default" style:data-style-name="N99">
      <style:map style:condition="cell-content()=0" style:apply-style-name="Bad" style:base-cell-address="'NodeJS Results Final'.M221"/>
    </style:style>
    <style:style style:name="ce1128" style:family="table-cell" style:parent-style-name="Default" style:data-style-name="N99">
      <style:map style:condition="cell-content()=0" style:apply-style-name="Bad" style:base-cell-address="'NodeJS Results Final'.M222"/>
    </style:style>
    <style:style style:name="ce1129" style:family="table-cell" style:parent-style-name="Default" style:data-style-name="N99">
      <style:map style:condition="cell-content()=0" style:apply-style-name="Bad" style:base-cell-address="'NodeJS Results Final'.M223"/>
    </style:style>
    <style:style style:name="ce1130" style:family="table-cell" style:parent-style-name="Default" style:data-style-name="N99">
      <style:map style:condition="cell-content()=0" style:apply-style-name="Bad" style:base-cell-address="'NodeJS Results Final'.M224"/>
    </style:style>
    <style:style style:name="ce1131" style:family="table-cell" style:parent-style-name="Default" style:data-style-name="N99">
      <style:map style:condition="cell-content()=0" style:apply-style-name="Bad" style:base-cell-address="'NodeJS Results Final'.M225"/>
    </style:style>
    <style:style style:name="ce1132" style:family="table-cell" style:parent-style-name="Default" style:data-style-name="N99">
      <style:map style:condition="cell-content()=0" style:apply-style-name="Bad" style:base-cell-address="'NodeJS Results Final'.M226"/>
    </style:style>
    <style:style style:name="ce1133" style:family="table-cell" style:parent-style-name="Default" style:data-style-name="N99">
      <style:map style:condition="cell-content()=0" style:apply-style-name="Bad" style:base-cell-address="'NodeJS Results Final'.M227"/>
    </style:style>
    <style:style style:name="ce1134" style:family="table-cell" style:parent-style-name="Default" style:data-style-name="N99">
      <style:map style:condition="cell-content()=0" style:apply-style-name="Bad" style:base-cell-address="'NodeJS Results Final'.M228"/>
    </style:style>
    <style:style style:name="ce1135" style:family="table-cell" style:parent-style-name="Default" style:data-style-name="N99">
      <style:map style:condition="cell-content()=0" style:apply-style-name="Bad" style:base-cell-address="'NodeJS Results Final'.M229"/>
    </style:style>
    <style:style style:name="ce1136" style:family="table-cell" style:parent-style-name="Default" style:data-style-name="N99">
      <style:map style:condition="cell-content()=0" style:apply-style-name="Bad" style:base-cell-address="'NodeJS Results Final'.M230"/>
    </style:style>
    <style:style style:name="ce1137" style:family="table-cell" style:parent-style-name="Default" style:data-style-name="N99">
      <style:map style:condition="cell-content()=0" style:apply-style-name="Bad" style:base-cell-address="'NodeJS Results Final'.M231"/>
    </style:style>
    <style:style style:name="ce1138" style:family="table-cell" style:parent-style-name="Default" style:data-style-name="N99">
      <style:map style:condition="cell-content()=0" style:apply-style-name="Bad" style:base-cell-address="'NodeJS Results Final'.M232"/>
    </style:style>
    <style:style style:name="ce1139" style:family="table-cell" style:parent-style-name="Default" style:data-style-name="N99">
      <style:map style:condition="cell-content()=0" style:apply-style-name="Bad" style:base-cell-address="'NodeJS Results Final'.M233"/>
    </style:style>
    <style:style style:name="ce1140" style:family="table-cell" style:parent-style-name="Default" style:data-style-name="N99">
      <style:map style:condition="cell-content()=0" style:apply-style-name="Bad" style:base-cell-address="'NodeJS Results Final'.M234"/>
    </style:style>
    <style:style style:name="ce1141" style:family="table-cell" style:parent-style-name="Default" style:data-style-name="N99">
      <style:map style:condition="cell-content()=0" style:apply-style-name="Bad" style:base-cell-address="'NodeJS Results Final'.M235"/>
    </style:style>
    <style:style style:name="ce1142" style:family="table-cell" style:parent-style-name="Default" style:data-style-name="N99">
      <style:map style:condition="cell-content()=0" style:apply-style-name="Bad" style:base-cell-address="'NodeJS Results Final'.M236"/>
    </style:style>
    <style:style style:name="ce1143" style:family="table-cell" style:parent-style-name="Default" style:data-style-name="N99">
      <style:map style:condition="cell-content()=0" style:apply-style-name="Bad" style:base-cell-address="'NodeJS Results Final'.M237"/>
    </style:style>
    <style:style style:name="ce1144" style:family="table-cell" style:parent-style-name="Default" style:data-style-name="N99">
      <style:map style:condition="cell-content()=0" style:apply-style-name="Bad" style:base-cell-address="'NodeJS Results Final'.M238"/>
    </style:style>
    <style:style style:name="ce1145" style:family="table-cell" style:parent-style-name="Default" style:data-style-name="N99">
      <style:map style:condition="cell-content()=0" style:apply-style-name="Bad" style:base-cell-address="'NodeJS Results Final'.M239"/>
    </style:style>
    <style:style style:name="ce1146" style:family="table-cell" style:parent-style-name="Default" style:data-style-name="N99">
      <style:map style:condition="cell-content()=0" style:apply-style-name="Bad" style:base-cell-address="'NodeJS Results Final'.M240"/>
    </style:style>
    <style:style style:name="ce1147" style:family="table-cell" style:parent-style-name="Default" style:data-style-name="N99">
      <style:map style:condition="cell-content()=0" style:apply-style-name="Bad" style:base-cell-address="'NodeJS Results Final'.M241"/>
    </style:style>
    <style:style style:name="ce1148" style:family="table-cell" style:parent-style-name="Default" style:data-style-name="N99">
      <style:map style:condition="cell-content()=0" style:apply-style-name="Bad" style:base-cell-address="'NodeJS Results Final'.M242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11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1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1 - Table</text:p>
          </table:table-cell>
          <table:table-cell office:value-type="string" calcext:value-type="string">
            <text:p>Analysis of “NGINX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 office:value-type="string" calcext:value-type="string">
            <text:p>PivotTable for “NGINX Results 3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NGINX Results Final</text:p>
          </table:table-cell>
          <table:table-cell office:value-type="string" calcext:value-type="string">
            <text:p>Combined results for NGINX test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Final - Table</text:p>
          </table:table-cell>
          <table:table-cell office:value-type="string" calcext:value-type="string">
            <text:p>Analysis for “NGINX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3"/>
          <table:table-cell table:style-name="ce722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3"/>
          <table:table-cell table:style-name="ce722"/>
        </table:table-row>
        <table:table-row table:style-name="ro1">
          <table:table-cell office:value-type="string" calcext:value-type="string">
            <text:p>NodeJS Results 1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deJS Results 1 - Table</text:p>
          </table:table-cell>
          <table:table-cell office:value-type="string" calcext:value-type="string">
            <text:p>Analysis of “NodeJS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9</text:p>
          </table:table-cell>
          <table:table-cell office:value-type="string" calcext:value-type="string">
            <text:p>Backed up to: backup-2019-11-16-0416.</text:p>
          </table:table-cell>
          <table:table-cell table:style-name="ce2" office:value-type="date" office:date-value="2019-11-15" calcext:value-type="date">
            <text:p>Fri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NodeJS Results Final</text:p>
          </table:table-cell>
          <table:table-cell office:value-type="string" calcext:value-type="string">
            <text:p>Combined results for NodeJS tests except “NodeJS Results 1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Final - Table</text:p>
          </table:table-cell>
          <table:table-cell office:value-type="string" calcext:value-type="string">
            <text:p>Analysis for “NodeJS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Header</text:p>
          </table:table-cell>
          <table:table-cell office:value-type="string" calcext:value-type="string">
            <text:p>For header row in Latex, split across two lin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 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old)</text:p>
          </table:table-cell>
          <table:table-cell table:style-name="ce33" office:value-type="string" calcext:value-type="string">
            <text:p>WATERS Accurate (old)</text:p>
          </table:table-cell>
          <table:table-cell table:style-name="ce33" office:value-type="string" calcext:value-type="string">
            <text:p>Verification Time (old)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WATERS Prediction (Final)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0" table:formula="of:=[.$H2]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L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style-name="ce275" office:value-type="string" calcext:value-type="string">
            <text:p>true</text:p>
          </table:table-cell>
          <table:table-cell table:style-name="ce74" table:formula="of:=[.$H2]=INT([.O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2" table:formula="of:=[.$H2]=INT([.Q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0" table:formula="of:=[.$H2]=INT([.S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8" table:formula="of:=[.$H2]=INT([.U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6" table:formula="of:=[.$H2]=INT([.W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4" table:formula="of:=[.$H2]=INT([.Y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3" table:formula="of:=[.$H2]=INT([.AA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2" table:formula="of:=[.$H2]=INT([.AC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56" table:formula="of:=[.$H2]=INT([.AE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4" table:formula="of:=[.$H2]=INT([.AG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1" table:formula="of:=[.$H3]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L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75" table:formula="of:=[.$H3]=INT([.O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3" table:formula="of:=[.$H3]=INT([.Q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1" table:formula="of:=[.$H3]=INT([.S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9" table:formula="of:=[.$H3]=INT([.U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7" table:formula="of:=[.$H3]=INT([.W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5" table:formula="of:=[.$H3]=INT([.Y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4" table:formula="of:=[.$H3]=INT([.AA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3" table:formula="of:=[.$H3]=INT([.AC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7" table:formula="of:=[.$H3]=INT([.AE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5" table:formula="of:=[.$H3]=INT([.AG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2" table:formula="of:=[.$H4]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L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76" table:formula="of:=[.$H4]=INT([.O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4" table:formula="of:=[.$H4]=INT([.Q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" table:formula="of:=[.$H4]=INT([.S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60" table:formula="of:=[.$H4]=INT([.U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88" table:formula="of:=[.$H4]=INT([.W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6" table:formula="of:=[.$H4]=INT([.Y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5" table:formula="of:=[.$H4]=INT([.AA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4" table:formula="of:=[.$H4]=INT([.AC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8" table:formula="of:=[.$H4]=INT([.AE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6" table:formula="of:=[.$H4]=INT([.AG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3" table:formula="of:=[.$H5]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L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style-name="ce275" office:value-type="string" calcext:value-type="string">
            <text:p>true</text:p>
          </table:table-cell>
          <table:table-cell table:style-name="ce77" table:formula="of:=[.$H5]=INT([.O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5" table:formula="of:=[.$H5]=INT([.Q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" table:formula="of:=[.$H5]=INT([.S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1" table:formula="of:=[.$H5]=INT([.U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9" table:formula="of:=[.$H5]=INT([.W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7" table:formula="of:=[.$H5]=INT([.Y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6" table:formula="of:=[.$H5]=INT([.AA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5" table:formula="of:=[.$H5]=INT([.AC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9" table:formula="of:=[.$H5]=INT([.AE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7" table:formula="of:=[.$H5]=INT([.AG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81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4" table:formula="of:=[.$H6]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39" table:formula="of:=[.$H6]=INT([.L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style-name="ce275" office:value-type="string" calcext:value-type="string">
            <text:p>true</text:p>
          </table:table-cell>
          <table:table-cell table:style-name="ce78" table:formula="of:=[.$H6]=INT([.O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6" table:formula="of:=[.$H6]=INT([.Q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4" table:formula="of:=[.$H6]=INT([.S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2" table:formula="of:=[.$H6]=INT([.U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0" table:formula="of:=[.$H6]=INT([.W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8" table:formula="of:=[.$H6]=INT([.Y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7" table:formula="of:=[.$H6]=INT([.AA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6" table:formula="of:=[.$H6]=INT([.AC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0" table:formula="of:=[.$H6]=INT([.AE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8" table:formula="of:=[.$H6]=INT([.AG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5" table:formula="of:=[.$H7]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0" table:formula="of:=[.$H7]=INT([.L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true</text:p>
          </table:table-cell>
          <table:table-cell table:style-name="ce79" table:formula="of:=[.$H7]=INT([.O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7" table:formula="of:=[.$H7]=INT([.Q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5" table:formula="of:=[.$H7]=INT([.S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3" table:formula="of:=[.$H7]=INT([.U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1" table:formula="of:=[.$H7]=INT([.W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9" table:formula="of:=[.$H7]=INT([.Y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8" table:formula="of:=[.$H7]=INT([.AA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7" table:formula="of:=[.$H7]=INT([.AC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1" table:formula="of:=[.$H7]=INT([.AE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9" table:formula="of:=[.$H7]=INT([.AG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6" table:formula="of:=[.$H8]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1" table:formula="of:=[.$H8]=INT([.L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style-name="ce275" office:value-type="string" calcext:value-type="string">
            <text:p>true</text:p>
          </table:table-cell>
          <table:table-cell table:style-name="ce80" table:formula="of:=[.$H8]=INT([.O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8" table:formula="of:=[.$H8]=INT([.Q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6" table:formula="of:=[.$H8]=INT([.S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4" table:formula="of:=[.$H8]=INT([.U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2" table:formula="of:=[.$H8]=INT([.W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0" table:formula="of:=[.$H8]=INT([.Y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69" table:formula="of:=[.$H8]=INT([.AA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8" table:formula="of:=[.$H8]=INT([.AC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2" table:formula="of:=[.$H8]=INT([.AE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0" table:formula="of:=[.$H8]=INT([.AG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7" table:formula="of:=[.$H9]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2" table:formula="of:=[.$H9]=INT([.L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style-name="ce275" office:value-type="string" calcext:value-type="string">
            <text:p>true</text:p>
          </table:table-cell>
          <table:table-cell table:style-name="ce81" table:formula="of:=[.$H9]=INT([.O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9" table:formula="of:=[.$H9]=INT([.Q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7" table:formula="of:=[.$H9]=INT([.S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5" table:formula="of:=[.$H9]=INT([.U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93" table:formula="of:=[.$H9]=INT([.W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1" table:formula="of:=[.$H9]=INT([.Y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0" table:formula="of:=[.$H9]=INT([.AA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9" table:formula="of:=[.$H9]=INT([.AC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3" table:formula="of:=[.$H9]=INT([.AE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1" table:formula="of:=[.$H9]=INT([.AG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8" table:formula="of:=[.$H10]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3" table:formula="of:=[.$H10]=INT([.L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style-name="ce275" office:value-type="string" calcext:value-type="string">
            <text:p>true</text:p>
          </table:table-cell>
          <table:table-cell table:style-name="ce82" table:formula="of:=[.$H10]=INT([.O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0" table:formula="of:=[.$H10]=INT([.Q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8" table:formula="of:=[.$H10]=INT([.S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6" table:formula="of:=[.$H10]=INT([.U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4" table:formula="of:=[.$H10]=INT([.W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2" table:formula="of:=[.$H10]=INT([.Y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1" table:formula="of:=[.$H10]=INT([.AA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0" table:formula="of:=[.$H10]=INT([.AC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4" table:formula="of:=[.$H10]=INT([.AE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2" table:formula="of:=[.$H10]=INT([.AG1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9" table:formula="of:=[.$H11]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4" table:formula="of:=[.$H11]=INT([.L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style-name="ce275" office:value-type="string" calcext:value-type="string">
            <text:p>true</text:p>
          </table:table-cell>
          <table:table-cell table:style-name="ce83" table:formula="of:=[.$H11]=INT([.O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1" table:formula="of:=[.$H11]=INT([.Q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9" table:formula="of:=[.$H11]=INT([.S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7" table:formula="of:=[.$H11]=INT([.U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5" table:formula="of:=[.$H11]=INT([.W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3" table:formula="of:=[.$H11]=INT([.Y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2" table:formula="of:=[.$H11]=INT([.AA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1" table:formula="of:=[.$H11]=INT([.AC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5" table:formula="of:=[.$H11]=INT([.AE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3" table:formula="of:=[.$H11]=INT([.AG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0" table:formula="of:=[.$H12]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5" table:formula="of:=[.$H12]=INT([.L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style-name="ce275" office:value-type="string" calcext:value-type="string">
            <text:p>true</text:p>
          </table:table-cell>
          <table:table-cell table:style-name="ce84" table:formula="of:=[.$H12]=INT([.O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2" table:formula="of:=[.$H12]=INT([.Q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0" table:formula="of:=[.$H12]=INT([.S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8" table:formula="of:=[.$H12]=INT([.U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6" table:formula="of:=[.$H12]=INT([.W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4" table:formula="of:=[.$H12]=INT([.Y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3" table:formula="of:=[.$H12]=INT([.AA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02" table:formula="of:=[.$H12]=INT([.AC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6" table:formula="of:=[.$H12]=INT([.AE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4" table:formula="of:=[.$H12]=INT([.AG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1" table:formula="of:=[.$H13]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6" table:formula="of:=[.$H13]=INT([.L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style-name="ce275" office:value-type="string" calcext:value-type="string">
            <text:p>true</text:p>
          </table:table-cell>
          <table:table-cell table:style-name="ce85" table:formula="of:=[.$H13]=INT([.O1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3" table:formula="of:=[.$H13]=INT([.Q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1" table:formula="of:=[.$H13]=INT([.S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69" table:formula="of:=[.$H13]=INT([.U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97" table:formula="of:=[.$H13]=INT([.W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5" table:formula="of:=[.$H13]=INT([.Y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4" table:formula="of:=[.$H13]=INT([.AA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03" table:formula="of:=[.$H13]=INT([.AC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7" table:formula="of:=[.$H13]=INT([.AE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5" table:formula="of:=[.$H13]=INT([.AG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32" table:formula="of:=[.$H14]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7" table:formula="of:=[.$H14]=INT([.L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style-name="ce275" office:value-type="string" calcext:value-type="string">
            <text:p>true</text:p>
          </table:table-cell>
          <table:table-cell table:style-name="ce86" table:formula="of:=[.$H14]=INT([.O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4" table:formula="of:=[.$H14]=INT([.Q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2" table:formula="of:=[.$H14]=INT([.S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0" table:formula="of:=[.$H14]=INT([.U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8" table:formula="of:=[.$H14]=INT([.W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6" table:formula="of:=[.$H14]=INT([.Y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5" table:formula="of:=[.$H14]=INT([.AA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0" table:formula="of:=[.$H14]=INT([.AC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8" table:formula="of:=[.$H14]=INT([.AE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6" table:formula="of:=[.$H14]=INT([.AG1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60" table:formula="of:=[.$H15]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8" table:formula="of:=[.$H15]=INT([.L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style-name="ce275" office:value-type="string" calcext:value-type="string">
            <text:p>true</text:p>
          </table:table-cell>
          <table:table-cell table:style-name="ce87" table:formula="of:=[.$H15]=INT([.O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5" table:formula="of:=[.$H15]=INT([.Q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3" table:formula="of:=[.$H15]=INT([.S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1" table:formula="of:=[.$H15]=INT([.U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9" table:formula="of:=[.$H15]=INT([.W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7" table:formula="of:=[.$H15]=INT([.Y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6" table:formula="of:=[.$H15]=INT([.AA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4" table:formula="of:=[.$H15]=INT([.AC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9" table:formula="of:=[.$H15]=INT([.AE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7" table:formula="of:=[.$H15]=INT([.AG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2" table:formula="of:=[.$H16]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1" table:formula="of:=[.$H16]=INT([.L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style-name="ce275" office:value-type="string" calcext:value-type="string">
            <text:p>true</text:p>
          </table:table-cell>
          <table:table-cell table:style-name="ce88" table:formula="of:=[.$H16]=INT([.O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6" table:formula="of:=[.$H16]=INT([.Q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4" table:formula="of:=[.$H16]=INT([.S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2" table:formula="of:=[.$H16]=INT([.U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00" table:formula="of:=[.$H16]=INT([.W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8" table:formula="of:=[.$H16]=INT([.Y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7" table:formula="of:=[.$H16]=INT([.AA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5" table:formula="of:=[.$H16]=INT([.AC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0" table:formula="of:=[.$H16]=INT([.AE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8" table:formula="of:=[.$H16]=INT([.AG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3" table:formula="of:=[.$H17]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2" table:formula="of:=[.$H17]=INT([.L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style-name="ce275" office:value-type="string" calcext:value-type="string">
            <text:p>true</text:p>
          </table:table-cell>
          <table:table-cell table:style-name="ce89" table:formula="of:=[.$H17]=INT([.O1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7" table:formula="of:=[.$H17]=INT([.Q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5" table:formula="of:=[.$H17]=INT([.S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3" table:formula="of:=[.$H17]=INT([.U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1" table:formula="of:=[.$H17]=INT([.W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9" table:formula="of:=[.$H17]=INT([.Y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8" table:formula="of:=[.$H17]=INT([.AA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16" table:formula="of:=[.$H17]=INT([.AC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1" table:formula="of:=[.$H17]=INT([.AE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9" table:formula="of:=[.$H17]=INT([.AG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46" calcext:value-type="float">
            <text:p>1.9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64" table:formula="of:=[.$H18]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3" table:formula="of:=[.$H18]=INT([.L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style-name="ce275" office:value-type="string" calcext:value-type="string">
            <text:p>true</text:p>
          </table:table-cell>
          <table:table-cell table:style-name="ce90" table:formula="of:=[.$H18]=INT([.O1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18" table:formula="of:=[.$H18]=INT([.Q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6" table:formula="of:=[.$H18]=INT([.S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4" table:formula="of:=[.$H18]=INT([.U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2" table:formula="of:=[.$H18]=INT([.W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0" table:formula="of:=[.$H18]=INT([.Y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9" table:formula="of:=[.$H18]=INT([.AA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7" table:formula="of:=[.$H18]=INT([.AC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2" table:formula="of:=[.$H18]=INT([.AE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0" table:formula="of:=[.$H18]=INT([.AG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2" table:formula="of:=[.$H19]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4" table:formula="of:=[.$H19]=INT([.L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style-name="ce275" office:value-type="string" calcext:value-type="string">
            <text:p>true</text:p>
          </table:table-cell>
          <table:table-cell table:style-name="ce91" table:formula="of:=[.$H19]=INT([.O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9" table:formula="of:=[.$H19]=INT([.Q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7" table:formula="of:=[.$H19]=INT([.S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5" table:formula="of:=[.$H19]=INT([.U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3" table:formula="of:=[.$H19]=INT([.W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1" table:formula="of:=[.$H19]=INT([.Y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0" table:formula="of:=[.$H19]=INT([.AA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8" table:formula="of:=[.$H19]=INT([.AC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3" table:formula="of:=[.$H19]=INT([.AE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1" table:formula="of:=[.$H19]=INT([.AG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3" table:formula="of:=[.$H20]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5" table:formula="of:=[.$H20]=INT([.L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style-name="ce275" office:value-type="string" calcext:value-type="string">
            <text:p>true</text:p>
          </table:table-cell>
          <table:table-cell table:style-name="ce92" table:formula="of:=[.$H20]=INT([.O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0" table:formula="of:=[.$H20]=INT([.Q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8" table:formula="of:=[.$H20]=INT([.S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6" table:formula="of:=[.$H20]=INT([.U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4" table:formula="of:=[.$H20]=INT([.W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2" table:formula="of:=[.$H20]=INT([.Y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1" table:formula="of:=[.$H20]=INT([.AA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40" table:formula="of:=[.$H20]=INT([.AC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4" table:formula="of:=[.$H20]=INT([.AE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2" table:formula="of:=[.$H20]=INT([.AG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2.137" calcext:value-type="float">
            <text:p>2.1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2" table:formula="of:=[.$H21]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6" table:formula="of:=[.$H21]=INT([.L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style-name="ce275" office:value-type="string" calcext:value-type="string">
            <text:p>true</text:p>
          </table:table-cell>
          <table:table-cell table:style-name="ce93" table:formula="of:=[.$H21]=INT([.O2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1" table:formula="of:=[.$H21]=INT([.Q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9" table:formula="of:=[.$H21]=INT([.S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7" table:formula="of:=[.$H21]=INT([.U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5" table:formula="of:=[.$H21]=INT([.W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3" table:formula="of:=[.$H21]=INT([.Y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2" table:formula="of:=[.$H21]=INT([.AA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41" table:formula="of:=[.$H21]=INT([.AC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5" table:formula="of:=[.$H21]=INT([.AE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3" table:formula="of:=[.$H21]=INT([.AG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3" table:formula="of:=[.$H22]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8" table:formula="of:=[.$H22]=INT([.L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4" table:formula="of:=[.$H22]=INT([.O2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2" table:formula="of:=[.$H22]=INT([.Q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0" table:formula="of:=[.$H22]=INT([.S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8" table:formula="of:=[.$H22]=INT([.U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6" table:formula="of:=[.$H22]=INT([.W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4" table:formula="of:=[.$H22]=INT([.Y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3" table:formula="of:=[.$H22]=INT([.AA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2" table:formula="of:=[.$H22]=INT([.AC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6" table:formula="of:=[.$H22]=INT([.AE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4" table:formula="of:=[.$H22]=INT([.AG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4" table:formula="of:=[.$H23]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5" table:formula="of:=[.$H23]=INT([.L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5" table:formula="of:=[.$H23]=INT([.O2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3" table:formula="of:=[.$H23]=INT([.Q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1" table:formula="of:=[.$H23]=INT([.S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9" table:formula="of:=[.$H23]=INT([.U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7" table:formula="of:=[.$H23]=INT([.W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5" table:formula="of:=[.$H23]=INT([.Y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4" table:formula="of:=[.$H23]=INT([.AA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9" table:formula="of:=[.$H23]=INT([.AC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7" table:formula="of:=[.$H23]=INT([.AE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5" table:formula="of:=[.$H23]=INT([.AG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92" calcext:value-type="float">
            <text:p>1.8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5" table:formula="of:=[.$H24]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6" table:formula="of:=[.$H24]=INT([.L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style-name="ce275" office:value-type="string" calcext:value-type="string">
            <text:p>true</text:p>
          </table:table-cell>
          <table:table-cell table:style-name="ce96" table:formula="of:=[.$H24]=INT([.O2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4" table:formula="of:=[.$H24]=INT([.Q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2" table:formula="of:=[.$H24]=INT([.S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0" table:formula="of:=[.$H24]=INT([.U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8" table:formula="of:=[.$H24]=INT([.W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6" table:formula="of:=[.$H24]=INT([.Y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5" table:formula="of:=[.$H24]=INT([.AA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0" table:formula="of:=[.$H24]=INT([.AC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8" table:formula="of:=[.$H24]=INT([.AE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6" table:formula="of:=[.$H24]=INT([.AG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6" table:formula="of:=[.$H25]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7" table:formula="of:=[.$H25]=INT([.L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7" table:formula="of:=[.$H25]=INT([.O2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5" table:formula="of:=[.$H25]=INT([.Q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3" table:formula="of:=[.$H25]=INT([.S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1" table:formula="of:=[.$H25]=INT([.U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9" table:formula="of:=[.$H25]=INT([.W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7" table:formula="of:=[.$H25]=INT([.Y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6" table:formula="of:=[.$H25]=INT([.AA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1" table:formula="of:=[.$H25]=INT([.AC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9" table:formula="of:=[.$H25]=INT([.AE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7" table:formula="of:=[.$H25]=INT([.AG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7" table:formula="of:=[.$H26]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8" table:formula="of:=[.$H26]=INT([.L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style-name="ce275" office:value-type="string" calcext:value-type="string">
            <text:p>true</text:p>
          </table:table-cell>
          <table:table-cell table:style-name="ce98" table:formula="of:=[.$H26]=INT([.O2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6" table:formula="of:=[.$H26]=INT([.Q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4" table:formula="of:=[.$H26]=INT([.S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2" table:formula="of:=[.$H26]=INT([.U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0" table:formula="of:=[.$H26]=INT([.W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8" table:formula="of:=[.$H26]=INT([.Y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7" table:formula="of:=[.$H26]=INT([.AA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2" table:formula="of:=[.$H26]=INT([.AC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0" table:formula="of:=[.$H26]=INT([.AE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8" table:formula="of:=[.$H26]=INT([.AG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8" table:formula="of:=[.$H27]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9" table:formula="of:=[.$H27]=INT([.L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style-name="ce275" office:value-type="string" calcext:value-type="string">
            <text:p>true</text:p>
          </table:table-cell>
          <table:table-cell table:style-name="ce99" table:formula="of:=[.$H27]=INT([.O2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7" table:formula="of:=[.$H27]=INT([.Q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5" table:formula="of:=[.$H27]=INT([.S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3" table:formula="of:=[.$H27]=INT([.U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1" table:formula="of:=[.$H27]=INT([.W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9" table:formula="of:=[.$H27]=INT([.Y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8" table:formula="of:=[.$H27]=INT([.AA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3" table:formula="of:=[.$H27]=INT([.AC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1" table:formula="of:=[.$H27]=INT([.AE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9" table:formula="of:=[.$H27]=INT([.AG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9" table:formula="of:=[.$H28]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0" table:formula="of:=[.$H28]=INT([.L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style-name="ce275" office:value-type="string" calcext:value-type="string">
            <text:p>true</text:p>
          </table:table-cell>
          <table:table-cell table:style-name="ce100" table:formula="of:=[.$H28]=INT([.O2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8" table:formula="of:=[.$H28]=INT([.Q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6" table:formula="of:=[.$H28]=INT([.S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4" table:formula="of:=[.$H28]=INT([.U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2" table:formula="of:=[.$H28]=INT([.W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0" table:formula="of:=[.$H28]=INT([.Y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9" table:formula="of:=[.$H28]=INT([.AA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4" table:formula="of:=[.$H28]=INT([.AC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2" table:formula="of:=[.$H28]=INT([.AE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0" table:formula="of:=[.$H28]=INT([.AG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50" table:formula="of:=[.$H29]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1" table:formula="of:=[.$H29]=INT([.L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style-name="ce275" office:value-type="string" calcext:value-type="string">
            <text:p>true</text:p>
          </table:table-cell>
          <table:table-cell table:style-name="ce101" table:formula="of:=[.$H29]=INT([.O2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9" table:formula="of:=[.$H29]=INT([.Q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7" table:formula="of:=[.$H29]=INT([.S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5" table:formula="of:=[.$H29]=INT([.U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3" table:formula="of:=[.$H29]=INT([.W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1" table:formula="of:=[.$H29]=INT([.Y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0" table:formula="of:=[.$H29]=INT([.AA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5" table:formula="of:=[.$H29]=INT([.AC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3" table:formula="of:=[.$H29]=INT([.AE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1" table:formula="of:=[.$H29]=INT([.AG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73" calcext:value-type="float">
            <text:p>1.87</text:p>
          </table:table-cell>
        </table:table-row>
        <table:table-row table:style-name="ro1">
          <table:table-cell table:number-columns-repeated="9"/>
          <table:table-cell table:style-name="ce15" table:formula="of:=AVERAGE([.J2:.J29])" office:value-type="float" office:value="0.571428571428571" calcext:value-type="float">
            <text:p>0.57</text:p>
          </table:table-cell>
          <table:table-cell table:style-name="ce15" table:formula="of:=AVERAGE([.K2:.K29])" office:value-type="float" office:value="0.988714285714286" calcext:value-type="float">
            <text:p>0.99</text:p>
          </table:table-cell>
          <table:table-cell/>
          <table:table-cell table:style-name="ce15" table:formula="of:=AVERAGE([.M2:.M29])" office:value-type="float" office:value="0.75" calcext:value-type="float">
            <text:p>0.75</text:p>
          </table:table-cell>
          <table:table-cell table:number-columns-repeated="2"/>
          <table:table-cell table:style-name="ce15" table:formula="of:=AVERAGE([.P2:.P29])" office:value-type="float" office:value="0.75" calcext:value-type="float">
            <text:p>0.75</text:p>
          </table:table-cell>
          <table:table-cell/>
          <table:table-cell table:style-name="ce15" table:formula="of:=AVERAGE([.R2:.R29])" office:value-type="float" office:value="0.607142857142857" calcext:value-type="float">
            <text:p>0.61</text:p>
          </table:table-cell>
          <table:table-cell/>
          <table:table-cell table:style-name="ce15" table:formula="of:=AVERAGE([.T2:.T29])" office:value-type="float" office:value="0.607142857142857" calcext:value-type="float">
            <text:p>0.61</text:p>
          </table:table-cell>
          <table:table-cell/>
          <table:table-cell table:style-name="ce15" table:formula="of:=AVERAGE([.V2:.V29])" office:value-type="float" office:value="0.607142857142857" calcext:value-type="float">
            <text:p>0.61</text:p>
          </table:table-cell>
          <table:table-cell/>
          <table:table-cell table:style-name="ce15" table:formula="of:=AVERAGE([.X2:.X29])" office:value-type="float" office:value="0.607142857142857" calcext:value-type="float">
            <text:p>0.61</text:p>
          </table:table-cell>
          <table:table-cell/>
          <table:table-cell table:style-name="ce15" table:formula="of:=AVERAGE([.Z2:.Z29])" office:value-type="float" office:value="0.535714285714286" calcext:value-type="float">
            <text:p>0.54</text:p>
          </table:table-cell>
          <table:table-cell/>
          <table:table-cell table:style-name="ce15" table:formula="of:=AVERAGE([.AB2:.AB29])" office:value-type="float" office:value="0.678571428571429" calcext:value-type="float">
            <text:p>0.68</text:p>
          </table:table-cell>
          <table:table-cell/>
          <table:table-cell table:style-name="ce15" table:formula="of:=AVERAGE([.AD2:.AD29])" office:value-type="float" office:value="0.571428571428571" calcext:value-type="float">
            <text:p>0.57</text:p>
          </table:table-cell>
          <table:table-cell/>
          <table:table-cell table:style-name="ce15" table:formula="of:=AVERAGE([.AF2:.AF29])" office:value-type="float" office:value="0.392857142857143" calcext:value-type="float">
            <text:p>0.39</text:p>
          </table:table-cell>
          <table:table-cell/>
          <table:table-cell table:style-name="ce15" table:formula="of:=AVERAGE([.AH2:.AH29])" office:value-type="float" office:value="0.25" calcext:value-type="float">
            <text:p>0.25</text:p>
          </table:table-cell>
          <table:table-cell/>
          <table:table-cell table:style-name="ce15" table:formula="of:=AVERAGE([.AJ2:.AJ29])" office:value-type="float" office:value="0.988714285714286" calcext:value-type="float">
            <text:p>0.99</text:p>
          </table:table-cell>
        </table:table-row>
        <table:table-row table:style-name="ro1" table:number-rows-repeated="12">
          <table:table-cell table:number-columns-repeated="11"/>
          <table:table-cell table:style-name="ce61"/>
          <table:table-cell table:number-columns-repeated="24"/>
        </table:table-row>
        <table:table-row table:style-name="ro1" table:number-rows-repeated="1048533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'NGINX Results 1'.P2:'NGINX Results 1'.P2">
            <calcext:condition calcext:apply-style-name="Bad" calcext:value="=0" calcext:base-cell-address="'NGINX Results 1'.P2"/>
          </calcext:conditional-format>
          <calcext:conditional-format calcext:target-range-address="'NGINX Results 1'.P3:'NGINX Results 1'.P3">
            <calcext:condition calcext:apply-style-name="Bad" calcext:value="=0" calcext:base-cell-address="'NGINX Results 1'.P3"/>
          </calcext:conditional-format>
          <calcext:conditional-format calcext:target-range-address="'NGINX Results 1'.P4:'NGINX Results 1'.P4">
            <calcext:condition calcext:apply-style-name="Bad" calcext:value="=0" calcext:base-cell-address="'NGINX Results 1'.P4"/>
          </calcext:conditional-format>
          <calcext:conditional-format calcext:target-range-address="'NGINX Results 1'.P5:'NGINX Results 1'.P5">
            <calcext:condition calcext:apply-style-name="Bad" calcext:value="=0" calcext:base-cell-address="'NGINX Results 1'.P5"/>
          </calcext:conditional-format>
          <calcext:conditional-format calcext:target-range-address="'NGINX Results 1'.P6:'NGINX Results 1'.P6">
            <calcext:condition calcext:apply-style-name="Bad" calcext:value="=0" calcext:base-cell-address="'NGINX Results 1'.P6"/>
          </calcext:conditional-format>
          <calcext:conditional-format calcext:target-range-address="'NGINX Results 1'.P7:'NGINX Results 1'.P7">
            <calcext:condition calcext:apply-style-name="Bad" calcext:value="=0" calcext:base-cell-address="'NGINX Results 1'.P7"/>
          </calcext:conditional-format>
          <calcext:conditional-format calcext:target-range-address="'NGINX Results 1'.P8:'NGINX Results 1'.P8">
            <calcext:condition calcext:apply-style-name="Bad" calcext:value="=0" calcext:base-cell-address="'NGINX Results 1'.P8"/>
          </calcext:conditional-format>
          <calcext:conditional-format calcext:target-range-address="'NGINX Results 1'.P9:'NGINX Results 1'.P9">
            <calcext:condition calcext:apply-style-name="Bad" calcext:value="=0" calcext:base-cell-address="'NGINX Results 1'.P9"/>
          </calcext:conditional-format>
          <calcext:conditional-format calcext:target-range-address="'NGINX Results 1'.P10:'NGINX Results 1'.P10">
            <calcext:condition calcext:apply-style-name="Bad" calcext:value="=0" calcext:base-cell-address="'NGINX Results 1'.P10"/>
          </calcext:conditional-format>
          <calcext:conditional-format calcext:target-range-address="'NGINX Results 1'.P11:'NGINX Results 1'.P11">
            <calcext:condition calcext:apply-style-name="Bad" calcext:value="=0" calcext:base-cell-address="'NGINX Results 1'.P11"/>
          </calcext:conditional-format>
          <calcext:conditional-format calcext:target-range-address="'NGINX Results 1'.P12:'NGINX Results 1'.P12">
            <calcext:condition calcext:apply-style-name="Bad" calcext:value="=0" calcext:base-cell-address="'NGINX Results 1'.P12"/>
          </calcext:conditional-format>
          <calcext:conditional-format calcext:target-range-address="'NGINX Results 1'.P13:'NGINX Results 1'.P13">
            <calcext:condition calcext:apply-style-name="Bad" calcext:value="=0" calcext:base-cell-address="'NGINX Results 1'.P13"/>
          </calcext:conditional-format>
          <calcext:conditional-format calcext:target-range-address="'NGINX Results 1'.P14:'NGINX Results 1'.P14">
            <calcext:condition calcext:apply-style-name="Bad" calcext:value="=0" calcext:base-cell-address="'NGINX Results 1'.P14"/>
          </calcext:conditional-format>
          <calcext:conditional-format calcext:target-range-address="'NGINX Results 1'.P15:'NGINX Results 1'.P15">
            <calcext:condition calcext:apply-style-name="Bad" calcext:value="=0" calcext:base-cell-address="'NGINX Results 1'.P15"/>
          </calcext:conditional-format>
          <calcext:conditional-format calcext:target-range-address="'NGINX Results 1'.P16:'NGINX Results 1'.P16">
            <calcext:condition calcext:apply-style-name="Bad" calcext:value="=0" calcext:base-cell-address="'NGINX Results 1'.P16"/>
          </calcext:conditional-format>
          <calcext:conditional-format calcext:target-range-address="'NGINX Results 1'.P17:'NGINX Results 1'.P17">
            <calcext:condition calcext:apply-style-name="Bad" calcext:value="=0" calcext:base-cell-address="'NGINX Results 1'.P17"/>
          </calcext:conditional-format>
          <calcext:conditional-format calcext:target-range-address="'NGINX Results 1'.P18:'NGINX Results 1'.P18">
            <calcext:condition calcext:apply-style-name="Bad" calcext:value="=0" calcext:base-cell-address="'NGINX Results 1'.P18"/>
          </calcext:conditional-format>
          <calcext:conditional-format calcext:target-range-address="'NGINX Results 1'.P19:'NGINX Results 1'.P19">
            <calcext:condition calcext:apply-style-name="Bad" calcext:value="=0" calcext:base-cell-address="'NGINX Results 1'.P19"/>
          </calcext:conditional-format>
          <calcext:conditional-format calcext:target-range-address="'NGINX Results 1'.P20:'NGINX Results 1'.P20">
            <calcext:condition calcext:apply-style-name="Bad" calcext:value="=0" calcext:base-cell-address="'NGINX Results 1'.P20"/>
          </calcext:conditional-format>
          <calcext:conditional-format calcext:target-range-address="'NGINX Results 1'.P21:'NGINX Results 1'.P21">
            <calcext:condition calcext:apply-style-name="Bad" calcext:value="=0" calcext:base-cell-address="'NGINX Results 1'.P21"/>
          </calcext:conditional-format>
          <calcext:conditional-format calcext:target-range-address="'NGINX Results 1'.P22:'NGINX Results 1'.P22">
            <calcext:condition calcext:apply-style-name="Bad" calcext:value="=0" calcext:base-cell-address="'NGINX Results 1'.P22"/>
          </calcext:conditional-format>
          <calcext:conditional-format calcext:target-range-address="'NGINX Results 1'.P23:'NGINX Results 1'.P23">
            <calcext:condition calcext:apply-style-name="Bad" calcext:value="=0" calcext:base-cell-address="'NGINX Results 1'.P23"/>
          </calcext:conditional-format>
          <calcext:conditional-format calcext:target-range-address="'NGINX Results 1'.P24:'NGINX Results 1'.P24">
            <calcext:condition calcext:apply-style-name="Bad" calcext:value="=0" calcext:base-cell-address="'NGINX Results 1'.P24"/>
          </calcext:conditional-format>
          <calcext:conditional-format calcext:target-range-address="'NGINX Results 1'.P25:'NGINX Results 1'.P25">
            <calcext:condition calcext:apply-style-name="Bad" calcext:value="=0" calcext:base-cell-address="'NGINX Results 1'.P25"/>
          </calcext:conditional-format>
          <calcext:conditional-format calcext:target-range-address="'NGINX Results 1'.P26:'NGINX Results 1'.P26">
            <calcext:condition calcext:apply-style-name="Bad" calcext:value="=0" calcext:base-cell-address="'NGINX Results 1'.P26"/>
          </calcext:conditional-format>
          <calcext:conditional-format calcext:target-range-address="'NGINX Results 1'.P27:'NGINX Results 1'.P27">
            <calcext:condition calcext:apply-style-name="Bad" calcext:value="=0" calcext:base-cell-address="'NGINX Results 1'.P27"/>
          </calcext:conditional-format>
          <calcext:conditional-format calcext:target-range-address="'NGINX Results 1'.P28:'NGINX Results 1'.P28">
            <calcext:condition calcext:apply-style-name="Bad" calcext:value="=0" calcext:base-cell-address="'NGINX Results 1'.P28"/>
          </calcext:conditional-format>
          <calcext:conditional-format calcext:target-range-address="'NGINX Results 1'.P29:'NGINX Results 1'.P29">
            <calcext:condition calcext:apply-style-name="Bad" calcext:value="=0" calcext:base-cell-address="'NGINX Results 1'.P29"/>
          </calcext:conditional-format>
          <calcext:conditional-format calcext:target-range-address="'NGINX Results 1'.R2:'NGINX Results 1'.R2">
            <calcext:condition calcext:apply-style-name="Bad" calcext:value="=0" calcext:base-cell-address="'NGINX Results 1'.R2"/>
          </calcext:conditional-format>
          <calcext:conditional-format calcext:target-range-address="'NGINX Results 1'.R3:'NGINX Results 1'.R3">
            <calcext:condition calcext:apply-style-name="Bad" calcext:value="=0" calcext:base-cell-address="'NGINX Results 1'.R3"/>
          </calcext:conditional-format>
          <calcext:conditional-format calcext:target-range-address="'NGINX Results 1'.R4:'NGINX Results 1'.R4">
            <calcext:condition calcext:apply-style-name="Bad" calcext:value="=0" calcext:base-cell-address="'NGINX Results 1'.R4"/>
          </calcext:conditional-format>
          <calcext:conditional-format calcext:target-range-address="'NGINX Results 1'.R5:'NGINX Results 1'.R5">
            <calcext:condition calcext:apply-style-name="Bad" calcext:value="=0" calcext:base-cell-address="'NGINX Results 1'.R5"/>
          </calcext:conditional-format>
          <calcext:conditional-format calcext:target-range-address="'NGINX Results 1'.R6:'NGINX Results 1'.R6">
            <calcext:condition calcext:apply-style-name="Bad" calcext:value="=0" calcext:base-cell-address="'NGINX Results 1'.R6"/>
          </calcext:conditional-format>
          <calcext:conditional-format calcext:target-range-address="'NGINX Results 1'.R7:'NGINX Results 1'.R7">
            <calcext:condition calcext:apply-style-name="Bad" calcext:value="=0" calcext:base-cell-address="'NGINX Results 1'.R7"/>
          </calcext:conditional-format>
          <calcext:conditional-format calcext:target-range-address="'NGINX Results 1'.R8:'NGINX Results 1'.R8">
            <calcext:condition calcext:apply-style-name="Bad" calcext:value="=0" calcext:base-cell-address="'NGINX Results 1'.R8"/>
          </calcext:conditional-format>
          <calcext:conditional-format calcext:target-range-address="'NGINX Results 1'.R9:'NGINX Results 1'.R9">
            <calcext:condition calcext:apply-style-name="Bad" calcext:value="=0" calcext:base-cell-address="'NGINX Results 1'.R9"/>
          </calcext:conditional-format>
          <calcext:conditional-format calcext:target-range-address="'NGINX Results 1'.R10:'NGINX Results 1'.R10">
            <calcext:condition calcext:apply-style-name="Bad" calcext:value="=0" calcext:base-cell-address="'NGINX Results 1'.R10"/>
          </calcext:conditional-format>
          <calcext:conditional-format calcext:target-range-address="'NGINX Results 1'.R11:'NGINX Results 1'.R11">
            <calcext:condition calcext:apply-style-name="Bad" calcext:value="=0" calcext:base-cell-address="'NGINX Results 1'.R11"/>
          </calcext:conditional-format>
          <calcext:conditional-format calcext:target-range-address="'NGINX Results 1'.R12:'NGINX Results 1'.R12">
            <calcext:condition calcext:apply-style-name="Bad" calcext:value="=0" calcext:base-cell-address="'NGINX Results 1'.R12"/>
          </calcext:conditional-format>
          <calcext:conditional-format calcext:target-range-address="'NGINX Results 1'.R13:'NGINX Results 1'.R13">
            <calcext:condition calcext:apply-style-name="Bad" calcext:value="=0" calcext:base-cell-address="'NGINX Results 1'.R13"/>
          </calcext:conditional-format>
          <calcext:conditional-format calcext:target-range-address="'NGINX Results 1'.R14:'NGINX Results 1'.R14">
            <calcext:condition calcext:apply-style-name="Bad" calcext:value="=0" calcext:base-cell-address="'NGINX Results 1'.R14"/>
          </calcext:conditional-format>
          <calcext:conditional-format calcext:target-range-address="'NGINX Results 1'.R15:'NGINX Results 1'.R15">
            <calcext:condition calcext:apply-style-name="Bad" calcext:value="=0" calcext:base-cell-address="'NGINX Results 1'.R15"/>
          </calcext:conditional-format>
          <calcext:conditional-format calcext:target-range-address="'NGINX Results 1'.R16:'NGINX Results 1'.R16">
            <calcext:condition calcext:apply-style-name="Bad" calcext:value="=0" calcext:base-cell-address="'NGINX Results 1'.R16"/>
          </calcext:conditional-format>
          <calcext:conditional-format calcext:target-range-address="'NGINX Results 1'.R17:'NGINX Results 1'.R17">
            <calcext:condition calcext:apply-style-name="Bad" calcext:value="=0" calcext:base-cell-address="'NGINX Results 1'.R17"/>
          </calcext:conditional-format>
          <calcext:conditional-format calcext:target-range-address="'NGINX Results 1'.R18:'NGINX Results 1'.R18">
            <calcext:condition calcext:apply-style-name="Bad" calcext:value="=0" calcext:base-cell-address="'NGINX Results 1'.R18"/>
          </calcext:conditional-format>
          <calcext:conditional-format calcext:target-range-address="'NGINX Results 1'.R19:'NGINX Results 1'.R19">
            <calcext:condition calcext:apply-style-name="Bad" calcext:value="=0" calcext:base-cell-address="'NGINX Results 1'.R19"/>
          </calcext:conditional-format>
          <calcext:conditional-format calcext:target-range-address="'NGINX Results 1'.R20:'NGINX Results 1'.R20">
            <calcext:condition calcext:apply-style-name="Bad" calcext:value="=0" calcext:base-cell-address="'NGINX Results 1'.R20"/>
          </calcext:conditional-format>
          <calcext:conditional-format calcext:target-range-address="'NGINX Results 1'.R21:'NGINX Results 1'.R21">
            <calcext:condition calcext:apply-style-name="Bad" calcext:value="=0" calcext:base-cell-address="'NGINX Results 1'.R21"/>
          </calcext:conditional-format>
          <calcext:conditional-format calcext:target-range-address="'NGINX Results 1'.R22:'NGINX Results 1'.R22">
            <calcext:condition calcext:apply-style-name="Bad" calcext:value="=0" calcext:base-cell-address="'NGINX Results 1'.R22"/>
          </calcext:conditional-format>
          <calcext:conditional-format calcext:target-range-address="'NGINX Results 1'.R23:'NGINX Results 1'.R23">
            <calcext:condition calcext:apply-style-name="Bad" calcext:value="=0" calcext:base-cell-address="'NGINX Results 1'.R23"/>
          </calcext:conditional-format>
          <calcext:conditional-format calcext:target-range-address="'NGINX Results 1'.R24:'NGINX Results 1'.R24">
            <calcext:condition calcext:apply-style-name="Bad" calcext:value="=0" calcext:base-cell-address="'NGINX Results 1'.R24"/>
          </calcext:conditional-format>
          <calcext:conditional-format calcext:target-range-address="'NGINX Results 1'.R25:'NGINX Results 1'.R25">
            <calcext:condition calcext:apply-style-name="Bad" calcext:value="=0" calcext:base-cell-address="'NGINX Results 1'.R25"/>
          </calcext:conditional-format>
          <calcext:conditional-format calcext:target-range-address="'NGINX Results 1'.R26:'NGINX Results 1'.R26">
            <calcext:condition calcext:apply-style-name="Bad" calcext:value="=0" calcext:base-cell-address="'NGINX Results 1'.R26"/>
          </calcext:conditional-format>
          <calcext:conditional-format calcext:target-range-address="'NGINX Results 1'.R27:'NGINX Results 1'.R27">
            <calcext:condition calcext:apply-style-name="Bad" calcext:value="=0" calcext:base-cell-address="'NGINX Results 1'.R27"/>
          </calcext:conditional-format>
          <calcext:conditional-format calcext:target-range-address="'NGINX Results 1'.R28:'NGINX Results 1'.R28">
            <calcext:condition calcext:apply-style-name="Bad" calcext:value="=0" calcext:base-cell-address="'NGINX Results 1'.R28"/>
          </calcext:conditional-format>
          <calcext:conditional-format calcext:target-range-address="'NGINX Results 1'.R29:'NGINX Results 1'.R29">
            <calcext:condition calcext:apply-style-name="Bad" calcext:value="=0" calcext:base-cell-address="'NGINX Results 1'.R29"/>
          </calcext:conditional-format>
          <calcext:conditional-format calcext:target-range-address="'NGINX Results 1'.V2:'NGINX Results 1'.V2">
            <calcext:condition calcext:apply-style-name="Bad" calcext:value="=0" calcext:base-cell-address="'NGINX Results 1'.V2"/>
          </calcext:conditional-format>
          <calcext:conditional-format calcext:target-range-address="'NGINX Results 1'.V3:'NGINX Results 1'.V3">
            <calcext:condition calcext:apply-style-name="Bad" calcext:value="=0" calcext:base-cell-address="'NGINX Results 1'.V3"/>
          </calcext:conditional-format>
          <calcext:conditional-format calcext:target-range-address="'NGINX Results 1'.V4:'NGINX Results 1'.V4">
            <calcext:condition calcext:apply-style-name="Bad" calcext:value="=0" calcext:base-cell-address="'NGINX Results 1'.V4"/>
          </calcext:conditional-format>
          <calcext:conditional-format calcext:target-range-address="'NGINX Results 1'.V5:'NGINX Results 1'.V5">
            <calcext:condition calcext:apply-style-name="Bad" calcext:value="=0" calcext:base-cell-address="'NGINX Results 1'.V5"/>
          </calcext:conditional-format>
          <calcext:conditional-format calcext:target-range-address="'NGINX Results 1'.V6:'NGINX Results 1'.V6">
            <calcext:condition calcext:apply-style-name="Bad" calcext:value="=0" calcext:base-cell-address="'NGINX Results 1'.V6"/>
          </calcext:conditional-format>
          <calcext:conditional-format calcext:target-range-address="'NGINX Results 1'.V7:'NGINX Results 1'.V7">
            <calcext:condition calcext:apply-style-name="Bad" calcext:value="=0" calcext:base-cell-address="'NGINX Results 1'.V7"/>
          </calcext:conditional-format>
          <calcext:conditional-format calcext:target-range-address="'NGINX Results 1'.V8:'NGINX Results 1'.V8">
            <calcext:condition calcext:apply-style-name="Bad" calcext:value="=0" calcext:base-cell-address="'NGINX Results 1'.V8"/>
          </calcext:conditional-format>
          <calcext:conditional-format calcext:target-range-address="'NGINX Results 1'.V9:'NGINX Results 1'.V9">
            <calcext:condition calcext:apply-style-name="Bad" calcext:value="=0" calcext:base-cell-address="'NGINX Results 1'.V9"/>
          </calcext:conditional-format>
          <calcext:conditional-format calcext:target-range-address="'NGINX Results 1'.V10:'NGINX Results 1'.V10">
            <calcext:condition calcext:apply-style-name="Bad" calcext:value="=0" calcext:base-cell-address="'NGINX Results 1'.V10"/>
          </calcext:conditional-format>
          <calcext:conditional-format calcext:target-range-address="'NGINX Results 1'.V11:'NGINX Results 1'.V11">
            <calcext:condition calcext:apply-style-name="Bad" calcext:value="=0" calcext:base-cell-address="'NGINX Results 1'.V11"/>
          </calcext:conditional-format>
          <calcext:conditional-format calcext:target-range-address="'NGINX Results 1'.V12:'NGINX Results 1'.V12">
            <calcext:condition calcext:apply-style-name="Bad" calcext:value="=0" calcext:base-cell-address="'NGINX Results 1'.V12"/>
          </calcext:conditional-format>
          <calcext:conditional-format calcext:target-range-address="'NGINX Results 1'.V13:'NGINX Results 1'.V13">
            <calcext:condition calcext:apply-style-name="Bad" calcext:value="=0" calcext:base-cell-address="'NGINX Results 1'.V13"/>
          </calcext:conditional-format>
          <calcext:conditional-format calcext:target-range-address="'NGINX Results 1'.V14:'NGINX Results 1'.V14">
            <calcext:condition calcext:apply-style-name="Bad" calcext:value="=0" calcext:base-cell-address="'NGINX Results 1'.V14"/>
          </calcext:conditional-format>
          <calcext:conditional-format calcext:target-range-address="'NGINX Results 1'.V15:'NGINX Results 1'.V15">
            <calcext:condition calcext:apply-style-name="Bad" calcext:value="=0" calcext:base-cell-address="'NGINX Results 1'.V15"/>
          </calcext:conditional-format>
          <calcext:conditional-format calcext:target-range-address="'NGINX Results 1'.V16:'NGINX Results 1'.V16">
            <calcext:condition calcext:apply-style-name="Bad" calcext:value="=0" calcext:base-cell-address="'NGINX Results 1'.V16"/>
          </calcext:conditional-format>
          <calcext:conditional-format calcext:target-range-address="'NGINX Results 1'.V17:'NGINX Results 1'.V17">
            <calcext:condition calcext:apply-style-name="Bad" calcext:value="=0" calcext:base-cell-address="'NGINX Results 1'.V17"/>
          </calcext:conditional-format>
          <calcext:conditional-format calcext:target-range-address="'NGINX Results 1'.V18:'NGINX Results 1'.V18">
            <calcext:condition calcext:apply-style-name="Bad" calcext:value="=0" calcext:base-cell-address="'NGINX Results 1'.V18"/>
          </calcext:conditional-format>
          <calcext:conditional-format calcext:target-range-address="'NGINX Results 1'.V19:'NGINX Results 1'.V19">
            <calcext:condition calcext:apply-style-name="Bad" calcext:value="=0" calcext:base-cell-address="'NGINX Results 1'.V19"/>
          </calcext:conditional-format>
          <calcext:conditional-format calcext:target-range-address="'NGINX Results 1'.V20:'NGINX Results 1'.V20">
            <calcext:condition calcext:apply-style-name="Bad" calcext:value="=0" calcext:base-cell-address="'NGINX Results 1'.V20"/>
          </calcext:conditional-format>
          <calcext:conditional-format calcext:target-range-address="'NGINX Results 1'.V21:'NGINX Results 1'.V21">
            <calcext:condition calcext:apply-style-name="Bad" calcext:value="=0" calcext:base-cell-address="'NGINX Results 1'.V21"/>
          </calcext:conditional-format>
          <calcext:conditional-format calcext:target-range-address="'NGINX Results 1'.V22:'NGINX Results 1'.V22">
            <calcext:condition calcext:apply-style-name="Bad" calcext:value="=0" calcext:base-cell-address="'NGINX Results 1'.V22"/>
          </calcext:conditional-format>
          <calcext:conditional-format calcext:target-range-address="'NGINX Results 1'.V23:'NGINX Results 1'.V23">
            <calcext:condition calcext:apply-style-name="Bad" calcext:value="=0" calcext:base-cell-address="'NGINX Results 1'.V23"/>
          </calcext:conditional-format>
          <calcext:conditional-format calcext:target-range-address="'NGINX Results 1'.V24:'NGINX Results 1'.V24">
            <calcext:condition calcext:apply-style-name="Bad" calcext:value="=0" calcext:base-cell-address="'NGINX Results 1'.V24"/>
          </calcext:conditional-format>
          <calcext:conditional-format calcext:target-range-address="'NGINX Results 1'.V25:'NGINX Results 1'.V25">
            <calcext:condition calcext:apply-style-name="Bad" calcext:value="=0" calcext:base-cell-address="'NGINX Results 1'.V25"/>
          </calcext:conditional-format>
          <calcext:conditional-format calcext:target-range-address="'NGINX Results 1'.V26:'NGINX Results 1'.V26">
            <calcext:condition calcext:apply-style-name="Bad" calcext:value="=0" calcext:base-cell-address="'NGINX Results 1'.V26"/>
          </calcext:conditional-format>
          <calcext:conditional-format calcext:target-range-address="'NGINX Results 1'.V27:'NGINX Results 1'.V27">
            <calcext:condition calcext:apply-style-name="Bad" calcext:value="=0" calcext:base-cell-address="'NGINX Results 1'.V27"/>
          </calcext:conditional-format>
          <calcext:conditional-format calcext:target-range-address="'NGINX Results 1'.V28:'NGINX Results 1'.V28">
            <calcext:condition calcext:apply-style-name="Bad" calcext:value="=0" calcext:base-cell-address="'NGINX Results 1'.V28"/>
          </calcext:conditional-format>
          <calcext:conditional-format calcext:target-range-address="'NGINX Results 1'.V29:'NGINX Results 1'.V29">
            <calcext:condition calcext:apply-style-name="Bad" calcext:value="=0" calcext:base-cell-address="'NGINX Results 1'.V29"/>
          </calcext:conditional-format>
          <calcext:conditional-format calcext:target-range-address="'NGINX Results 1'.X2:'NGINX Results 1'.X2">
            <calcext:condition calcext:apply-style-name="Bad" calcext:value="=0" calcext:base-cell-address="'NGINX Results 1'.X2"/>
          </calcext:conditional-format>
          <calcext:conditional-format calcext:target-range-address="'NGINX Results 1'.X3:'NGINX Results 1'.X3">
            <calcext:condition calcext:apply-style-name="Bad" calcext:value="=0" calcext:base-cell-address="'NGINX Results 1'.X3"/>
          </calcext:conditional-format>
          <calcext:conditional-format calcext:target-range-address="'NGINX Results 1'.X4:'NGINX Results 1'.X4">
            <calcext:condition calcext:apply-style-name="Bad" calcext:value="=0" calcext:base-cell-address="'NGINX Results 1'.X4"/>
          </calcext:conditional-format>
          <calcext:conditional-format calcext:target-range-address="'NGINX Results 1'.X5:'NGINX Results 1'.X5">
            <calcext:condition calcext:apply-style-name="Bad" calcext:value="=0" calcext:base-cell-address="'NGINX Results 1'.X5"/>
          </calcext:conditional-format>
          <calcext:conditional-format calcext:target-range-address="'NGINX Results 1'.X6:'NGINX Results 1'.X6">
            <calcext:condition calcext:apply-style-name="Bad" calcext:value="=0" calcext:base-cell-address="'NGINX Results 1'.X6"/>
          </calcext:conditional-format>
          <calcext:conditional-format calcext:target-range-address="'NGINX Results 1'.X7:'NGINX Results 1'.X7">
            <calcext:condition calcext:apply-style-name="Bad" calcext:value="=0" calcext:base-cell-address="'NGINX Results 1'.X7"/>
          </calcext:conditional-format>
          <calcext:conditional-format calcext:target-range-address="'NGINX Results 1'.X8:'NGINX Results 1'.X8">
            <calcext:condition calcext:apply-style-name="Bad" calcext:value="=0" calcext:base-cell-address="'NGINX Results 1'.X8"/>
          </calcext:conditional-format>
          <calcext:conditional-format calcext:target-range-address="'NGINX Results 1'.X9:'NGINX Results 1'.X9">
            <calcext:condition calcext:apply-style-name="Bad" calcext:value="=0" calcext:base-cell-address="'NGINX Results 1'.X9"/>
          </calcext:conditional-format>
          <calcext:conditional-format calcext:target-range-address="'NGINX Results 1'.X10:'NGINX Results 1'.X10">
            <calcext:condition calcext:apply-style-name="Bad" calcext:value="=0" calcext:base-cell-address="'NGINX Results 1'.X10"/>
          </calcext:conditional-format>
          <calcext:conditional-format calcext:target-range-address="'NGINX Results 1'.X11:'NGINX Results 1'.X11">
            <calcext:condition calcext:apply-style-name="Bad" calcext:value="=0" calcext:base-cell-address="'NGINX Results 1'.X11"/>
          </calcext:conditional-format>
          <calcext:conditional-format calcext:target-range-address="'NGINX Results 1'.X12:'NGINX Results 1'.X12">
            <calcext:condition calcext:apply-style-name="Bad" calcext:value="=0" calcext:base-cell-address="'NGINX Results 1'.X12"/>
          </calcext:conditional-format>
          <calcext:conditional-format calcext:target-range-address="'NGINX Results 1'.X13:'NGINX Results 1'.X13">
            <calcext:condition calcext:apply-style-name="Bad" calcext:value="=0" calcext:base-cell-address="'NGINX Results 1'.X13"/>
          </calcext:conditional-format>
          <calcext:conditional-format calcext:target-range-address="'NGINX Results 1'.X14:'NGINX Results 1'.X14">
            <calcext:condition calcext:apply-style-name="Bad" calcext:value="=0" calcext:base-cell-address="'NGINX Results 1'.X14"/>
          </calcext:conditional-format>
          <calcext:conditional-format calcext:target-range-address="'NGINX Results 1'.X15:'NGINX Results 1'.X15">
            <calcext:condition calcext:apply-style-name="Bad" calcext:value="=0" calcext:base-cell-address="'NGINX Results 1'.X15"/>
          </calcext:conditional-format>
          <calcext:conditional-format calcext:target-range-address="'NGINX Results 1'.X16:'NGINX Results 1'.X16">
            <calcext:condition calcext:apply-style-name="Bad" calcext:value="=0" calcext:base-cell-address="'NGINX Results 1'.X16"/>
          </calcext:conditional-format>
          <calcext:conditional-format calcext:target-range-address="'NGINX Results 1'.X17:'NGINX Results 1'.X17">
            <calcext:condition calcext:apply-style-name="Bad" calcext:value="=0" calcext:base-cell-address="'NGINX Results 1'.X17"/>
          </calcext:conditional-format>
          <calcext:conditional-format calcext:target-range-address="'NGINX Results 1'.X18:'NGINX Results 1'.X18">
            <calcext:condition calcext:apply-style-name="Bad" calcext:value="=0" calcext:base-cell-address="'NGINX Results 1'.X18"/>
          </calcext:conditional-format>
          <calcext:conditional-format calcext:target-range-address="'NGINX Results 1'.X19:'NGINX Results 1'.X19">
            <calcext:condition calcext:apply-style-name="Bad" calcext:value="=0" calcext:base-cell-address="'NGINX Results 1'.X19"/>
          </calcext:conditional-format>
          <calcext:conditional-format calcext:target-range-address="'NGINX Results 1'.X20:'NGINX Results 1'.X20">
            <calcext:condition calcext:apply-style-name="Bad" calcext:value="=0" calcext:base-cell-address="'NGINX Results 1'.X20"/>
          </calcext:conditional-format>
          <calcext:conditional-format calcext:target-range-address="'NGINX Results 1'.X21:'NGINX Results 1'.X21">
            <calcext:condition calcext:apply-style-name="Bad" calcext:value="=0" calcext:base-cell-address="'NGINX Results 1'.X21"/>
          </calcext:conditional-format>
          <calcext:conditional-format calcext:target-range-address="'NGINX Results 1'.X22:'NGINX Results 1'.X22">
            <calcext:condition calcext:apply-style-name="Bad" calcext:value="=0" calcext:base-cell-address="'NGINX Results 1'.X22"/>
          </calcext:conditional-format>
          <calcext:conditional-format calcext:target-range-address="'NGINX Results 1'.X23:'NGINX Results 1'.X23">
            <calcext:condition calcext:apply-style-name="Bad" calcext:value="=0" calcext:base-cell-address="'NGINX Results 1'.X23"/>
          </calcext:conditional-format>
          <calcext:conditional-format calcext:target-range-address="'NGINX Results 1'.X24:'NGINX Results 1'.X24">
            <calcext:condition calcext:apply-style-name="Bad" calcext:value="=0" calcext:base-cell-address="'NGINX Results 1'.X24"/>
          </calcext:conditional-format>
          <calcext:conditional-format calcext:target-range-address="'NGINX Results 1'.X25:'NGINX Results 1'.X25">
            <calcext:condition calcext:apply-style-name="Bad" calcext:value="=0" calcext:base-cell-address="'NGINX Results 1'.X25"/>
          </calcext:conditional-format>
          <calcext:conditional-format calcext:target-range-address="'NGINX Results 1'.X26:'NGINX Results 1'.X26">
            <calcext:condition calcext:apply-style-name="Bad" calcext:value="=0" calcext:base-cell-address="'NGINX Results 1'.X26"/>
          </calcext:conditional-format>
          <calcext:conditional-format calcext:target-range-address="'NGINX Results 1'.X27:'NGINX Results 1'.X27">
            <calcext:condition calcext:apply-style-name="Bad" calcext:value="=0" calcext:base-cell-address="'NGINX Results 1'.X27"/>
          </calcext:conditional-format>
          <calcext:conditional-format calcext:target-range-address="'NGINX Results 1'.X28:'NGINX Results 1'.X28">
            <calcext:condition calcext:apply-style-name="Bad" calcext:value="=0" calcext:base-cell-address="'NGINX Results 1'.X28"/>
          </calcext:conditional-format>
          <calcext:conditional-format calcext:target-range-address="'NGINX Results 1'.X29:'NGINX Results 1'.X29">
            <calcext:condition calcext:apply-style-name="Bad" calcext:value="=0" calcext:base-cell-address="'NGINX Results 1'.X29"/>
          </calcext:conditional-format>
          <calcext:conditional-format calcext:target-range-address="'NGINX Results 1'.Z2:'NGINX Results 1'.Z2">
            <calcext:condition calcext:apply-style-name="Bad" calcext:value="=0" calcext:base-cell-address="'NGINX Results 1'.Z2"/>
          </calcext:conditional-format>
          <calcext:conditional-format calcext:target-range-address="'NGINX Results 1'.Z3:'NGINX Results 1'.Z3">
            <calcext:condition calcext:apply-style-name="Bad" calcext:value="=0" calcext:base-cell-address="'NGINX Results 1'.Z3"/>
          </calcext:conditional-format>
          <calcext:conditional-format calcext:target-range-address="'NGINX Results 1'.Z4:'NGINX Results 1'.Z4">
            <calcext:condition calcext:apply-style-name="Bad" calcext:value="=0" calcext:base-cell-address="'NGINX Results 1'.Z4"/>
          </calcext:conditional-format>
          <calcext:conditional-format calcext:target-range-address="'NGINX Results 1'.Z5:'NGINX Results 1'.Z5">
            <calcext:condition calcext:apply-style-name="Bad" calcext:value="=0" calcext:base-cell-address="'NGINX Results 1'.Z5"/>
          </calcext:conditional-format>
          <calcext:conditional-format calcext:target-range-address="'NGINX Results 1'.Z6:'NGINX Results 1'.Z6">
            <calcext:condition calcext:apply-style-name="Bad" calcext:value="=0" calcext:base-cell-address="'NGINX Results 1'.Z6"/>
          </calcext:conditional-format>
          <calcext:conditional-format calcext:target-range-address="'NGINX Results 1'.Z7:'NGINX Results 1'.Z7">
            <calcext:condition calcext:apply-style-name="Bad" calcext:value="=0" calcext:base-cell-address="'NGINX Results 1'.Z7"/>
          </calcext:conditional-format>
          <calcext:conditional-format calcext:target-range-address="'NGINX Results 1'.Z8:'NGINX Results 1'.Z8">
            <calcext:condition calcext:apply-style-name="Bad" calcext:value="=0" calcext:base-cell-address="'NGINX Results 1'.Z8"/>
          </calcext:conditional-format>
          <calcext:conditional-format calcext:target-range-address="'NGINX Results 1'.Z9:'NGINX Results 1'.Z9">
            <calcext:condition calcext:apply-style-name="Bad" calcext:value="=0" calcext:base-cell-address="'NGINX Results 1'.Z9"/>
          </calcext:conditional-format>
          <calcext:conditional-format calcext:target-range-address="'NGINX Results 1'.Z10:'NGINX Results 1'.Z10">
            <calcext:condition calcext:apply-style-name="Bad" calcext:value="=0" calcext:base-cell-address="'NGINX Results 1'.Z10"/>
          </calcext:conditional-format>
          <calcext:conditional-format calcext:target-range-address="'NGINX Results 1'.Z11:'NGINX Results 1'.Z11">
            <calcext:condition calcext:apply-style-name="Bad" calcext:value="=0" calcext:base-cell-address="'NGINX Results 1'.Z11"/>
          </calcext:conditional-format>
          <calcext:conditional-format calcext:target-range-address="'NGINX Results 1'.Z12:'NGINX Results 1'.Z12">
            <calcext:condition calcext:apply-style-name="Bad" calcext:value="=0" calcext:base-cell-address="'NGINX Results 1'.Z12"/>
          </calcext:conditional-format>
          <calcext:conditional-format calcext:target-range-address="'NGINX Results 1'.Z13:'NGINX Results 1'.Z13">
            <calcext:condition calcext:apply-style-name="Bad" calcext:value="=0" calcext:base-cell-address="'NGINX Results 1'.Z13"/>
          </calcext:conditional-format>
          <calcext:conditional-format calcext:target-range-address="'NGINX Results 1'.Z14:'NGINX Results 1'.Z14">
            <calcext:condition calcext:apply-style-name="Bad" calcext:value="=0" calcext:base-cell-address="'NGINX Results 1'.Z14"/>
          </calcext:conditional-format>
          <calcext:conditional-format calcext:target-range-address="'NGINX Results 1'.Z15:'NGINX Results 1'.Z15">
            <calcext:condition calcext:apply-style-name="Bad" calcext:value="=0" calcext:base-cell-address="'NGINX Results 1'.Z15"/>
          </calcext:conditional-format>
          <calcext:conditional-format calcext:target-range-address="'NGINX Results 1'.Z16:'NGINX Results 1'.Z16">
            <calcext:condition calcext:apply-style-name="Bad" calcext:value="=0" calcext:base-cell-address="'NGINX Results 1'.Z16"/>
          </calcext:conditional-format>
          <calcext:conditional-format calcext:target-range-address="'NGINX Results 1'.Z17:'NGINX Results 1'.Z17">
            <calcext:condition calcext:apply-style-name="Bad" calcext:value="=0" calcext:base-cell-address="'NGINX Results 1'.Z17"/>
          </calcext:conditional-format>
          <calcext:conditional-format calcext:target-range-address="'NGINX Results 1'.Z18:'NGINX Results 1'.Z18">
            <calcext:condition calcext:apply-style-name="Bad" calcext:value="=0" calcext:base-cell-address="'NGINX Results 1'.Z18"/>
          </calcext:conditional-format>
          <calcext:conditional-format calcext:target-range-address="'NGINX Results 1'.Z19:'NGINX Results 1'.Z19">
            <calcext:condition calcext:apply-style-name="Bad" calcext:value="=0" calcext:base-cell-address="'NGINX Results 1'.Z19"/>
          </calcext:conditional-format>
          <calcext:conditional-format calcext:target-range-address="'NGINX Results 1'.Z20:'NGINX Results 1'.Z20">
            <calcext:condition calcext:apply-style-name="Bad" calcext:value="=0" calcext:base-cell-address="'NGINX Results 1'.Z20"/>
          </calcext:conditional-format>
          <calcext:conditional-format calcext:target-range-address="'NGINX Results 1'.Z21:'NGINX Results 1'.Z21">
            <calcext:condition calcext:apply-style-name="Bad" calcext:value="=0" calcext:base-cell-address="'NGINX Results 1'.Z21"/>
          </calcext:conditional-format>
          <calcext:conditional-format calcext:target-range-address="'NGINX Results 1'.Z22:'NGINX Results 1'.Z22">
            <calcext:condition calcext:apply-style-name="Bad" calcext:value="=0" calcext:base-cell-address="'NGINX Results 1'.Z22"/>
          </calcext:conditional-format>
          <calcext:conditional-format calcext:target-range-address="'NGINX Results 1'.Z23:'NGINX Results 1'.Z23">
            <calcext:condition calcext:apply-style-name="Bad" calcext:value="=0" calcext:base-cell-address="'NGINX Results 1'.Z23"/>
          </calcext:conditional-format>
          <calcext:conditional-format calcext:target-range-address="'NGINX Results 1'.Z24:'NGINX Results 1'.Z24">
            <calcext:condition calcext:apply-style-name="Bad" calcext:value="=0" calcext:base-cell-address="'NGINX Results 1'.Z24"/>
          </calcext:conditional-format>
          <calcext:conditional-format calcext:target-range-address="'NGINX Results 1'.Z25:'NGINX Results 1'.Z25">
            <calcext:condition calcext:apply-style-name="Bad" calcext:value="=0" calcext:base-cell-address="'NGINX Results 1'.Z25"/>
          </calcext:conditional-format>
          <calcext:conditional-format calcext:target-range-address="'NGINX Results 1'.Z26:'NGINX Results 1'.Z26">
            <calcext:condition calcext:apply-style-name="Bad" calcext:value="=0" calcext:base-cell-address="'NGINX Results 1'.Z26"/>
          </calcext:conditional-format>
          <calcext:conditional-format calcext:target-range-address="'NGINX Results 1'.Z27:'NGINX Results 1'.Z27">
            <calcext:condition calcext:apply-style-name="Bad" calcext:value="=0" calcext:base-cell-address="'NGINX Results 1'.Z27"/>
          </calcext:conditional-format>
          <calcext:conditional-format calcext:target-range-address="'NGINX Results 1'.Z28:'NGINX Results 1'.Z28">
            <calcext:condition calcext:apply-style-name="Bad" calcext:value="=0" calcext:base-cell-address="'NGINX Results 1'.Z28"/>
          </calcext:conditional-format>
          <calcext:conditional-format calcext:target-range-address="'NGINX Results 1'.Z29:'NGINX Results 1'.Z29">
            <calcext:condition calcext:apply-style-name="Bad" calcext:value="=0" calcext:base-cell-address="'NGINX Results 1'.Z29"/>
          </calcext:conditional-format>
          <calcext:conditional-format calcext:target-range-address="'NGINX Results 1'.M2:'NGINX Results 1'.M2">
            <calcext:condition calcext:apply-style-name="Bad" calcext:value="=0" calcext:base-cell-address="'NGINX Results 1'.M2"/>
          </calcext:conditional-format>
          <calcext:conditional-format calcext:target-range-address="'NGINX Results 1'.M3:'NGINX Results 1'.M3">
            <calcext:condition calcext:apply-style-name="Bad" calcext:value="=0" calcext:base-cell-address="'NGINX Results 1'.M3"/>
          </calcext:conditional-format>
          <calcext:conditional-format calcext:target-range-address="'NGINX Results 1'.M4:'NGINX Results 1'.M4">
            <calcext:condition calcext:apply-style-name="Bad" calcext:value="=0" calcext:base-cell-address="'NGINX Results 1'.M4"/>
          </calcext:conditional-format>
          <calcext:conditional-format calcext:target-range-address="'NGINX Results 1'.M5:'NGINX Results 1'.M5">
            <calcext:condition calcext:apply-style-name="Bad" calcext:value="=0" calcext:base-cell-address="'NGINX Results 1'.M5"/>
          </calcext:conditional-format>
          <calcext:conditional-format calcext:target-range-address="'NGINX Results 1'.M6:'NGINX Results 1'.M6">
            <calcext:condition calcext:apply-style-name="Bad" calcext:value="=0" calcext:base-cell-address="'NGINX Results 1'.M6"/>
          </calcext:conditional-format>
          <calcext:conditional-format calcext:target-range-address="'NGINX Results 1'.M7:'NGINX Results 1'.M7">
            <calcext:condition calcext:apply-style-name="Bad" calcext:value="=0" calcext:base-cell-address="'NGINX Results 1'.M7"/>
          </calcext:conditional-format>
          <calcext:conditional-format calcext:target-range-address="'NGINX Results 1'.M8:'NGINX Results 1'.M8">
            <calcext:condition calcext:apply-style-name="Bad" calcext:value="=0" calcext:base-cell-address="'NGINX Results 1'.M8"/>
          </calcext:conditional-format>
          <calcext:conditional-format calcext:target-range-address="'NGINX Results 1'.M9:'NGINX Results 1'.M9">
            <calcext:condition calcext:apply-style-name="Bad" calcext:value="=0" calcext:base-cell-address="'NGINX Results 1'.M9"/>
          </calcext:conditional-format>
          <calcext:conditional-format calcext:target-range-address="'NGINX Results 1'.M10:'NGINX Results 1'.M10">
            <calcext:condition calcext:apply-style-name="Bad" calcext:value="=0" calcext:base-cell-address="'NGINX Results 1'.M10"/>
          </calcext:conditional-format>
          <calcext:conditional-format calcext:target-range-address="'NGINX Results 1'.M11:'NGINX Results 1'.M11">
            <calcext:condition calcext:apply-style-name="Bad" calcext:value="=0" calcext:base-cell-address="'NGINX Results 1'.M11"/>
          </calcext:conditional-format>
          <calcext:conditional-format calcext:target-range-address="'NGINX Results 1'.M12:'NGINX Results 1'.M12">
            <calcext:condition calcext:apply-style-name="Bad" calcext:value="=0" calcext:base-cell-address="'NGINX Results 1'.M12"/>
          </calcext:conditional-format>
          <calcext:conditional-format calcext:target-range-address="'NGINX Results 1'.M13:'NGINX Results 1'.M13">
            <calcext:condition calcext:apply-style-name="Bad" calcext:value="=0" calcext:base-cell-address="'NGINX Results 1'.M13"/>
          </calcext:conditional-format>
          <calcext:conditional-format calcext:target-range-address="'NGINX Results 1'.M14:'NGINX Results 1'.M14">
            <calcext:condition calcext:apply-style-name="Bad" calcext:value="=0" calcext:base-cell-address="'NGINX Results 1'.M14"/>
          </calcext:conditional-format>
          <calcext:conditional-format calcext:target-range-address="'NGINX Results 1'.M15:'NGINX Results 1'.M15">
            <calcext:condition calcext:apply-style-name="Bad" calcext:value="=0" calcext:base-cell-address="'NGINX Results 1'.M15"/>
          </calcext:conditional-format>
          <calcext:conditional-format calcext:target-range-address="'NGINX Results 1'.M16:'NGINX Results 1'.M16">
            <calcext:condition calcext:apply-style-name="Bad" calcext:value="=0" calcext:base-cell-address="'NGINX Results 1'.M16"/>
          </calcext:conditional-format>
          <calcext:conditional-format calcext:target-range-address="'NGINX Results 1'.M17:'NGINX Results 1'.M17">
            <calcext:condition calcext:apply-style-name="Bad" calcext:value="=0" calcext:base-cell-address="'NGINX Results 1'.M17"/>
          </calcext:conditional-format>
          <calcext:conditional-format calcext:target-range-address="'NGINX Results 1'.M18:'NGINX Results 1'.M18">
            <calcext:condition calcext:apply-style-name="Bad" calcext:value="=0" calcext:base-cell-address="'NGINX Results 1'.M18"/>
          </calcext:conditional-format>
          <calcext:conditional-format calcext:target-range-address="'NGINX Results 1'.M19:'NGINX Results 1'.M19">
            <calcext:condition calcext:apply-style-name="Bad" calcext:value="=0" calcext:base-cell-address="'NGINX Results 1'.M19"/>
          </calcext:conditional-format>
          <calcext:conditional-format calcext:target-range-address="'NGINX Results 1'.M20:'NGINX Results 1'.M20">
            <calcext:condition calcext:apply-style-name="Bad" calcext:value="=0" calcext:base-cell-address="'NGINX Results 1'.M20"/>
          </calcext:conditional-format>
          <calcext:conditional-format calcext:target-range-address="'NGINX Results 1'.M21:'NGINX Results 1'.M21">
            <calcext:condition calcext:apply-style-name="Bad" calcext:value="=0" calcext:base-cell-address="'NGINX Results 1'.M21"/>
          </calcext:conditional-format>
          <calcext:conditional-format calcext:target-range-address="'NGINX Results 1'.M22:'NGINX Results 1'.M22">
            <calcext:condition calcext:apply-style-name="Bad" calcext:value="=0" calcext:base-cell-address="'NGINX Results 1'.M22"/>
          </calcext:conditional-format>
          <calcext:conditional-format calcext:target-range-address="'NGINX Results 1'.M23:'NGINX Results 1'.M23">
            <calcext:condition calcext:apply-style-name="Bad" calcext:value="=0" calcext:base-cell-address="'NGINX Results 1'.M23"/>
          </calcext:conditional-format>
          <calcext:conditional-format calcext:target-range-address="'NGINX Results 1'.M24:'NGINX Results 1'.M24">
            <calcext:condition calcext:apply-style-name="Bad" calcext:value="=0" calcext:base-cell-address="'NGINX Results 1'.M24"/>
          </calcext:conditional-format>
          <calcext:conditional-format calcext:target-range-address="'NGINX Results 1'.M25:'NGINX Results 1'.M25">
            <calcext:condition calcext:apply-style-name="Bad" calcext:value="=0" calcext:base-cell-address="'NGINX Results 1'.M25"/>
          </calcext:conditional-format>
          <calcext:conditional-format calcext:target-range-address="'NGINX Results 1'.M26:'NGINX Results 1'.M26">
            <calcext:condition calcext:apply-style-name="Bad" calcext:value="=0" calcext:base-cell-address="'NGINX Results 1'.M26"/>
          </calcext:conditional-format>
          <calcext:conditional-format calcext:target-range-address="'NGINX Results 1'.M27:'NGINX Results 1'.M27">
            <calcext:condition calcext:apply-style-name="Bad" calcext:value="=0" calcext:base-cell-address="'NGINX Results 1'.M27"/>
          </calcext:conditional-format>
          <calcext:conditional-format calcext:target-range-address="'NGINX Results 1'.M28:'NGINX Results 1'.M28">
            <calcext:condition calcext:apply-style-name="Bad" calcext:value="=0" calcext:base-cell-address="'NGINX Results 1'.M28"/>
          </calcext:conditional-format>
          <calcext:conditional-format calcext:target-range-address="'NGINX Results 1'.M29:'NGINX Results 1'.M29">
            <calcext:condition calcext:apply-style-name="Bad" calcext:value="=0" calcext:base-cell-address="'NGINX Results 1'.M29"/>
          </calcext:conditional-format>
          <calcext:conditional-format calcext:target-range-address="'NGINX Results 1'.T2:'NGINX Results 1'.T2">
            <calcext:condition calcext:apply-style-name="Bad" calcext:value="=0" calcext:base-cell-address="'NGINX Results 1'.T2"/>
          </calcext:conditional-format>
          <calcext:conditional-format calcext:target-range-address="'NGINX Results 1'.T3:'NGINX Results 1'.T3">
            <calcext:condition calcext:apply-style-name="Bad" calcext:value="=0" calcext:base-cell-address="'NGINX Results 1'.T3"/>
          </calcext:conditional-format>
          <calcext:conditional-format calcext:target-range-address="'NGINX Results 1'.T4:'NGINX Results 1'.T4">
            <calcext:condition calcext:apply-style-name="Bad" calcext:value="=0" calcext:base-cell-address="'NGINX Results 1'.T4"/>
          </calcext:conditional-format>
          <calcext:conditional-format calcext:target-range-address="'NGINX Results 1'.T5:'NGINX Results 1'.T5">
            <calcext:condition calcext:apply-style-name="Bad" calcext:value="=0" calcext:base-cell-address="'NGINX Results 1'.T5"/>
          </calcext:conditional-format>
          <calcext:conditional-format calcext:target-range-address="'NGINX Results 1'.T6:'NGINX Results 1'.T6">
            <calcext:condition calcext:apply-style-name="Bad" calcext:value="=0" calcext:base-cell-address="'NGINX Results 1'.T6"/>
          </calcext:conditional-format>
          <calcext:conditional-format calcext:target-range-address="'NGINX Results 1'.T7:'NGINX Results 1'.T7">
            <calcext:condition calcext:apply-style-name="Bad" calcext:value="=0" calcext:base-cell-address="'NGINX Results 1'.T7"/>
          </calcext:conditional-format>
          <calcext:conditional-format calcext:target-range-address="'NGINX Results 1'.T8:'NGINX Results 1'.T8">
            <calcext:condition calcext:apply-style-name="Bad" calcext:value="=0" calcext:base-cell-address="'NGINX Results 1'.T8"/>
          </calcext:conditional-format>
          <calcext:conditional-format calcext:target-range-address="'NGINX Results 1'.T9:'NGINX Results 1'.T9">
            <calcext:condition calcext:apply-style-name="Bad" calcext:value="=0" calcext:base-cell-address="'NGINX Results 1'.T9"/>
          </calcext:conditional-format>
          <calcext:conditional-format calcext:target-range-address="'NGINX Results 1'.T10:'NGINX Results 1'.T10">
            <calcext:condition calcext:apply-style-name="Bad" calcext:value="=0" calcext:base-cell-address="'NGINX Results 1'.T10"/>
          </calcext:conditional-format>
          <calcext:conditional-format calcext:target-range-address="'NGINX Results 1'.T11:'NGINX Results 1'.T11">
            <calcext:condition calcext:apply-style-name="Bad" calcext:value="=0" calcext:base-cell-address="'NGINX Results 1'.T11"/>
          </calcext:conditional-format>
          <calcext:conditional-format calcext:target-range-address="'NGINX Results 1'.T12:'NGINX Results 1'.T12">
            <calcext:condition calcext:apply-style-name="Bad" calcext:value="=0" calcext:base-cell-address="'NGINX Results 1'.T12"/>
          </calcext:conditional-format>
          <calcext:conditional-format calcext:target-range-address="'NGINX Results 1'.T13:'NGINX Results 1'.T13">
            <calcext:condition calcext:apply-style-name="Bad" calcext:value="=0" calcext:base-cell-address="'NGINX Results 1'.T13"/>
          </calcext:conditional-format>
          <calcext:conditional-format calcext:target-range-address="'NGINX Results 1'.T14:'NGINX Results 1'.T14">
            <calcext:condition calcext:apply-style-name="Bad" calcext:value="=0" calcext:base-cell-address="'NGINX Results 1'.T14"/>
          </calcext:conditional-format>
          <calcext:conditional-format calcext:target-range-address="'NGINX Results 1'.T15:'NGINX Results 1'.T15">
            <calcext:condition calcext:apply-style-name="Bad" calcext:value="=0" calcext:base-cell-address="'NGINX Results 1'.T15"/>
          </calcext:conditional-format>
          <calcext:conditional-format calcext:target-range-address="'NGINX Results 1'.T16:'NGINX Results 1'.T16">
            <calcext:condition calcext:apply-style-name="Bad" calcext:value="=0" calcext:base-cell-address="'NGINX Results 1'.T16"/>
          </calcext:conditional-format>
          <calcext:conditional-format calcext:target-range-address="'NGINX Results 1'.T17:'NGINX Results 1'.T17">
            <calcext:condition calcext:apply-style-name="Bad" calcext:value="=0" calcext:base-cell-address="'NGINX Results 1'.T17"/>
          </calcext:conditional-format>
          <calcext:conditional-format calcext:target-range-address="'NGINX Results 1'.T18:'NGINX Results 1'.T18">
            <calcext:condition calcext:apply-style-name="Bad" calcext:value="=0" calcext:base-cell-address="'NGINX Results 1'.T18"/>
          </calcext:conditional-format>
          <calcext:conditional-format calcext:target-range-address="'NGINX Results 1'.T19:'NGINX Results 1'.T19">
            <calcext:condition calcext:apply-style-name="Bad" calcext:value="=0" calcext:base-cell-address="'NGINX Results 1'.T19"/>
          </calcext:conditional-format>
          <calcext:conditional-format calcext:target-range-address="'NGINX Results 1'.T20:'NGINX Results 1'.T20">
            <calcext:condition calcext:apply-style-name="Bad" calcext:value="=0" calcext:base-cell-address="'NGINX Results 1'.T20"/>
          </calcext:conditional-format>
          <calcext:conditional-format calcext:target-range-address="'NGINX Results 1'.T21:'NGINX Results 1'.T21">
            <calcext:condition calcext:apply-style-name="Bad" calcext:value="=0" calcext:base-cell-address="'NGINX Results 1'.T21"/>
          </calcext:conditional-format>
          <calcext:conditional-format calcext:target-range-address="'NGINX Results 1'.T22:'NGINX Results 1'.T22">
            <calcext:condition calcext:apply-style-name="Bad" calcext:value="=0" calcext:base-cell-address="'NGINX Results 1'.T22"/>
          </calcext:conditional-format>
          <calcext:conditional-format calcext:target-range-address="'NGINX Results 1'.T23:'NGINX Results 1'.T23">
            <calcext:condition calcext:apply-style-name="Bad" calcext:value="=0" calcext:base-cell-address="'NGINX Results 1'.T23"/>
          </calcext:conditional-format>
          <calcext:conditional-format calcext:target-range-address="'NGINX Results 1'.T24:'NGINX Results 1'.T24">
            <calcext:condition calcext:apply-style-name="Bad" calcext:value="=0" calcext:base-cell-address="'NGINX Results 1'.T24"/>
          </calcext:conditional-format>
          <calcext:conditional-format calcext:target-range-address="'NGINX Results 1'.T25:'NGINX Results 1'.T25">
            <calcext:condition calcext:apply-style-name="Bad" calcext:value="=0" calcext:base-cell-address="'NGINX Results 1'.T25"/>
          </calcext:conditional-format>
          <calcext:conditional-format calcext:target-range-address="'NGINX Results 1'.T26:'NGINX Results 1'.T26">
            <calcext:condition calcext:apply-style-name="Bad" calcext:value="=0" calcext:base-cell-address="'NGINX Results 1'.T26"/>
          </calcext:conditional-format>
          <calcext:conditional-format calcext:target-range-address="'NGINX Results 1'.T27:'NGINX Results 1'.T27">
            <calcext:condition calcext:apply-style-name="Bad" calcext:value="=0" calcext:base-cell-address="'NGINX Results 1'.T27"/>
          </calcext:conditional-format>
          <calcext:conditional-format calcext:target-range-address="'NGINX Results 1'.T28:'NGINX Results 1'.T28">
            <calcext:condition calcext:apply-style-name="Bad" calcext:value="=0" calcext:base-cell-address="'NGINX Results 1'.T28"/>
          </calcext:conditional-format>
          <calcext:conditional-format calcext:target-range-address="'NGINX Results 1'.T29:'NGINX Results 1'.T29">
            <calcext:condition calcext:apply-style-name="Bad" calcext:value="=0" calcext:base-cell-address="'NGINX Results 1'.T29"/>
          </calcext:conditional-format>
          <calcext:conditional-format calcext:target-range-address="'NGINX Results 1'.AB2:'NGINX Results 1'.AB2">
            <calcext:condition calcext:apply-style-name="Bad" calcext:value="=0" calcext:base-cell-address="'NGINX Results 1'.AB2"/>
          </calcext:conditional-format>
          <calcext:conditional-format calcext:target-range-address="'NGINX Results 1'.AB3:'NGINX Results 1'.AB3">
            <calcext:condition calcext:apply-style-name="Bad" calcext:value="=0" calcext:base-cell-address="'NGINX Results 1'.AB3"/>
          </calcext:conditional-format>
          <calcext:conditional-format calcext:target-range-address="'NGINX Results 1'.AB4:'NGINX Results 1'.AB4">
            <calcext:condition calcext:apply-style-name="Bad" calcext:value="=0" calcext:base-cell-address="'NGINX Results 1'.AB4"/>
          </calcext:conditional-format>
          <calcext:conditional-format calcext:target-range-address="'NGINX Results 1'.AB5:'NGINX Results 1'.AB5">
            <calcext:condition calcext:apply-style-name="Bad" calcext:value="=0" calcext:base-cell-address="'NGINX Results 1'.AB5"/>
          </calcext:conditional-format>
          <calcext:conditional-format calcext:target-range-address="'NGINX Results 1'.AB6:'NGINX Results 1'.AB6">
            <calcext:condition calcext:apply-style-name="Bad" calcext:value="=0" calcext:base-cell-address="'NGINX Results 1'.AB6"/>
          </calcext:conditional-format>
          <calcext:conditional-format calcext:target-range-address="'NGINX Results 1'.AB7:'NGINX Results 1'.AB7">
            <calcext:condition calcext:apply-style-name="Bad" calcext:value="=0" calcext:base-cell-address="'NGINX Results 1'.AB7"/>
          </calcext:conditional-format>
          <calcext:conditional-format calcext:target-range-address="'NGINX Results 1'.AB8:'NGINX Results 1'.AB8">
            <calcext:condition calcext:apply-style-name="Bad" calcext:value="=0" calcext:base-cell-address="'NGINX Results 1'.AB8"/>
          </calcext:conditional-format>
          <calcext:conditional-format calcext:target-range-address="'NGINX Results 1'.AB9:'NGINX Results 1'.AB9">
            <calcext:condition calcext:apply-style-name="Bad" calcext:value="=0" calcext:base-cell-address="'NGINX Results 1'.AB9"/>
          </calcext:conditional-format>
          <calcext:conditional-format calcext:target-range-address="'NGINX Results 1'.AB10:'NGINX Results 1'.AB10">
            <calcext:condition calcext:apply-style-name="Bad" calcext:value="=0" calcext:base-cell-address="'NGINX Results 1'.AB10"/>
          </calcext:conditional-format>
          <calcext:conditional-format calcext:target-range-address="'NGINX Results 1'.AB11:'NGINX Results 1'.AB11">
            <calcext:condition calcext:apply-style-name="Bad" calcext:value="=0" calcext:base-cell-address="'NGINX Results 1'.AB11"/>
          </calcext:conditional-format>
          <calcext:conditional-format calcext:target-range-address="'NGINX Results 1'.AB12:'NGINX Results 1'.AB12">
            <calcext:condition calcext:apply-style-name="Bad" calcext:value="=0" calcext:base-cell-address="'NGINX Results 1'.AB12"/>
          </calcext:conditional-format>
          <calcext:conditional-format calcext:target-range-address="'NGINX Results 1'.AB13:'NGINX Results 1'.AB13">
            <calcext:condition calcext:apply-style-name="Bad" calcext:value="=0" calcext:base-cell-address="'NGINX Results 1'.AB13"/>
          </calcext:conditional-format>
          <calcext:conditional-format calcext:target-range-address="'NGINX Results 1'.AB14:'NGINX Results 1'.AB14">
            <calcext:condition calcext:apply-style-name="Bad" calcext:value="=0" calcext:base-cell-address="'NGINX Results 1'.AB14"/>
          </calcext:conditional-format>
          <calcext:conditional-format calcext:target-range-address="'NGINX Results 1'.AB15:'NGINX Results 1'.AB15">
            <calcext:condition calcext:apply-style-name="Bad" calcext:value="=0" calcext:base-cell-address="'NGINX Results 1'.AB15"/>
          </calcext:conditional-format>
          <calcext:conditional-format calcext:target-range-address="'NGINX Results 1'.AB16:'NGINX Results 1'.AB16">
            <calcext:condition calcext:apply-style-name="Bad" calcext:value="=0" calcext:base-cell-address="'NGINX Results 1'.AB16"/>
          </calcext:conditional-format>
          <calcext:conditional-format calcext:target-range-address="'NGINX Results 1'.AB17:'NGINX Results 1'.AB17">
            <calcext:condition calcext:apply-style-name="Bad" calcext:value="=0" calcext:base-cell-address="'NGINX Results 1'.AB17"/>
          </calcext:conditional-format>
          <calcext:conditional-format calcext:target-range-address="'NGINX Results 1'.AB18:'NGINX Results 1'.AB18">
            <calcext:condition calcext:apply-style-name="Bad" calcext:value="=0" calcext:base-cell-address="'NGINX Results 1'.AB18"/>
          </calcext:conditional-format>
          <calcext:conditional-format calcext:target-range-address="'NGINX Results 1'.AB19:'NGINX Results 1'.AB19">
            <calcext:condition calcext:apply-style-name="Bad" calcext:value="=0" calcext:base-cell-address="'NGINX Results 1'.AB19"/>
          </calcext:conditional-format>
          <calcext:conditional-format calcext:target-range-address="'NGINX Results 1'.AB20:'NGINX Results 1'.AB20">
            <calcext:condition calcext:apply-style-name="Bad" calcext:value="=0" calcext:base-cell-address="'NGINX Results 1'.AB20"/>
          </calcext:conditional-format>
          <calcext:conditional-format calcext:target-range-address="'NGINX Results 1'.AB21:'NGINX Results 1'.AB21">
            <calcext:condition calcext:apply-style-name="Bad" calcext:value="=0" calcext:base-cell-address="'NGINX Results 1'.AB21"/>
          </calcext:conditional-format>
          <calcext:conditional-format calcext:target-range-address="'NGINX Results 1'.AB22:'NGINX Results 1'.AB22">
            <calcext:condition calcext:apply-style-name="Bad" calcext:value="=0" calcext:base-cell-address="'NGINX Results 1'.AB22"/>
          </calcext:conditional-format>
          <calcext:conditional-format calcext:target-range-address="'NGINX Results 1'.AB23:'NGINX Results 1'.AB23">
            <calcext:condition calcext:apply-style-name="Bad" calcext:value="=0" calcext:base-cell-address="'NGINX Results 1'.AB23"/>
          </calcext:conditional-format>
          <calcext:conditional-format calcext:target-range-address="'NGINX Results 1'.AB24:'NGINX Results 1'.AB24">
            <calcext:condition calcext:apply-style-name="Bad" calcext:value="=0" calcext:base-cell-address="'NGINX Results 1'.AB24"/>
          </calcext:conditional-format>
          <calcext:conditional-format calcext:target-range-address="'NGINX Results 1'.AB25:'NGINX Results 1'.AB25">
            <calcext:condition calcext:apply-style-name="Bad" calcext:value="=0" calcext:base-cell-address="'NGINX Results 1'.AB25"/>
          </calcext:conditional-format>
          <calcext:conditional-format calcext:target-range-address="'NGINX Results 1'.AB26:'NGINX Results 1'.AB26">
            <calcext:condition calcext:apply-style-name="Bad" calcext:value="=0" calcext:base-cell-address="'NGINX Results 1'.AB26"/>
          </calcext:conditional-format>
          <calcext:conditional-format calcext:target-range-address="'NGINX Results 1'.AB27:'NGINX Results 1'.AB27">
            <calcext:condition calcext:apply-style-name="Bad" calcext:value="=0" calcext:base-cell-address="'NGINX Results 1'.AB27"/>
          </calcext:conditional-format>
          <calcext:conditional-format calcext:target-range-address="'NGINX Results 1'.AB28:'NGINX Results 1'.AB28">
            <calcext:condition calcext:apply-style-name="Bad" calcext:value="=0" calcext:base-cell-address="'NGINX Results 1'.AB28"/>
          </calcext:conditional-format>
          <calcext:conditional-format calcext:target-range-address="'NGINX Results 1'.AB29:'NGINX Results 1'.AB29">
            <calcext:condition calcext:apply-style-name="Bad" calcext:value="=0" calcext:base-cell-address="'NGINX Results 1'.AB29"/>
          </calcext:conditional-format>
          <calcext:conditional-format calcext:target-range-address="'NGINX Results 1'.AD2:'NGINX Results 1'.AD2">
            <calcext:condition calcext:apply-style-name="Bad" calcext:value="=0" calcext:base-cell-address="'NGINX Results 1'.AD2"/>
          </calcext:conditional-format>
          <calcext:conditional-format calcext:target-range-address="'NGINX Results 1'.AD3:'NGINX Results 1'.AD3">
            <calcext:condition calcext:apply-style-name="Bad" calcext:value="=0" calcext:base-cell-address="'NGINX Results 1'.AD3"/>
          </calcext:conditional-format>
          <calcext:conditional-format calcext:target-range-address="'NGINX Results 1'.AD4:'NGINX Results 1'.AD4">
            <calcext:condition calcext:apply-style-name="Bad" calcext:value="=0" calcext:base-cell-address="'NGINX Results 1'.AD4"/>
          </calcext:conditional-format>
          <calcext:conditional-format calcext:target-range-address="'NGINX Results 1'.AD5:'NGINX Results 1'.AD5">
            <calcext:condition calcext:apply-style-name="Bad" calcext:value="=0" calcext:base-cell-address="'NGINX Results 1'.AD5"/>
          </calcext:conditional-format>
          <calcext:conditional-format calcext:target-range-address="'NGINX Results 1'.AD6:'NGINX Results 1'.AD6">
            <calcext:condition calcext:apply-style-name="Bad" calcext:value="=0" calcext:base-cell-address="'NGINX Results 1'.AD6"/>
          </calcext:conditional-format>
          <calcext:conditional-format calcext:target-range-address="'NGINX Results 1'.AD7:'NGINX Results 1'.AD7">
            <calcext:condition calcext:apply-style-name="Bad" calcext:value="=0" calcext:base-cell-address="'NGINX Results 1'.AD7"/>
          </calcext:conditional-format>
          <calcext:conditional-format calcext:target-range-address="'NGINX Results 1'.AD8:'NGINX Results 1'.AD8">
            <calcext:condition calcext:apply-style-name="Bad" calcext:value="=0" calcext:base-cell-address="'NGINX Results 1'.AD8"/>
          </calcext:conditional-format>
          <calcext:conditional-format calcext:target-range-address="'NGINX Results 1'.AD9:'NGINX Results 1'.AD9">
            <calcext:condition calcext:apply-style-name="Bad" calcext:value="=0" calcext:base-cell-address="'NGINX Results 1'.AD9"/>
          </calcext:conditional-format>
          <calcext:conditional-format calcext:target-range-address="'NGINX Results 1'.AD10:'NGINX Results 1'.AD10">
            <calcext:condition calcext:apply-style-name="Bad" calcext:value="=0" calcext:base-cell-address="'NGINX Results 1'.AD10"/>
          </calcext:conditional-format>
          <calcext:conditional-format calcext:target-range-address="'NGINX Results 1'.AD11:'NGINX Results 1'.AD11">
            <calcext:condition calcext:apply-style-name="Bad" calcext:value="=0" calcext:base-cell-address="'NGINX Results 1'.AD11"/>
          </calcext:conditional-format>
          <calcext:conditional-format calcext:target-range-address="'NGINX Results 1'.AD12:'NGINX Results 1'.AD12">
            <calcext:condition calcext:apply-style-name="Bad" calcext:value="=0" calcext:base-cell-address="'NGINX Results 1'.AD12"/>
          </calcext:conditional-format>
          <calcext:conditional-format calcext:target-range-address="'NGINX Results 1'.AD13:'NGINX Results 1'.AD13">
            <calcext:condition calcext:apply-style-name="Bad" calcext:value="=0" calcext:base-cell-address="'NGINX Results 1'.AD13"/>
          </calcext:conditional-format>
          <calcext:conditional-format calcext:target-range-address="'NGINX Results 1'.AD14:'NGINX Results 1'.AD14">
            <calcext:condition calcext:apply-style-name="Bad" calcext:value="=0" calcext:base-cell-address="'NGINX Results 1'.AD14"/>
          </calcext:conditional-format>
          <calcext:conditional-format calcext:target-range-address="'NGINX Results 1'.AD15:'NGINX Results 1'.AD15">
            <calcext:condition calcext:apply-style-name="Bad" calcext:value="=0" calcext:base-cell-address="'NGINX Results 1'.AD15"/>
          </calcext:conditional-format>
          <calcext:conditional-format calcext:target-range-address="'NGINX Results 1'.AD16:'NGINX Results 1'.AD16">
            <calcext:condition calcext:apply-style-name="Bad" calcext:value="=0" calcext:base-cell-address="'NGINX Results 1'.AD16"/>
          </calcext:conditional-format>
          <calcext:conditional-format calcext:target-range-address="'NGINX Results 1'.AD17:'NGINX Results 1'.AD17">
            <calcext:condition calcext:apply-style-name="Bad" calcext:value="=0" calcext:base-cell-address="'NGINX Results 1'.AD17"/>
          </calcext:conditional-format>
          <calcext:conditional-format calcext:target-range-address="'NGINX Results 1'.AD18:'NGINX Results 1'.AD18">
            <calcext:condition calcext:apply-style-name="Bad" calcext:value="=0" calcext:base-cell-address="'NGINX Results 1'.AD18"/>
          </calcext:conditional-format>
          <calcext:conditional-format calcext:target-range-address="'NGINX Results 1'.AD19:'NGINX Results 1'.AD19">
            <calcext:condition calcext:apply-style-name="Bad" calcext:value="=0" calcext:base-cell-address="'NGINX Results 1'.AD19"/>
          </calcext:conditional-format>
          <calcext:conditional-format calcext:target-range-address="'NGINX Results 1'.AD20:'NGINX Results 1'.AD20">
            <calcext:condition calcext:apply-style-name="Bad" calcext:value="=0" calcext:base-cell-address="'NGINX Results 1'.AD20"/>
          </calcext:conditional-format>
          <calcext:conditional-format calcext:target-range-address="'NGINX Results 1'.AD21:'NGINX Results 1'.AD21">
            <calcext:condition calcext:apply-style-name="Bad" calcext:value="=0" calcext:base-cell-address="'NGINX Results 1'.AD21"/>
          </calcext:conditional-format>
          <calcext:conditional-format calcext:target-range-address="'NGINX Results 1'.AD22:'NGINX Results 1'.AD22">
            <calcext:condition calcext:apply-style-name="Bad" calcext:value="=0" calcext:base-cell-address="'NGINX Results 1'.AD22"/>
          </calcext:conditional-format>
          <calcext:conditional-format calcext:target-range-address="'NGINX Results 1'.AD23:'NGINX Results 1'.AD23">
            <calcext:condition calcext:apply-style-name="Bad" calcext:value="=0" calcext:base-cell-address="'NGINX Results 1'.AD23"/>
          </calcext:conditional-format>
          <calcext:conditional-format calcext:target-range-address="'NGINX Results 1'.AD24:'NGINX Results 1'.AD24">
            <calcext:condition calcext:apply-style-name="Bad" calcext:value="=0" calcext:base-cell-address="'NGINX Results 1'.AD24"/>
          </calcext:conditional-format>
          <calcext:conditional-format calcext:target-range-address="'NGINX Results 1'.AD25:'NGINX Results 1'.AD25">
            <calcext:condition calcext:apply-style-name="Bad" calcext:value="=0" calcext:base-cell-address="'NGINX Results 1'.AD25"/>
          </calcext:conditional-format>
          <calcext:conditional-format calcext:target-range-address="'NGINX Results 1'.AD26:'NGINX Results 1'.AD26">
            <calcext:condition calcext:apply-style-name="Bad" calcext:value="=0" calcext:base-cell-address="'NGINX Results 1'.AD26"/>
          </calcext:conditional-format>
          <calcext:conditional-format calcext:target-range-address="'NGINX Results 1'.AD27:'NGINX Results 1'.AD27">
            <calcext:condition calcext:apply-style-name="Bad" calcext:value="=0" calcext:base-cell-address="'NGINX Results 1'.AD27"/>
          </calcext:conditional-format>
          <calcext:conditional-format calcext:target-range-address="'NGINX Results 1'.AD28:'NGINX Results 1'.AD28">
            <calcext:condition calcext:apply-style-name="Bad" calcext:value="=0" calcext:base-cell-address="'NGINX Results 1'.AD28"/>
          </calcext:conditional-format>
          <calcext:conditional-format calcext:target-range-address="'NGINX Results 1'.AD29:'NGINX Results 1'.AD29">
            <calcext:condition calcext:apply-style-name="Bad" calcext:value="=0" calcext:base-cell-address="'NGINX Results 1'.AD29"/>
          </calcext:conditional-format>
          <calcext:conditional-format calcext:target-range-address="'NGINX Results 1'.AF2:'NGINX Results 1'.AF2">
            <calcext:condition calcext:apply-style-name="Bad" calcext:value="=0" calcext:base-cell-address="'NGINX Results 1'.AF2"/>
          </calcext:conditional-format>
          <calcext:conditional-format calcext:target-range-address="'NGINX Results 1'.AF3:'NGINX Results 1'.AF3">
            <calcext:condition calcext:apply-style-name="Bad" calcext:value="=0" calcext:base-cell-address="'NGINX Results 1'.AF3"/>
          </calcext:conditional-format>
          <calcext:conditional-format calcext:target-range-address="'NGINX Results 1'.AF4:'NGINX Results 1'.AF4">
            <calcext:condition calcext:apply-style-name="Bad" calcext:value="=0" calcext:base-cell-address="'NGINX Results 1'.AF4"/>
          </calcext:conditional-format>
          <calcext:conditional-format calcext:target-range-address="'NGINX Results 1'.AF5:'NGINX Results 1'.AF5">
            <calcext:condition calcext:apply-style-name="Bad" calcext:value="=0" calcext:base-cell-address="'NGINX Results 1'.AF5"/>
          </calcext:conditional-format>
          <calcext:conditional-format calcext:target-range-address="'NGINX Results 1'.AF6:'NGINX Results 1'.AF6">
            <calcext:condition calcext:apply-style-name="Bad" calcext:value="=0" calcext:base-cell-address="'NGINX Results 1'.AF6"/>
          </calcext:conditional-format>
          <calcext:conditional-format calcext:target-range-address="'NGINX Results 1'.AF7:'NGINX Results 1'.AF7">
            <calcext:condition calcext:apply-style-name="Bad" calcext:value="=0" calcext:base-cell-address="'NGINX Results 1'.AF7"/>
          </calcext:conditional-format>
          <calcext:conditional-format calcext:target-range-address="'NGINX Results 1'.AF8:'NGINX Results 1'.AF8">
            <calcext:condition calcext:apply-style-name="Bad" calcext:value="=0" calcext:base-cell-address="'NGINX Results 1'.AF8"/>
          </calcext:conditional-format>
          <calcext:conditional-format calcext:target-range-address="'NGINX Results 1'.AF9:'NGINX Results 1'.AF9">
            <calcext:condition calcext:apply-style-name="Bad" calcext:value="=0" calcext:base-cell-address="'NGINX Results 1'.AF9"/>
          </calcext:conditional-format>
          <calcext:conditional-format calcext:target-range-address="'NGINX Results 1'.AF10:'NGINX Results 1'.AF10">
            <calcext:condition calcext:apply-style-name="Bad" calcext:value="=0" calcext:base-cell-address="'NGINX Results 1'.AF10"/>
          </calcext:conditional-format>
          <calcext:conditional-format calcext:target-range-address="'NGINX Results 1'.AF11:'NGINX Results 1'.AF11">
            <calcext:condition calcext:apply-style-name="Bad" calcext:value="=0" calcext:base-cell-address="'NGINX Results 1'.AF11"/>
          </calcext:conditional-format>
          <calcext:conditional-format calcext:target-range-address="'NGINX Results 1'.AF12:'NGINX Results 1'.AF12">
            <calcext:condition calcext:apply-style-name="Bad" calcext:value="=0" calcext:base-cell-address="'NGINX Results 1'.AF12"/>
          </calcext:conditional-format>
          <calcext:conditional-format calcext:target-range-address="'NGINX Results 1'.AF13:'NGINX Results 1'.AF13">
            <calcext:condition calcext:apply-style-name="Bad" calcext:value="=0" calcext:base-cell-address="'NGINX Results 1'.AF13"/>
          </calcext:conditional-format>
          <calcext:conditional-format calcext:target-range-address="'NGINX Results 1'.AF14:'NGINX Results 1'.AF14">
            <calcext:condition calcext:apply-style-name="Bad" calcext:value="=0" calcext:base-cell-address="'NGINX Results 1'.AF14"/>
          </calcext:conditional-format>
          <calcext:conditional-format calcext:target-range-address="'NGINX Results 1'.AF15:'NGINX Results 1'.AF15">
            <calcext:condition calcext:apply-style-name="Bad" calcext:value="=0" calcext:base-cell-address="'NGINX Results 1'.AF15"/>
          </calcext:conditional-format>
          <calcext:conditional-format calcext:target-range-address="'NGINX Results 1'.AF16:'NGINX Results 1'.AF16">
            <calcext:condition calcext:apply-style-name="Bad" calcext:value="=0" calcext:base-cell-address="'NGINX Results 1'.AF16"/>
          </calcext:conditional-format>
          <calcext:conditional-format calcext:target-range-address="'NGINX Results 1'.AF17:'NGINX Results 1'.AF17">
            <calcext:condition calcext:apply-style-name="Bad" calcext:value="=0" calcext:base-cell-address="'NGINX Results 1'.AF17"/>
          </calcext:conditional-format>
          <calcext:conditional-format calcext:target-range-address="'NGINX Results 1'.AF18:'NGINX Results 1'.AF18">
            <calcext:condition calcext:apply-style-name="Bad" calcext:value="=0" calcext:base-cell-address="'NGINX Results 1'.AF18"/>
          </calcext:conditional-format>
          <calcext:conditional-format calcext:target-range-address="'NGINX Results 1'.AF19:'NGINX Results 1'.AF19">
            <calcext:condition calcext:apply-style-name="Bad" calcext:value="=0" calcext:base-cell-address="'NGINX Results 1'.AF19"/>
          </calcext:conditional-format>
          <calcext:conditional-format calcext:target-range-address="'NGINX Results 1'.AF20:'NGINX Results 1'.AF20">
            <calcext:condition calcext:apply-style-name="Bad" calcext:value="=0" calcext:base-cell-address="'NGINX Results 1'.AF20"/>
          </calcext:conditional-format>
          <calcext:conditional-format calcext:target-range-address="'NGINX Results 1'.AF21:'NGINX Results 1'.AF21">
            <calcext:condition calcext:apply-style-name="Bad" calcext:value="=0" calcext:base-cell-address="'NGINX Results 1'.AF21"/>
          </calcext:conditional-format>
          <calcext:conditional-format calcext:target-range-address="'NGINX Results 1'.AF22:'NGINX Results 1'.AF22">
            <calcext:condition calcext:apply-style-name="Bad" calcext:value="=0" calcext:base-cell-address="'NGINX Results 1'.AF22"/>
          </calcext:conditional-format>
          <calcext:conditional-format calcext:target-range-address="'NGINX Results 1'.AF23:'NGINX Results 1'.AF23">
            <calcext:condition calcext:apply-style-name="Bad" calcext:value="=0" calcext:base-cell-address="'NGINX Results 1'.AF23"/>
          </calcext:conditional-format>
          <calcext:conditional-format calcext:target-range-address="'NGINX Results 1'.AF24:'NGINX Results 1'.AF24">
            <calcext:condition calcext:apply-style-name="Bad" calcext:value="=0" calcext:base-cell-address="'NGINX Results 1'.AF24"/>
          </calcext:conditional-format>
          <calcext:conditional-format calcext:target-range-address="'NGINX Results 1'.AF25:'NGINX Results 1'.AF25">
            <calcext:condition calcext:apply-style-name="Bad" calcext:value="=0" calcext:base-cell-address="'NGINX Results 1'.AF25"/>
          </calcext:conditional-format>
          <calcext:conditional-format calcext:target-range-address="'NGINX Results 1'.AF26:'NGINX Results 1'.AF26">
            <calcext:condition calcext:apply-style-name="Bad" calcext:value="=0" calcext:base-cell-address="'NGINX Results 1'.AF26"/>
          </calcext:conditional-format>
          <calcext:conditional-format calcext:target-range-address="'NGINX Results 1'.AF27:'NGINX Results 1'.AF27">
            <calcext:condition calcext:apply-style-name="Bad" calcext:value="=0" calcext:base-cell-address="'NGINX Results 1'.AF27"/>
          </calcext:conditional-format>
          <calcext:conditional-format calcext:target-range-address="'NGINX Results 1'.AF28:'NGINX Results 1'.AF28">
            <calcext:condition calcext:apply-style-name="Bad" calcext:value="=0" calcext:base-cell-address="'NGINX Results 1'.AF28"/>
          </calcext:conditional-format>
          <calcext:conditional-format calcext:target-range-address="'NGINX Results 1'.AF29:'NGINX Results 1'.AF29">
            <calcext:condition calcext:apply-style-name="Bad" calcext:value="=0" calcext:base-cell-address="'NGINX Results 1'.AF29"/>
          </calcext:conditional-format>
          <calcext:conditional-format calcext:target-range-address="'NGINX Results 1'.AH2:'NGINX Results 1'.AH2">
            <calcext:condition calcext:apply-style-name="Bad" calcext:value="=0" calcext:base-cell-address="'NGINX Results 1'.AH2"/>
          </calcext:conditional-format>
          <calcext:conditional-format calcext:target-range-address="'NGINX Results 1'.AH3:'NGINX Results 1'.AH3">
            <calcext:condition calcext:apply-style-name="Bad" calcext:value="=0" calcext:base-cell-address="'NGINX Results 1'.AH3"/>
          </calcext:conditional-format>
          <calcext:conditional-format calcext:target-range-address="'NGINX Results 1'.AH4:'NGINX Results 1'.AH4">
            <calcext:condition calcext:apply-style-name="Bad" calcext:value="=0" calcext:base-cell-address="'NGINX Results 1'.AH4"/>
          </calcext:conditional-format>
          <calcext:conditional-format calcext:target-range-address="'NGINX Results 1'.AH5:'NGINX Results 1'.AH5">
            <calcext:condition calcext:apply-style-name="Bad" calcext:value="=0" calcext:base-cell-address="'NGINX Results 1'.AH5"/>
          </calcext:conditional-format>
          <calcext:conditional-format calcext:target-range-address="'NGINX Results 1'.AH6:'NGINX Results 1'.AH6">
            <calcext:condition calcext:apply-style-name="Bad" calcext:value="=0" calcext:base-cell-address="'NGINX Results 1'.AH6"/>
          </calcext:conditional-format>
          <calcext:conditional-format calcext:target-range-address="'NGINX Results 1'.AH7:'NGINX Results 1'.AH7">
            <calcext:condition calcext:apply-style-name="Bad" calcext:value="=0" calcext:base-cell-address="'NGINX Results 1'.AH7"/>
          </calcext:conditional-format>
          <calcext:conditional-format calcext:target-range-address="'NGINX Results 1'.AH8:'NGINX Results 1'.AH8">
            <calcext:condition calcext:apply-style-name="Bad" calcext:value="=0" calcext:base-cell-address="'NGINX Results 1'.AH8"/>
          </calcext:conditional-format>
          <calcext:conditional-format calcext:target-range-address="'NGINX Results 1'.AH9:'NGINX Results 1'.AH9">
            <calcext:condition calcext:apply-style-name="Bad" calcext:value="=0" calcext:base-cell-address="'NGINX Results 1'.AH9"/>
          </calcext:conditional-format>
          <calcext:conditional-format calcext:target-range-address="'NGINX Results 1'.AH10:'NGINX Results 1'.AH10">
            <calcext:condition calcext:apply-style-name="Bad" calcext:value="=0" calcext:base-cell-address="'NGINX Results 1'.AH10"/>
          </calcext:conditional-format>
          <calcext:conditional-format calcext:target-range-address="'NGINX Results 1'.AH11:'NGINX Results 1'.AH11">
            <calcext:condition calcext:apply-style-name="Bad" calcext:value="=0" calcext:base-cell-address="'NGINX Results 1'.AH11"/>
          </calcext:conditional-format>
          <calcext:conditional-format calcext:target-range-address="'NGINX Results 1'.AH12:'NGINX Results 1'.AH12">
            <calcext:condition calcext:apply-style-name="Bad" calcext:value="=0" calcext:base-cell-address="'NGINX Results 1'.AH12"/>
          </calcext:conditional-format>
          <calcext:conditional-format calcext:target-range-address="'NGINX Results 1'.AH13:'NGINX Results 1'.AH13">
            <calcext:condition calcext:apply-style-name="Bad" calcext:value="=0" calcext:base-cell-address="'NGINX Results 1'.AH13"/>
          </calcext:conditional-format>
          <calcext:conditional-format calcext:target-range-address="'NGINX Results 1'.AH14:'NGINX Results 1'.AH14">
            <calcext:condition calcext:apply-style-name="Bad" calcext:value="=0" calcext:base-cell-address="'NGINX Results 1'.AH14"/>
          </calcext:conditional-format>
          <calcext:conditional-format calcext:target-range-address="'NGINX Results 1'.AH15:'NGINX Results 1'.AH15">
            <calcext:condition calcext:apply-style-name="Bad" calcext:value="=0" calcext:base-cell-address="'NGINX Results 1'.AH15"/>
          </calcext:conditional-format>
          <calcext:conditional-format calcext:target-range-address="'NGINX Results 1'.AH16:'NGINX Results 1'.AH16">
            <calcext:condition calcext:apply-style-name="Bad" calcext:value="=0" calcext:base-cell-address="'NGINX Results 1'.AH16"/>
          </calcext:conditional-format>
          <calcext:conditional-format calcext:target-range-address="'NGINX Results 1'.AH17:'NGINX Results 1'.AH17">
            <calcext:condition calcext:apply-style-name="Bad" calcext:value="=0" calcext:base-cell-address="'NGINX Results 1'.AH17"/>
          </calcext:conditional-format>
          <calcext:conditional-format calcext:target-range-address="'NGINX Results 1'.AH18:'NGINX Results 1'.AH18">
            <calcext:condition calcext:apply-style-name="Bad" calcext:value="=0" calcext:base-cell-address="'NGINX Results 1'.AH18"/>
          </calcext:conditional-format>
          <calcext:conditional-format calcext:target-range-address="'NGINX Results 1'.AH19:'NGINX Results 1'.AH19">
            <calcext:condition calcext:apply-style-name="Bad" calcext:value="=0" calcext:base-cell-address="'NGINX Results 1'.AH19"/>
          </calcext:conditional-format>
          <calcext:conditional-format calcext:target-range-address="'NGINX Results 1'.AH20:'NGINX Results 1'.AH20">
            <calcext:condition calcext:apply-style-name="Bad" calcext:value="=0" calcext:base-cell-address="'NGINX Results 1'.AH20"/>
          </calcext:conditional-format>
          <calcext:conditional-format calcext:target-range-address="'NGINX Results 1'.AH21:'NGINX Results 1'.AH21">
            <calcext:condition calcext:apply-style-name="Bad" calcext:value="=0" calcext:base-cell-address="'NGINX Results 1'.AH21"/>
          </calcext:conditional-format>
          <calcext:conditional-format calcext:target-range-address="'NGINX Results 1'.AH22:'NGINX Results 1'.AH22">
            <calcext:condition calcext:apply-style-name="Bad" calcext:value="=0" calcext:base-cell-address="'NGINX Results 1'.AH22"/>
          </calcext:conditional-format>
          <calcext:conditional-format calcext:target-range-address="'NGINX Results 1'.AH23:'NGINX Results 1'.AH23">
            <calcext:condition calcext:apply-style-name="Bad" calcext:value="=0" calcext:base-cell-address="'NGINX Results 1'.AH23"/>
          </calcext:conditional-format>
          <calcext:conditional-format calcext:target-range-address="'NGINX Results 1'.AH24:'NGINX Results 1'.AH24">
            <calcext:condition calcext:apply-style-name="Bad" calcext:value="=0" calcext:base-cell-address="'NGINX Results 1'.AH24"/>
          </calcext:conditional-format>
          <calcext:conditional-format calcext:target-range-address="'NGINX Results 1'.AH25:'NGINX Results 1'.AH25">
            <calcext:condition calcext:apply-style-name="Bad" calcext:value="=0" calcext:base-cell-address="'NGINX Results 1'.AH25"/>
          </calcext:conditional-format>
          <calcext:conditional-format calcext:target-range-address="'NGINX Results 1'.AH26:'NGINX Results 1'.AH26">
            <calcext:condition calcext:apply-style-name="Bad" calcext:value="=0" calcext:base-cell-address="'NGINX Results 1'.AH26"/>
          </calcext:conditional-format>
          <calcext:conditional-format calcext:target-range-address="'NGINX Results 1'.AH27:'NGINX Results 1'.AH27">
            <calcext:condition calcext:apply-style-name="Bad" calcext:value="=0" calcext:base-cell-address="'NGINX Results 1'.AH27"/>
          </calcext:conditional-format>
          <calcext:conditional-format calcext:target-range-address="'NGINX Results 1'.AH28:'NGINX Results 1'.AH28">
            <calcext:condition calcext:apply-style-name="Bad" calcext:value="=0" calcext:base-cell-address="'NGINX Results 1'.AH28"/>
          </calcext:conditional-format>
          <calcext:conditional-format calcext:target-range-address="'NGINX Results 1'.AH29:'NGINX Results 1'.AH29">
            <calcext:condition calcext:apply-style-name="Bad" calcext:value="=0" calcext:base-cell-address="'NGINX Results 1'.AH29"/>
          </calcext:conditional-format>
          <calcext:conditional-format calcext:target-range-address="'NGINX Results 1'.J2:'NGINX Results 1'.J2">
            <calcext:condition calcext:apply-style-name="Bad" calcext:value="=0" calcext:base-cell-address="'NGINX Results 1'.J2"/>
          </calcext:conditional-format>
          <calcext:conditional-format calcext:target-range-address="'NGINX Results 1'.J3:'NGINX Results 1'.J3">
            <calcext:condition calcext:apply-style-name="Bad" calcext:value="=0" calcext:base-cell-address="'NGINX Results 1'.J3"/>
          </calcext:conditional-format>
          <calcext:conditional-format calcext:target-range-address="'NGINX Results 1'.J4:'NGINX Results 1'.J4">
            <calcext:condition calcext:apply-style-name="Bad" calcext:value="=0" calcext:base-cell-address="'NGINX Results 1'.J4"/>
          </calcext:conditional-format>
          <calcext:conditional-format calcext:target-range-address="'NGINX Results 1'.J5:'NGINX Results 1'.J5">
            <calcext:condition calcext:apply-style-name="Bad" calcext:value="=0" calcext:base-cell-address="'NGINX Results 1'.J5"/>
          </calcext:conditional-format>
          <calcext:conditional-format calcext:target-range-address="'NGINX Results 1'.J6:'NGINX Results 1'.J6">
            <calcext:condition calcext:apply-style-name="Bad" calcext:value="=0" calcext:base-cell-address="'NGINX Results 1'.J6"/>
          </calcext:conditional-format>
          <calcext:conditional-format calcext:target-range-address="'NGINX Results 1'.J7:'NGINX Results 1'.J7">
            <calcext:condition calcext:apply-style-name="Bad" calcext:value="=0" calcext:base-cell-address="'NGINX Results 1'.J7"/>
          </calcext:conditional-format>
          <calcext:conditional-format calcext:target-range-address="'NGINX Results 1'.J8:'NGINX Results 1'.J8">
            <calcext:condition calcext:apply-style-name="Bad" calcext:value="=0" calcext:base-cell-address="'NGINX Results 1'.J8"/>
          </calcext:conditional-format>
          <calcext:conditional-format calcext:target-range-address="'NGINX Results 1'.J9:'NGINX Results 1'.J9">
            <calcext:condition calcext:apply-style-name="Bad" calcext:value="=0" calcext:base-cell-address="'NGINX Results 1'.J9"/>
          </calcext:conditional-format>
          <calcext:conditional-format calcext:target-range-address="'NGINX Results 1'.J10:'NGINX Results 1'.J10">
            <calcext:condition calcext:apply-style-name="Bad" calcext:value="=0" calcext:base-cell-address="'NGINX Results 1'.J10"/>
          </calcext:conditional-format>
          <calcext:conditional-format calcext:target-range-address="'NGINX Results 1'.J11:'NGINX Results 1'.J11">
            <calcext:condition calcext:apply-style-name="Bad" calcext:value="=0" calcext:base-cell-address="'NGINX Results 1'.J11"/>
          </calcext:conditional-format>
          <calcext:conditional-format calcext:target-range-address="'NGINX Results 1'.J12:'NGINX Results 1'.J12">
            <calcext:condition calcext:apply-style-name="Bad" calcext:value="=0" calcext:base-cell-address="'NGINX Results 1'.J12"/>
          </calcext:conditional-format>
          <calcext:conditional-format calcext:target-range-address="'NGINX Results 1'.J13:'NGINX Results 1'.J13">
            <calcext:condition calcext:apply-style-name="Bad" calcext:value="=0" calcext:base-cell-address="'NGINX Results 1'.J13"/>
          </calcext:conditional-format>
          <calcext:conditional-format calcext:target-range-address="'NGINX Results 1'.J14:'NGINX Results 1'.J14">
            <calcext:condition calcext:apply-style-name="Bad" calcext:value="=0" calcext:base-cell-address="'NGINX Results 1'.J14"/>
          </calcext:conditional-format>
          <calcext:conditional-format calcext:target-range-address="'NGINX Results 1'.J15:'NGINX Results 1'.J15">
            <calcext:condition calcext:apply-style-name="Bad" calcext:value="=0" calcext:base-cell-address="'NGINX Results 1'.J15"/>
          </calcext:conditional-format>
          <calcext:conditional-format calcext:target-range-address="'NGINX Results 1'.J16:'NGINX Results 1'.J16">
            <calcext:condition calcext:apply-style-name="Bad" calcext:value="=0" calcext:base-cell-address="'NGINX Results 1'.J16"/>
          </calcext:conditional-format>
          <calcext:conditional-format calcext:target-range-address="'NGINX Results 1'.J17:'NGINX Results 1'.J17">
            <calcext:condition calcext:apply-style-name="Bad" calcext:value="=0" calcext:base-cell-address="'NGINX Results 1'.J17"/>
          </calcext:conditional-format>
          <calcext:conditional-format calcext:target-range-address="'NGINX Results 1'.J18:'NGINX Results 1'.J18">
            <calcext:condition calcext:apply-style-name="Bad" calcext:value="=0" calcext:base-cell-address="'NGINX Results 1'.J18"/>
          </calcext:conditional-format>
          <calcext:conditional-format calcext:target-range-address="'NGINX Results 1'.J19:'NGINX Results 1'.J19">
            <calcext:condition calcext:apply-style-name="Bad" calcext:value="=0" calcext:base-cell-address="'NGINX Results 1'.J19"/>
          </calcext:conditional-format>
          <calcext:conditional-format calcext:target-range-address="'NGINX Results 1'.J20:'NGINX Results 1'.J20">
            <calcext:condition calcext:apply-style-name="Bad" calcext:value="=0" calcext:base-cell-address="'NGINX Results 1'.J20"/>
          </calcext:conditional-format>
          <calcext:conditional-format calcext:target-range-address="'NGINX Results 1'.J21:'NGINX Results 1'.J21">
            <calcext:condition calcext:apply-style-name="Bad" calcext:value="=0" calcext:base-cell-address="'NGINX Results 1'.J21"/>
          </calcext:conditional-format>
          <calcext:conditional-format calcext:target-range-address="'NGINX Results 1'.J22:'NGINX Results 1'.J22">
            <calcext:condition calcext:apply-style-name="Bad" calcext:value="=0" calcext:base-cell-address="'NGINX Results 1'.J22"/>
          </calcext:conditional-format>
          <calcext:conditional-format calcext:target-range-address="'NGINX Results 1'.J23:'NGINX Results 1'.J23">
            <calcext:condition calcext:apply-style-name="Bad" calcext:value="=0" calcext:base-cell-address="'NGINX Results 1'.J23"/>
          </calcext:conditional-format>
          <calcext:conditional-format calcext:target-range-address="'NGINX Results 1'.J24:'NGINX Results 1'.J24">
            <calcext:condition calcext:apply-style-name="Bad" calcext:value="=0" calcext:base-cell-address="'NGINX Results 1'.J24"/>
          </calcext:conditional-format>
          <calcext:conditional-format calcext:target-range-address="'NGINX Results 1'.J25:'NGINX Results 1'.J25">
            <calcext:condition calcext:apply-style-name="Bad" calcext:value="=0" calcext:base-cell-address="'NGINX Results 1'.J25"/>
          </calcext:conditional-format>
          <calcext:conditional-format calcext:target-range-address="'NGINX Results 1'.J26:'NGINX Results 1'.J26">
            <calcext:condition calcext:apply-style-name="Bad" calcext:value="=0" calcext:base-cell-address="'NGINX Results 1'.J26"/>
          </calcext:conditional-format>
          <calcext:conditional-format calcext:target-range-address="'NGINX Results 1'.J27:'NGINX Results 1'.J27">
            <calcext:condition calcext:apply-style-name="Bad" calcext:value="=0" calcext:base-cell-address="'NGINX Results 1'.J27"/>
          </calcext:conditional-format>
          <calcext:conditional-format calcext:target-range-address="'NGINX Results 1'.J28:'NGINX Results 1'.J28">
            <calcext:condition calcext:apply-style-name="Bad" calcext:value="=0" calcext:base-cell-address="'NGINX Results 1'.J28"/>
          </calcext:conditional-format>
          <calcext:conditional-format calcext:target-range-address="'NGINX Results 1'.J29:'NGINX Results 1'.J29">
            <calcext:condition calcext:apply-style-name="Bad" calcext:value="=0" calcext:base-cell-address="'NGINX Results 1'.J29"/>
          </calcext:conditional-format>
        </calcext:conditional-formats>
      </table:table>
      <table:table table:name="NGINX Results 1 - Table" table:style-name="ta1">
        <table:table-column table:style-name="co6" table:default-cell-style-name="ce730"/>
        <table:table-column table:style-name="co6" table:default-cell-style-name="ce734"/>
        <table:table-column table:style-name="co38" table:default-cell-style-name="ce738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731" office:value-type="boolean" office:boolean-value="true" calcext:value-type="boolean">
            <text:p>TRUE</text:p>
          </table:table-cell>
          <table:table-cell table:style-name="ce735" office:value-type="float" office:value="0" calcext:value-type="float">
            <text:p>0</text:p>
          </table:table-cell>
          <table:table-cell table:style-name="ce739" office:value-type="float" office:value="7" calcext:value-type="float">
            <text:p>7</text:p>
          </table:table-cell>
        </table:table-row>
        <table:table-row table:style-name="ro1">
          <table:table-cell table:style-name="ce732"/>
          <table:table-cell table:style-name="ce736" office:value-type="float" office:value="1" calcext:value-type="float">
            <text:p>1</text:p>
          </table:table-cell>
          <table:table-cell table:style-name="ce740" office:value-type="float" office:value="21" calcext:value-type="float">
            <text:p>21</text:p>
          </table:table-cell>
        </table:table-row>
        <table:table-row table:style-name="ro1">
          <table:table-cell table:style-name="ce733" office:value-type="string" calcext:value-type="string">
            <text:p>Total Result</text:p>
          </table:table-cell>
          <table:table-cell table:style-name="ce737"/>
          <table:table-cell table:style-name="ce741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7" table:default-cell-style-name="ce457"/>
        <table:table-column table:style-name="co4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P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S2])" office:value-type="boolean" office:boolean-value="true" calcext:value-type="boolean">
            <text:p>TRUE</text:p>
          </table:table-cell>
          <table:table-cell table:style-name="ce457" office:value-type="float" office:value="0.146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V2])" office:value-type="boolean" office:boolean-value="false" calcext:value-type="boolean">
            <text:p>FALSE</text:p>
          </table:table-cell>
          <table:table-cell table:style-name="ce457" office:value-type="float" office:value="0.181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Y2])" office:value-type="boolean" office:boolean-value="false" calcext:value-type="boolean">
            <text:p>FALS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AB2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P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S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V3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Y3])" office:value-type="boolean" office:boolean-value="true" calcext:value-type="boolean">
            <text:p>TRUE</text:p>
          </table:table-cell>
          <table:table-cell table:style-name="ce457" office:value-type="float" office:value="0.219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AB3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P4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S4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V4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Y4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AB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647" calcext:value-type="float">
            <text:p>0.6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P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S5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V5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Y5])" office:value-type="boolean" office:boolean-value="true" calcext:value-type="boolean">
            <text:p>TRU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AB5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false" calcext:value-type="boolean">
            <text:p>FALSE</text:p>
          </table:table-cell>
          <table:table-cell office:value-type="float" office:value="0.343" calcext:value-type="float">
            <text:p>0.3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P6])" office:value-type="boolean" office:boolean-value="false" calcext:value-type="boolean">
            <text:p>FALSE</text:p>
          </table:table-cell>
          <table:table-cell table:style-name="ce457" office:value-type="float" office:value="0.147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S6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V6])" office:value-type="boolean" office:boolean-value="true" calcext:value-type="boolean">
            <text:p>TRUE</text:p>
          </table:table-cell>
          <table:table-cell table:style-name="ce457" office:value-type="float" office:value="0.199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Y6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AB6])" office:value-type="boolean" office:boolean-value="false" calcext:value-type="boolean">
            <text:p>FALSE</text:p>
          </table:table-cell>
          <table:table-cell table:style-name="ce457" office:value-type="float" office:value="0.153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P7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S7])" office:value-type="boolean" office:boolean-value="true" calcext:value-type="boolean">
            <text:p>TRUE</text:p>
          </table:table-cell>
          <table:table-cell table:style-name="ce457" office:value-type="float" office:value="0.2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V7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])=INT([.Y7])" office:value-type="boolean" office:boolean-value="false" calcext:value-type="boolean">
            <text:p>FALSE</text:p>
          </table:table-cell>
          <table:table-cell table:style-name="ce457" office:value-type="float" office:value="0.188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AB7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578" calcext:value-type="float">
            <text:p>0.5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P8])" office:value-type="boolean" office:boolean-value="true" calcext:value-type="boolean">
            <text:p>TRUE</text:p>
          </table:table-cell>
          <table:table-cell table:style-name="ce457" office:value-type="float" office:value="0.215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S8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V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])=INT([.Y8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AB8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832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P9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S9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V9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Y9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AB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P10])" office:value-type="boolean" office:boolean-value="true" calcext:value-type="boolean">
            <text:p>TRUE</text:p>
          </table:table-cell>
          <table:table-cell table:style-name="ce457" office:value-type="float" office:value="0.17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S10])" office:value-type="boolean" office:boolean-value="true" calcext:value-type="boolean">
            <text:p>TRUE</text:p>
          </table:table-cell>
          <table:table-cell table:style-name="ce457" office:value-type="float" office:value="0.168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V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Y10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AB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631" calcext:value-type="float">
            <text:p>0.6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P11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S11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V11])" office:value-type="boolean" office:boolean-value="false" calcext:value-type="boolean">
            <text:p>FALSE</text:p>
          </table:table-cell>
          <table:table-cell table:style-name="ce457" office:value-type="float" office:value="0.209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Y11])" office:value-type="boolean" office:boolean-value="false" calcext:value-type="boolean">
            <text:p>FALSE</text:p>
          </table:table-cell>
          <table:table-cell table:style-name="ce457" office:value-type="float" office:value="0.192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AB11])" office:value-type="boolean" office:boolean-value="true" calcext:value-type="boolean">
            <text:p>TRUE</text:p>
          </table:table-cell>
          <table:table-cell table:style-name="ce457"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808" calcext:value-type="float">
            <text:p>0.8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P12])" office:value-type="boolean" office:boolean-value="true" calcext:value-type="boolean">
            <text:p>TRUE</text:p>
          </table:table-cell>
          <table:table-cell table:style-name="ce457" office:value-type="float" office:value="0.254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S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V12])" office:value-type="boolean" office:boolean-value="false" calcext:value-type="boolean">
            <text:p>FALS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Y12])" office:value-type="boolean" office:boolean-value="false" calcext:value-type="boolean">
            <text:p>FALS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AB12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1.143" calcext:value-type="float">
            <text:p>1.1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P13])" office:value-type="boolean" office:boolean-value="true" calcext:value-type="boolean">
            <text:p>TRUE</text:p>
          </table:table-cell>
          <table:table-cell table:style-name="ce457" office:value-type="float" office:value="0.284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S13])" office:value-type="boolean" office:boolean-value="true" calcext:value-type="boolean">
            <text:p>TRUE</text:p>
          </table:table-cell>
          <table:table-cell table:style-name="ce457" office:value-type="float" office:value="0.335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V13])" office:value-type="boolean" office:boolean-value="false" calcext:value-type="boolean">
            <text:p>FALS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Y13])" office:value-type="boolean" office:boolean-value="false" calcext:value-type="boolean">
            <text:p>FALSE</text:p>
          </table:table-cell>
          <table:table-cell table:style-name="ce457"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AB13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461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P14])" office:value-type="boolean" office:boolean-value="true" calcext:value-type="boolean">
            <text:p>TRUE</text:p>
          </table:table-cell>
          <table:table-cell table:style-name="ce457" office:value-type="float" office:value="0.162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S14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V14])" office:value-type="boolean" office:boolean-value="true" calcext:value-type="boolean">
            <text:p>TRUE</text:p>
          </table:table-cell>
          <table:table-cell table:style-name="ce457" office:value-type="float" office:value="0.156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Y14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AB14])" office:value-type="boolean" office:boolean-value="true" calcext:value-type="boolean">
            <text:p>TRUE</text:p>
          </table:table-cell>
          <table:table-cell table:style-name="ce457" office:value-type="float" office:value="0.175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false" calcext:value-type="boolean">
            <text:p>FALSE</text:p>
          </table:table-cell>
          <table:table-cell office:value-type="float" office:value="0.601" calcext:value-type="float">
            <text:p>0.6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P15])" office:value-type="boolean" office:boolean-value="false" calcext:value-type="boolean">
            <text:p>FALSE</text:p>
          </table:table-cell>
          <table:table-cell table:style-name="ce457" office:value-type="float" office:value="0.195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S15])" office:value-type="boolean" office:boolean-value="false" calcext:value-type="boolean">
            <text:p>FALSE</text:p>
          </table:table-cell>
          <table:table-cell table:style-name="ce457" office:value-type="float" office:value="0.184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V15])" office:value-type="boolean" office:boolean-value="true" calcext:value-type="boolean">
            <text:p>TRUE</text:p>
          </table:table-cell>
          <table:table-cell table:style-name="ce457" office:value-type="float" office:value="0.206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Y15])" office:value-type="boolean" office:boolean-value="true" calcext:value-type="boolean">
            <text:p>TRUE</text:p>
          </table:table-cell>
          <table:table-cell table:style-name="ce457" office:value-type="float" office:value="0.193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AB15])" office:value-type="boolean" office:boolean-value="false" calcext:value-type="boolean">
            <text:p>FALSE</text:p>
          </table:table-cell>
          <table:table-cell table:style-name="ce457"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false" calcext:value-type="boolean">
            <text:p>FALSE</text:p>
          </table:table-cell>
          <table:table-cell office:value-type="float" office:value="0.853" calcext:value-type="float">
            <text:p>0.8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P16])" office:value-type="boolean" office:boolean-value="false" calcext:value-type="boolean">
            <text:p>FALS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S16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V16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Y16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AB16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1.194" calcext:value-type="float">
            <text:p>1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P17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S1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V17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Y17])" office:value-type="boolean" office:boolean-value="false" calcext:value-type="boolean">
            <text:p>FALSE</text:p>
          </table:table-cell>
          <table:table-cell table:style-name="ce457" office:value-type="float" office:value="0.263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AB17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P18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S18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V18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Y18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AB18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62" calcext:value-type="float">
            <text:p>0.6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P19])" office:value-type="boolean" office:boolean-value="false" calcext:value-type="boolean">
            <text:p>FALS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S19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V19])" office:value-type="boolean" office:boolean-value="true" calcext:value-type="boolean">
            <text:p>TRUE</text:p>
          </table:table-cell>
          <table:table-cell table:style-name="ce457" office:value-type="float" office:value="0.179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Y19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AB19])" office:value-type="boolean" office:boolean-value="false" calcext:value-type="boolean">
            <text:p>FALSE</text:p>
          </table:table-cell>
          <table:table-cell table:style-name="ce457"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831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P20])" office:value-type="boolean" office:boolean-value="false" calcext:value-type="boolean">
            <text:p>FALSE</text:p>
          </table:table-cell>
          <table:table-cell table:style-name="ce457" office:value-type="float" office:value="0.246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S20])" office:value-type="boolean" office:boolean-value="true" calcext:value-type="boolean">
            <text:p>TRUE</text:p>
          </table:table-cell>
          <table:table-cell table:style-name="ce457" office:value-type="float" office:value="0.24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V20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Y20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AB20])" office:value-type="boolean" office:boolean-value="false" calcext:value-type="boolean">
            <text:p>FALSE</text:p>
          </table:table-cell>
          <table:table-cell table:style-name="ce457"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M21])" office:value-type="boolean" office:boolean-value="false" calcext:value-type="boolean">
            <text:p>FALSE</text:p>
          </table:table-cell>
          <table:table-cell office:value-type="float" office:value="1.529" calcext:value-type="float">
            <text:p>1.5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P21])" office:value-type="boolean" office:boolean-value="true" calcext:value-type="boolean">
            <text:p>TRUE</text:p>
          </table:table-cell>
          <table:table-cell table:style-name="ce457" office:value-type="float" office:value="0.291" calcext:value-type="float">
            <text:p>0.2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S21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V21])" office:value-type="boolean" office:boolean-value="false" calcext:value-type="boolean">
            <text:p>FALS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Y21])" office:value-type="boolean" office:boolean-value="false" calcext:value-type="boolean">
            <text:p>FALS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AB21])" office:value-type="boolean" office:boolean-value="true" calcext:value-type="boolean">
            <text:p>TRUE</text:p>
          </table:table-cell>
          <table:table-cell table:style-name="ce457" office:value-type="float" office:value="0.305" calcext:value-type="float">
            <text:p>0.31</text:p>
          </table:table-cell>
        </table:table-row>
        <table:table-row table:style-name="ro1">
          <table:table-cell table:number-columns-repeated="10"/>
          <table:table-cell table:style-name="ce457"/>
          <table:table-cell table:number-columns-repeated="2"/>
          <table:table-cell table:style-name="ce33" table:formula="of:=AVERAGE([.N2:.N21])" office:value-type="float" office:value="0.8" calcext:value-type="float">
            <text:p>0.8</text:p>
          </table:table-cell>
          <table:table-cell table:style-name="ce15" table:formula="of:=AVERAGE([.O2:.O21])" office:value-type="float" office:value="0.6807" calcext:value-type="float">
            <text:p>0.68</text:p>
          </table:table-cell>
          <table:table-cell/>
          <table:table-cell table:style-name="ce33" table:formula="of:=AVERAGE([.Q2:.Q21])" office:value-type="float" office:value="0.75" calcext:value-type="float">
            <text:p>0.75</text:p>
          </table:table-cell>
          <table:table-cell table:style-name="ce15" table:formula="of:=AVERAGE([.R2:.R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85" calcext:value-type="float">
            <text:p>0.85</text:p>
          </table:table-cell>
          <table:table-cell table:style-name="ce15" table:formula="of:=AVERAGE([.U2:.U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W2:.W21])" office:value-type="float" office:value="0.7" calcext:value-type="float">
            <text:p>0.7</text:p>
          </table:table-cell>
          <table:table-cell table:style-name="ce15" table:formula="of:=AVERAGE([.X2:.X21])" office:value-type="float" office:value="0.23145" calcext:value-type="float">
            <text:p>0.23</text:p>
          </table:table-cell>
          <table:table-cell/>
          <table:table-cell table:style-name="ce33" table:formula="of:=AVERAGE([.Z2:.Z21])" office:value-type="float" office:value="0.55" calcext:value-type="float">
            <text:p>0.55</text:p>
          </table:table-cell>
          <table:table-cell table:style-name="ce15" table:formula="of:=AVERAGE([.AA2:.AA21])" office:value-type="float" office:value="0.21805" calcext:value-type="float">
            <text:p>0.22</text:p>
          </table:table-cell>
          <table:table-cell/>
          <table:table-cell table:style-name="ce33" table:formula="of:=AVERAGE([.AC2:.AC21])" office:value-type="float" office:value="0.75" calcext:value-type="float">
            <text:p>0.75</text:p>
          </table:table-cell>
          <table:table-cell table:style-name="ce15" table:formula="of:=AVERAGE([.AD2:.AD21])" office:value-type="float" office:value="0.23105" calcext:value-type="float">
            <text:p>0.23</text:p>
          </table:table-cell>
        </table:table-row>
        <table:table-row table:style-name="ro1" table:number-rows-repeated="10485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GINX Results 3" table:style-name="ta1">
        <table:table-column table:style-name="co29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45" table:number-columns-repeated="3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" table:default-cell-style-name="ce457"/>
        <table:table-column table:style-name="co6" table:number-columns-repeated="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15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/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M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2])=INT([.M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3])=INT([.M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4])=INT([.M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5])=INT([.M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6])=INT([.M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7])=INT([.M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8])=INT([.M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9])=INT([.M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0])=INT([.M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1])=INT([.M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2])=INT([.M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3])=INT([.M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4])=INT([.M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5])=INT([.M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6])=INT([.M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7])=INT([.M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8])=INT([.M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9])=INT([.M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0])=INT([.M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1])=INT([.M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2])=INT([.M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3])=INT([.M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4])=INT([.M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5])=INT([.M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6])=INT([.M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7])=INT([.M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8])=INT([.M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9])=INT([.M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M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1])=INT([.M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2])=INT([.M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3])=INT([.M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M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5])=INT([.M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6])=INT([.M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7])=INT([.M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M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9])=INT([.M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0])=INT([.M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1])=INT([.M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2])=INT([.M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3])=INT([.M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4])=INT([.M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5])=INT([.M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6])=INT([.M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7])=INT([.M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M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9])=INT([.M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M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1])=INT([.M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2])=INT([.M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3])=INT([.M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M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5])=INT([.M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6])=INT([.M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7])=INT([.M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M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9])=INT([.M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0])=INT([.M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1])=INT([.M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2])=INT([.M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3])=INT([.M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4])=INT([.M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5])=INT([.M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6])=INT([.M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7])=INT([.M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8])=INT([.M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9])=INT([.M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0])=INT([.M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1])=INT([.M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2])=INT([.M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3])=INT([.M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4])=INT([.M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5])=INT([.M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6])=INT([.M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7])=INT([.M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3" table:number-columns-repeated="2"/>
          <table:table-cell table:style-name="ce15"/>
          <table:table-cell table:number-columns-repeated="2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GINX Results 3 - Table" table:style-name="ta1">
        <table:table-column table:style-name="co56" table:default-cell-style-name="ce742"/>
        <table:table-column table:style-name="co6" table:number-columns-repeated="2" table:default-cell-style-name="ce743"/>
        <table:table-column table:style-name="co6" table:number-columns-repeated="3" table:default-cell-style-name="ce735"/>
        <table:table-column table:style-name="co57" table:default-cell-style-name="ce739"/>
        <table:table-row table:style-name="ro1">
          <table:table-cell table:style-name="ce730" office:value-type="string" calcext:value-type="string">
            <text:p>WATERS Accurate?</text:p>
          </table:table-cell>
          <table:table-cell table:style-name="ce734" office:value-type="string" calcext:value-type="string">
            <text:p>RPS</text:p>
          </table:table-cell>
          <table:table-cell table:style-name="ce734" office:value-type="string" calcext:value-type="string">
            <text:p>Min Pods</text:p>
          </table:table-cell>
          <table:table-cell table:style-name="ce734" office:value-type="string" calcext:value-type="string">
            <text:p>Max Pods</text:p>
          </table:table-cell>
          <table:table-cell table:style-name="ce734" office:value-type="string" calcext:value-type="string">
            <text:p>Initial Pods</text:p>
          </table:table-cell>
          <table:table-cell table:style-name="ce734" office:value-type="string" calcext:value-type="string">
            <text:p>Scale CPU</text:p>
          </table:table-cell>
          <table:table-cell table:style-name="ce738" office:value-type="string" calcext:value-type="string">
            <text:p>Count - WATERS Prediction</text:p>
          </table:table-cell>
        </table:table-row>
        <table:table-row table:style-name="ro1">
          <table:table-cell table:style-name="ce731" office:value-type="boolean" office:boolean-value="false" calcext:value-type="boolean">
            <text:p>FALSE</text:p>
          </table:table-cell>
          <table:table-cell table:style-name="ce735" office:value-type="float" office:value="150" calcext:value-type="float">
            <text:p>150</text:p>
          </table:table-cell>
          <table:table-cell table:style-name="ce73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75" calcext:value-type="float">
            <text:p>75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75" calcext:value-type="float">
            <text:p>75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table:number-columns-repeated="4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5" office:value-type="float" office:value="200" calcext:value-type="float">
            <text:p>200</text:p>
          </table:table-cell>
          <table:table-cell table:style-name="ce7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50" calcext:value-type="float">
            <text:p>50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75" calcext:value-type="float">
            <text:p>75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table:number-columns-repeated="2"/>
          <table:table-cell table:style-name="ce745" office:value-type="float" office:value="4" calcext:value-type="float">
            <text:p>4</text:p>
          </table:table-cell>
          <table:table-cell table:style-name="ce745" office:value-type="float" office:value="1" calcext:value-type="float">
            <text:p>1</text:p>
          </table:table-cell>
          <table:table-cell table:style-name="ce745" office:value-type="float" office:value="100" calcext:value-type="float">
            <text:p>100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5" office:value-type="float" office:value="250" calcext:value-type="float">
            <text:p>250</text:p>
          </table:table-cell>
          <table:table-cell table:style-name="ce7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43" table:number-columns-repeated="2"/>
          <table:table-cell table:style-name="ce743" office:value-type="float" office:value="50" calcext:value-type="float">
            <text:p>50</text:p>
          </table:table-cell>
          <table:table-cell table:style-name="ce74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75" calcext:value-type="float">
            <text:p>75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6" table:number-columns-repeated="2"/>
          <table:table-cell table:style-name="ce745" office:value-type="float" office:value="4" calcext:value-type="float">
            <text:p>4</text:p>
          </table:table-cell>
          <table:table-cell table:style-name="ce745" office:value-type="float" office:value="1" calcext:value-type="float">
            <text:p>1</text:p>
          </table:table-cell>
          <table:table-cell table:style-name="ce745" office:value-type="float" office:value="100" calcext:value-type="float">
            <text:p>100</text:p>
          </table:table-cell>
          <table:table-cell table:style-name="ce74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35" office:value-type="float" office:value="300" calcext:value-type="float">
            <text:p>300</text:p>
          </table:table-cell>
          <table:table-cell table:style-name="ce7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50" calcext:value-type="float">
            <text:p>5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36" table:number-columns-repeated="2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32"/>
          <table:table-cell table:style-name="ce736" table:number-columns-repeated="4"/>
          <table:table-cell table:style-name="ce736" office:value-type="float" office:value="100" calcext:value-type="float">
            <text:p>100</text:p>
          </table:table-cell>
          <table:table-cell table:style-name="ce740" office:value-type="float" office:value="1" calcext:value-type="float">
            <text:p>1</text:p>
          </table:table-cell>
        </table:table-row>
        <table:table-row table:style-name="ro1">
          <table:table-cell table:style-name="ce733" office:value-type="string" calcext:value-type="string">
            <text:p>Total Result</text:p>
          </table:table-cell>
          <table:table-cell table:style-name="ce744" table:number-columns-repeated="4"/>
          <table:table-cell table:style-name="ce737"/>
          <table:table-cell table:style-name="ce741" office:value-type="float" office:value="24" calcext:value-type="float">
            <text:p>24</text:p>
          </table:table-cell>
        </table:table-row>
      </table:table>
      <table:table table:name="NGINX Results Final" table:style-name="ta2">
        <table:table-column table:style-name="co39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ce457"/>
        <table:table-column table:style-name="co58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60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15" office:value-type="string" calcext:value-type="string">
            <text:p>Prop. Meeting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WATERS Pred.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. Tim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49" table:formula="of:=INT([.$H2])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0</text:p>
          </table:table-cell>
          <table:table-cell table:style-name="ce722" table:formula="of:=IF([.G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0" table:formula="of:=INT([.$H3])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1" table:formula="of:=INT([.$H4])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2" table:formula="of:=INT([.$H5])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3" table:formula="of:=INT([.$H6])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4" table:formula="of:=INT([.$H7])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5" table:formula="of:=INT([.$H8])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6" table:formula="of:=INT([.$H9])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7" table:formula="of:=INT([.$H10])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8" table:formula="of:=INT([.$H11])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9" table:formula="of:=INT([.$H12])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0" table:formula="of:=INT([.$H13])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1" table:formula="of:=INT([.$H14])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2" table:formula="of:=INT([.$H15])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3" table:formula="of:=INT([.$H16])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4" table:formula="of:=INT([.$H17])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5" table:formula="of:=INT([.$H18])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6" table:formula="of:=INT([.$H19])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7" table:formula="of:=INT([.$H20])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8" table:formula="of:=INT([.$H21])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9" table:formula="of:=INT([.$H22])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0" table:formula="of:=INT([.$H23])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2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71" table:formula="of:=INT([.$H24])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2" table:formula="of:=INT([.$H25])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3" table:formula="of:=INT([.$H26])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table:style-name="ce722" table:formula="of:=IF([.G2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74" table:formula="of:=INT([.$H27])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5" table:formula="of:=INT([.$H28])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6" table:formula="of:=INT([.$H29])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7" table:formula="of:=INT([.$H30])=INT([.I30])" office:value-type="boolean" office:boolean-value="true" calcext:value-type="boolean">
            <text:p>TRUE</text:p>
          </table:table-cell>
          <table:table-cell table:style-name="ce457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8" table:formula="of:=INT([.$H31])=INT([.I31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9" table:formula="of:=INT([.$H32])=INT([.I32])" office:value-type="boolean" office:boolean-value="true" calcext:value-type="boolean">
            <text:p>TRUE</text:p>
          </table:table-cell>
          <table:table-cell table:style-name="ce457" office:value-type="float" office:value="0.494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0" table:formula="of:=INT([.$H33])=INT([.I33])" office:value-type="boolean" office:boolean-value="true" calcext:value-type="boolean">
            <text:p>TRUE</text:p>
          </table:table-cell>
          <table:table-cell table:style-name="ce457" office:value-type="float" office:value="0.647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81" table:formula="of:=INT([.$H34])=INT([.I34])" office:value-type="boolean" office:boolean-value="false" calcext:value-type="boolean">
            <text:p>FALS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2" table:formula="of:=INT([.$H35])=INT([.I35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3" table:formula="of:=INT([.$H36])=INT([.I36])" office:value-type="boolean" office:boolean-value="true" calcext:value-type="boolean">
            <text:p>TRUE</text:p>
          </table:table-cell>
          <table:table-cell table:style-name="ce457" office:value-type="float" office:value="0.578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4" table:formula="of:=INT([.$H37])=INT([.I37])" office:value-type="boolean" office:boolean-value="true" calcext:value-type="boolean">
            <text:p>TRUE</text:p>
          </table:table-cell>
          <table:table-cell table:style-name="ce457" office:value-type="float" office:value="0.832" calcext:value-type="float">
            <text:p>0.8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85" table:formula="of:=INT([.$H38])=INT([.I38])" office:value-type="boolean" office:boolean-value="true" calcext:value-type="boolean">
            <text:p>TRUE</text:p>
          </table:table-cell>
          <table:table-cell table:style-name="ce457" office:value-type="float" office:value="0.471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6" table:formula="of:=INT([.$H39])=INT([.I39])" office:value-type="boolean" office:boolean-value="true" calcext:value-type="boolean">
            <text:p>TRUE</text:p>
          </table:table-cell>
          <table:table-cell table:style-name="ce457" office:value-type="float" office:value="0.631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7" table:formula="of:=INT([.$H40])=INT([.I40])" office:value-type="boolean" office:boolean-value="true" calcext:value-type="boolean">
            <text:p>TRUE</text:p>
          </table:table-cell>
          <table:table-cell table:style-name="ce457" office:value-type="float" office:value="0.808" calcext:value-type="float">
            <text:p>0.8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8" table:formula="of:=INT([.$H41])=INT([.I41])" office:value-type="boolean" office:boolean-value="true" calcext:value-type="boolean">
            <text:p>TRUE</text:p>
          </table:table-cell>
          <table:table-cell table:style-name="ce457" office:value-type="float" office:value="1.143" calcext:value-type="float">
            <text:p>1.1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89" table:formula="of:=INT([.$H42])=INT([.I42])" office:value-type="boolean" office:boolean-value="true" calcext:value-type="boolean">
            <text:p>TRUE</text:p>
          </table:table-cell>
          <table:table-cell table:style-name="ce457" office:value-type="float" office:value="0.461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0" table:formula="of:=INT([.$H43])=INT([.I43])" office:value-type="boolean" office:boolean-value="false" calcext:value-type="boolean">
            <text:p>FALSE</text:p>
          </table:table-cell>
          <table:table-cell table:style-name="ce457" office:value-type="float" office:value="0.601" calcext:value-type="float">
            <text:p>0.6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1" table:formula="of:=INT([.$H44])=INT([.I44])" office:value-type="boolean" office:boolean-value="false" calcext:value-type="boolean">
            <text:p>FALSE</text:p>
          </table:table-cell>
          <table:table-cell table:style-name="ce457" office:value-type="float" office:value="0.853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2" table:formula="of:=INT([.$H45])=INT([.I45])" office:value-type="boolean" office:boolean-value="true" calcext:value-type="boolean">
            <text:p>TRUE</text:p>
          </table:table-cell>
          <table:table-cell table:style-name="ce457" office:value-type="float" office:value="1.194" calcext:value-type="float">
            <text:p>1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3" table:formula="of:=INT([.$H46])=INT([.I46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4" table:formula="of:=INT([.$H47])=INT([.I47])" office:value-type="boolean" office:boolean-value="true" calcext:value-type="boolean">
            <text:p>TRUE</text:p>
          </table:table-cell>
          <table:table-cell table:style-name="ce457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5" table:formula="of:=INT([.$H48])=INT([.I48])" office:value-type="boolean" office:boolean-value="true" calcext:value-type="boolean">
            <text:p>TRUE</text:p>
          </table:table-cell>
          <table:table-cell table:style-name="ce457" office:value-type="float" office:value="0.831" calcext:value-type="float">
            <text:p>0.8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96" table:formula="of:=INT([.$H49])=INT([.I49])" office:value-type="boolean" office:boolean-value="false" calcext:value-type="boolean">
            <text:p>FALSE</text:p>
          </table:table-cell>
          <table:table-cell table:style-name="ce457" office:value-type="float" office:value="1.529" calcext:value-type="float">
            <text:p>1.5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7" table:formula="of:=INT([.$H50])=INT([.I50])" office:value-type="boolean" office:boolean-value="true" calcext:value-type="boolean">
            <text:p>TRUE</text:p>
          </table:table-cell>
          <table:table-cell table:style-name="ce457" office:value-type="float" office:value="0.174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8" table:formula="of:=INT([.$H51])=INT([.I51])" office:value-type="boolean" office:boolean-value="true" calcext:value-type="boolean">
            <text:p>TRUE</text:p>
          </table:table-cell>
          <table:table-cell table:style-name="ce457" office:value-type="float" office:value="0.178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9" table:formula="of:=INT([.$H52])=INT([.I52])" office:value-type="boolean" office:boolean-value="true" calcext:value-type="boolean">
            <text:p>TRUE</text:p>
          </table:table-cell>
          <table:table-cell table:style-name="ce457" office:value-type="float" office:value="0.195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0" table:formula="of:=INT([.$H53])=INT([.I53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1" table:formula="of:=INT([.$H54])=INT([.I5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2" table:formula="of:=INT([.$H55])=INT([.I55])" office:value-type="boolean" office:boolean-value="true" calcext:value-type="boolean">
            <text:p>TRUE</text:p>
          </table:table-cell>
          <table:table-cell table:style-name="ce457" office:value-type="float" office:value="0.212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3" table:formula="of:=INT([.$H56])=INT([.I56])" office:value-type="boolean" office:boolean-value="true" calcext:value-type="boolean">
            <text:p>TRUE</text:p>
          </table:table-cell>
          <table:table-cell table:style-name="ce457" office:value-type="float" office:value="0.209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4" table:formula="of:=INT([.$H57])=INT([.I57])" office:value-type="boolean" office:boolean-value="true" calcext:value-type="boolean">
            <text:p>TRUE</text:p>
          </table:table-cell>
          <table:table-cell table:style-name="ce457" office:value-type="float" office:value="0.205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5" table:formula="of:=INT([.$H58])=INT([.I58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6" table:formula="of:=INT([.$H59])=INT([.I59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7" table:formula="of:=INT([.$H60])=INT([.I60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8" table:formula="of:=INT([.$H61])=INT([.I61])" office:value-type="boolean" office:boolean-value="true" calcext:value-type="boolean">
            <text:p>TRUE</text:p>
          </table:table-cell>
          <table:table-cell table:style-name="ce457" office:value-type="float" office:value="0.236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9" table:formula="of:=INT([.$H62])=INT([.I62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0" table:formula="of:=INT([.$H63])=INT([.I63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1" table:formula="of:=INT([.$H64])=INT([.I64])" office:value-type="boolean" office:boolean-value="true" calcext:value-type="boolean">
            <text:p>TRUE</text:p>
          </table:table-cell>
          <table:table-cell table:style-name="ce457" office:value-type="float" office:value="0.299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2" table:formula="of:=INT([.$H65])=INT([.I65])" office:value-type="boolean" office:boolean-value="true" calcext:value-type="boolean">
            <text:p>TRUE</text:p>
          </table:table-cell>
          <table:table-cell table:style-name="ce457"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3" table:formula="of:=INT([.$H66])=INT([.I66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4" table:formula="of:=INT([.$H67])=INT([.I67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5" table:formula="of:=INT([.$H68])=INT([.I68])" office:value-type="boolean" office:boolean-value="true" calcext:value-type="boolean">
            <text:p>TRUE</text:p>
          </table:table-cell>
          <table:table-cell table:style-name="ce457" office:value-type="float" office:value="0.214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6" table:formula="of:=INT([.$H69])=INT([.I69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7" table:formula="of:=INT([.$H70])=INT([.I70])" office:value-type="boolean" office:boolean-value="true" calcext:value-type="boolean">
            <text:p>TRUE</text:p>
          </table:table-cell>
          <table:table-cell table:style-name="ce457" office:value-type="float" office:value="0.285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8" table:formula="of:=INT([.$H71])=INT([.I71])" office:value-type="boolean" office:boolean-value="true" calcext:value-type="boolean">
            <text:p>TRUE</text:p>
          </table:table-cell>
          <table:table-cell table:style-name="ce457" office:value-type="float" office:value="0.266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9" table:formula="of:=INT([.$H72])=INT([.I72])" office:value-type="boolean" office:boolean-value="true" calcext:value-type="boolean">
            <text:p>TRUE</text:p>
          </table:table-cell>
          <table:table-cell table:style-name="ce457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0" table:formula="of:=INT([.$H73])=INT([.I73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1" table:formula="of:=INT([.$H74])=INT([.I74])" office:value-type="boolean" office:boolean-value="true" calcext:value-type="boolean">
            <text:p>TRUE</text:p>
          </table:table-cell>
          <table:table-cell table:style-name="ce457" office:value-type="float" office:value="0.342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2" table:formula="of:=INT([.$H75])=INT([.I75])" office:value-type="boolean" office:boolean-value="true" calcext:value-type="boolean">
            <text:p>TRUE</text:p>
          </table:table-cell>
          <table:table-cell table:style-name="ce457" office:value-type="float" office:value="0.348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3" table:formula="of:=INT([.$H76])=INT([.I76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4" table:formula="of:=INT([.$H77])=INT([.I77])" office:value-type="boolean" office:boolean-value="true" calcext:value-type="boolean">
            <text:p>TRUE</text:p>
          </table:table-cell>
          <table:table-cell table:style-name="ce457" office:value-type="float" office:value="0.351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5" table:formula="of:=INT([.$H78])=INT([.I78])" office:value-type="boolean" office:boolean-value="true" calcext:value-type="boolean">
            <text:p>TRUE</text:p>
          </table:table-cell>
          <table:table-cell table:style-name="ce457" office:value-type="float" office:value="0.458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6" table:formula="of:=INT([.$H79])=INT([.I79])" office:value-type="boolean" office:boolean-value="true" calcext:value-type="boolean">
            <text:p>TRUE</text:p>
          </table:table-cell>
          <table:table-cell table:style-name="ce457" office:value-type="float" office:value="0.459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7" table:formula="of:=INT([.$H80])=INT([.I80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8" table:formula="of:=INT([.$H81])=INT([.I81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9" table:formula="of:=INT([.$H82])=INT([.I82])" office:value-type="boolean" office:boolean-value="false" calcext:value-type="boolean">
            <text:p>FALSE</text:p>
          </table:table-cell>
          <table:table-cell table:style-name="ce457" office:value-type="float" office:value="0.237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0" table:formula="of:=INT([.$H83])=INT([.I83])" office:value-type="boolean" office:boolean-value="true" calcext:value-type="boolean">
            <text:p>TRUE</text:p>
          </table:table-cell>
          <table:table-cell table:style-name="ce457" office:value-type="float" office:value="0.227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1" table:formula="of:=INT([.$H84])=INT([.I84])" office:value-type="boolean" office:boolean-value="false" calcext:value-type="boolean">
            <text:p>FALSE</text:p>
          </table:table-cell>
          <table:table-cell table:style-name="ce457"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8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2" table:formula="of:=INT([.$H85])=INT([.I85])" office:value-type="boolean" office:boolean-value="false" calcext:value-type="boolean">
            <text:p>FALSE</text:p>
          </table:table-cell>
          <table:table-cell table:style-name="ce457"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3" table:formula="of:=INT([.$H86])=INT([.I86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4" table:formula="of:=INT([.$H87])=INT([.I87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5" table:formula="of:=INT([.$H88])=INT([.I88])" office:value-type="boolean" office:boolean-value="false" calcext:value-type="boolean">
            <text:p>FALSE</text:p>
          </table:table-cell>
          <table:table-cell table:style-name="ce457" office:value-type="float" office:value="0.316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6" table:formula="of:=INT([.$H89])=INT([.I89])" office:value-type="boolean" office:boolean-value="false" calcext:value-type="boolean">
            <text:p>FALSE</text:p>
          </table:table-cell>
          <table:table-cell table:style-name="ce457"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7" table:formula="of:=INT([.$H90])=INT([.I90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8" table:formula="of:=INT([.$H91])=INT([.I91])" office:value-type="boolean" office:boolean-value="true" calcext:value-type="boolean">
            <text:p>TRUE</text:p>
          </table:table-cell>
          <table:table-cell table:style-name="ce457" office:value-type="float" office:value="0.431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9" table:formula="of:=INT([.$H92])=INT([.I92])" office:value-type="boolean" office:boolean-value="true" calcext:value-type="boolean">
            <text:p>TRUE</text:p>
          </table:table-cell>
          <table:table-cell table:style-name="ce457" office:value-type="float" office:value="0.36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0" table:formula="of:=INT([.$H93])=INT([.I93])" office:value-type="boolean" office:boolean-value="true" calcext:value-type="boolean">
            <text:p>TRUE</text:p>
          </table:table-cell>
          <table:table-cell table:style-name="ce457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1" table:formula="of:=INT([.$H94])=INT([.I94])" office:value-type="boolean" office:boolean-value="true" calcext:value-type="boolean">
            <text:p>TRUE</text:p>
          </table:table-cell>
          <table:table-cell table:style-name="ce457" office:value-type="float" office:value="0.548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2" table:formula="of:=INT([.$H95])=INT([.I95])" office:value-type="boolean" office:boolean-value="true" calcext:value-type="boolean">
            <text:p>TRUE</text:p>
          </table:table-cell>
          <table:table-cell table:style-name="ce457"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3" table:formula="of:=INT([.$H96])=INT([.I96])" office:value-type="boolean" office:boolean-value="true" calcext:value-type="boolean">
            <text:p>TRUE</text:p>
          </table:table-cell>
          <table:table-cell table:style-name="ce457" office:value-type="float" office:value="0.558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4" table:formula="of:=INT([.$H97])=INT([.I97])" office:value-type="boolean" office:boolean-value="true" calcext:value-type="boolean">
            <text:p>TRUE</text:p>
          </table:table-cell>
          <table:table-cell table:style-name="ce457" office:value-type="float" office:value="0.566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5" table:formula="of:=INT([.$H98])=INT([.I98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6" table:formula="of:=INT([.$H99])=INT([.I99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7" table:formula="of:=INT([.$H100])=INT([.I100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8" table:formula="of:=INT([.$H101])=INT([.I101])" office:value-type="boolean" office:boolean-value="true" calcext:value-type="boolean">
            <text:p>TRUE</text:p>
          </table:table-cell>
          <table:table-cell table:style-name="ce457" office:value-type="float" office:value="0.361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9" table:formula="of:=INT([.$H102])=INT([.I102])" office:value-type="boolean" office:boolean-value="true" calcext:value-type="boolean">
            <text:p>TRUE</text:p>
          </table:table-cell>
          <table:table-cell table:style-name="ce457" office:value-type="float" office:value="0.453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0" table:formula="of:=INT([.$H103])=INT([.I103])" office:value-type="boolean" office:boolean-value="false" calcext:value-type="boolean">
            <text:p>FALS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1" table:formula="of:=INT([.$H104])=INT([.I104])" office:value-type="boolean" office:boolean-value="false" calcext:value-type="boolean">
            <text:p>FALSE</text:p>
          </table:table-cell>
          <table:table-cell table:style-name="ce457"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2" table:formula="of:=INT([.$H105])=INT([.I105])" office:value-type="boolean" office:boolean-value="false" calcext:value-type="boolean">
            <text:p>FALSE</text:p>
          </table:table-cell>
          <table:table-cell table:style-name="ce457" office:value-type="float" office:value="0.42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3" table:formula="of:=INT([.$H106])=INT([.I106])" office:value-type="boolean" office:boolean-value="false" calcext:value-type="boolean">
            <text:p>FALSE</text:p>
          </table:table-cell>
          <table:table-cell table:style-name="ce457" office:value-type="float" office:value="0.616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4" table:formula="of:=INT([.$H107])=INT([.I107])" office:value-type="boolean" office:boolean-value="false" calcext:value-type="boolean">
            <text:p>FALSE</text:p>
          </table:table-cell>
          <table:table-cell table:style-name="ce457"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0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5" table:formula="of:=INT([.$H108])=INT([.I108])" office:value-type="boolean" office:boolean-value="true" calcext:value-type="boolean">
            <text:p>TRUE</text:p>
          </table:table-cell>
          <table:table-cell table:style-name="ce457" office:value-type="float" office:value="0.524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6" table:formula="of:=INT([.$H109])=INT([.I109])" office:value-type="boolean" office:boolean-value="true" calcext:value-type="boolean">
            <text:p>TRUE</text:p>
          </table:table-cell>
          <table:table-cell table:style-name="ce457" office:value-type="float" office:value="0.553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7" table:formula="of:=INT([.$H110])=INT([.I110])" office:value-type="boolean" office:boolean-value="false" calcext:value-type="boolean">
            <text:p>FALSE</text:p>
          </table:table-cell>
          <table:table-cell table:style-name="ce457" office:value-type="float" office:value="0.846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8" table:formula="of:=INT([.$H111])=INT([.I111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9" table:formula="of:=INT([.$H112])=INT([.I112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0" table:formula="of:=INT([.$H113])=INT([.I113])" office:value-type="boolean" office:boolean-value="true" calcext:value-type="boolean">
            <text:p>TRUE</text:p>
          </table:table-cell>
          <table:table-cell table:style-name="ce457" office:value-type="float" office:value="0.763" calcext:value-type="float">
            <text:p>0.7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1" table:formula="of:=INT([.$H114])=INT([.I114])" office:value-type="boolean" office:boolean-value="true" calcext:value-type="boolean">
            <text:p>TRUE</text:p>
          </table:table-cell>
          <table:table-cell table:style-name="ce457" office:value-type="float" office:value="0.355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2" table:formula="of:=INT([.$H115])=INT([.I115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3" table:formula="of:=INT([.$H116])=INT([.I116])" office:value-type="boolean" office:boolean-value="true" calcext:value-type="boolean">
            <text:p>TRUE</text:p>
          </table:table-cell>
          <table:table-cell table:style-name="ce457" office:value-type="float" office:value="0.362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4" table:formula="of:=INT([.$H117])=INT([.I117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5" table:formula="of:=INT([.$H118])=INT([.I118])" office:value-type="boolean" office:boolean-value="true" calcext:value-type="boolean">
            <text:p>TRU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1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6" table:formula="of:=INT([.$H119])=INT([.I119])" office:value-type="boolean" office:boolean-value="false" calcext:value-type="boolean">
            <text:p>FALSE</text:p>
          </table:table-cell>
          <table:table-cell table:style-name="ce457" office:value-type="float" office:value="0.389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7" table:formula="of:=INT([.$H120])=INT([.I120])" office:value-type="boolean" office:boolean-value="false" calcext:value-type="boolean">
            <text:p>FALSE</text:p>
          </table:table-cell>
          <table:table-cell table:style-name="ce457" office:value-type="float" office:value="0.396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8" table:formula="of:=INT([.$H121])=INT([.I121])" office:value-type="boolean" office:boolean-value="false" calcext:value-type="boolean">
            <text:p>FALSE</text:p>
          </table:table-cell>
          <table:table-cell table:style-name="ce457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9" table:formula="of:=INT([.$H122])=INT([.I122])" office:value-type="boolean" office:boolean-value="false" calcext:value-type="boolean">
            <text:p>FALSE</text:p>
          </table:table-cell>
          <table:table-cell table:style-name="ce457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2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70" table:formula="of:=INT([.$H123])=INT([.I123])" office:value-type="boolean" office:boolean-value="false" calcext:value-type="boolean">
            <text:p>FALSE</text:p>
          </table:table-cell>
          <table:table-cell table:style-name="ce457" office:value-type="float" office:value="0.505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1" table:formula="of:=INT([.$H124])=INT([.I124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2" table:formula="of:=INT([.$H125])=INT([.I125])" office:value-type="boolean" office:boolean-value="true" calcext:value-type="boolean">
            <text:p>TRUE</text:p>
          </table:table-cell>
          <table:table-cell table:style-name="ce457" office:value-type="float" office:value="0.563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3" table:formula="of:=INT([.$H126])=INT([.I126])" office:value-type="boolean" office:boolean-value="false" calcext:value-type="boolean">
            <text:p>FALSE</text:p>
          </table:table-cell>
          <table:table-cell table:style-name="ce457" office:value-type="float" office:value="0.835" calcext:value-type="float">
            <text:p>0.8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4" table:formula="of:=INT([.$H127])=INT([.I127])" office:value-type="boolean" office:boolean-value="true" calcext:value-type="boolean">
            <text:p>TRUE</text:p>
          </table:table-cell>
          <table:table-cell table:style-name="ce457" office:value-type="float" office:value="0.778" calcext:value-type="float">
            <text:p>0.7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5" table:formula="of:=INT([.$H128])=INT([.I128])" office:value-type="boolean" office:boolean-value="true" calcext:value-type="boolean">
            <text:p>TRUE</text:p>
          </table:table-cell>
          <table:table-cell table:style-name="ce457" office:value-type="float" office:value="0.789" calcext:value-type="float">
            <text:p>0.7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6" table:formula="of:=INT([.$H129])=INT([.I129])" office:value-type="boolean" office:boolean-value="true" calcext:value-type="boolean">
            <text:p>TRUE</text:p>
          </table:table-cell>
          <table:table-cell table:style-name="ce457" office:value-type="float" office:value="0.824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7" table:formula="of:=INT([.$H130])=INT([.I130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8" table:formula="of:=INT([.$H131])=INT([.I131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9" table:formula="of:=INT([.$H132])=INT([.I132])" office:value-type="boolean" office:boolean-value="true" calcext:value-type="boolean">
            <text:p>TRU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0" table:formula="of:=INT([.$H133])=INT([.I133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1" table:formula="of:=INT([.$H134])=INT([.I134])" office:value-type="boolean" office:boolean-value="true" calcext:value-type="boolean">
            <text:p>TRUE</text:p>
          </table:table-cell>
          <table:table-cell table:style-name="ce457" office:value-type="float" office:value="0.492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2" table:formula="of:=INT([.$H135])=INT([.I135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3" table:formula="of:=INT([.$H136])=INT([.I136])" office:value-type="boolean" office:boolean-value="false" calcext:value-type="boolean">
            <text:p>FALSE</text:p>
          </table:table-cell>
          <table:table-cell table:style-name="ce457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4" table:formula="of:=INT([.$H137])=INT([.I137])" office:value-type="boolean" office:boolean-value="false" calcext:value-type="boolean">
            <text:p>FALS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5" table:formula="of:=INT([.$H138])=INT([.I138])" office:value-type="boolean" office:boolean-value="true" calcext:value-type="boolean">
            <text:p>TRUE</text:p>
          </table:table-cell>
          <table:table-cell table:style-name="ce457" office:value-type="float" office:value="0.626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6" table:formula="of:=INT([.$H139])=INT([.I139])" office:value-type="boolean" office:boolean-value="false" calcext:value-type="boolean">
            <text:p>FALSE</text:p>
          </table:table-cell>
          <table:table-cell table:style-name="ce457" office:value-type="float" office:value="0.623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87" table:formula="of:=INT([.$H140])=INT([.I140])" office:value-type="boolean" office:boolean-value="true" calcext:value-type="boolean">
            <text:p>TRUE</text:p>
          </table:table-cell>
          <table:table-cell table:style-name="ce457" office:value-type="float" office:value="0.574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4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8" table:formula="of:=INT([.$H141])=INT([.I141])" office:value-type="boolean" office:boolean-value="false" calcext:value-type="boolean">
            <text:p>FALSE</text:p>
          </table:table-cell>
          <table:table-cell table:style-name="ce457" office:value-type="float" office:value="0.627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9" table:formula="of:=INT([.$H142])=INT([.I142])" office:value-type="boolean" office:boolean-value="false" calcext:value-type="boolean">
            <text:p>FALSE</text:p>
          </table:table-cell>
          <table:table-cell table:style-name="ce457" office:value-type="float" office:value="0.998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0" table:formula="of:=INT([.$H143])=INT([.I143])" office:value-type="boolean" office:boolean-value="false" calcext:value-type="boolean">
            <text:p>FALSE</text:p>
          </table:table-cell>
          <table:table-cell table:style-name="ce457" office:value-type="float" office:value="0.984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1" table:formula="of:=INT([.$H144])=INT([.I144])" office:value-type="boolean" office:boolean-value="true" calcext:value-type="boolean">
            <text:p>TRUE</text:p>
          </table:table-cell>
          <table:table-cell table:style-name="ce457" office:value-type="float" office:value="0.936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5" table:formula="of:=INT([.$H145])=INT([.I145])" office:value-type="boolean" office:boolean-value="true" calcext:value-type="boolean">
            <text:p>TRUE</text:p>
          </table:table-cell>
          <table:table-cell table:style-name="ce457" office:value-type="float" office:value="0.954" calcext:value-type="float">
            <text:p>0.95</text:p>
          </table:table-cell>
        </table:table-row>
        <table:table-row table:style-name="ro1">
          <table:table-cell table:number-columns-repeated="9"/>
          <table:table-cell table:style-name="ce15" table:formula="of:=AVERAGE([.J2:.J145])" office:value-type="float" office:value="0.722222222222222" calcext:value-type="float">
            <text:p>0.72</text:p>
          </table:table-cell>
          <table:table-cell table:style-name="ce15" table:formula="of:=AVERAGE([.K2:.K145])" office:value-type="float" office:value="0.574993055555555" calcext:value-type="float">
            <text:p>0.57</text:p>
          </table:table-cell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NGINX Results Final'.J2:'NGINX Results Final'.J2">
            <calcext:condition calcext:apply-style-name="Bad" calcext:value="=0" calcext:base-cell-address="'NGINX Results Final'.J2"/>
          </calcext:conditional-format>
          <calcext:conditional-format calcext:target-range-address="'NGINX Results Final'.J3:'NGINX Results Final'.J3">
            <calcext:condition calcext:apply-style-name="Bad" calcext:value="=0" calcext:base-cell-address="'NGINX Results Final'.J3"/>
          </calcext:conditional-format>
          <calcext:conditional-format calcext:target-range-address="'NGINX Results Final'.J4:'NGINX Results Final'.J4">
            <calcext:condition calcext:apply-style-name="Bad" calcext:value="=0" calcext:base-cell-address="'NGINX Results Final'.J4"/>
          </calcext:conditional-format>
          <calcext:conditional-format calcext:target-range-address="'NGINX Results Final'.J5:'NGINX Results Final'.J5">
            <calcext:condition calcext:apply-style-name="Bad" calcext:value="=0" calcext:base-cell-address="'NGINX Results Final'.J5"/>
          </calcext:conditional-format>
          <calcext:conditional-format calcext:target-range-address="'NGINX Results Final'.J6:'NGINX Results Final'.J6">
            <calcext:condition calcext:apply-style-name="Bad" calcext:value="=0" calcext:base-cell-address="'NGINX Results Final'.J6"/>
          </calcext:conditional-format>
          <calcext:conditional-format calcext:target-range-address="'NGINX Results Final'.J7:'NGINX Results Final'.J7">
            <calcext:condition calcext:apply-style-name="Bad" calcext:value="=0" calcext:base-cell-address="'NGINX Results Final'.J7"/>
          </calcext:conditional-format>
          <calcext:conditional-format calcext:target-range-address="'NGINX Results Final'.J8:'NGINX Results Final'.J8">
            <calcext:condition calcext:apply-style-name="Bad" calcext:value="=0" calcext:base-cell-address="'NGINX Results Final'.J8"/>
          </calcext:conditional-format>
          <calcext:conditional-format calcext:target-range-address="'NGINX Results Final'.J9:'NGINX Results Final'.J9">
            <calcext:condition calcext:apply-style-name="Bad" calcext:value="=0" calcext:base-cell-address="'NGINX Results Final'.J9"/>
          </calcext:conditional-format>
          <calcext:conditional-format calcext:target-range-address="'NGINX Results Final'.J10:'NGINX Results Final'.J10">
            <calcext:condition calcext:apply-style-name="Bad" calcext:value="=0" calcext:base-cell-address="'NGINX Results Final'.J10"/>
          </calcext:conditional-format>
          <calcext:conditional-format calcext:target-range-address="'NGINX Results Final'.J11:'NGINX Results Final'.J11">
            <calcext:condition calcext:apply-style-name="Bad" calcext:value="=0" calcext:base-cell-address="'NGINX Results Final'.J11"/>
          </calcext:conditional-format>
          <calcext:conditional-format calcext:target-range-address="'NGINX Results Final'.J12:'NGINX Results Final'.J12">
            <calcext:condition calcext:apply-style-name="Bad" calcext:value="=0" calcext:base-cell-address="'NGINX Results Final'.J12"/>
          </calcext:conditional-format>
          <calcext:conditional-format calcext:target-range-address="'NGINX Results Final'.J13:'NGINX Results Final'.J13">
            <calcext:condition calcext:apply-style-name="Bad" calcext:value="=0" calcext:base-cell-address="'NGINX Results Final'.J13"/>
          </calcext:conditional-format>
          <calcext:conditional-format calcext:target-range-address="'NGINX Results Final'.J14:'NGINX Results Final'.J14">
            <calcext:condition calcext:apply-style-name="Bad" calcext:value="=0" calcext:base-cell-address="'NGINX Results Final'.J14"/>
          </calcext:conditional-format>
          <calcext:conditional-format calcext:target-range-address="'NGINX Results Final'.J15:'NGINX Results Final'.J15">
            <calcext:condition calcext:apply-style-name="Bad" calcext:value="=0" calcext:base-cell-address="'NGINX Results Final'.J15"/>
          </calcext:conditional-format>
          <calcext:conditional-format calcext:target-range-address="'NGINX Results Final'.J16:'NGINX Results Final'.J16">
            <calcext:condition calcext:apply-style-name="Bad" calcext:value="=0" calcext:base-cell-address="'NGINX Results Final'.J16"/>
          </calcext:conditional-format>
          <calcext:conditional-format calcext:target-range-address="'NGINX Results Final'.J17:'NGINX Results Final'.J17">
            <calcext:condition calcext:apply-style-name="Bad" calcext:value="=0" calcext:base-cell-address="'NGINX Results Final'.J17"/>
          </calcext:conditional-format>
          <calcext:conditional-format calcext:target-range-address="'NGINX Results Final'.J18:'NGINX Results Final'.J18">
            <calcext:condition calcext:apply-style-name="Bad" calcext:value="=0" calcext:base-cell-address="'NGINX Results Final'.J18"/>
          </calcext:conditional-format>
          <calcext:conditional-format calcext:target-range-address="'NGINX Results Final'.J19:'NGINX Results Final'.J19">
            <calcext:condition calcext:apply-style-name="Bad" calcext:value="=0" calcext:base-cell-address="'NGINX Results Final'.J19"/>
          </calcext:conditional-format>
          <calcext:conditional-format calcext:target-range-address="'NGINX Results Final'.J20:'NGINX Results Final'.J20">
            <calcext:condition calcext:apply-style-name="Bad" calcext:value="=0" calcext:base-cell-address="'NGINX Results Final'.J20"/>
          </calcext:conditional-format>
          <calcext:conditional-format calcext:target-range-address="'NGINX Results Final'.J21:'NGINX Results Final'.J21">
            <calcext:condition calcext:apply-style-name="Bad" calcext:value="=0" calcext:base-cell-address="'NGINX Results Final'.J21"/>
          </calcext:conditional-format>
          <calcext:conditional-format calcext:target-range-address="'NGINX Results Final'.J22:'NGINX Results Final'.J22">
            <calcext:condition calcext:apply-style-name="Bad" calcext:value="=0" calcext:base-cell-address="'NGINX Results Final'.J22"/>
          </calcext:conditional-format>
          <calcext:conditional-format calcext:target-range-address="'NGINX Results Final'.J23:'NGINX Results Final'.J23">
            <calcext:condition calcext:apply-style-name="Bad" calcext:value="=0" calcext:base-cell-address="'NGINX Results Final'.J23"/>
          </calcext:conditional-format>
          <calcext:conditional-format calcext:target-range-address="'NGINX Results Final'.J24:'NGINX Results Final'.J24">
            <calcext:condition calcext:apply-style-name="Bad" calcext:value="=0" calcext:base-cell-address="'NGINX Results Final'.J24"/>
          </calcext:conditional-format>
          <calcext:conditional-format calcext:target-range-address="'NGINX Results Final'.J25:'NGINX Results Final'.J25">
            <calcext:condition calcext:apply-style-name="Bad" calcext:value="=0" calcext:base-cell-address="'NGINX Results Final'.J25"/>
          </calcext:conditional-format>
          <calcext:conditional-format calcext:target-range-address="'NGINX Results Final'.J26:'NGINX Results Final'.J26">
            <calcext:condition calcext:apply-style-name="Bad" calcext:value="=0" calcext:base-cell-address="'NGINX Results Final'.J26"/>
          </calcext:conditional-format>
          <calcext:conditional-format calcext:target-range-address="'NGINX Results Final'.J27:'NGINX Results Final'.J27">
            <calcext:condition calcext:apply-style-name="Bad" calcext:value="=0" calcext:base-cell-address="'NGINX Results Final'.J27"/>
          </calcext:conditional-format>
          <calcext:conditional-format calcext:target-range-address="'NGINX Results Final'.J28:'NGINX Results Final'.J28">
            <calcext:condition calcext:apply-style-name="Bad" calcext:value="=0" calcext:base-cell-address="'NGINX Results Final'.J28"/>
          </calcext:conditional-format>
          <calcext:conditional-format calcext:target-range-address="'NGINX Results Final'.J29:'NGINX Results Final'.J29">
            <calcext:condition calcext:apply-style-name="Bad" calcext:value="=0" calcext:base-cell-address="'NGINX Results Final'.J29"/>
          </calcext:conditional-format>
          <calcext:conditional-format calcext:target-range-address="'NGINX Results Final'.J30:'NGINX Results Final'.J30">
            <calcext:condition calcext:apply-style-name="Bad" calcext:value="=0" calcext:base-cell-address="'NGINX Results Final'.J30"/>
          </calcext:conditional-format>
          <calcext:conditional-format calcext:target-range-address="'NGINX Results Final'.J31:'NGINX Results Final'.J31">
            <calcext:condition calcext:apply-style-name="Bad" calcext:value="=0" calcext:base-cell-address="'NGINX Results Final'.J31"/>
          </calcext:conditional-format>
          <calcext:conditional-format calcext:target-range-address="'NGINX Results Final'.J32:'NGINX Results Final'.J32">
            <calcext:condition calcext:apply-style-name="Bad" calcext:value="=0" calcext:base-cell-address="'NGINX Results Final'.J32"/>
          </calcext:conditional-format>
          <calcext:conditional-format calcext:target-range-address="'NGINX Results Final'.J33:'NGINX Results Final'.J33">
            <calcext:condition calcext:apply-style-name="Bad" calcext:value="=0" calcext:base-cell-address="'NGINX Results Final'.J33"/>
          </calcext:conditional-format>
          <calcext:conditional-format calcext:target-range-address="'NGINX Results Final'.J34:'NGINX Results Final'.J34">
            <calcext:condition calcext:apply-style-name="Bad" calcext:value="=0" calcext:base-cell-address="'NGINX Results Final'.J34"/>
          </calcext:conditional-format>
          <calcext:conditional-format calcext:target-range-address="'NGINX Results Final'.J35:'NGINX Results Final'.J35">
            <calcext:condition calcext:apply-style-name="Bad" calcext:value="=0" calcext:base-cell-address="'NGINX Results Final'.J35"/>
          </calcext:conditional-format>
          <calcext:conditional-format calcext:target-range-address="'NGINX Results Final'.J36:'NGINX Results Final'.J36">
            <calcext:condition calcext:apply-style-name="Bad" calcext:value="=0" calcext:base-cell-address="'NGINX Results Final'.J36"/>
          </calcext:conditional-format>
          <calcext:conditional-format calcext:target-range-address="'NGINX Results Final'.J37:'NGINX Results Final'.J37">
            <calcext:condition calcext:apply-style-name="Bad" calcext:value="=0" calcext:base-cell-address="'NGINX Results Final'.J37"/>
          </calcext:conditional-format>
          <calcext:conditional-format calcext:target-range-address="'NGINX Results Final'.J38:'NGINX Results Final'.J38">
            <calcext:condition calcext:apply-style-name="Bad" calcext:value="=0" calcext:base-cell-address="'NGINX Results Final'.J38"/>
          </calcext:conditional-format>
          <calcext:conditional-format calcext:target-range-address="'NGINX Results Final'.J39:'NGINX Results Final'.J39">
            <calcext:condition calcext:apply-style-name="Bad" calcext:value="=0" calcext:base-cell-address="'NGINX Results Final'.J39"/>
          </calcext:conditional-format>
          <calcext:conditional-format calcext:target-range-address="'NGINX Results Final'.J40:'NGINX Results Final'.J40">
            <calcext:condition calcext:apply-style-name="Bad" calcext:value="=0" calcext:base-cell-address="'NGINX Results Final'.J40"/>
          </calcext:conditional-format>
          <calcext:conditional-format calcext:target-range-address="'NGINX Results Final'.J41:'NGINX Results Final'.J41">
            <calcext:condition calcext:apply-style-name="Bad" calcext:value="=0" calcext:base-cell-address="'NGINX Results Final'.J41"/>
          </calcext:conditional-format>
          <calcext:conditional-format calcext:target-range-address="'NGINX Results Final'.J42:'NGINX Results Final'.J42">
            <calcext:condition calcext:apply-style-name="Bad" calcext:value="=0" calcext:base-cell-address="'NGINX Results Final'.J42"/>
          </calcext:conditional-format>
          <calcext:conditional-format calcext:target-range-address="'NGINX Results Final'.J43:'NGINX Results Final'.J43">
            <calcext:condition calcext:apply-style-name="Bad" calcext:value="=0" calcext:base-cell-address="'NGINX Results Final'.J43"/>
          </calcext:conditional-format>
          <calcext:conditional-format calcext:target-range-address="'NGINX Results Final'.J44:'NGINX Results Final'.J44">
            <calcext:condition calcext:apply-style-name="Bad" calcext:value="=0" calcext:base-cell-address="'NGINX Results Final'.J44"/>
          </calcext:conditional-format>
          <calcext:conditional-format calcext:target-range-address="'NGINX Results Final'.J45:'NGINX Results Final'.J45">
            <calcext:condition calcext:apply-style-name="Bad" calcext:value="=0" calcext:base-cell-address="'NGINX Results Final'.J45"/>
          </calcext:conditional-format>
          <calcext:conditional-format calcext:target-range-address="'NGINX Results Final'.J46:'NGINX Results Final'.J46">
            <calcext:condition calcext:apply-style-name="Bad" calcext:value="=0" calcext:base-cell-address="'NGINX Results Final'.J46"/>
          </calcext:conditional-format>
          <calcext:conditional-format calcext:target-range-address="'NGINX Results Final'.J47:'NGINX Results Final'.J47">
            <calcext:condition calcext:apply-style-name="Bad" calcext:value="=0" calcext:base-cell-address="'NGINX Results Final'.J47"/>
          </calcext:conditional-format>
          <calcext:conditional-format calcext:target-range-address="'NGINX Results Final'.J48:'NGINX Results Final'.J48">
            <calcext:condition calcext:apply-style-name="Bad" calcext:value="=0" calcext:base-cell-address="'NGINX Results Final'.J48"/>
          </calcext:conditional-format>
          <calcext:conditional-format calcext:target-range-address="'NGINX Results Final'.J49:'NGINX Results Final'.J49">
            <calcext:condition calcext:apply-style-name="Bad" calcext:value="=0" calcext:base-cell-address="'NGINX Results Final'.J49"/>
          </calcext:conditional-format>
          <calcext:conditional-format calcext:target-range-address="'NGINX Results Final'.J50:'NGINX Results Final'.J50">
            <calcext:condition calcext:apply-style-name="Bad" calcext:value="=0" calcext:base-cell-address="'NGINX Results Final'.J50"/>
          </calcext:conditional-format>
          <calcext:conditional-format calcext:target-range-address="'NGINX Results Final'.J51:'NGINX Results Final'.J51">
            <calcext:condition calcext:apply-style-name="Bad" calcext:value="=0" calcext:base-cell-address="'NGINX Results Final'.J51"/>
          </calcext:conditional-format>
          <calcext:conditional-format calcext:target-range-address="'NGINX Results Final'.J52:'NGINX Results Final'.J52">
            <calcext:condition calcext:apply-style-name="Bad" calcext:value="=0" calcext:base-cell-address="'NGINX Results Final'.J52"/>
          </calcext:conditional-format>
          <calcext:conditional-format calcext:target-range-address="'NGINX Results Final'.J53:'NGINX Results Final'.J53">
            <calcext:condition calcext:apply-style-name="Bad" calcext:value="=0" calcext:base-cell-address="'NGINX Results Final'.J53"/>
          </calcext:conditional-format>
          <calcext:conditional-format calcext:target-range-address="'NGINX Results Final'.J54:'NGINX Results Final'.J54">
            <calcext:condition calcext:apply-style-name="Bad" calcext:value="=0" calcext:base-cell-address="'NGINX Results Final'.J54"/>
          </calcext:conditional-format>
          <calcext:conditional-format calcext:target-range-address="'NGINX Results Final'.J55:'NGINX Results Final'.J55">
            <calcext:condition calcext:apply-style-name="Bad" calcext:value="=0" calcext:base-cell-address="'NGINX Results Final'.J55"/>
          </calcext:conditional-format>
          <calcext:conditional-format calcext:target-range-address="'NGINX Results Final'.J56:'NGINX Results Final'.J56">
            <calcext:condition calcext:apply-style-name="Bad" calcext:value="=0" calcext:base-cell-address="'NGINX Results Final'.J56"/>
          </calcext:conditional-format>
          <calcext:conditional-format calcext:target-range-address="'NGINX Results Final'.J57:'NGINX Results Final'.J57">
            <calcext:condition calcext:apply-style-name="Bad" calcext:value="=0" calcext:base-cell-address="'NGINX Results Final'.J57"/>
          </calcext:conditional-format>
          <calcext:conditional-format calcext:target-range-address="'NGINX Results Final'.J58:'NGINX Results Final'.J58">
            <calcext:condition calcext:apply-style-name="Bad" calcext:value="=0" calcext:base-cell-address="'NGINX Results Final'.J58"/>
          </calcext:conditional-format>
          <calcext:conditional-format calcext:target-range-address="'NGINX Results Final'.J59:'NGINX Results Final'.J59">
            <calcext:condition calcext:apply-style-name="Bad" calcext:value="=0" calcext:base-cell-address="'NGINX Results Final'.J59"/>
          </calcext:conditional-format>
          <calcext:conditional-format calcext:target-range-address="'NGINX Results Final'.J60:'NGINX Results Final'.J60">
            <calcext:condition calcext:apply-style-name="Bad" calcext:value="=0" calcext:base-cell-address="'NGINX Results Final'.J60"/>
          </calcext:conditional-format>
          <calcext:conditional-format calcext:target-range-address="'NGINX Results Final'.J61:'NGINX Results Final'.J61">
            <calcext:condition calcext:apply-style-name="Bad" calcext:value="=0" calcext:base-cell-address="'NGINX Results Final'.J61"/>
          </calcext:conditional-format>
          <calcext:conditional-format calcext:target-range-address="'NGINX Results Final'.J62:'NGINX Results Final'.J62">
            <calcext:condition calcext:apply-style-name="Bad" calcext:value="=0" calcext:base-cell-address="'NGINX Results Final'.J62"/>
          </calcext:conditional-format>
          <calcext:conditional-format calcext:target-range-address="'NGINX Results Final'.J63:'NGINX Results Final'.J63">
            <calcext:condition calcext:apply-style-name="Bad" calcext:value="=0" calcext:base-cell-address="'NGINX Results Final'.J63"/>
          </calcext:conditional-format>
          <calcext:conditional-format calcext:target-range-address="'NGINX Results Final'.J64:'NGINX Results Final'.J64">
            <calcext:condition calcext:apply-style-name="Bad" calcext:value="=0" calcext:base-cell-address="'NGINX Results Final'.J64"/>
          </calcext:conditional-format>
          <calcext:conditional-format calcext:target-range-address="'NGINX Results Final'.J65:'NGINX Results Final'.J65">
            <calcext:condition calcext:apply-style-name="Bad" calcext:value="=0" calcext:base-cell-address="'NGINX Results Final'.J65"/>
          </calcext:conditional-format>
          <calcext:conditional-format calcext:target-range-address="'NGINX Results Final'.J66:'NGINX Results Final'.J66">
            <calcext:condition calcext:apply-style-name="Bad" calcext:value="=0" calcext:base-cell-address="'NGINX Results Final'.J66"/>
          </calcext:conditional-format>
          <calcext:conditional-format calcext:target-range-address="'NGINX Results Final'.J67:'NGINX Results Final'.J67">
            <calcext:condition calcext:apply-style-name="Bad" calcext:value="=0" calcext:base-cell-address="'NGINX Results Final'.J67"/>
          </calcext:conditional-format>
          <calcext:conditional-format calcext:target-range-address="'NGINX Results Final'.J68:'NGINX Results Final'.J68">
            <calcext:condition calcext:apply-style-name="Bad" calcext:value="=0" calcext:base-cell-address="'NGINX Results Final'.J68"/>
          </calcext:conditional-format>
          <calcext:conditional-format calcext:target-range-address="'NGINX Results Final'.J69:'NGINX Results Final'.J69">
            <calcext:condition calcext:apply-style-name="Bad" calcext:value="=0" calcext:base-cell-address="'NGINX Results Final'.J69"/>
          </calcext:conditional-format>
          <calcext:conditional-format calcext:target-range-address="'NGINX Results Final'.J70:'NGINX Results Final'.J70">
            <calcext:condition calcext:apply-style-name="Bad" calcext:value="=0" calcext:base-cell-address="'NGINX Results Final'.J70"/>
          </calcext:conditional-format>
          <calcext:conditional-format calcext:target-range-address="'NGINX Results Final'.J71:'NGINX Results Final'.J71">
            <calcext:condition calcext:apply-style-name="Bad" calcext:value="=0" calcext:base-cell-address="'NGINX Results Final'.J71"/>
          </calcext:conditional-format>
          <calcext:conditional-format calcext:target-range-address="'NGINX Results Final'.J72:'NGINX Results Final'.J72">
            <calcext:condition calcext:apply-style-name="Bad" calcext:value="=0" calcext:base-cell-address="'NGINX Results Final'.J72"/>
          </calcext:conditional-format>
          <calcext:conditional-format calcext:target-range-address="'NGINX Results Final'.J73:'NGINX Results Final'.J73">
            <calcext:condition calcext:apply-style-name="Bad" calcext:value="=0" calcext:base-cell-address="'NGINX Results Final'.J73"/>
          </calcext:conditional-format>
          <calcext:conditional-format calcext:target-range-address="'NGINX Results Final'.J74:'NGINX Results Final'.J74">
            <calcext:condition calcext:apply-style-name="Bad" calcext:value="=0" calcext:base-cell-address="'NGINX Results Final'.J74"/>
          </calcext:conditional-format>
          <calcext:conditional-format calcext:target-range-address="'NGINX Results Final'.J75:'NGINX Results Final'.J75">
            <calcext:condition calcext:apply-style-name="Bad" calcext:value="=0" calcext:base-cell-address="'NGINX Results Final'.J75"/>
          </calcext:conditional-format>
          <calcext:conditional-format calcext:target-range-address="'NGINX Results Final'.J76:'NGINX Results Final'.J76">
            <calcext:condition calcext:apply-style-name="Bad" calcext:value="=0" calcext:base-cell-address="'NGINX Results Final'.J76"/>
          </calcext:conditional-format>
          <calcext:conditional-format calcext:target-range-address="'NGINX Results Final'.J77:'NGINX Results Final'.J77">
            <calcext:condition calcext:apply-style-name="Bad" calcext:value="=0" calcext:base-cell-address="'NGINX Results Final'.J77"/>
          </calcext:conditional-format>
          <calcext:conditional-format calcext:target-range-address="'NGINX Results Final'.J78:'NGINX Results Final'.J78">
            <calcext:condition calcext:apply-style-name="Bad" calcext:value="=0" calcext:base-cell-address="'NGINX Results Final'.J78"/>
          </calcext:conditional-format>
          <calcext:conditional-format calcext:target-range-address="'NGINX Results Final'.J79:'NGINX Results Final'.J79">
            <calcext:condition calcext:apply-style-name="Bad" calcext:value="=0" calcext:base-cell-address="'NGINX Results Final'.J79"/>
          </calcext:conditional-format>
          <calcext:conditional-format calcext:target-range-address="'NGINX Results Final'.J80:'NGINX Results Final'.J80">
            <calcext:condition calcext:apply-style-name="Bad" calcext:value="=0" calcext:base-cell-address="'NGINX Results Final'.J80"/>
          </calcext:conditional-format>
          <calcext:conditional-format calcext:target-range-address="'NGINX Results Final'.J81:'NGINX Results Final'.J81">
            <calcext:condition calcext:apply-style-name="Bad" calcext:value="=0" calcext:base-cell-address="'NGINX Results Final'.J81"/>
          </calcext:conditional-format>
          <calcext:conditional-format calcext:target-range-address="'NGINX Results Final'.J82:'NGINX Results Final'.J82">
            <calcext:condition calcext:apply-style-name="Bad" calcext:value="=0" calcext:base-cell-address="'NGINX Results Final'.J82"/>
          </calcext:conditional-format>
          <calcext:conditional-format calcext:target-range-address="'NGINX Results Final'.J83:'NGINX Results Final'.J83">
            <calcext:condition calcext:apply-style-name="Bad" calcext:value="=0" calcext:base-cell-address="'NGINX Results Final'.J83"/>
          </calcext:conditional-format>
          <calcext:conditional-format calcext:target-range-address="'NGINX Results Final'.J84:'NGINX Results Final'.J84">
            <calcext:condition calcext:apply-style-name="Bad" calcext:value="=0" calcext:base-cell-address="'NGINX Results Final'.J84"/>
          </calcext:conditional-format>
          <calcext:conditional-format calcext:target-range-address="'NGINX Results Final'.J85:'NGINX Results Final'.J85">
            <calcext:condition calcext:apply-style-name="Bad" calcext:value="=0" calcext:base-cell-address="'NGINX Results Final'.J85"/>
          </calcext:conditional-format>
          <calcext:conditional-format calcext:target-range-address="'NGINX Results Final'.J86:'NGINX Results Final'.J86">
            <calcext:condition calcext:apply-style-name="Bad" calcext:value="=0" calcext:base-cell-address="'NGINX Results Final'.J86"/>
          </calcext:conditional-format>
          <calcext:conditional-format calcext:target-range-address="'NGINX Results Final'.J87:'NGINX Results Final'.J87">
            <calcext:condition calcext:apply-style-name="Bad" calcext:value="=0" calcext:base-cell-address="'NGINX Results Final'.J87"/>
          </calcext:conditional-format>
          <calcext:conditional-format calcext:target-range-address="'NGINX Results Final'.J88:'NGINX Results Final'.J88">
            <calcext:condition calcext:apply-style-name="Bad" calcext:value="=0" calcext:base-cell-address="'NGINX Results Final'.J88"/>
          </calcext:conditional-format>
          <calcext:conditional-format calcext:target-range-address="'NGINX Results Final'.J89:'NGINX Results Final'.J89">
            <calcext:condition calcext:apply-style-name="Bad" calcext:value="=0" calcext:base-cell-address="'NGINX Results Final'.J89"/>
          </calcext:conditional-format>
          <calcext:conditional-format calcext:target-range-address="'NGINX Results Final'.J90:'NGINX Results Final'.J90">
            <calcext:condition calcext:apply-style-name="Bad" calcext:value="=0" calcext:base-cell-address="'NGINX Results Final'.J90"/>
          </calcext:conditional-format>
          <calcext:conditional-format calcext:target-range-address="'NGINX Results Final'.J91:'NGINX Results Final'.J91">
            <calcext:condition calcext:apply-style-name="Bad" calcext:value="=0" calcext:base-cell-address="'NGINX Results Final'.J91"/>
          </calcext:conditional-format>
          <calcext:conditional-format calcext:target-range-address="'NGINX Results Final'.J92:'NGINX Results Final'.J92">
            <calcext:condition calcext:apply-style-name="Bad" calcext:value="=0" calcext:base-cell-address="'NGINX Results Final'.J92"/>
          </calcext:conditional-format>
          <calcext:conditional-format calcext:target-range-address="'NGINX Results Final'.J93:'NGINX Results Final'.J93">
            <calcext:condition calcext:apply-style-name="Bad" calcext:value="=0" calcext:base-cell-address="'NGINX Results Final'.J93"/>
          </calcext:conditional-format>
          <calcext:conditional-format calcext:target-range-address="'NGINX Results Final'.J94:'NGINX Results Final'.J94">
            <calcext:condition calcext:apply-style-name="Bad" calcext:value="=0" calcext:base-cell-address="'NGINX Results Final'.J94"/>
          </calcext:conditional-format>
          <calcext:conditional-format calcext:target-range-address="'NGINX Results Final'.J95:'NGINX Results Final'.J95">
            <calcext:condition calcext:apply-style-name="Bad" calcext:value="=0" calcext:base-cell-address="'NGINX Results Final'.J95"/>
          </calcext:conditional-format>
          <calcext:conditional-format calcext:target-range-address="'NGINX Results Final'.J96:'NGINX Results Final'.J96">
            <calcext:condition calcext:apply-style-name="Bad" calcext:value="=0" calcext:base-cell-address="'NGINX Results Final'.J96"/>
          </calcext:conditional-format>
          <calcext:conditional-format calcext:target-range-address="'NGINX Results Final'.J97:'NGINX Results Final'.J97">
            <calcext:condition calcext:apply-style-name="Bad" calcext:value="=0" calcext:base-cell-address="'NGINX Results Final'.J97"/>
          </calcext:conditional-format>
          <calcext:conditional-format calcext:target-range-address="'NGINX Results Final'.J98:'NGINX Results Final'.J98">
            <calcext:condition calcext:apply-style-name="Bad" calcext:value="=0" calcext:base-cell-address="'NGINX Results Final'.J98"/>
          </calcext:conditional-format>
          <calcext:conditional-format calcext:target-range-address="'NGINX Results Final'.J99:'NGINX Results Final'.J99">
            <calcext:condition calcext:apply-style-name="Bad" calcext:value="=0" calcext:base-cell-address="'NGINX Results Final'.J99"/>
          </calcext:conditional-format>
          <calcext:conditional-format calcext:target-range-address="'NGINX Results Final'.J100:'NGINX Results Final'.J100">
            <calcext:condition calcext:apply-style-name="Bad" calcext:value="=0" calcext:base-cell-address="'NGINX Results Final'.J100"/>
          </calcext:conditional-format>
          <calcext:conditional-format calcext:target-range-address="'NGINX Results Final'.J101:'NGINX Results Final'.J101">
            <calcext:condition calcext:apply-style-name="Bad" calcext:value="=0" calcext:base-cell-address="'NGINX Results Final'.J101"/>
          </calcext:conditional-format>
          <calcext:conditional-format calcext:target-range-address="'NGINX Results Final'.J102:'NGINX Results Final'.J102">
            <calcext:condition calcext:apply-style-name="Bad" calcext:value="=0" calcext:base-cell-address="'NGINX Results Final'.J102"/>
          </calcext:conditional-format>
          <calcext:conditional-format calcext:target-range-address="'NGINX Results Final'.J103:'NGINX Results Final'.J103">
            <calcext:condition calcext:apply-style-name="Bad" calcext:value="=0" calcext:base-cell-address="'NGINX Results Final'.J103"/>
          </calcext:conditional-format>
          <calcext:conditional-format calcext:target-range-address="'NGINX Results Final'.J104:'NGINX Results Final'.J104">
            <calcext:condition calcext:apply-style-name="Bad" calcext:value="=0" calcext:base-cell-address="'NGINX Results Final'.J104"/>
          </calcext:conditional-format>
          <calcext:conditional-format calcext:target-range-address="'NGINX Results Final'.J105:'NGINX Results Final'.J105">
            <calcext:condition calcext:apply-style-name="Bad" calcext:value="=0" calcext:base-cell-address="'NGINX Results Final'.J105"/>
          </calcext:conditional-format>
          <calcext:conditional-format calcext:target-range-address="'NGINX Results Final'.J106:'NGINX Results Final'.J106">
            <calcext:condition calcext:apply-style-name="Bad" calcext:value="=0" calcext:base-cell-address="'NGINX Results Final'.J106"/>
          </calcext:conditional-format>
          <calcext:conditional-format calcext:target-range-address="'NGINX Results Final'.J107:'NGINX Results Final'.J107">
            <calcext:condition calcext:apply-style-name="Bad" calcext:value="=0" calcext:base-cell-address="'NGINX Results Final'.J107"/>
          </calcext:conditional-format>
          <calcext:conditional-format calcext:target-range-address="'NGINX Results Final'.J108:'NGINX Results Final'.J108">
            <calcext:condition calcext:apply-style-name="Bad" calcext:value="=0" calcext:base-cell-address="'NGINX Results Final'.J108"/>
          </calcext:conditional-format>
          <calcext:conditional-format calcext:target-range-address="'NGINX Results Final'.J109:'NGINX Results Final'.J109">
            <calcext:condition calcext:apply-style-name="Bad" calcext:value="=0" calcext:base-cell-address="'NGINX Results Final'.J109"/>
          </calcext:conditional-format>
          <calcext:conditional-format calcext:target-range-address="'NGINX Results Final'.J110:'NGINX Results Final'.J110">
            <calcext:condition calcext:apply-style-name="Bad" calcext:value="=0" calcext:base-cell-address="'NGINX Results Final'.J110"/>
          </calcext:conditional-format>
          <calcext:conditional-format calcext:target-range-address="'NGINX Results Final'.J111:'NGINX Results Final'.J111">
            <calcext:condition calcext:apply-style-name="Bad" calcext:value="=0" calcext:base-cell-address="'NGINX Results Final'.J111"/>
          </calcext:conditional-format>
          <calcext:conditional-format calcext:target-range-address="'NGINX Results Final'.J112:'NGINX Results Final'.J112">
            <calcext:condition calcext:apply-style-name="Bad" calcext:value="=0" calcext:base-cell-address="'NGINX Results Final'.J112"/>
          </calcext:conditional-format>
          <calcext:conditional-format calcext:target-range-address="'NGINX Results Final'.J113:'NGINX Results Final'.J113">
            <calcext:condition calcext:apply-style-name="Bad" calcext:value="=0" calcext:base-cell-address="'NGINX Results Final'.J113"/>
          </calcext:conditional-format>
          <calcext:conditional-format calcext:target-range-address="'NGINX Results Final'.J114:'NGINX Results Final'.J114">
            <calcext:condition calcext:apply-style-name="Bad" calcext:value="=0" calcext:base-cell-address="'NGINX Results Final'.J114"/>
          </calcext:conditional-format>
          <calcext:conditional-format calcext:target-range-address="'NGINX Results Final'.J115:'NGINX Results Final'.J115">
            <calcext:condition calcext:apply-style-name="Bad" calcext:value="=0" calcext:base-cell-address="'NGINX Results Final'.J115"/>
          </calcext:conditional-format>
          <calcext:conditional-format calcext:target-range-address="'NGINX Results Final'.J116:'NGINX Results Final'.J116">
            <calcext:condition calcext:apply-style-name="Bad" calcext:value="=0" calcext:base-cell-address="'NGINX Results Final'.J116"/>
          </calcext:conditional-format>
          <calcext:conditional-format calcext:target-range-address="'NGINX Results Final'.J117:'NGINX Results Final'.J117">
            <calcext:condition calcext:apply-style-name="Bad" calcext:value="=0" calcext:base-cell-address="'NGINX Results Final'.J117"/>
          </calcext:conditional-format>
          <calcext:conditional-format calcext:target-range-address="'NGINX Results Final'.J118:'NGINX Results Final'.J118">
            <calcext:condition calcext:apply-style-name="Bad" calcext:value="=0" calcext:base-cell-address="'NGINX Results Final'.J118"/>
          </calcext:conditional-format>
          <calcext:conditional-format calcext:target-range-address="'NGINX Results Final'.J119:'NGINX Results Final'.J119">
            <calcext:condition calcext:apply-style-name="Bad" calcext:value="=0" calcext:base-cell-address="'NGINX Results Final'.J119"/>
          </calcext:conditional-format>
          <calcext:conditional-format calcext:target-range-address="'NGINX Results Final'.J120:'NGINX Results Final'.J120">
            <calcext:condition calcext:apply-style-name="Bad" calcext:value="=0" calcext:base-cell-address="'NGINX Results Final'.J120"/>
          </calcext:conditional-format>
          <calcext:conditional-format calcext:target-range-address="'NGINX Results Final'.J121:'NGINX Results Final'.J121">
            <calcext:condition calcext:apply-style-name="Bad" calcext:value="=0" calcext:base-cell-address="'NGINX Results Final'.J121"/>
          </calcext:conditional-format>
          <calcext:conditional-format calcext:target-range-address="'NGINX Results Final'.J122:'NGINX Results Final'.J122">
            <calcext:condition calcext:apply-style-name="Bad" calcext:value="=0" calcext:base-cell-address="'NGINX Results Final'.J122"/>
          </calcext:conditional-format>
          <calcext:conditional-format calcext:target-range-address="'NGINX Results Final'.J123:'NGINX Results Final'.J123">
            <calcext:condition calcext:apply-style-name="Bad" calcext:value="=0" calcext:base-cell-address="'NGINX Results Final'.J123"/>
          </calcext:conditional-format>
          <calcext:conditional-format calcext:target-range-address="'NGINX Results Final'.J124:'NGINX Results Final'.J124">
            <calcext:condition calcext:apply-style-name="Bad" calcext:value="=0" calcext:base-cell-address="'NGINX Results Final'.J124"/>
          </calcext:conditional-format>
          <calcext:conditional-format calcext:target-range-address="'NGINX Results Final'.J125:'NGINX Results Final'.J125">
            <calcext:condition calcext:apply-style-name="Bad" calcext:value="=0" calcext:base-cell-address="'NGINX Results Final'.J125"/>
          </calcext:conditional-format>
          <calcext:conditional-format calcext:target-range-address="'NGINX Results Final'.J126:'NGINX Results Final'.J126">
            <calcext:condition calcext:apply-style-name="Bad" calcext:value="=0" calcext:base-cell-address="'NGINX Results Final'.J126"/>
          </calcext:conditional-format>
          <calcext:conditional-format calcext:target-range-address="'NGINX Results Final'.J127:'NGINX Results Final'.J127">
            <calcext:condition calcext:apply-style-name="Bad" calcext:value="=0" calcext:base-cell-address="'NGINX Results Final'.J127"/>
          </calcext:conditional-format>
          <calcext:conditional-format calcext:target-range-address="'NGINX Results Final'.J128:'NGINX Results Final'.J128">
            <calcext:condition calcext:apply-style-name="Bad" calcext:value="=0" calcext:base-cell-address="'NGINX Results Final'.J128"/>
          </calcext:conditional-format>
          <calcext:conditional-format calcext:target-range-address="'NGINX Results Final'.J129:'NGINX Results Final'.J129">
            <calcext:condition calcext:apply-style-name="Bad" calcext:value="=0" calcext:base-cell-address="'NGINX Results Final'.J129"/>
          </calcext:conditional-format>
          <calcext:conditional-format calcext:target-range-address="'NGINX Results Final'.J130:'NGINX Results Final'.J130">
            <calcext:condition calcext:apply-style-name="Bad" calcext:value="=0" calcext:base-cell-address="'NGINX Results Final'.J130"/>
          </calcext:conditional-format>
          <calcext:conditional-format calcext:target-range-address="'NGINX Results Final'.J131:'NGINX Results Final'.J131">
            <calcext:condition calcext:apply-style-name="Bad" calcext:value="=0" calcext:base-cell-address="'NGINX Results Final'.J131"/>
          </calcext:conditional-format>
          <calcext:conditional-format calcext:target-range-address="'NGINX Results Final'.J132:'NGINX Results Final'.J132">
            <calcext:condition calcext:apply-style-name="Bad" calcext:value="=0" calcext:base-cell-address="'NGINX Results Final'.J132"/>
          </calcext:conditional-format>
          <calcext:conditional-format calcext:target-range-address="'NGINX Results Final'.J133:'NGINX Results Final'.J133">
            <calcext:condition calcext:apply-style-name="Bad" calcext:value="=0" calcext:base-cell-address="'NGINX Results Final'.J133"/>
          </calcext:conditional-format>
          <calcext:conditional-format calcext:target-range-address="'NGINX Results Final'.J134:'NGINX Results Final'.J134">
            <calcext:condition calcext:apply-style-name="Bad" calcext:value="=0" calcext:base-cell-address="'NGINX Results Final'.J134"/>
          </calcext:conditional-format>
          <calcext:conditional-format calcext:target-range-address="'NGINX Results Final'.J135:'NGINX Results Final'.J135">
            <calcext:condition calcext:apply-style-name="Bad" calcext:value="=0" calcext:base-cell-address="'NGINX Results Final'.J135"/>
          </calcext:conditional-format>
          <calcext:conditional-format calcext:target-range-address="'NGINX Results Final'.J136:'NGINX Results Final'.J136">
            <calcext:condition calcext:apply-style-name="Bad" calcext:value="=0" calcext:base-cell-address="'NGINX Results Final'.J136"/>
          </calcext:conditional-format>
          <calcext:conditional-format calcext:target-range-address="'NGINX Results Final'.J137:'NGINX Results Final'.J137">
            <calcext:condition calcext:apply-style-name="Bad" calcext:value="=0" calcext:base-cell-address="'NGINX Results Final'.J137"/>
          </calcext:conditional-format>
          <calcext:conditional-format calcext:target-range-address="'NGINX Results Final'.J138:'NGINX Results Final'.J138">
            <calcext:condition calcext:apply-style-name="Bad" calcext:value="=0" calcext:base-cell-address="'NGINX Results Final'.J138"/>
          </calcext:conditional-format>
          <calcext:conditional-format calcext:target-range-address="'NGINX Results Final'.J139:'NGINX Results Final'.J139">
            <calcext:condition calcext:apply-style-name="Bad" calcext:value="=0" calcext:base-cell-address="'NGINX Results Final'.J139"/>
          </calcext:conditional-format>
          <calcext:conditional-format calcext:target-range-address="'NGINX Results Final'.J140:'NGINX Results Final'.J140">
            <calcext:condition calcext:apply-style-name="Bad" calcext:value="=0" calcext:base-cell-address="'NGINX Results Final'.J140"/>
          </calcext:conditional-format>
          <calcext:conditional-format calcext:target-range-address="'NGINX Results Final'.J141:'NGINX Results Final'.J141">
            <calcext:condition calcext:apply-style-name="Bad" calcext:value="=0" calcext:base-cell-address="'NGINX Results Final'.J141"/>
          </calcext:conditional-format>
          <calcext:conditional-format calcext:target-range-address="'NGINX Results Final'.J142:'NGINX Results Final'.J142">
            <calcext:condition calcext:apply-style-name="Bad" calcext:value="=0" calcext:base-cell-address="'NGINX Results Final'.J142"/>
          </calcext:conditional-format>
          <calcext:conditional-format calcext:target-range-address="'NGINX Results Final'.J143:'NGINX Results Final'.J143">
            <calcext:condition calcext:apply-style-name="Bad" calcext:value="=0" calcext:base-cell-address="'NGINX Results Final'.J143"/>
          </calcext:conditional-format>
          <calcext:conditional-format calcext:target-range-address="'NGINX Results Final'.J144:'NGINX Results Final'.J144">
            <calcext:condition calcext:apply-style-name="Bad" calcext:value="=0" calcext:base-cell-address="'NGINX Results Final'.J144"/>
          </calcext:conditional-format>
          <calcext:conditional-format calcext:target-range-address="'NGINX Results Final'.J145:'NGINX Results Final'.J145">
            <calcext:condition calcext:apply-style-name="Bad" calcext:value="=0" calcext:base-cell-address="'NGINX Results Final'.J145"/>
          </calcext:conditional-format>
        </calcext:conditional-formats>
      </table:table>
      <table:table table:name="NGINX Header" table:style-name="ta1">
        <table:table-column table:style-name="co32" table:default-cell-style-name="ce33"/>
        <table:table-column table:style-name="co44" table:number-columns-repeated="3" table:default-cell-style-name="ce33"/>
        <table:table-column table:style-name="co61" table:default-cell-style-name="ce33"/>
        <table:table-column table:style-name="co62" table:default-cell-style-name="ce15"/>
        <table:table-column table:style-name="co40" table:default-cell-style-name="ce33"/>
        <table:table-column table:style-name="co60" table:default-cell-style-name="ce33"/>
        <table:table-column table:style-name="co26" table:default-cell-style-name="ce33"/>
        <table:table-column table:style-name="co63" table:default-cell-style-name="ce15"/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table:style-name="Default"/>
          <table:table-cell table:number-columns-repeated="3"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table table:name="NGINX Results Final - Table" table:style-name="ta1">
        <table:table-column table:style-name="co64" table:default-cell-style-name="ce896"/>
        <table:table-column table:style-name="co65" table:default-cell-style-name="ce735"/>
        <table:table-column table:style-name="co66" table:default-cell-style-name="ce739"/>
        <table:table-column table:style-name="co6" table:default-cell-style-name="Default"/>
        <table:table-column table:style-name="co67" table:default-cell-style-name="Default"/>
        <table:table-column table:style-name="co33" table:default-cell-style-name="Default"/>
        <table:table-column table:style-name="co68" table:default-cell-style-name="Default"/>
        <table:table-row table:style-name="ro1">
          <table:table-cell table:style-name="ce730" office:value-type="string" calcext:value-type="string">
            <text:p>Meets SLA</text:p>
          </table:table-cell>
          <table:table-cell table:style-name="ce734" office:value-type="string" calcext:value-type="string">
            <text:p>WATERS Pred.</text:p>
          </table:table-cell>
          <table:table-cell table:style-name="ce738" office:value-type="string" calcext:value-type="string">
            <text:p>Count - Sour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897"/>
          <table:table-cell table:style-name="ce736" office:value-type="string" calcext:value-type="string">
            <text:p>true</text:p>
          </table:table-cell>
          <table:table-cell table:style-name="ce74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897"/>
          <table:table-cell table:style-name="ce736" office:value-type="string" calcext:value-type="string">
            <text:p>true</text:p>
          </table:table-cell>
          <table:table-cell table:style-name="ce740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style-name="ce898" office:value-type="string" calcext:value-type="string">
            <text:p>Total Result</text:p>
          </table:table-cell>
          <table:table-cell table:style-name="ce737"/>
          <table:table-cell table:style-name="ce741" office:value-type="float" office:value="144" calcext:value-type="float">
            <text:p>144</text:p>
          </table:table-cell>
          <table:table-cell table:number-columns-repeated="4"/>
        </table:table-row>
      </table:table>
      <table:table table:name="NGINX WATERS Results 1" table:style-name="ta1">
        <table:table-column table:style-name="co6" table:default-cell-style-name="Default"/>
        <table:table-column table:style-name="co30" table:default-cell-style-name="Default"/>
        <table:table-column table:style-name="co69" table:default-cell-style-name="Default"/>
        <table:table-column table:style-name="co30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7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72" table:default-cell-style-name="Default"/>
        <table:table-column table:style-name="co30" table:default-cell-style-name="Default"/>
        <table:table-column table:style-name="co73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 1" table:style-name="ta1">
        <table:table-column table:style-name="co17" table:default-cell-style-name="ce57"/>
        <table:table-column table:style-name="co40" table:default-cell-style-name="ce57"/>
        <table:table-column table:style-name="co7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75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Results 1 - Table" table:style-name="ta1">
        <table:table-column table:style-name="co6" table:default-cell-style-name="ce730"/>
        <table:table-column table:style-name="co6" table:default-cell-style-name="ce734"/>
        <table:table-column table:style-name="co38" table:default-cell-style-name="ce738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896" office:value-type="float" office:value="1" calcext:value-type="float">
            <text:p>1</text:p>
          </table:table-cell>
          <table:table-cell table:style-name="ce903" office:value-type="boolean" office:boolean-value="true" calcext:value-type="boolean">
            <text:p>TRUE</text:p>
          </table:table-cell>
          <table:table-cell table:style-name="ce739" office:value-type="float" office:value="16" calcext:value-type="float">
            <text:p>16</text:p>
          </table:table-cell>
        </table:table-row>
        <table:table-row table:style-name="ro1">
          <table:table-cell table:style-name="ce897"/>
          <table:table-cell table:style-name="ce904" office:value-type="string" calcext:value-type="string">
            <text:p>(empty)</text:p>
          </table:table-cell>
          <table:table-cell table:style-name="ce740" office:value-type="float" office:value="3" calcext:value-type="float">
            <text:p>3</text:p>
          </table:table-cell>
        </table:table-row>
        <table:table-row table:style-name="ro1">
          <table:table-cell table:style-name="ce898" office:value-type="string" calcext:value-type="string">
            <text:p>Total Result</text:p>
          </table:table-cell>
          <table:table-cell table:style-name="ce906"/>
          <table:table-cell table:style-name="ce741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76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6" table:default-cell-style-name="ce61"/>
        <table:table-column table:style-name="co43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76" table:default-cell-style-name="Default"/>
        <table:table-column table:style-name="co7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7" table:default-cell-style-name="Default"/>
        <table:table-column table:style-name="co85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80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86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ce275"/>
        <table:table-column table:style-name="co24" table:default-cell-style-name="ce275"/>
        <table:table-column table:style-name="co88" table:default-cell-style-name="ce275"/>
        <table:table-column table:style-name="co26" table:default-cell-style-name="ce61"/>
        <table:table-column table:style-name="co2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2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number-columns-repeated="3" table:default-cell-style-name="Default"/>
        <table:table-column table:style-name="co99" table:default-cell-style-name="ce457"/>
        <table:table-column table:style-name="co60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])=INT([.P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])=INT([.P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])=INT([.P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])=INT([.P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])=INT([.P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7])=INT([.P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])=INT([.P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9])=INT([.P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])=INT([.P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1])=INT([.P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])=INT([.P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])=INT([.P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])=INT([.P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])=INT([.P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6])=INT([.P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7])=INT([.P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8])=INT([.P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9])=INT([.P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0])=INT([.P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1])=INT([.P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2])=INT([.P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3])=INT([.P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4])=INT([.P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5])=INT([.P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26])=INT([.P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7])=INT([.P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8])=INT([.P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9])=INT([.P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0])=INT([.P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1])=INT([.P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2])=INT([.P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3])=INT([.P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4])=INT([.P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5])=INT([.P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6])=INT([.P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7])=INT([.P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8])=INT([.P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9])=INT([.P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0])=INT([.P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1])=INT([.P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2])=INT([.P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3])=INT([.P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4])=INT([.P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5])=INT([.P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6])=INT([.P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7])=INT([.P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8])=INT([.P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9])=INT([.P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0])=INT([.P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1])=INT([.P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2])=INT([.P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3])=INT([.P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4])=INT([.P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5])=INT([.P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6])=INT([.P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7])=INT([.P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8])=INT([.P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9])=INT([.P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0])=INT([.P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1])=INT([.P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2])=INT([.P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3])=INT([.P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4])=INT([.P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5])=INT([.P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6])=INT([.P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7])=INT([.P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8])=INT([.P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9])=INT([.P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0])=INT([.P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1])=INT([.P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2])=INT([.P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3])=INT([.P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4])=INT([.P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5])=INT([.P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6])=INT([.P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7])=INT([.P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8])=INT([.P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79])=INT([.P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0])=INT([.P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1])=INT([.P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2])=INT([.P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3])=INT([.P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4])=INT([.P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5])=INT([.P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6])=INT([.P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7])=INT([.P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8])=INT([.P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9])=INT([.P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0])=INT([.P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1])=INT([.P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2])=INT([.P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3])=INT([.P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4])=INT([.P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5])=INT([.P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6])=INT([.P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7])=INT([.P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8])=INT([.P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9])=INT([.P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0])=INT([.P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1])=INT([.P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2])=INT([.P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3])=INT([.P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4])=INT([.P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5])=INT([.P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6])=INT([.P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7])=INT([.P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8])=INT([.P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9])=INT([.P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0])=INT([.P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1])=INT([.P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2])=INT([.P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3])=INT([.P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4])=INT([.P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5])=INT([.P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6])=INT([.P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7])=INT([.P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8])=INT([.P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9])=INT([.P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0])=INT([.P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1])=INT([.P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2])=INT([.P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3])=INT([.P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4])=INT([.P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5])=INT([.P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6])=INT([.P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7])=INT([.P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8])=INT([.P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9])=INT([.P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0])=INT([.P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1])=INT([.P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2])=INT([.P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3])=INT([.P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4])=INT([.P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5])=INT([.P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6])=INT([.P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7])=INT([.P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8])=INT([.P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9])=INT([.P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0])=INT([.P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1])=INT([.P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2])=INT([.P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3])=INT([.P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4])=INT([.P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5])=INT([.P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6])=INT([.P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7])=INT([.P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8])=INT([.P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9])=INT([.P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0])=INT([.P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1])=INT([.P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2])=INT([.P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3])=INT([.P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4])=INT([.P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5])=INT([.P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6])=INT([.P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7])=INT([.P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8])=INT([.P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9])=INT([.P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60])=INT([.P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61])=INT([.P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6"/>
          <table:table-cell table:style-name="ce15" table:formula="of:=AVERAGE([.Q2:.Q161])" office:value-type="float" office:value="0.69375" calcext:value-type="float">
            <text:p>0.69</text:p>
          </table:table-cell>
          <table:table-cell table:style-name="ce15" table:formula="of:=AVERAGE([.R2:.R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NodeJS Results Final" table:style-name="ta2">
        <table:table-column table:style-name="co8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105" table:default-cell-style-name="ce275"/>
        <table:table-column table:style-name="co54" table:default-cell-style-name="ce275"/>
        <table:table-column table:style-name="co106" table:default-cell-style-name="ce33"/>
        <table:table-column table:style-name="co10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High Dur. (s)</text:p>
          </table:table-cell>
          <table:table-cell table:style-name="ce33" office:value-type="string" calcext:value-type="string">
            <text:p>Low Dur. (s)</text:p>
          </table:table-cell>
          <table:table-cell table:style-name="ce33" office:value-type="string" calcext:value-type="string">
            <text:p>App. Proc.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office:value-type="string" calcext:value-type="string">
            <text:p>Accurate</text:p>
          </table:table-cell>
          <table:table-cell table:style-name="ce33" office:value-type="string" calcext:value-type="string">
            <text:p>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08" table:formula="of:=INT([.$K2])=INT([.L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09" table:formula="of:=INT([.$K3])=INT([.L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0" table:formula="of:=INT([.$K4])=INT([.L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1" table:formula="of:=INT([.$K5])=INT([.L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2" table:formula="of:=INT([.$K6])=INT([.L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13" table:formula="of:=INT([.$K7])=INT([.L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4" table:formula="of:=INT([.$K8])=INT([.L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5" table:formula="of:=INT([.$K9])=INT([.L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6" table:formula="of:=INT([.$K10])=INT([.L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7" table:formula="of:=INT([.$K11])=INT([.L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8" table:formula="of:=INT([.$K12])=INT([.L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19" table:formula="of:=INT([.$K13])=INT([.L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0" table:formula="of:=INT([.$K14])=INT([.L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1" table:formula="of:=INT([.$K15])=INT([.L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2" table:formula="of:=INT([.$K16])=INT([.L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3" table:formula="of:=INT([.$K17])=INT([.L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4" table:formula="of:=INT([.$K18])=INT([.L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5" table:formula="of:=INT([.$K19])=INT([.L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6" table:formula="of:=INT([.$K20])=INT([.L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7" table:formula="of:=INT([.$K21])=INT([.L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28" table:formula="of:=INT([.$K22])=INT([.L2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9" table:formula="of:=INT([.$K23])=INT([.L2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0" table:formula="of:=INT([.$K24])=INT([.L2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1" table:formula="of:=INT([.$K25])=INT([.L2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2" table:formula="of:=INT([.$K26])=INT([.L2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33" table:formula="of:=INT([.$K27])=INT([.L2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4" table:formula="of:=INT([.$K28])=INT([.L2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5" table:formula="of:=INT([.$K29])=INT([.L2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6" table:formula="of:=INT([.$K30])=INT([.L3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7" table:formula="of:=INT([.$K31])=INT([.L3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38" table:formula="of:=INT([.$K32])=INT([.L3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9" table:formula="of:=INT([.$K33])=INT([.L3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0" table:formula="of:=INT([.$K34])=INT([.L3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1" table:formula="of:=INT([.$K35])=INT([.L3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2" table:formula="of:=INT([.$K36])=INT([.L3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43" table:formula="of:=INT([.$K37])=INT([.L3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44" table:formula="of:=INT([.$K38])=INT([.L3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5" table:formula="of:=INT([.$K39])=INT([.L3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6" table:formula="of:=INT([.$K40])=INT([.L4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7" table:formula="of:=INT([.$K41])=INT([.L4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48" table:formula="of:=INT([.$K42])=INT([.L4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9" table:formula="of:=INT([.$K43])=INT([.L4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0" table:formula="of:=INT([.$K44])=INT([.L4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1" table:formula="of:=INT([.$K45])=INT([.L4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2" table:formula="of:=INT([.$K46])=INT([.L4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3" table:formula="of:=INT([.$K47])=INT([.L4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4" table:formula="of:=INT([.$K48])=INT([.L4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5" table:formula="of:=INT([.$K49])=INT([.L4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6" table:formula="of:=INT([.$K50])=INT([.L5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7" table:formula="of:=INT([.$K51])=INT([.L5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8" table:formula="of:=INT([.$K52])=INT([.L5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9" table:formula="of:=INT([.$K53])=INT([.L5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0" table:formula="of:=INT([.$K54])=INT([.L5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1" table:formula="of:=INT([.$K55])=INT([.L5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2" table:formula="of:=INT([.$K56])=INT([.L5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3" table:formula="of:=INT([.$K57])=INT([.L5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4" table:formula="of:=INT([.$K58])=INT([.L5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5" table:formula="of:=INT([.$K59])=INT([.L5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6" table:formula="of:=INT([.$K60])=INT([.L6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7" table:formula="of:=INT([.$K61])=INT([.L6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68" table:formula="of:=INT([.$K62])=INT([.L6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69" table:formula="of:=INT([.$K63])=INT([.L6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0" table:formula="of:=INT([.$K64])=INT([.L6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1" table:formula="of:=INT([.$K65])=INT([.L6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2" table:formula="of:=INT([.$K66])=INT([.L6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3" table:formula="of:=INT([.$K67])=INT([.L67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4" table:formula="of:=INT([.$K68])=INT([.L68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5" table:formula="of:=INT([.$K69])=INT([.L69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6" table:formula="of:=INT([.$K70])=INT([.L70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7" table:formula="of:=INT([.$K71])=INT([.L71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8" table:formula="of:=INT([.$K72])=INT([.L72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9" table:formula="of:=INT([.$K73])=INT([.L73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0" table:formula="of:=INT([.$K74])=INT([.L74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1" table:formula="of:=INT([.$K75])=INT([.L7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2" table:formula="of:=INT([.$K76])=INT([.L76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3" table:formula="of:=INT([.$K77])=INT([.L77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4" table:formula="of:=INT([.$K78])=INT([.L78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5" table:formula="of:=INT([.$K79])=INT([.L79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86" table:formula="of:=INT([.$K80])=INT([.L80])" office:value-type="boolean" office:boolean-value="true" calcext:value-type="boolean">
            <text:p>TRUE</text:p>
          </table:table-cell>
          <table:table-cell table:style-name="Default"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87" table:formula="of:=INT([.$K81])=INT([.L81])" office:value-type="boolean" office:boolean-value="true" calcext:value-type="boolean">
            <text:p>TRUE</text:p>
          </table:table-cell>
          <table:table-cell table:style-name="Default"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88" table:formula="of:=INT([.$K82])=INT([.L82])" office:value-type="boolean" office:boolean-value="true" calcext:value-type="boolean">
            <text:p>TRUE</text:p>
          </table:table-cell>
          <table:table-cell table:style-name="Default" office:value-type="float" office:value="2.029" calcext:value-type="float">
            <text:p>2.0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9" table:formula="of:=INT([.$K83])=INT([.L83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0" table:formula="of:=INT([.$K84])=INT([.L84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1" table:formula="of:=INT([.$K85])=INT([.L85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2" table:formula="of:=INT([.$K86])=INT([.L86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3" table:formula="of:=INT([.$K87])=INT([.L87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4" table:formula="of:=INT([.$K88])=INT([.L88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5" table:formula="of:=INT([.$K89])=INT([.L89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6" table:formula="of:=INT([.$K90])=INT([.L90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7" table:formula="of:=INT([.$K91])=INT([.L91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8" table:formula="of:=INT([.$K92])=INT([.L92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9" table:formula="of:=INT([.$K93])=INT([.L93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0" table:formula="of:=INT([.$K94])=INT([.L94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1" table:formula="of:=INT([.$K95])=INT([.L95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2" table:formula="of:=INT([.$K96])=INT([.L96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3" table:formula="of:=INT([.$K97])=INT([.L97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4" table:formula="of:=INT([.$K98])=INT([.L98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5" table:formula="of:=INT([.$K99])=INT([.L99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6" table:formula="of:=INT([.$K100])=INT([.L100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7" table:formula="of:=INT([.$K101])=INT([.L101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8" table:formula="of:=INT([.$K102])=INT([.L102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09" table:formula="of:=INT([.$K103])=INT([.L103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0" table:formula="of:=INT([.$K104])=INT([.L104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1" table:formula="of:=INT([.$K105])=INT([.L105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2" table:formula="of:=INT([.$K106])=INT([.L106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13" table:formula="of:=INT([.$K107])=INT([.L107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4" table:formula="of:=INT([.$K108])=INT([.L108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5" table:formula="of:=INT([.$K109])=INT([.L109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6" table:formula="of:=INT([.$K110])=INT([.L110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17" table:formula="of:=INT([.$K111])=INT([.L111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8" table:formula="of:=INT([.$K112])=INT([.L112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9" table:formula="of:=INT([.$K113])=INT([.L113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0" table:formula="of:=INT([.$K114])=INT([.L114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1" table:formula="of:=INT([.$K115])=INT([.L115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2" table:formula="of:=INT([.$K116])=INT([.L116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3" table:formula="of:=INT([.$K117])=INT([.L117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4" table:formula="of:=INT([.$K118])=INT([.L118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5" table:formula="of:=INT([.$K119])=INT([.L119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6" table:formula="of:=INT([.$K120])=INT([.L120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7" table:formula="of:=INT([.$K121])=INT([.L121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8" table:formula="of:=INT([.$K122])=INT([.L122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9" table:formula="of:=INT([.$K123])=INT([.L123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0" table:formula="of:=INT([.$K124])=INT([.L124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1" table:formula="of:=INT([.$K125])=INT([.L12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2" table:formula="of:=INT([.$K126])=INT([.L126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3" table:formula="of:=INT([.$K127])=INT([.L127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4" table:formula="of:=INT([.$K128])=INT([.L128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5" table:formula="of:=INT([.$K129])=INT([.L129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6" table:formula="of:=INT([.$K130])=INT([.L130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7" table:formula="of:=INT([.$K131])=INT([.L131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8" table:formula="of:=INT([.$K132])=INT([.L132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9" table:formula="of:=INT([.$K133])=INT([.L133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0" table:formula="of:=INT([.$K134])=INT([.L134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1" table:formula="of:=INT([.$K135])=INT([.L135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2" table:formula="of:=INT([.$K136])=INT([.L136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3" table:formula="of:=INT([.$K137])=INT([.L137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4" table:formula="of:=INT([.$K138])=INT([.L138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5" table:formula="of:=INT([.$K139])=INT([.L139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6" table:formula="of:=INT([.$K140])=INT([.L140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7" table:formula="of:=INT([.$K141])=INT([.L141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8" table:formula="of:=INT([.$K142])=INT([.L142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49" table:formula="of:=INT([.$K143])=INT([.L14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0" table:formula="of:=INT([.$K144])=INT([.L144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1" table:formula="of:=INT([.$K145])=INT([.L145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2" table:formula="of:=INT([.$K146])=INT([.L146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3" table:formula="of:=INT([.$K147])=INT([.L147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4" table:formula="of:=INT([.$K148])=INT([.L148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5" table:formula="of:=INT([.$K149])=INT([.L149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6" table:formula="of:=INT([.$K150])=INT([.L150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7" table:formula="of:=INT([.$K151])=INT([.L151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8" table:formula="of:=INT([.$K152])=INT([.L152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9" table:formula="of:=INT([.$K153])=INT([.L153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0" table:formula="of:=INT([.$K154])=INT([.L154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1" table:formula="of:=INT([.$K155])=INT([.L155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2" table:formula="of:=INT([.$K156])=INT([.L156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3" table:formula="of:=INT([.$K157])=INT([.L157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4" table:formula="of:=INT([.$K158])=INT([.L158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5" table:formula="of:=INT([.$K159])=INT([.L159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66" table:formula="of:=INT([.$K160])=INT([.L16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67" table:formula="of:=INT([.$K161])=INT([.L161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68" table:formula="of:=INT([.$K162])=INT([.L162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69" table:formula="of:=INT([.$K163])=INT([.L163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0" table:formula="of:=INT([.$K164])=INT([.L164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1" table:formula="of:=INT([.$K165])=INT([.L165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2" table:formula="of:=INT([.$K166])=INT([.L166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3" table:formula="of:=INT([.$K167])=INT([.L167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4" table:formula="of:=INT([.$K168])=INT([.L168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5" table:formula="of:=INT([.$K169])=INT([.L169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6" table:formula="of:=INT([.$K170])=INT([.L170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7" table:formula="of:=INT([.$K171])=INT([.L171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8" table:formula="of:=INT([.$K172])=INT([.L172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9" table:formula="of:=INT([.$K173])=INT([.L173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0" table:formula="of:=INT([.$K174])=INT([.L174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1" table:formula="of:=INT([.$K175])=INT([.L175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2" table:formula="of:=INT([.$K176])=INT([.L176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3" table:formula="of:=INT([.$K177])=INT([.L177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4" table:formula="of:=INT([.$K178])=INT([.L178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5" table:formula="of:=INT([.$K179])=INT([.L179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6" table:formula="of:=INT([.$K180])=INT([.L180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7" table:formula="of:=INT([.$K181])=INT([.L181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88" table:formula="of:=INT([.$K182])=INT([.L182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89" table:formula="of:=INT([.$K183])=INT([.L1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0" table:formula="of:=INT([.$K184])=INT([.L184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1" table:formula="of:=INT([.$K185])=INT([.L185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2" table:formula="of:=INT([.$K186])=INT([.L186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3" table:formula="of:=INT([.$K187])=INT([.L187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4" table:formula="of:=INT([.$K188])=INT([.L188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5" table:formula="of:=INT([.$K189])=INT([.L189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6" table:formula="of:=INT([.$K190])=INT([.L190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7" table:formula="of:=INT([.$K191])=INT([.L19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8" table:formula="of:=INT([.$K192])=INT([.L19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9" table:formula="of:=INT([.$K193])=INT([.L193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0" table:formula="of:=INT([.$K194])=INT([.L19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1" table:formula="of:=INT([.$K195])=INT([.L195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2" table:formula="of:=INT([.$K196])=INT([.L196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3" table:formula="of:=INT([.$K197])=INT([.L197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4" table:formula="of:=INT([.$K198])=INT([.L198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5" table:formula="of:=INT([.$K199])=INT([.L199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6" table:formula="of:=INT([.$K200])=INT([.L200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7" table:formula="of:=INT([.$K201])=INT([.L201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108" table:formula="of:=INT([.$K202])=INT([.L202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09" table:formula="of:=INT([.$K203])=INT([.L20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0" table:formula="of:=INT([.$K204])=INT([.L204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1" table:formula="of:=INT([.$K205])=INT([.L205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2" table:formula="of:=INT([.$K206])=INT([.L206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3" table:formula="of:=INT([.$K207])=INT([.L207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4" table:formula="of:=INT([.$K208])=INT([.L208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5" table:formula="of:=INT([.$K209])=INT([.L209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6" table:formula="of:=INT([.$K210])=INT([.L210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7" table:formula="of:=INT([.$K211])=INT([.L211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8" table:formula="of:=INT([.$K212])=INT([.L2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9" table:formula="of:=INT([.$K213])=INT([.L213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0" table:formula="of:=INT([.$K214])=INT([.L214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1" table:formula="of:=INT([.$K215])=INT([.L21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2" table:formula="of:=INT([.$K216])=INT([.L216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3" table:formula="of:=INT([.$K217])=INT([.L217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4" table:formula="of:=INT([.$K218])=INT([.L218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5" table:formula="of:=INT([.$K219])=INT([.L219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6" table:formula="of:=INT([.$K220])=INT([.L220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7" table:formula="of:=INT([.$K221])=INT([.L221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8" table:formula="of:=INT([.$K222])=INT([.L222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29" table:formula="of:=INT([.$K223])=INT([.L22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0" table:formula="of:=INT([.$K224])=INT([.L224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1" table:formula="of:=INT([.$K225])=INT([.L225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2" table:formula="of:=INT([.$K226])=INT([.L226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3" table:formula="of:=INT([.$K227])=INT([.L227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4" table:formula="of:=INT([.$K228])=INT([.L228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5" table:formula="of:=INT([.$K229])=INT([.L229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6" table:formula="of:=INT([.$K230])=INT([.L230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7" table:formula="of:=INT([.$K231])=INT([.L231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8" table:formula="of:=INT([.$K232])=INT([.L232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9" table:formula="of:=INT([.$K233])=INT([.L233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0" table:formula="of:=INT([.$K234])=INT([.L234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1" table:formula="of:=INT([.$K235])=INT([.L23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2" table:formula="of:=INT([.$K236])=INT([.L236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3" table:formula="of:=INT([.$K237])=INT([.L23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4" table:formula="of:=INT([.$K238])=INT([.L238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5" table:formula="of:=INT([.$K239])=INT([.L239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6" table:formula="of:=INT([.$K240])=INT([.L240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7" table:formula="of:=INT([.$K241])=INT([.L241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148" table:formula="of:=INT([.$K242])=INT([.L242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5" table:formula="of:=AVERAGE([.M2:.M242])" office:value-type="float" office:value="0.70954356846473" calcext:value-type="float">
            <text:p>0.71</text:p>
          </table:table-cell>
          <table:table-cell table:style-name="ce15" table:formula="of:=AVERAGE([.N83:.N242])" office:value-type="float" office:value="0.5202125" calcext:value-type="float">
            <text:p>0.52</text:p>
          </table:table-cell>
        </table:table-row>
        <calcext:conditional-formats>
          <calcext:conditional-format calcext:target-range-address="'NodeJS Results Final'.M2:'NodeJS Results Final'.M2">
            <calcext:condition calcext:apply-style-name="Bad" calcext:value="=0" calcext:base-cell-address="'NodeJS Results Final'.M2"/>
          </calcext:conditional-format>
          <calcext:conditional-format calcext:target-range-address="'NodeJS Results Final'.M3:'NodeJS Results Final'.M3">
            <calcext:condition calcext:apply-style-name="Bad" calcext:value="=0" calcext:base-cell-address="'NodeJS Results Final'.M3"/>
          </calcext:conditional-format>
          <calcext:conditional-format calcext:target-range-address="'NodeJS Results Final'.M4:'NodeJS Results Final'.M4">
            <calcext:condition calcext:apply-style-name="Bad" calcext:value="=0" calcext:base-cell-address="'NodeJS Results Final'.M4"/>
          </calcext:conditional-format>
          <calcext:conditional-format calcext:target-range-address="'NodeJS Results Final'.M5:'NodeJS Results Final'.M5">
            <calcext:condition calcext:apply-style-name="Bad" calcext:value="=0" calcext:base-cell-address="'NodeJS Results Final'.M5"/>
          </calcext:conditional-format>
          <calcext:conditional-format calcext:target-range-address="'NodeJS Results Final'.M6:'NodeJS Results Final'.M6">
            <calcext:condition calcext:apply-style-name="Bad" calcext:value="=0" calcext:base-cell-address="'NodeJS Results Final'.M6"/>
          </calcext:conditional-format>
          <calcext:conditional-format calcext:target-range-address="'NodeJS Results Final'.M7:'NodeJS Results Final'.M7">
            <calcext:condition calcext:apply-style-name="Bad" calcext:value="=0" calcext:base-cell-address="'NodeJS Results Final'.M7"/>
          </calcext:conditional-format>
          <calcext:conditional-format calcext:target-range-address="'NodeJS Results Final'.M8:'NodeJS Results Final'.M8">
            <calcext:condition calcext:apply-style-name="Bad" calcext:value="=0" calcext:base-cell-address="'NodeJS Results Final'.M8"/>
          </calcext:conditional-format>
          <calcext:conditional-format calcext:target-range-address="'NodeJS Results Final'.M9:'NodeJS Results Final'.M9">
            <calcext:condition calcext:apply-style-name="Bad" calcext:value="=0" calcext:base-cell-address="'NodeJS Results Final'.M9"/>
          </calcext:conditional-format>
          <calcext:conditional-format calcext:target-range-address="'NodeJS Results Final'.M10:'NodeJS Results Final'.M10">
            <calcext:condition calcext:apply-style-name="Bad" calcext:value="=0" calcext:base-cell-address="'NodeJS Results Final'.M10"/>
          </calcext:conditional-format>
          <calcext:conditional-format calcext:target-range-address="'NodeJS Results Final'.M11:'NodeJS Results Final'.M11">
            <calcext:condition calcext:apply-style-name="Bad" calcext:value="=0" calcext:base-cell-address="'NodeJS Results Final'.M11"/>
          </calcext:conditional-format>
          <calcext:conditional-format calcext:target-range-address="'NodeJS Results Final'.M12:'NodeJS Results Final'.M12">
            <calcext:condition calcext:apply-style-name="Bad" calcext:value="=0" calcext:base-cell-address="'NodeJS Results Final'.M12"/>
          </calcext:conditional-format>
          <calcext:conditional-format calcext:target-range-address="'NodeJS Results Final'.M13:'NodeJS Results Final'.M13">
            <calcext:condition calcext:apply-style-name="Bad" calcext:value="=0" calcext:base-cell-address="'NodeJS Results Final'.M13"/>
          </calcext:conditional-format>
          <calcext:conditional-format calcext:target-range-address="'NodeJS Results Final'.M14:'NodeJS Results Final'.M14">
            <calcext:condition calcext:apply-style-name="Bad" calcext:value="=0" calcext:base-cell-address="'NodeJS Results Final'.M14"/>
          </calcext:conditional-format>
          <calcext:conditional-format calcext:target-range-address="'NodeJS Results Final'.M15:'NodeJS Results Final'.M15">
            <calcext:condition calcext:apply-style-name="Bad" calcext:value="=0" calcext:base-cell-address="'NodeJS Results Final'.M15"/>
          </calcext:conditional-format>
          <calcext:conditional-format calcext:target-range-address="'NodeJS Results Final'.M16:'NodeJS Results Final'.M16">
            <calcext:condition calcext:apply-style-name="Bad" calcext:value="=0" calcext:base-cell-address="'NodeJS Results Final'.M16"/>
          </calcext:conditional-format>
          <calcext:conditional-format calcext:target-range-address="'NodeJS Results Final'.M17:'NodeJS Results Final'.M17">
            <calcext:condition calcext:apply-style-name="Bad" calcext:value="=0" calcext:base-cell-address="'NodeJS Results Final'.M17"/>
          </calcext:conditional-format>
          <calcext:conditional-format calcext:target-range-address="'NodeJS Results Final'.M18:'NodeJS Results Final'.M18">
            <calcext:condition calcext:apply-style-name="Bad" calcext:value="=0" calcext:base-cell-address="'NodeJS Results Final'.M18"/>
          </calcext:conditional-format>
          <calcext:conditional-format calcext:target-range-address="'NodeJS Results Final'.M19:'NodeJS Results Final'.M19">
            <calcext:condition calcext:apply-style-name="Bad" calcext:value="=0" calcext:base-cell-address="'NodeJS Results Final'.M19"/>
          </calcext:conditional-format>
          <calcext:conditional-format calcext:target-range-address="'NodeJS Results Final'.M20:'NodeJS Results Final'.M20">
            <calcext:condition calcext:apply-style-name="Bad" calcext:value="=0" calcext:base-cell-address="'NodeJS Results Final'.M20"/>
          </calcext:conditional-format>
          <calcext:conditional-format calcext:target-range-address="'NodeJS Results Final'.M21:'NodeJS Results Final'.M21">
            <calcext:condition calcext:apply-style-name="Bad" calcext:value="=0" calcext:base-cell-address="'NodeJS Results Final'.M21"/>
          </calcext:conditional-format>
          <calcext:conditional-format calcext:target-range-address="'NodeJS Results Final'.M22:'NodeJS Results Final'.M22">
            <calcext:condition calcext:apply-style-name="Bad" calcext:value="=0" calcext:base-cell-address="'NodeJS Results Final'.M22"/>
          </calcext:conditional-format>
          <calcext:conditional-format calcext:target-range-address="'NodeJS Results Final'.M23:'NodeJS Results Final'.M23">
            <calcext:condition calcext:apply-style-name="Bad" calcext:value="=0" calcext:base-cell-address="'NodeJS Results Final'.M23"/>
          </calcext:conditional-format>
          <calcext:conditional-format calcext:target-range-address="'NodeJS Results Final'.M24:'NodeJS Results Final'.M24">
            <calcext:condition calcext:apply-style-name="Bad" calcext:value="=0" calcext:base-cell-address="'NodeJS Results Final'.M24"/>
          </calcext:conditional-format>
          <calcext:conditional-format calcext:target-range-address="'NodeJS Results Final'.M25:'NodeJS Results Final'.M25">
            <calcext:condition calcext:apply-style-name="Bad" calcext:value="=0" calcext:base-cell-address="'NodeJS Results Final'.M25"/>
          </calcext:conditional-format>
          <calcext:conditional-format calcext:target-range-address="'NodeJS Results Final'.M26:'NodeJS Results Final'.M26">
            <calcext:condition calcext:apply-style-name="Bad" calcext:value="=0" calcext:base-cell-address="'NodeJS Results Final'.M26"/>
          </calcext:conditional-format>
          <calcext:conditional-format calcext:target-range-address="'NodeJS Results Final'.M27:'NodeJS Results Final'.M27">
            <calcext:condition calcext:apply-style-name="Bad" calcext:value="=0" calcext:base-cell-address="'NodeJS Results Final'.M27"/>
          </calcext:conditional-format>
          <calcext:conditional-format calcext:target-range-address="'NodeJS Results Final'.M28:'NodeJS Results Final'.M28">
            <calcext:condition calcext:apply-style-name="Bad" calcext:value="=0" calcext:base-cell-address="'NodeJS Results Final'.M28"/>
          </calcext:conditional-format>
          <calcext:conditional-format calcext:target-range-address="'NodeJS Results Final'.M29:'NodeJS Results Final'.M29">
            <calcext:condition calcext:apply-style-name="Bad" calcext:value="=0" calcext:base-cell-address="'NodeJS Results Final'.M29"/>
          </calcext:conditional-format>
          <calcext:conditional-format calcext:target-range-address="'NodeJS Results Final'.M30:'NodeJS Results Final'.M30">
            <calcext:condition calcext:apply-style-name="Bad" calcext:value="=0" calcext:base-cell-address="'NodeJS Results Final'.M30"/>
          </calcext:conditional-format>
          <calcext:conditional-format calcext:target-range-address="'NodeJS Results Final'.M31:'NodeJS Results Final'.M31">
            <calcext:condition calcext:apply-style-name="Bad" calcext:value="=0" calcext:base-cell-address="'NodeJS Results Final'.M31"/>
          </calcext:conditional-format>
          <calcext:conditional-format calcext:target-range-address="'NodeJS Results Final'.M32:'NodeJS Results Final'.M32">
            <calcext:condition calcext:apply-style-name="Bad" calcext:value="=0" calcext:base-cell-address="'NodeJS Results Final'.M32"/>
          </calcext:conditional-format>
          <calcext:conditional-format calcext:target-range-address="'NodeJS Results Final'.M33:'NodeJS Results Final'.M33">
            <calcext:condition calcext:apply-style-name="Bad" calcext:value="=0" calcext:base-cell-address="'NodeJS Results Final'.M33"/>
          </calcext:conditional-format>
          <calcext:conditional-format calcext:target-range-address="'NodeJS Results Final'.M34:'NodeJS Results Final'.M34">
            <calcext:condition calcext:apply-style-name="Bad" calcext:value="=0" calcext:base-cell-address="'NodeJS Results Final'.M34"/>
          </calcext:conditional-format>
          <calcext:conditional-format calcext:target-range-address="'NodeJS Results Final'.M35:'NodeJS Results Final'.M35">
            <calcext:condition calcext:apply-style-name="Bad" calcext:value="=0" calcext:base-cell-address="'NodeJS Results Final'.M35"/>
          </calcext:conditional-format>
          <calcext:conditional-format calcext:target-range-address="'NodeJS Results Final'.M36:'NodeJS Results Final'.M36">
            <calcext:condition calcext:apply-style-name="Bad" calcext:value="=0" calcext:base-cell-address="'NodeJS Results Final'.M36"/>
          </calcext:conditional-format>
          <calcext:conditional-format calcext:target-range-address="'NodeJS Results Final'.M37:'NodeJS Results Final'.M37">
            <calcext:condition calcext:apply-style-name="Bad" calcext:value="=0" calcext:base-cell-address="'NodeJS Results Final'.M37"/>
          </calcext:conditional-format>
          <calcext:conditional-format calcext:target-range-address="'NodeJS Results Final'.M38:'NodeJS Results Final'.M38">
            <calcext:condition calcext:apply-style-name="Bad" calcext:value="=0" calcext:base-cell-address="'NodeJS Results Final'.M38"/>
          </calcext:conditional-format>
          <calcext:conditional-format calcext:target-range-address="'NodeJS Results Final'.M39:'NodeJS Results Final'.M39">
            <calcext:condition calcext:apply-style-name="Bad" calcext:value="=0" calcext:base-cell-address="'NodeJS Results Final'.M39"/>
          </calcext:conditional-format>
          <calcext:conditional-format calcext:target-range-address="'NodeJS Results Final'.M40:'NodeJS Results Final'.M40">
            <calcext:condition calcext:apply-style-name="Bad" calcext:value="=0" calcext:base-cell-address="'NodeJS Results Final'.M40"/>
          </calcext:conditional-format>
          <calcext:conditional-format calcext:target-range-address="'NodeJS Results Final'.M41:'NodeJS Results Final'.M41">
            <calcext:condition calcext:apply-style-name="Bad" calcext:value="=0" calcext:base-cell-address="'NodeJS Results Final'.M41"/>
          </calcext:conditional-format>
          <calcext:conditional-format calcext:target-range-address="'NodeJS Results Final'.M42:'NodeJS Results Final'.M42">
            <calcext:condition calcext:apply-style-name="Bad" calcext:value="=0" calcext:base-cell-address="'NodeJS Results Final'.M42"/>
          </calcext:conditional-format>
          <calcext:conditional-format calcext:target-range-address="'NodeJS Results Final'.M43:'NodeJS Results Final'.M43">
            <calcext:condition calcext:apply-style-name="Bad" calcext:value="=0" calcext:base-cell-address="'NodeJS Results Final'.M43"/>
          </calcext:conditional-format>
          <calcext:conditional-format calcext:target-range-address="'NodeJS Results Final'.M44:'NodeJS Results Final'.M44">
            <calcext:condition calcext:apply-style-name="Bad" calcext:value="=0" calcext:base-cell-address="'NodeJS Results Final'.M44"/>
          </calcext:conditional-format>
          <calcext:conditional-format calcext:target-range-address="'NodeJS Results Final'.M45:'NodeJS Results Final'.M45">
            <calcext:condition calcext:apply-style-name="Bad" calcext:value="=0" calcext:base-cell-address="'NodeJS Results Final'.M45"/>
          </calcext:conditional-format>
          <calcext:conditional-format calcext:target-range-address="'NodeJS Results Final'.M46:'NodeJS Results Final'.M46">
            <calcext:condition calcext:apply-style-name="Bad" calcext:value="=0" calcext:base-cell-address="'NodeJS Results Final'.M46"/>
          </calcext:conditional-format>
          <calcext:conditional-format calcext:target-range-address="'NodeJS Results Final'.M47:'NodeJS Results Final'.M47">
            <calcext:condition calcext:apply-style-name="Bad" calcext:value="=0" calcext:base-cell-address="'NodeJS Results Final'.M47"/>
          </calcext:conditional-format>
          <calcext:conditional-format calcext:target-range-address="'NodeJS Results Final'.M48:'NodeJS Results Final'.M48">
            <calcext:condition calcext:apply-style-name="Bad" calcext:value="=0" calcext:base-cell-address="'NodeJS Results Final'.M48"/>
          </calcext:conditional-format>
          <calcext:conditional-format calcext:target-range-address="'NodeJS Results Final'.M49:'NodeJS Results Final'.M49">
            <calcext:condition calcext:apply-style-name="Bad" calcext:value="=0" calcext:base-cell-address="'NodeJS Results Final'.M49"/>
          </calcext:conditional-format>
          <calcext:conditional-format calcext:target-range-address="'NodeJS Results Final'.M50:'NodeJS Results Final'.M50">
            <calcext:condition calcext:apply-style-name="Bad" calcext:value="=0" calcext:base-cell-address="'NodeJS Results Final'.M50"/>
          </calcext:conditional-format>
          <calcext:conditional-format calcext:target-range-address="'NodeJS Results Final'.M51:'NodeJS Results Final'.M51">
            <calcext:condition calcext:apply-style-name="Bad" calcext:value="=0" calcext:base-cell-address="'NodeJS Results Final'.M51"/>
          </calcext:conditional-format>
          <calcext:conditional-format calcext:target-range-address="'NodeJS Results Final'.M52:'NodeJS Results Final'.M52">
            <calcext:condition calcext:apply-style-name="Bad" calcext:value="=0" calcext:base-cell-address="'NodeJS Results Final'.M52"/>
          </calcext:conditional-format>
          <calcext:conditional-format calcext:target-range-address="'NodeJS Results Final'.M53:'NodeJS Results Final'.M53">
            <calcext:condition calcext:apply-style-name="Bad" calcext:value="=0" calcext:base-cell-address="'NodeJS Results Final'.M53"/>
          </calcext:conditional-format>
          <calcext:conditional-format calcext:target-range-address="'NodeJS Results Final'.M54:'NodeJS Results Final'.M54">
            <calcext:condition calcext:apply-style-name="Bad" calcext:value="=0" calcext:base-cell-address="'NodeJS Results Final'.M54"/>
          </calcext:conditional-format>
          <calcext:conditional-format calcext:target-range-address="'NodeJS Results Final'.M55:'NodeJS Results Final'.M55">
            <calcext:condition calcext:apply-style-name="Bad" calcext:value="=0" calcext:base-cell-address="'NodeJS Results Final'.M55"/>
          </calcext:conditional-format>
          <calcext:conditional-format calcext:target-range-address="'NodeJS Results Final'.M56:'NodeJS Results Final'.M56">
            <calcext:condition calcext:apply-style-name="Bad" calcext:value="=0" calcext:base-cell-address="'NodeJS Results Final'.M56"/>
          </calcext:conditional-format>
          <calcext:conditional-format calcext:target-range-address="'NodeJS Results Final'.M57:'NodeJS Results Final'.M57">
            <calcext:condition calcext:apply-style-name="Bad" calcext:value="=0" calcext:base-cell-address="'NodeJS Results Final'.M57"/>
          </calcext:conditional-format>
          <calcext:conditional-format calcext:target-range-address="'NodeJS Results Final'.M58:'NodeJS Results Final'.M58">
            <calcext:condition calcext:apply-style-name="Bad" calcext:value="=0" calcext:base-cell-address="'NodeJS Results Final'.M58"/>
          </calcext:conditional-format>
          <calcext:conditional-format calcext:target-range-address="'NodeJS Results Final'.M59:'NodeJS Results Final'.M59">
            <calcext:condition calcext:apply-style-name="Bad" calcext:value="=0" calcext:base-cell-address="'NodeJS Results Final'.M59"/>
          </calcext:conditional-format>
          <calcext:conditional-format calcext:target-range-address="'NodeJS Results Final'.M60:'NodeJS Results Final'.M60">
            <calcext:condition calcext:apply-style-name="Bad" calcext:value="=0" calcext:base-cell-address="'NodeJS Results Final'.M60"/>
          </calcext:conditional-format>
          <calcext:conditional-format calcext:target-range-address="'NodeJS Results Final'.M61:'NodeJS Results Final'.M61">
            <calcext:condition calcext:apply-style-name="Bad" calcext:value="=0" calcext:base-cell-address="'NodeJS Results Final'.M61"/>
          </calcext:conditional-format>
          <calcext:conditional-format calcext:target-range-address="'NodeJS Results Final'.M62:'NodeJS Results Final'.M62">
            <calcext:condition calcext:apply-style-name="Bad" calcext:value="=0" calcext:base-cell-address="'NodeJS Results Final'.M62"/>
          </calcext:conditional-format>
          <calcext:conditional-format calcext:target-range-address="'NodeJS Results Final'.M63:'NodeJS Results Final'.M63">
            <calcext:condition calcext:apply-style-name="Bad" calcext:value="=0" calcext:base-cell-address="'NodeJS Results Final'.M63"/>
          </calcext:conditional-format>
          <calcext:conditional-format calcext:target-range-address="'NodeJS Results Final'.M64:'NodeJS Results Final'.M64">
            <calcext:condition calcext:apply-style-name="Bad" calcext:value="=0" calcext:base-cell-address="'NodeJS Results Final'.M64"/>
          </calcext:conditional-format>
          <calcext:conditional-format calcext:target-range-address="'NodeJS Results Final'.M65:'NodeJS Results Final'.M65">
            <calcext:condition calcext:apply-style-name="Bad" calcext:value="=0" calcext:base-cell-address="'NodeJS Results Final'.M65"/>
          </calcext:conditional-format>
          <calcext:conditional-format calcext:target-range-address="'NodeJS Results Final'.M66:'NodeJS Results Final'.M66">
            <calcext:condition calcext:apply-style-name="Bad" calcext:value="=0" calcext:base-cell-address="'NodeJS Results Final'.M66"/>
          </calcext:conditional-format>
          <calcext:conditional-format calcext:target-range-address="'NodeJS Results Final'.M67:'NodeJS Results Final'.M67">
            <calcext:condition calcext:apply-style-name="Bad" calcext:value="=0" calcext:base-cell-address="'NodeJS Results Final'.M67"/>
          </calcext:conditional-format>
          <calcext:conditional-format calcext:target-range-address="'NodeJS Results Final'.M68:'NodeJS Results Final'.M68">
            <calcext:condition calcext:apply-style-name="Bad" calcext:value="=0" calcext:base-cell-address="'NodeJS Results Final'.M68"/>
          </calcext:conditional-format>
          <calcext:conditional-format calcext:target-range-address="'NodeJS Results Final'.M69:'NodeJS Results Final'.M69">
            <calcext:condition calcext:apply-style-name="Bad" calcext:value="=0" calcext:base-cell-address="'NodeJS Results Final'.M69"/>
          </calcext:conditional-format>
          <calcext:conditional-format calcext:target-range-address="'NodeJS Results Final'.M70:'NodeJS Results Final'.M70">
            <calcext:condition calcext:apply-style-name="Bad" calcext:value="=0" calcext:base-cell-address="'NodeJS Results Final'.M70"/>
          </calcext:conditional-format>
          <calcext:conditional-format calcext:target-range-address="'NodeJS Results Final'.M71:'NodeJS Results Final'.M71">
            <calcext:condition calcext:apply-style-name="Bad" calcext:value="=0" calcext:base-cell-address="'NodeJS Results Final'.M71"/>
          </calcext:conditional-format>
          <calcext:conditional-format calcext:target-range-address="'NodeJS Results Final'.M72:'NodeJS Results Final'.M72">
            <calcext:condition calcext:apply-style-name="Bad" calcext:value="=0" calcext:base-cell-address="'NodeJS Results Final'.M72"/>
          </calcext:conditional-format>
          <calcext:conditional-format calcext:target-range-address="'NodeJS Results Final'.M73:'NodeJS Results Final'.M73">
            <calcext:condition calcext:apply-style-name="Bad" calcext:value="=0" calcext:base-cell-address="'NodeJS Results Final'.M73"/>
          </calcext:conditional-format>
          <calcext:conditional-format calcext:target-range-address="'NodeJS Results Final'.M74:'NodeJS Results Final'.M74">
            <calcext:condition calcext:apply-style-name="Bad" calcext:value="=0" calcext:base-cell-address="'NodeJS Results Final'.M74"/>
          </calcext:conditional-format>
          <calcext:conditional-format calcext:target-range-address="'NodeJS Results Final'.M75:'NodeJS Results Final'.M75">
            <calcext:condition calcext:apply-style-name="Bad" calcext:value="=0" calcext:base-cell-address="'NodeJS Results Final'.M75"/>
          </calcext:conditional-format>
          <calcext:conditional-format calcext:target-range-address="'NodeJS Results Final'.M76:'NodeJS Results Final'.M76">
            <calcext:condition calcext:apply-style-name="Bad" calcext:value="=0" calcext:base-cell-address="'NodeJS Results Final'.M76"/>
          </calcext:conditional-format>
          <calcext:conditional-format calcext:target-range-address="'NodeJS Results Final'.M77:'NodeJS Results Final'.M77">
            <calcext:condition calcext:apply-style-name="Bad" calcext:value="=0" calcext:base-cell-address="'NodeJS Results Final'.M77"/>
          </calcext:conditional-format>
          <calcext:conditional-format calcext:target-range-address="'NodeJS Results Final'.M78:'NodeJS Results Final'.M78">
            <calcext:condition calcext:apply-style-name="Bad" calcext:value="=0" calcext:base-cell-address="'NodeJS Results Final'.M78"/>
          </calcext:conditional-format>
          <calcext:conditional-format calcext:target-range-address="'NodeJS Results Final'.M79:'NodeJS Results Final'.M79">
            <calcext:condition calcext:apply-style-name="Bad" calcext:value="=0" calcext:base-cell-address="'NodeJS Results Final'.M79"/>
          </calcext:conditional-format>
          <calcext:conditional-format calcext:target-range-address="'NodeJS Results Final'.M80:'NodeJS Results Final'.M80">
            <calcext:condition calcext:apply-style-name="Bad" calcext:value="=0" calcext:base-cell-address="'NodeJS Results Final'.M80"/>
          </calcext:conditional-format>
          <calcext:conditional-format calcext:target-range-address="'NodeJS Results Final'.M81:'NodeJS Results Final'.M81">
            <calcext:condition calcext:apply-style-name="Bad" calcext:value="=0" calcext:base-cell-address="'NodeJS Results Final'.M81"/>
          </calcext:conditional-format>
          <calcext:conditional-format calcext:target-range-address="'NodeJS Results Final'.M82:'NodeJS Results Final'.M82">
            <calcext:condition calcext:apply-style-name="Bad" calcext:value="=0" calcext:base-cell-address="'NodeJS Results Final'.M82"/>
          </calcext:conditional-format>
          <calcext:conditional-format calcext:target-range-address="'NodeJS Results Final'.M83:'NodeJS Results Final'.M83">
            <calcext:condition calcext:apply-style-name="Bad" calcext:value="=0" calcext:base-cell-address="'NodeJS Results Final'.M83"/>
          </calcext:conditional-format>
          <calcext:conditional-format calcext:target-range-address="'NodeJS Results Final'.M84:'NodeJS Results Final'.M84">
            <calcext:condition calcext:apply-style-name="Bad" calcext:value="=0" calcext:base-cell-address="'NodeJS Results Final'.M84"/>
          </calcext:conditional-format>
          <calcext:conditional-format calcext:target-range-address="'NodeJS Results Final'.M85:'NodeJS Results Final'.M85">
            <calcext:condition calcext:apply-style-name="Bad" calcext:value="=0" calcext:base-cell-address="'NodeJS Results Final'.M85"/>
          </calcext:conditional-format>
          <calcext:conditional-format calcext:target-range-address="'NodeJS Results Final'.M86:'NodeJS Results Final'.M86">
            <calcext:condition calcext:apply-style-name="Bad" calcext:value="=0" calcext:base-cell-address="'NodeJS Results Final'.M86"/>
          </calcext:conditional-format>
          <calcext:conditional-format calcext:target-range-address="'NodeJS Results Final'.M87:'NodeJS Results Final'.M87">
            <calcext:condition calcext:apply-style-name="Bad" calcext:value="=0" calcext:base-cell-address="'NodeJS Results Final'.M87"/>
          </calcext:conditional-format>
          <calcext:conditional-format calcext:target-range-address="'NodeJS Results Final'.M88:'NodeJS Results Final'.M88">
            <calcext:condition calcext:apply-style-name="Bad" calcext:value="=0" calcext:base-cell-address="'NodeJS Results Final'.M88"/>
          </calcext:conditional-format>
          <calcext:conditional-format calcext:target-range-address="'NodeJS Results Final'.M89:'NodeJS Results Final'.M89">
            <calcext:condition calcext:apply-style-name="Bad" calcext:value="=0" calcext:base-cell-address="'NodeJS Results Final'.M89"/>
          </calcext:conditional-format>
          <calcext:conditional-format calcext:target-range-address="'NodeJS Results Final'.M90:'NodeJS Results Final'.M90">
            <calcext:condition calcext:apply-style-name="Bad" calcext:value="=0" calcext:base-cell-address="'NodeJS Results Final'.M90"/>
          </calcext:conditional-format>
          <calcext:conditional-format calcext:target-range-address="'NodeJS Results Final'.M91:'NodeJS Results Final'.M91">
            <calcext:condition calcext:apply-style-name="Bad" calcext:value="=0" calcext:base-cell-address="'NodeJS Results Final'.M91"/>
          </calcext:conditional-format>
          <calcext:conditional-format calcext:target-range-address="'NodeJS Results Final'.M92:'NodeJS Results Final'.M92">
            <calcext:condition calcext:apply-style-name="Bad" calcext:value="=0" calcext:base-cell-address="'NodeJS Results Final'.M92"/>
          </calcext:conditional-format>
          <calcext:conditional-format calcext:target-range-address="'NodeJS Results Final'.M93:'NodeJS Results Final'.M93">
            <calcext:condition calcext:apply-style-name="Bad" calcext:value="=0" calcext:base-cell-address="'NodeJS Results Final'.M93"/>
          </calcext:conditional-format>
          <calcext:conditional-format calcext:target-range-address="'NodeJS Results Final'.M94:'NodeJS Results Final'.M94">
            <calcext:condition calcext:apply-style-name="Bad" calcext:value="=0" calcext:base-cell-address="'NodeJS Results Final'.M94"/>
          </calcext:conditional-format>
          <calcext:conditional-format calcext:target-range-address="'NodeJS Results Final'.M95:'NodeJS Results Final'.M95">
            <calcext:condition calcext:apply-style-name="Bad" calcext:value="=0" calcext:base-cell-address="'NodeJS Results Final'.M95"/>
          </calcext:conditional-format>
          <calcext:conditional-format calcext:target-range-address="'NodeJS Results Final'.M96:'NodeJS Results Final'.M96">
            <calcext:condition calcext:apply-style-name="Bad" calcext:value="=0" calcext:base-cell-address="'NodeJS Results Final'.M96"/>
          </calcext:conditional-format>
          <calcext:conditional-format calcext:target-range-address="'NodeJS Results Final'.M97:'NodeJS Results Final'.M97">
            <calcext:condition calcext:apply-style-name="Bad" calcext:value="=0" calcext:base-cell-address="'NodeJS Results Final'.M97"/>
          </calcext:conditional-format>
          <calcext:conditional-format calcext:target-range-address="'NodeJS Results Final'.M98:'NodeJS Results Final'.M98">
            <calcext:condition calcext:apply-style-name="Bad" calcext:value="=0" calcext:base-cell-address="'NodeJS Results Final'.M98"/>
          </calcext:conditional-format>
          <calcext:conditional-format calcext:target-range-address="'NodeJS Results Final'.M99:'NodeJS Results Final'.M99">
            <calcext:condition calcext:apply-style-name="Bad" calcext:value="=0" calcext:base-cell-address="'NodeJS Results Final'.M99"/>
          </calcext:conditional-format>
          <calcext:conditional-format calcext:target-range-address="'NodeJS Results Final'.M100:'NodeJS Results Final'.M100">
            <calcext:condition calcext:apply-style-name="Bad" calcext:value="=0" calcext:base-cell-address="'NodeJS Results Final'.M100"/>
          </calcext:conditional-format>
          <calcext:conditional-format calcext:target-range-address="'NodeJS Results Final'.M101:'NodeJS Results Final'.M101">
            <calcext:condition calcext:apply-style-name="Bad" calcext:value="=0" calcext:base-cell-address="'NodeJS Results Final'.M101"/>
          </calcext:conditional-format>
          <calcext:conditional-format calcext:target-range-address="'NodeJS Results Final'.M102:'NodeJS Results Final'.M102">
            <calcext:condition calcext:apply-style-name="Bad" calcext:value="=0" calcext:base-cell-address="'NodeJS Results Final'.M102"/>
          </calcext:conditional-format>
          <calcext:conditional-format calcext:target-range-address="'NodeJS Results Final'.M103:'NodeJS Results Final'.M103">
            <calcext:condition calcext:apply-style-name="Bad" calcext:value="=0" calcext:base-cell-address="'NodeJS Results Final'.M103"/>
          </calcext:conditional-format>
          <calcext:conditional-format calcext:target-range-address="'NodeJS Results Final'.M104:'NodeJS Results Final'.M104">
            <calcext:condition calcext:apply-style-name="Bad" calcext:value="=0" calcext:base-cell-address="'NodeJS Results Final'.M104"/>
          </calcext:conditional-format>
          <calcext:conditional-format calcext:target-range-address="'NodeJS Results Final'.M105:'NodeJS Results Final'.M105">
            <calcext:condition calcext:apply-style-name="Bad" calcext:value="=0" calcext:base-cell-address="'NodeJS Results Final'.M105"/>
          </calcext:conditional-format>
          <calcext:conditional-format calcext:target-range-address="'NodeJS Results Final'.M106:'NodeJS Results Final'.M106">
            <calcext:condition calcext:apply-style-name="Bad" calcext:value="=0" calcext:base-cell-address="'NodeJS Results Final'.M106"/>
          </calcext:conditional-format>
          <calcext:conditional-format calcext:target-range-address="'NodeJS Results Final'.M107:'NodeJS Results Final'.M107">
            <calcext:condition calcext:apply-style-name="Bad" calcext:value="=0" calcext:base-cell-address="'NodeJS Results Final'.M107"/>
          </calcext:conditional-format>
          <calcext:conditional-format calcext:target-range-address="'NodeJS Results Final'.M108:'NodeJS Results Final'.M108">
            <calcext:condition calcext:apply-style-name="Bad" calcext:value="=0" calcext:base-cell-address="'NodeJS Results Final'.M108"/>
          </calcext:conditional-format>
          <calcext:conditional-format calcext:target-range-address="'NodeJS Results Final'.M109:'NodeJS Results Final'.M109">
            <calcext:condition calcext:apply-style-name="Bad" calcext:value="=0" calcext:base-cell-address="'NodeJS Results Final'.M109"/>
          </calcext:conditional-format>
          <calcext:conditional-format calcext:target-range-address="'NodeJS Results Final'.M110:'NodeJS Results Final'.M110">
            <calcext:condition calcext:apply-style-name="Bad" calcext:value="=0" calcext:base-cell-address="'NodeJS Results Final'.M110"/>
          </calcext:conditional-format>
          <calcext:conditional-format calcext:target-range-address="'NodeJS Results Final'.M111:'NodeJS Results Final'.M111">
            <calcext:condition calcext:apply-style-name="Bad" calcext:value="=0" calcext:base-cell-address="'NodeJS Results Final'.M111"/>
          </calcext:conditional-format>
          <calcext:conditional-format calcext:target-range-address="'NodeJS Results Final'.M112:'NodeJS Results Final'.M112">
            <calcext:condition calcext:apply-style-name="Bad" calcext:value="=0" calcext:base-cell-address="'NodeJS Results Final'.M112"/>
          </calcext:conditional-format>
          <calcext:conditional-format calcext:target-range-address="'NodeJS Results Final'.M113:'NodeJS Results Final'.M113">
            <calcext:condition calcext:apply-style-name="Bad" calcext:value="=0" calcext:base-cell-address="'NodeJS Results Final'.M113"/>
          </calcext:conditional-format>
          <calcext:conditional-format calcext:target-range-address="'NodeJS Results Final'.M114:'NodeJS Results Final'.M114">
            <calcext:condition calcext:apply-style-name="Bad" calcext:value="=0" calcext:base-cell-address="'NodeJS Results Final'.M114"/>
          </calcext:conditional-format>
          <calcext:conditional-format calcext:target-range-address="'NodeJS Results Final'.M115:'NodeJS Results Final'.M115">
            <calcext:condition calcext:apply-style-name="Bad" calcext:value="=0" calcext:base-cell-address="'NodeJS Results Final'.M115"/>
          </calcext:conditional-format>
          <calcext:conditional-format calcext:target-range-address="'NodeJS Results Final'.M116:'NodeJS Results Final'.M116">
            <calcext:condition calcext:apply-style-name="Bad" calcext:value="=0" calcext:base-cell-address="'NodeJS Results Final'.M116"/>
          </calcext:conditional-format>
          <calcext:conditional-format calcext:target-range-address="'NodeJS Results Final'.M117:'NodeJS Results Final'.M117">
            <calcext:condition calcext:apply-style-name="Bad" calcext:value="=0" calcext:base-cell-address="'NodeJS Results Final'.M117"/>
          </calcext:conditional-format>
          <calcext:conditional-format calcext:target-range-address="'NodeJS Results Final'.M118:'NodeJS Results Final'.M118">
            <calcext:condition calcext:apply-style-name="Bad" calcext:value="=0" calcext:base-cell-address="'NodeJS Results Final'.M118"/>
          </calcext:conditional-format>
          <calcext:conditional-format calcext:target-range-address="'NodeJS Results Final'.M119:'NodeJS Results Final'.M119">
            <calcext:condition calcext:apply-style-name="Bad" calcext:value="=0" calcext:base-cell-address="'NodeJS Results Final'.M119"/>
          </calcext:conditional-format>
          <calcext:conditional-format calcext:target-range-address="'NodeJS Results Final'.M120:'NodeJS Results Final'.M120">
            <calcext:condition calcext:apply-style-name="Bad" calcext:value="=0" calcext:base-cell-address="'NodeJS Results Final'.M120"/>
          </calcext:conditional-format>
          <calcext:conditional-format calcext:target-range-address="'NodeJS Results Final'.M121:'NodeJS Results Final'.M121">
            <calcext:condition calcext:apply-style-name="Bad" calcext:value="=0" calcext:base-cell-address="'NodeJS Results Final'.M121"/>
          </calcext:conditional-format>
          <calcext:conditional-format calcext:target-range-address="'NodeJS Results Final'.M122:'NodeJS Results Final'.M122">
            <calcext:condition calcext:apply-style-name="Bad" calcext:value="=0" calcext:base-cell-address="'NodeJS Results Final'.M122"/>
          </calcext:conditional-format>
          <calcext:conditional-format calcext:target-range-address="'NodeJS Results Final'.M123:'NodeJS Results Final'.M123">
            <calcext:condition calcext:apply-style-name="Bad" calcext:value="=0" calcext:base-cell-address="'NodeJS Results Final'.M123"/>
          </calcext:conditional-format>
          <calcext:conditional-format calcext:target-range-address="'NodeJS Results Final'.M124:'NodeJS Results Final'.M124">
            <calcext:condition calcext:apply-style-name="Bad" calcext:value="=0" calcext:base-cell-address="'NodeJS Results Final'.M124"/>
          </calcext:conditional-format>
          <calcext:conditional-format calcext:target-range-address="'NodeJS Results Final'.M125:'NodeJS Results Final'.M125">
            <calcext:condition calcext:apply-style-name="Bad" calcext:value="=0" calcext:base-cell-address="'NodeJS Results Final'.M125"/>
          </calcext:conditional-format>
          <calcext:conditional-format calcext:target-range-address="'NodeJS Results Final'.M126:'NodeJS Results Final'.M126">
            <calcext:condition calcext:apply-style-name="Bad" calcext:value="=0" calcext:base-cell-address="'NodeJS Results Final'.M126"/>
          </calcext:conditional-format>
          <calcext:conditional-format calcext:target-range-address="'NodeJS Results Final'.M127:'NodeJS Results Final'.M127">
            <calcext:condition calcext:apply-style-name="Bad" calcext:value="=0" calcext:base-cell-address="'NodeJS Results Final'.M127"/>
          </calcext:conditional-format>
          <calcext:conditional-format calcext:target-range-address="'NodeJS Results Final'.M128:'NodeJS Results Final'.M128">
            <calcext:condition calcext:apply-style-name="Bad" calcext:value="=0" calcext:base-cell-address="'NodeJS Results Final'.M128"/>
          </calcext:conditional-format>
          <calcext:conditional-format calcext:target-range-address="'NodeJS Results Final'.M129:'NodeJS Results Final'.M129">
            <calcext:condition calcext:apply-style-name="Bad" calcext:value="=0" calcext:base-cell-address="'NodeJS Results Final'.M129"/>
          </calcext:conditional-format>
          <calcext:conditional-format calcext:target-range-address="'NodeJS Results Final'.M130:'NodeJS Results Final'.M130">
            <calcext:condition calcext:apply-style-name="Bad" calcext:value="=0" calcext:base-cell-address="'NodeJS Results Final'.M130"/>
          </calcext:conditional-format>
          <calcext:conditional-format calcext:target-range-address="'NodeJS Results Final'.M131:'NodeJS Results Final'.M131">
            <calcext:condition calcext:apply-style-name="Bad" calcext:value="=0" calcext:base-cell-address="'NodeJS Results Final'.M131"/>
          </calcext:conditional-format>
          <calcext:conditional-format calcext:target-range-address="'NodeJS Results Final'.M132:'NodeJS Results Final'.M132">
            <calcext:condition calcext:apply-style-name="Bad" calcext:value="=0" calcext:base-cell-address="'NodeJS Results Final'.M132"/>
          </calcext:conditional-format>
          <calcext:conditional-format calcext:target-range-address="'NodeJS Results Final'.M133:'NodeJS Results Final'.M133">
            <calcext:condition calcext:apply-style-name="Bad" calcext:value="=0" calcext:base-cell-address="'NodeJS Results Final'.M133"/>
          </calcext:conditional-format>
          <calcext:conditional-format calcext:target-range-address="'NodeJS Results Final'.M134:'NodeJS Results Final'.M134">
            <calcext:condition calcext:apply-style-name="Bad" calcext:value="=0" calcext:base-cell-address="'NodeJS Results Final'.M134"/>
          </calcext:conditional-format>
          <calcext:conditional-format calcext:target-range-address="'NodeJS Results Final'.M135:'NodeJS Results Final'.M135">
            <calcext:condition calcext:apply-style-name="Bad" calcext:value="=0" calcext:base-cell-address="'NodeJS Results Final'.M135"/>
          </calcext:conditional-format>
          <calcext:conditional-format calcext:target-range-address="'NodeJS Results Final'.M136:'NodeJS Results Final'.M136">
            <calcext:condition calcext:apply-style-name="Bad" calcext:value="=0" calcext:base-cell-address="'NodeJS Results Final'.M136"/>
          </calcext:conditional-format>
          <calcext:conditional-format calcext:target-range-address="'NodeJS Results Final'.M137:'NodeJS Results Final'.M137">
            <calcext:condition calcext:apply-style-name="Bad" calcext:value="=0" calcext:base-cell-address="'NodeJS Results Final'.M137"/>
          </calcext:conditional-format>
          <calcext:conditional-format calcext:target-range-address="'NodeJS Results Final'.M138:'NodeJS Results Final'.M138">
            <calcext:condition calcext:apply-style-name="Bad" calcext:value="=0" calcext:base-cell-address="'NodeJS Results Final'.M138"/>
          </calcext:conditional-format>
          <calcext:conditional-format calcext:target-range-address="'NodeJS Results Final'.M139:'NodeJS Results Final'.M139">
            <calcext:condition calcext:apply-style-name="Bad" calcext:value="=0" calcext:base-cell-address="'NodeJS Results Final'.M139"/>
          </calcext:conditional-format>
          <calcext:conditional-format calcext:target-range-address="'NodeJS Results Final'.M140:'NodeJS Results Final'.M140">
            <calcext:condition calcext:apply-style-name="Bad" calcext:value="=0" calcext:base-cell-address="'NodeJS Results Final'.M140"/>
          </calcext:conditional-format>
          <calcext:conditional-format calcext:target-range-address="'NodeJS Results Final'.M141:'NodeJS Results Final'.M141">
            <calcext:condition calcext:apply-style-name="Bad" calcext:value="=0" calcext:base-cell-address="'NodeJS Results Final'.M141"/>
          </calcext:conditional-format>
          <calcext:conditional-format calcext:target-range-address="'NodeJS Results Final'.M142:'NodeJS Results Final'.M142">
            <calcext:condition calcext:apply-style-name="Bad" calcext:value="=0" calcext:base-cell-address="'NodeJS Results Final'.M142"/>
          </calcext:conditional-format>
          <calcext:conditional-format calcext:target-range-address="'NodeJS Results Final'.M143:'NodeJS Results Final'.M143">
            <calcext:condition calcext:apply-style-name="Bad" calcext:value="=0" calcext:base-cell-address="'NodeJS Results Final'.M143"/>
          </calcext:conditional-format>
          <calcext:conditional-format calcext:target-range-address="'NodeJS Results Final'.M144:'NodeJS Results Final'.M144">
            <calcext:condition calcext:apply-style-name="Bad" calcext:value="=0" calcext:base-cell-address="'NodeJS Results Final'.M144"/>
          </calcext:conditional-format>
          <calcext:conditional-format calcext:target-range-address="'NodeJS Results Final'.M145:'NodeJS Results Final'.M145">
            <calcext:condition calcext:apply-style-name="Bad" calcext:value="=0" calcext:base-cell-address="'NodeJS Results Final'.M145"/>
          </calcext:conditional-format>
          <calcext:conditional-format calcext:target-range-address="'NodeJS Results Final'.M146:'NodeJS Results Final'.M146">
            <calcext:condition calcext:apply-style-name="Bad" calcext:value="=0" calcext:base-cell-address="'NodeJS Results Final'.M146"/>
          </calcext:conditional-format>
          <calcext:conditional-format calcext:target-range-address="'NodeJS Results Final'.M147:'NodeJS Results Final'.M147">
            <calcext:condition calcext:apply-style-name="Bad" calcext:value="=0" calcext:base-cell-address="'NodeJS Results Final'.M147"/>
          </calcext:conditional-format>
          <calcext:conditional-format calcext:target-range-address="'NodeJS Results Final'.M148:'NodeJS Results Final'.M148">
            <calcext:condition calcext:apply-style-name="Bad" calcext:value="=0" calcext:base-cell-address="'NodeJS Results Final'.M148"/>
          </calcext:conditional-format>
          <calcext:conditional-format calcext:target-range-address="'NodeJS Results Final'.M149:'NodeJS Results Final'.M149">
            <calcext:condition calcext:apply-style-name="Bad" calcext:value="=0" calcext:base-cell-address="'NodeJS Results Final'.M149"/>
          </calcext:conditional-format>
          <calcext:conditional-format calcext:target-range-address="'NodeJS Results Final'.M150:'NodeJS Results Final'.M150">
            <calcext:condition calcext:apply-style-name="Bad" calcext:value="=0" calcext:base-cell-address="'NodeJS Results Final'.M150"/>
          </calcext:conditional-format>
          <calcext:conditional-format calcext:target-range-address="'NodeJS Results Final'.M151:'NodeJS Results Final'.M151">
            <calcext:condition calcext:apply-style-name="Bad" calcext:value="=0" calcext:base-cell-address="'NodeJS Results Final'.M151"/>
          </calcext:conditional-format>
          <calcext:conditional-format calcext:target-range-address="'NodeJS Results Final'.M152:'NodeJS Results Final'.M152">
            <calcext:condition calcext:apply-style-name="Bad" calcext:value="=0" calcext:base-cell-address="'NodeJS Results Final'.M152"/>
          </calcext:conditional-format>
          <calcext:conditional-format calcext:target-range-address="'NodeJS Results Final'.M153:'NodeJS Results Final'.M153">
            <calcext:condition calcext:apply-style-name="Bad" calcext:value="=0" calcext:base-cell-address="'NodeJS Results Final'.M153"/>
          </calcext:conditional-format>
          <calcext:conditional-format calcext:target-range-address="'NodeJS Results Final'.M154:'NodeJS Results Final'.M154">
            <calcext:condition calcext:apply-style-name="Bad" calcext:value="=0" calcext:base-cell-address="'NodeJS Results Final'.M154"/>
          </calcext:conditional-format>
          <calcext:conditional-format calcext:target-range-address="'NodeJS Results Final'.M155:'NodeJS Results Final'.M155">
            <calcext:condition calcext:apply-style-name="Bad" calcext:value="=0" calcext:base-cell-address="'NodeJS Results Final'.M155"/>
          </calcext:conditional-format>
          <calcext:conditional-format calcext:target-range-address="'NodeJS Results Final'.M156:'NodeJS Results Final'.M156">
            <calcext:condition calcext:apply-style-name="Bad" calcext:value="=0" calcext:base-cell-address="'NodeJS Results Final'.M156"/>
          </calcext:conditional-format>
          <calcext:conditional-format calcext:target-range-address="'NodeJS Results Final'.M157:'NodeJS Results Final'.M157">
            <calcext:condition calcext:apply-style-name="Bad" calcext:value="=0" calcext:base-cell-address="'NodeJS Results Final'.M157"/>
          </calcext:conditional-format>
          <calcext:conditional-format calcext:target-range-address="'NodeJS Results Final'.M158:'NodeJS Results Final'.M158">
            <calcext:condition calcext:apply-style-name="Bad" calcext:value="=0" calcext:base-cell-address="'NodeJS Results Final'.M158"/>
          </calcext:conditional-format>
          <calcext:conditional-format calcext:target-range-address="'NodeJS Results Final'.M159:'NodeJS Results Final'.M159">
            <calcext:condition calcext:apply-style-name="Bad" calcext:value="=0" calcext:base-cell-address="'NodeJS Results Final'.M159"/>
          </calcext:conditional-format>
          <calcext:conditional-format calcext:target-range-address="'NodeJS Results Final'.M160:'NodeJS Results Final'.M160">
            <calcext:condition calcext:apply-style-name="Bad" calcext:value="=0" calcext:base-cell-address="'NodeJS Results Final'.M160"/>
          </calcext:conditional-format>
          <calcext:conditional-format calcext:target-range-address="'NodeJS Results Final'.M161:'NodeJS Results Final'.M161">
            <calcext:condition calcext:apply-style-name="Bad" calcext:value="=0" calcext:base-cell-address="'NodeJS Results Final'.M161"/>
          </calcext:conditional-format>
          <calcext:conditional-format calcext:target-range-address="'NodeJS Results Final'.M162:'NodeJS Results Final'.M162">
            <calcext:condition calcext:apply-style-name="Bad" calcext:value="=0" calcext:base-cell-address="'NodeJS Results Final'.M162"/>
          </calcext:conditional-format>
          <calcext:conditional-format calcext:target-range-address="'NodeJS Results Final'.M163:'NodeJS Results Final'.M163">
            <calcext:condition calcext:apply-style-name="Bad" calcext:value="=0" calcext:base-cell-address="'NodeJS Results Final'.M163"/>
          </calcext:conditional-format>
          <calcext:conditional-format calcext:target-range-address="'NodeJS Results Final'.M164:'NodeJS Results Final'.M164">
            <calcext:condition calcext:apply-style-name="Bad" calcext:value="=0" calcext:base-cell-address="'NodeJS Results Final'.M164"/>
          </calcext:conditional-format>
          <calcext:conditional-format calcext:target-range-address="'NodeJS Results Final'.M165:'NodeJS Results Final'.M165">
            <calcext:condition calcext:apply-style-name="Bad" calcext:value="=0" calcext:base-cell-address="'NodeJS Results Final'.M165"/>
          </calcext:conditional-format>
          <calcext:conditional-format calcext:target-range-address="'NodeJS Results Final'.M166:'NodeJS Results Final'.M166">
            <calcext:condition calcext:apply-style-name="Bad" calcext:value="=0" calcext:base-cell-address="'NodeJS Results Final'.M166"/>
          </calcext:conditional-format>
          <calcext:conditional-format calcext:target-range-address="'NodeJS Results Final'.M167:'NodeJS Results Final'.M167">
            <calcext:condition calcext:apply-style-name="Bad" calcext:value="=0" calcext:base-cell-address="'NodeJS Results Final'.M167"/>
          </calcext:conditional-format>
          <calcext:conditional-format calcext:target-range-address="'NodeJS Results Final'.M168:'NodeJS Results Final'.M168">
            <calcext:condition calcext:apply-style-name="Bad" calcext:value="=0" calcext:base-cell-address="'NodeJS Results Final'.M168"/>
          </calcext:conditional-format>
          <calcext:conditional-format calcext:target-range-address="'NodeJS Results Final'.M169:'NodeJS Results Final'.M169">
            <calcext:condition calcext:apply-style-name="Bad" calcext:value="=0" calcext:base-cell-address="'NodeJS Results Final'.M169"/>
          </calcext:conditional-format>
          <calcext:conditional-format calcext:target-range-address="'NodeJS Results Final'.M170:'NodeJS Results Final'.M170">
            <calcext:condition calcext:apply-style-name="Bad" calcext:value="=0" calcext:base-cell-address="'NodeJS Results Final'.M170"/>
          </calcext:conditional-format>
          <calcext:conditional-format calcext:target-range-address="'NodeJS Results Final'.M171:'NodeJS Results Final'.M171">
            <calcext:condition calcext:apply-style-name="Bad" calcext:value="=0" calcext:base-cell-address="'NodeJS Results Final'.M171"/>
          </calcext:conditional-format>
          <calcext:conditional-format calcext:target-range-address="'NodeJS Results Final'.M172:'NodeJS Results Final'.M172">
            <calcext:condition calcext:apply-style-name="Bad" calcext:value="=0" calcext:base-cell-address="'NodeJS Results Final'.M172"/>
          </calcext:conditional-format>
          <calcext:conditional-format calcext:target-range-address="'NodeJS Results Final'.M173:'NodeJS Results Final'.M173">
            <calcext:condition calcext:apply-style-name="Bad" calcext:value="=0" calcext:base-cell-address="'NodeJS Results Final'.M173"/>
          </calcext:conditional-format>
          <calcext:conditional-format calcext:target-range-address="'NodeJS Results Final'.M174:'NodeJS Results Final'.M174">
            <calcext:condition calcext:apply-style-name="Bad" calcext:value="=0" calcext:base-cell-address="'NodeJS Results Final'.M174"/>
          </calcext:conditional-format>
          <calcext:conditional-format calcext:target-range-address="'NodeJS Results Final'.M175:'NodeJS Results Final'.M175">
            <calcext:condition calcext:apply-style-name="Bad" calcext:value="=0" calcext:base-cell-address="'NodeJS Results Final'.M175"/>
          </calcext:conditional-format>
          <calcext:conditional-format calcext:target-range-address="'NodeJS Results Final'.M176:'NodeJS Results Final'.M176">
            <calcext:condition calcext:apply-style-name="Bad" calcext:value="=0" calcext:base-cell-address="'NodeJS Results Final'.M176"/>
          </calcext:conditional-format>
          <calcext:conditional-format calcext:target-range-address="'NodeJS Results Final'.M177:'NodeJS Results Final'.M177">
            <calcext:condition calcext:apply-style-name="Bad" calcext:value="=0" calcext:base-cell-address="'NodeJS Results Final'.M177"/>
          </calcext:conditional-format>
          <calcext:conditional-format calcext:target-range-address="'NodeJS Results Final'.M178:'NodeJS Results Final'.M178">
            <calcext:condition calcext:apply-style-name="Bad" calcext:value="=0" calcext:base-cell-address="'NodeJS Results Final'.M178"/>
          </calcext:conditional-format>
          <calcext:conditional-format calcext:target-range-address="'NodeJS Results Final'.M179:'NodeJS Results Final'.M179">
            <calcext:condition calcext:apply-style-name="Bad" calcext:value="=0" calcext:base-cell-address="'NodeJS Results Final'.M179"/>
          </calcext:conditional-format>
          <calcext:conditional-format calcext:target-range-address="'NodeJS Results Final'.M180:'NodeJS Results Final'.M180">
            <calcext:condition calcext:apply-style-name="Bad" calcext:value="=0" calcext:base-cell-address="'NodeJS Results Final'.M180"/>
          </calcext:conditional-format>
          <calcext:conditional-format calcext:target-range-address="'NodeJS Results Final'.M181:'NodeJS Results Final'.M181">
            <calcext:condition calcext:apply-style-name="Bad" calcext:value="=0" calcext:base-cell-address="'NodeJS Results Final'.M181"/>
          </calcext:conditional-format>
          <calcext:conditional-format calcext:target-range-address="'NodeJS Results Final'.M182:'NodeJS Results Final'.M182">
            <calcext:condition calcext:apply-style-name="Bad" calcext:value="=0" calcext:base-cell-address="'NodeJS Results Final'.M182"/>
          </calcext:conditional-format>
          <calcext:conditional-format calcext:target-range-address="'NodeJS Results Final'.M183:'NodeJS Results Final'.M183">
            <calcext:condition calcext:apply-style-name="Bad" calcext:value="=0" calcext:base-cell-address="'NodeJS Results Final'.M183"/>
          </calcext:conditional-format>
          <calcext:conditional-format calcext:target-range-address="'NodeJS Results Final'.M184:'NodeJS Results Final'.M184">
            <calcext:condition calcext:apply-style-name="Bad" calcext:value="=0" calcext:base-cell-address="'NodeJS Results Final'.M184"/>
          </calcext:conditional-format>
          <calcext:conditional-format calcext:target-range-address="'NodeJS Results Final'.M185:'NodeJS Results Final'.M185">
            <calcext:condition calcext:apply-style-name="Bad" calcext:value="=0" calcext:base-cell-address="'NodeJS Results Final'.M185"/>
          </calcext:conditional-format>
          <calcext:conditional-format calcext:target-range-address="'NodeJS Results Final'.M186:'NodeJS Results Final'.M186">
            <calcext:condition calcext:apply-style-name="Bad" calcext:value="=0" calcext:base-cell-address="'NodeJS Results Final'.M186"/>
          </calcext:conditional-format>
          <calcext:conditional-format calcext:target-range-address="'NodeJS Results Final'.M187:'NodeJS Results Final'.M187">
            <calcext:condition calcext:apply-style-name="Bad" calcext:value="=0" calcext:base-cell-address="'NodeJS Results Final'.M187"/>
          </calcext:conditional-format>
          <calcext:conditional-format calcext:target-range-address="'NodeJS Results Final'.M188:'NodeJS Results Final'.M188">
            <calcext:condition calcext:apply-style-name="Bad" calcext:value="=0" calcext:base-cell-address="'NodeJS Results Final'.M188"/>
          </calcext:conditional-format>
          <calcext:conditional-format calcext:target-range-address="'NodeJS Results Final'.M189:'NodeJS Results Final'.M189">
            <calcext:condition calcext:apply-style-name="Bad" calcext:value="=0" calcext:base-cell-address="'NodeJS Results Final'.M189"/>
          </calcext:conditional-format>
          <calcext:conditional-format calcext:target-range-address="'NodeJS Results Final'.M190:'NodeJS Results Final'.M190">
            <calcext:condition calcext:apply-style-name="Bad" calcext:value="=0" calcext:base-cell-address="'NodeJS Results Final'.M190"/>
          </calcext:conditional-format>
          <calcext:conditional-format calcext:target-range-address="'NodeJS Results Final'.M191:'NodeJS Results Final'.M191">
            <calcext:condition calcext:apply-style-name="Bad" calcext:value="=0" calcext:base-cell-address="'NodeJS Results Final'.M191"/>
          </calcext:conditional-format>
          <calcext:conditional-format calcext:target-range-address="'NodeJS Results Final'.M192:'NodeJS Results Final'.M192">
            <calcext:condition calcext:apply-style-name="Bad" calcext:value="=0" calcext:base-cell-address="'NodeJS Results Final'.M192"/>
          </calcext:conditional-format>
          <calcext:conditional-format calcext:target-range-address="'NodeJS Results Final'.M193:'NodeJS Results Final'.M193">
            <calcext:condition calcext:apply-style-name="Bad" calcext:value="=0" calcext:base-cell-address="'NodeJS Results Final'.M193"/>
          </calcext:conditional-format>
          <calcext:conditional-format calcext:target-range-address="'NodeJS Results Final'.M194:'NodeJS Results Final'.M194">
            <calcext:condition calcext:apply-style-name="Bad" calcext:value="=0" calcext:base-cell-address="'NodeJS Results Final'.M194"/>
          </calcext:conditional-format>
          <calcext:conditional-format calcext:target-range-address="'NodeJS Results Final'.M195:'NodeJS Results Final'.M195">
            <calcext:condition calcext:apply-style-name="Bad" calcext:value="=0" calcext:base-cell-address="'NodeJS Results Final'.M195"/>
          </calcext:conditional-format>
          <calcext:conditional-format calcext:target-range-address="'NodeJS Results Final'.M196:'NodeJS Results Final'.M196">
            <calcext:condition calcext:apply-style-name="Bad" calcext:value="=0" calcext:base-cell-address="'NodeJS Results Final'.M196"/>
          </calcext:conditional-format>
          <calcext:conditional-format calcext:target-range-address="'NodeJS Results Final'.M197:'NodeJS Results Final'.M197">
            <calcext:condition calcext:apply-style-name="Bad" calcext:value="=0" calcext:base-cell-address="'NodeJS Results Final'.M197"/>
          </calcext:conditional-format>
          <calcext:conditional-format calcext:target-range-address="'NodeJS Results Final'.M198:'NodeJS Results Final'.M198">
            <calcext:condition calcext:apply-style-name="Bad" calcext:value="=0" calcext:base-cell-address="'NodeJS Results Final'.M198"/>
          </calcext:conditional-format>
          <calcext:conditional-format calcext:target-range-address="'NodeJS Results Final'.M199:'NodeJS Results Final'.M199">
            <calcext:condition calcext:apply-style-name="Bad" calcext:value="=0" calcext:base-cell-address="'NodeJS Results Final'.M199"/>
          </calcext:conditional-format>
          <calcext:conditional-format calcext:target-range-address="'NodeJS Results Final'.M200:'NodeJS Results Final'.M200">
            <calcext:condition calcext:apply-style-name="Bad" calcext:value="=0" calcext:base-cell-address="'NodeJS Results Final'.M200"/>
          </calcext:conditional-format>
          <calcext:conditional-format calcext:target-range-address="'NodeJS Results Final'.M201:'NodeJS Results Final'.M201">
            <calcext:condition calcext:apply-style-name="Bad" calcext:value="=0" calcext:base-cell-address="'NodeJS Results Final'.M201"/>
          </calcext:conditional-format>
          <calcext:conditional-format calcext:target-range-address="'NodeJS Results Final'.M202:'NodeJS Results Final'.M202">
            <calcext:condition calcext:apply-style-name="Bad" calcext:value="=0" calcext:base-cell-address="'NodeJS Results Final'.M202"/>
          </calcext:conditional-format>
          <calcext:conditional-format calcext:target-range-address="'NodeJS Results Final'.M203:'NodeJS Results Final'.M203">
            <calcext:condition calcext:apply-style-name="Bad" calcext:value="=0" calcext:base-cell-address="'NodeJS Results Final'.M203"/>
          </calcext:conditional-format>
          <calcext:conditional-format calcext:target-range-address="'NodeJS Results Final'.M204:'NodeJS Results Final'.M204">
            <calcext:condition calcext:apply-style-name="Bad" calcext:value="=0" calcext:base-cell-address="'NodeJS Results Final'.M204"/>
          </calcext:conditional-format>
          <calcext:conditional-format calcext:target-range-address="'NodeJS Results Final'.M205:'NodeJS Results Final'.M205">
            <calcext:condition calcext:apply-style-name="Bad" calcext:value="=0" calcext:base-cell-address="'NodeJS Results Final'.M205"/>
          </calcext:conditional-format>
          <calcext:conditional-format calcext:target-range-address="'NodeJS Results Final'.M206:'NodeJS Results Final'.M206">
            <calcext:condition calcext:apply-style-name="Bad" calcext:value="=0" calcext:base-cell-address="'NodeJS Results Final'.M206"/>
          </calcext:conditional-format>
          <calcext:conditional-format calcext:target-range-address="'NodeJS Results Final'.M207:'NodeJS Results Final'.M207">
            <calcext:condition calcext:apply-style-name="Bad" calcext:value="=0" calcext:base-cell-address="'NodeJS Results Final'.M207"/>
          </calcext:conditional-format>
          <calcext:conditional-format calcext:target-range-address="'NodeJS Results Final'.M208:'NodeJS Results Final'.M208">
            <calcext:condition calcext:apply-style-name="Bad" calcext:value="=0" calcext:base-cell-address="'NodeJS Results Final'.M208"/>
          </calcext:conditional-format>
          <calcext:conditional-format calcext:target-range-address="'NodeJS Results Final'.M209:'NodeJS Results Final'.M209">
            <calcext:condition calcext:apply-style-name="Bad" calcext:value="=0" calcext:base-cell-address="'NodeJS Results Final'.M209"/>
          </calcext:conditional-format>
          <calcext:conditional-format calcext:target-range-address="'NodeJS Results Final'.M210:'NodeJS Results Final'.M210">
            <calcext:condition calcext:apply-style-name="Bad" calcext:value="=0" calcext:base-cell-address="'NodeJS Results Final'.M210"/>
          </calcext:conditional-format>
          <calcext:conditional-format calcext:target-range-address="'NodeJS Results Final'.M211:'NodeJS Results Final'.M211">
            <calcext:condition calcext:apply-style-name="Bad" calcext:value="=0" calcext:base-cell-address="'NodeJS Results Final'.M211"/>
          </calcext:conditional-format>
          <calcext:conditional-format calcext:target-range-address="'NodeJS Results Final'.M212:'NodeJS Results Final'.M212">
            <calcext:condition calcext:apply-style-name="Bad" calcext:value="=0" calcext:base-cell-address="'NodeJS Results Final'.M212"/>
          </calcext:conditional-format>
          <calcext:conditional-format calcext:target-range-address="'NodeJS Results Final'.M213:'NodeJS Results Final'.M213">
            <calcext:condition calcext:apply-style-name="Bad" calcext:value="=0" calcext:base-cell-address="'NodeJS Results Final'.M213"/>
          </calcext:conditional-format>
          <calcext:conditional-format calcext:target-range-address="'NodeJS Results Final'.M214:'NodeJS Results Final'.M214">
            <calcext:condition calcext:apply-style-name="Bad" calcext:value="=0" calcext:base-cell-address="'NodeJS Results Final'.M214"/>
          </calcext:conditional-format>
          <calcext:conditional-format calcext:target-range-address="'NodeJS Results Final'.M215:'NodeJS Results Final'.M215">
            <calcext:condition calcext:apply-style-name="Bad" calcext:value="=0" calcext:base-cell-address="'NodeJS Results Final'.M215"/>
          </calcext:conditional-format>
          <calcext:conditional-format calcext:target-range-address="'NodeJS Results Final'.M216:'NodeJS Results Final'.M216">
            <calcext:condition calcext:apply-style-name="Bad" calcext:value="=0" calcext:base-cell-address="'NodeJS Results Final'.M216"/>
          </calcext:conditional-format>
          <calcext:conditional-format calcext:target-range-address="'NodeJS Results Final'.M217:'NodeJS Results Final'.M217">
            <calcext:condition calcext:apply-style-name="Bad" calcext:value="=0" calcext:base-cell-address="'NodeJS Results Final'.M217"/>
          </calcext:conditional-format>
          <calcext:conditional-format calcext:target-range-address="'NodeJS Results Final'.M218:'NodeJS Results Final'.M218">
            <calcext:condition calcext:apply-style-name="Bad" calcext:value="=0" calcext:base-cell-address="'NodeJS Results Final'.M218"/>
          </calcext:conditional-format>
          <calcext:conditional-format calcext:target-range-address="'NodeJS Results Final'.M219:'NodeJS Results Final'.M219">
            <calcext:condition calcext:apply-style-name="Bad" calcext:value="=0" calcext:base-cell-address="'NodeJS Results Final'.M219"/>
          </calcext:conditional-format>
          <calcext:conditional-format calcext:target-range-address="'NodeJS Results Final'.M220:'NodeJS Results Final'.M220">
            <calcext:condition calcext:apply-style-name="Bad" calcext:value="=0" calcext:base-cell-address="'NodeJS Results Final'.M220"/>
          </calcext:conditional-format>
          <calcext:conditional-format calcext:target-range-address="'NodeJS Results Final'.M221:'NodeJS Results Final'.M221">
            <calcext:condition calcext:apply-style-name="Bad" calcext:value="=0" calcext:base-cell-address="'NodeJS Results Final'.M221"/>
          </calcext:conditional-format>
          <calcext:conditional-format calcext:target-range-address="'NodeJS Results Final'.M222:'NodeJS Results Final'.M222">
            <calcext:condition calcext:apply-style-name="Bad" calcext:value="=0" calcext:base-cell-address="'NodeJS Results Final'.M222"/>
          </calcext:conditional-format>
          <calcext:conditional-format calcext:target-range-address="'NodeJS Results Final'.M223:'NodeJS Results Final'.M223">
            <calcext:condition calcext:apply-style-name="Bad" calcext:value="=0" calcext:base-cell-address="'NodeJS Results Final'.M223"/>
          </calcext:conditional-format>
          <calcext:conditional-format calcext:target-range-address="'NodeJS Results Final'.M224:'NodeJS Results Final'.M224">
            <calcext:condition calcext:apply-style-name="Bad" calcext:value="=0" calcext:base-cell-address="'NodeJS Results Final'.M224"/>
          </calcext:conditional-format>
          <calcext:conditional-format calcext:target-range-address="'NodeJS Results Final'.M225:'NodeJS Results Final'.M225">
            <calcext:condition calcext:apply-style-name="Bad" calcext:value="=0" calcext:base-cell-address="'NodeJS Results Final'.M225"/>
          </calcext:conditional-format>
          <calcext:conditional-format calcext:target-range-address="'NodeJS Results Final'.M226:'NodeJS Results Final'.M226">
            <calcext:condition calcext:apply-style-name="Bad" calcext:value="=0" calcext:base-cell-address="'NodeJS Results Final'.M226"/>
          </calcext:conditional-format>
          <calcext:conditional-format calcext:target-range-address="'NodeJS Results Final'.M227:'NodeJS Results Final'.M227">
            <calcext:condition calcext:apply-style-name="Bad" calcext:value="=0" calcext:base-cell-address="'NodeJS Results Final'.M227"/>
          </calcext:conditional-format>
          <calcext:conditional-format calcext:target-range-address="'NodeJS Results Final'.M228:'NodeJS Results Final'.M228">
            <calcext:condition calcext:apply-style-name="Bad" calcext:value="=0" calcext:base-cell-address="'NodeJS Results Final'.M228"/>
          </calcext:conditional-format>
          <calcext:conditional-format calcext:target-range-address="'NodeJS Results Final'.M229:'NodeJS Results Final'.M229">
            <calcext:condition calcext:apply-style-name="Bad" calcext:value="=0" calcext:base-cell-address="'NodeJS Results Final'.M229"/>
          </calcext:conditional-format>
          <calcext:conditional-format calcext:target-range-address="'NodeJS Results Final'.M230:'NodeJS Results Final'.M230">
            <calcext:condition calcext:apply-style-name="Bad" calcext:value="=0" calcext:base-cell-address="'NodeJS Results Final'.M230"/>
          </calcext:conditional-format>
          <calcext:conditional-format calcext:target-range-address="'NodeJS Results Final'.M231:'NodeJS Results Final'.M231">
            <calcext:condition calcext:apply-style-name="Bad" calcext:value="=0" calcext:base-cell-address="'NodeJS Results Final'.M231"/>
          </calcext:conditional-format>
          <calcext:conditional-format calcext:target-range-address="'NodeJS Results Final'.M232:'NodeJS Results Final'.M232">
            <calcext:condition calcext:apply-style-name="Bad" calcext:value="=0" calcext:base-cell-address="'NodeJS Results Final'.M232"/>
          </calcext:conditional-format>
          <calcext:conditional-format calcext:target-range-address="'NodeJS Results Final'.M233:'NodeJS Results Final'.M233">
            <calcext:condition calcext:apply-style-name="Bad" calcext:value="=0" calcext:base-cell-address="'NodeJS Results Final'.M233"/>
          </calcext:conditional-format>
          <calcext:conditional-format calcext:target-range-address="'NodeJS Results Final'.M234:'NodeJS Results Final'.M234">
            <calcext:condition calcext:apply-style-name="Bad" calcext:value="=0" calcext:base-cell-address="'NodeJS Results Final'.M234"/>
          </calcext:conditional-format>
          <calcext:conditional-format calcext:target-range-address="'NodeJS Results Final'.M235:'NodeJS Results Final'.M235">
            <calcext:condition calcext:apply-style-name="Bad" calcext:value="=0" calcext:base-cell-address="'NodeJS Results Final'.M235"/>
          </calcext:conditional-format>
          <calcext:conditional-format calcext:target-range-address="'NodeJS Results Final'.M236:'NodeJS Results Final'.M236">
            <calcext:condition calcext:apply-style-name="Bad" calcext:value="=0" calcext:base-cell-address="'NodeJS Results Final'.M236"/>
          </calcext:conditional-format>
          <calcext:conditional-format calcext:target-range-address="'NodeJS Results Final'.M237:'NodeJS Results Final'.M237">
            <calcext:condition calcext:apply-style-name="Bad" calcext:value="=0" calcext:base-cell-address="'NodeJS Results Final'.M237"/>
          </calcext:conditional-format>
          <calcext:conditional-format calcext:target-range-address="'NodeJS Results Final'.M238:'NodeJS Results Final'.M238">
            <calcext:condition calcext:apply-style-name="Bad" calcext:value="=0" calcext:base-cell-address="'NodeJS Results Final'.M238"/>
          </calcext:conditional-format>
          <calcext:conditional-format calcext:target-range-address="'NodeJS Results Final'.M239:'NodeJS Results Final'.M239">
            <calcext:condition calcext:apply-style-name="Bad" calcext:value="=0" calcext:base-cell-address="'NodeJS Results Final'.M239"/>
          </calcext:conditional-format>
          <calcext:conditional-format calcext:target-range-address="'NodeJS Results Final'.M240:'NodeJS Results Final'.M240">
            <calcext:condition calcext:apply-style-name="Bad" calcext:value="=0" calcext:base-cell-address="'NodeJS Results Final'.M240"/>
          </calcext:conditional-format>
          <calcext:conditional-format calcext:target-range-address="'NodeJS Results Final'.M241:'NodeJS Results Final'.M241">
            <calcext:condition calcext:apply-style-name="Bad" calcext:value="=0" calcext:base-cell-address="'NodeJS Results Final'.M241"/>
          </calcext:conditional-format>
          <calcext:conditional-format calcext:target-range-address="'NodeJS Results Final'.M242:'NodeJS Results Final'.M242">
            <calcext:condition calcext:apply-style-name="Bad" calcext:value="=0" calcext:base-cell-address="'NodeJS Results Final'.M242"/>
          </calcext:conditional-format>
        </calcext:conditional-formats>
      </table:table>
      <table:table table:name="NodeJS Results Final - Table" table:style-name="ta1">
        <table:table-column table:style-name="co64" table:default-cell-style-name="ce896"/>
        <table:table-column table:style-name="co108" table:default-cell-style-name="ce735"/>
        <table:table-column table:style-name="co109" table:default-cell-style-name="ce739"/>
        <table:table-row table:style-name="ro1">
          <table:table-cell table:style-name="ce730" office:value-type="string" calcext:value-type="string">
            <text:p>Meets SLA?</text:p>
          </table:table-cell>
          <table:table-cell table:style-name="ce734" office:value-type="string" calcext:value-type="string">
            <text:p>WATERS Prediction</text:p>
          </table:table-cell>
          <table:table-cell table:style-name="ce738" office:value-type="string" calcext:value-type="string">
            <text:p>Count - RPS (low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897"/>
          <table:table-cell table:style-name="ce736" office:value-type="string" calcext:value-type="string">
            <text:p>true</text:p>
          </table:table-cell>
          <table:table-cell table:style-name="ce740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97"/>
          <table:table-cell table:style-name="ce736" office:value-type="string" calcext:value-type="string">
            <text:p>true</text:p>
          </table:table-cell>
          <table:table-cell table:style-name="ce740" office:value-type="float" office:value="35" calcext:value-type="float">
            <text:p>35</text:p>
          </table:table-cell>
        </table:table-row>
        <table:table-row table:style-name="ro1">
          <table:table-cell table:style-name="ce898" office:value-type="string" calcext:value-type="string">
            <text:p>Total Result</text:p>
          </table:table-cell>
          <table:table-cell table:style-name="ce737"/>
          <table:table-cell table:style-name="ce741" office:value-type="float" office:value="241" calcext:value-type="float">
            <text:p>241</text:p>
          </table:table-cell>
        </table:table-row>
      </table:table>
      <table:named-expressions/>
      <table:database-ranges>
        <table:database-range table:name="__Anonymous_Sheet_DB__5" table:target-range-address="'NGINX Results 3'.A1:'NGINX Results 3'.O97" table:display-filter-buttons="true" table:orientation="column"/>
        <table:database-range table:name="__Anonymous_Sheet_DB__22" table:target-range-address="'NodeJS Results Final'.A1:'NodeJS Results Final'.N242" table:display-filter-buttons="true" table:orientation="column"/>
      </table:database-ranges>
      <table:data-pilot-tables>
        <table:data-pilot-table table:name="DataPilot1" table:application-data="" table:target-range-address="'NGINX Results 1 - Table'.A1:'NGINX Results 1 - Table'.C4" table:buttons="'NGINX Results 1 - Table'.A1 'NGINX Results 1 - Table'.B1" table:show-filter-button="false" table:drill-down-on-double-click="false">
          <table:source-cell-range table:cell-range-address="'NGINX Results 1'.H1:'NGINX Results 1'.L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Results 1 - Table'.A1:'NodeJS Results 1 - Table'.C4" table:buttons="'NodeJS Results 1 - Table'.A1 'NodeJS Results 1 - Table'.B1" table:show-filter-button="false" table:drill-down-on-double-click="false">
          <table:source-cell-range table:cell-range-address="'NodeJS Results 1'.I1:'NodeJS Results 1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B1:'NGINX Results 3'.O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NodeJS Results Final - Table'.A1:'NodeJS Results Final - Table'.C6" table:buttons="'NodeJS Results Final - Table'.A1 'NodeJS Results Final - Table'.B1" table:show-filter-button="false" table:drill-down-on-double-click="false">
          <table:source-cell-range table:cell-range-address="'NodeJS Results Final'.B1:'NodeJS Results Final'.N24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 (low)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NGINX Results Final - Table'.A1:'NGINX Results Final - Table'.C6" table:buttons="'NGINX Results Final - Table'.A1 'NGINX Results Final - Table'.B1" table:show-filter-button="false" table:drill-down-on-double-click="false">
          <table:source-cell-range table:cell-range-address="'NGINX Results Final'.A1:'NGINX Results Final'.K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.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data" table:used-hierarchy="0" table:function="count">
            <table:data-pilot-level table:show-empty="false" calcext:repeat-item-labels="false">
              <table:data-pilot-members>
                <table:data-pilot-member table:name="backup-2019-10-07-0846" table:display="true" table:show-details="true"/>
                <table:data-pilot-member table:name="backup-2019-10-08-0642" table:display="true" table:show-details="true"/>
                <table:data-pilot-member table:name="Backup-2019-10-08-1025" table:display="true" table:show-details="true"/>
                <table:data-pilot-member table:name="Backup-2019-10-30-0914" table:display="true" table:show-details="true"/>
                <table:data-pilot-member table:name="backup-2019-11-12-0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00/00/00</text:date>, <text:time style:data-style-name="N2" text:time-value="08:16:39.400436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22T08:24:47.078682093</dc:date>
    <meta:editing-duration>PT14H43M34S</meta:editing-duration>
    <meta:editing-cycles>113</meta:editing-cycles>
    <meta:generator>LibreOffice/6.0.7.3$Linux_X86_64 LibreOffice_project/00m0$Build-3</meta:generator>
    <meta:document-statistic meta:table-count="24" meta:cell-count="13447" meta:object-count="0"/>
  </office:meta>
</office:document-meta>
</file>